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0.7266994" calcext:value-type="float">
            <text:p>0.7266994</text:p>
          </table:table-cell>
          <table:table-cell office:value-type="float" office:value="127.191" calcext:value-type="float">
            <text:p>127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5637" calcext:value-type="float">
            <text:p>16.95637</text:p>
          </table:table-cell>
          <table:table-cell office:value-type="float" office:value="0" calcext:value-type="float">
            <text:p>0</text:p>
          </table:table-cell>
          <table:table-cell office:value-type="float" office:value="0.000006553651" calcext:value-type="float">
            <text:p>6.553651E-06</text:p>
          </table:table-cell>
          <table:table-cell office:value-type="float" office:value="0.000003688162" calcext:value-type="float">
            <text:p>3.688162E-06</text:p>
          </table:table-cell>
          <table:table-cell office:value-type="float" office:value="1687.463" calcext:value-type="float">
            <text:p>1687.463</text:p>
          </table:table-cell>
          <table:table-cell office:value-type="float" office:value="0.8083826" calcext:value-type="float">
            <text:p>0.8083826</text:p>
          </table:table-cell>
          <table:table-cell office:value-type="float" office:value="0" calcext:value-type="float">
            <text:p>0</text:p>
          </table:table-cell>
          <table:table-cell office:value-type="float" office:value="0.5375478" calcext:value-type="float">
            <text:p>0.5375478</text:p>
          </table:table-cell>
          <table:table-cell office:value-type="float" office:value="0.577118" calcext:value-type="float">
            <text:p>0.577118</text:p>
          </table:table-cell>
          <table:table-cell office:value-type="float" office:value="0.03146195" calcext:value-type="float">
            <text:p>0.03146195</text:p>
          </table:table-cell>
          <table:table-cell office:value-type="float" office:value="0.03141386" calcext:value-type="float">
            <text:p>0.0314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931" calcext:value-type="float">
            <text:p>43.14931</text:p>
          </table:table-cell>
          <table:table-cell office:value-type="float" office:value="43.85108" calcext:value-type="float">
            <text:p>43.85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0.7266412" calcext:value-type="float">
            <text:p>0.7266412</text:p>
          </table:table-cell>
          <table:table-cell office:value-type="float" office:value="127.1909" calcext:value-type="float">
            <text:p>127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449" calcext:value-type="float">
            <text:p>16.94449</text:p>
          </table:table-cell>
          <table:table-cell office:value-type="float" office:value="0" calcext:value-type="float">
            <text:p>0</text:p>
          </table:table-cell>
          <table:table-cell office:value-type="float" office:value="0.00001305547" calcext:value-type="float">
            <text:p>1.305547E-05</text:p>
          </table:table-cell>
          <table:table-cell office:value-type="float" office:value="0.000003974361" calcext:value-type="float">
            <text:p>3.974361E-06</text:p>
          </table:table-cell>
          <table:table-cell office:value-type="float" office:value="1687.476" calcext:value-type="float">
            <text:p>1687.476</text:p>
          </table:table-cell>
          <table:table-cell office:value-type="float" office:value="0.8081544" calcext:value-type="float">
            <text:p>0.8081544</text:p>
          </table:table-cell>
          <table:table-cell office:value-type="float" office:value="0" calcext:value-type="float">
            <text:p>0</text:p>
          </table:table-cell>
          <table:table-cell office:value-type="float" office:value="0.4897373" calcext:value-type="float">
            <text:p>0.4897373</text:p>
          </table:table-cell>
          <table:table-cell office:value-type="float" office:value="0.5459014" calcext:value-type="float">
            <text:p>0.5459014</text:p>
          </table:table-cell>
          <table:table-cell office:value-type="float" office:value="0.03140461" calcext:value-type="float">
            <text:p>0.03140461</text:p>
          </table:table-cell>
          <table:table-cell office:value-type="float" office:value="0.03136091" calcext:value-type="float">
            <text:p>0.03136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063" calcext:value-type="float">
            <text:p>43.14063</text:p>
          </table:table-cell>
          <table:table-cell office:value-type="float" office:value="43.84158" calcext:value-type="float">
            <text:p>43.84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0.7265573" calcext:value-type="float">
            <text:p>0.7265573</text:p>
          </table:table-cell>
          <table:table-cell office:value-type="float" office:value="127.1908" calcext:value-type="float">
            <text:p>127.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3233" calcext:value-type="float">
            <text:p>16.93233</text:p>
          </table:table-cell>
          <table:table-cell office:value-type="float" office:value="0" calcext:value-type="float">
            <text:p>0</text:p>
          </table:table-cell>
          <table:table-cell office:value-type="float" office:value="0.00001953803" calcext:value-type="float">
            <text:p>1.953803E-05</text:p>
          </table:table-cell>
          <table:table-cell office:value-type="float" office:value="0.000002518817" calcext:value-type="float">
            <text:p>2.518817E-06</text:p>
          </table:table-cell>
          <table:table-cell office:value-type="float" office:value="1687.488" calcext:value-type="float">
            <text:p>1687.488</text:p>
          </table:table-cell>
          <table:table-cell office:value-type="float" office:value="0.8078675" calcext:value-type="float">
            <text:p>0.8078675</text:p>
          </table:table-cell>
          <table:table-cell office:value-type="float" office:value="0" calcext:value-type="float">
            <text:p>0</text:p>
          </table:table-cell>
          <table:table-cell office:value-type="float" office:value="0.4751504" calcext:value-type="float">
            <text:p>0.4751504</text:p>
          </table:table-cell>
          <table:table-cell office:value-type="float" office:value="0.5386704" calcext:value-type="float">
            <text:p>0.5386704</text:p>
          </table:table-cell>
          <table:table-cell office:value-type="float" office:value="0.03135267" calcext:value-type="float">
            <text:p>0.03135267</text:p>
          </table:table-cell>
          <table:table-cell office:value-type="float" office:value="0.03130814" calcext:value-type="float">
            <text:p>0.0313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2968" calcext:value-type="float">
            <text:p>43.12968</text:p>
          </table:table-cell>
          <table:table-cell office:value-type="float" office:value="43.83054" calcext:value-type="float">
            <text:p>43.83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0.7264181" calcext:value-type="float">
            <text:p>0.7264181</text:p>
          </table:table-cell>
          <table:table-cell office:value-type="float" office:value="127.1906" calcext:value-type="float">
            <text:p>127.1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1999" calcext:value-type="float">
            <text:p>16.91999</text:p>
          </table:table-cell>
          <table:table-cell office:value-type="float" office:value="0" calcext:value-type="float">
            <text:p>0</text:p>
          </table:table-cell>
          <table:table-cell office:value-type="float" office:value="0.00002600574" calcext:value-type="float">
            <text:p>2.600574E-05</text:p>
          </table:table-cell>
          <table:table-cell office:value-type="float" office:value="-0.0000002715282" calcext:value-type="float">
            <text:p>-2.715282E-07</text:p>
          </table:table-cell>
          <table:table-cell office:value-type="float" office:value="1687.501" calcext:value-type="float">
            <text:p>1687.501</text:p>
          </table:table-cell>
          <table:table-cell office:value-type="float" office:value="0.8074753" calcext:value-type="float">
            <text:p>0.8074753</text:p>
          </table:table-cell>
          <table:table-cell office:value-type="float" office:value="0" calcext:value-type="float">
            <text:p>0</text:p>
          </table:table-cell>
          <table:table-cell office:value-type="float" office:value="0.4832363" calcext:value-type="float">
            <text:p>0.4832363</text:p>
          </table:table-cell>
          <table:table-cell office:value-type="float" office:value="0.5424013" calcext:value-type="float">
            <text:p>0.5424013</text:p>
          </table:table-cell>
          <table:table-cell office:value-type="float" office:value="0.03130333" calcext:value-type="float">
            <text:p>0.03130333</text:p>
          </table:table-cell>
          <table:table-cell office:value-type="float" office:value="0.03125551" calcext:value-type="float">
            <text:p>0.0312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1764" calcext:value-type="float">
            <text:p>43.11764</text:p>
          </table:table-cell>
          <table:table-cell office:value-type="float" office:value="43.81868" calcext:value-type="float">
            <text:p>43.81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0.7260742" calcext:value-type="float">
            <text:p>0.7260742</text:p>
          </table:table-cell>
          <table:table-cell office:value-type="float" office:value="127.1905" calcext:value-type="float">
            <text:p>127.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0713" calcext:value-type="float">
            <text:p>16.9071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3287368" calcext:value-type="float">
            <text:p>3.287368E-05</text:p>
          </table:table-cell>
          <table:table-cell office:value-type="float" office:value="0.000006501103" calcext:value-type="float">
            <text:p>6.501103E-06</text:p>
          </table:table-cell>
          <table:table-cell office:value-type="float" office:value="1687.513" calcext:value-type="float">
            <text:p>1687.513</text:p>
          </table:table-cell>
          <table:table-cell office:value-type="float" office:value="0.8070001" calcext:value-type="float">
            <text:p>0.8070001</text:p>
          </table:table-cell>
          <table:table-cell office:value-type="float" office:value="0" calcext:value-type="float">
            <text:p>0</text:p>
          </table:table-cell>
          <table:table-cell office:value-type="float" office:value="0.3249625" calcext:value-type="float">
            <text:p>0.3249625</text:p>
          </table:table-cell>
          <table:table-cell office:value-type="float" office:value="0.5223846" calcext:value-type="float">
            <text:p>0.5223846</text:p>
          </table:table-cell>
          <table:table-cell office:value-type="float" office:value="0.03124894" calcext:value-type="float">
            <text:p>0.03124894</text:p>
          </table:table-cell>
          <table:table-cell office:value-type="float" office:value="0.03120297" calcext:value-type="float">
            <text:p>0.03120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69" calcext:value-type="float">
            <text:p>43.0969</text:p>
          </table:table-cell>
          <table:table-cell office:value-type="float" office:value="43.80541" calcext:value-type="float">
            <text:p>43.80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0.7258629" calcext:value-type="float">
            <text:p>0.7258629</text:p>
          </table:table-cell>
          <table:table-cell office:value-type="float" office:value="127.1902" calcext:value-type="float">
            <text:p>127.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9379" calcext:value-type="float">
            <text:p>16.89379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39916" calcext:value-type="float">
            <text:p>3.9916E-05</text:p>
          </table:table-cell>
          <table:table-cell office:value-type="float" office:value="0.00001377751" calcext:value-type="float">
            <text:p>1.377751E-05</text:p>
          </table:table-cell>
          <table:table-cell office:value-type="float" office:value="1687.526" calcext:value-type="float">
            <text:p>1687.526</text:p>
          </table:table-cell>
          <table:table-cell office:value-type="float" office:value="0.8065051" calcext:value-type="float">
            <text:p>0.8065051</text:p>
          </table:table-cell>
          <table:table-cell office:value-type="float" office:value="0" calcext:value-type="float">
            <text:p>0</text:p>
          </table:table-cell>
          <table:table-cell office:value-type="float" office:value="0.4756714" calcext:value-type="float">
            <text:p>0.4756714</text:p>
          </table:table-cell>
          <table:table-cell office:value-type="float" office:value="0.5519117" calcext:value-type="float">
            <text:p>0.5519117</text:p>
          </table:table-cell>
          <table:table-cell office:value-type="float" office:value="0.03120523" calcext:value-type="float">
            <text:p>0.03120523</text:p>
          </table:table-cell>
          <table:table-cell office:value-type="float" office:value="0.03115055" calcext:value-type="float">
            <text:p>0.0311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737" calcext:value-type="float">
            <text:p>43.07737</text:p>
          </table:table-cell>
          <table:table-cell office:value-type="float" office:value="43.79238" calcext:value-type="float">
            <text:p>43.79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0.7256615" calcext:value-type="float">
            <text:p>0.7256615</text:p>
          </table:table-cell>
          <table:table-cell office:value-type="float" office:value="127.1899" calcext:value-type="float">
            <text:p>127.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813" calcext:value-type="float">
            <text:p>16.881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4687138" calcext:value-type="float">
            <text:p>4.687138E-05</text:p>
          </table:table-cell>
          <table:table-cell office:value-type="float" office:value="0.00001691532" calcext:value-type="float">
            <text:p>1.691532E-05</text:p>
          </table:table-cell>
          <table:table-cell office:value-type="float" office:value="1687.539" calcext:value-type="float">
            <text:p>1687.539</text:p>
          </table:table-cell>
          <table:table-cell office:value-type="float" office:value="0.8059827" calcext:value-type="float">
            <text:p>0.8059827</text:p>
          </table:table-cell>
          <table:table-cell office:value-type="float" office:value="0" calcext:value-type="float">
            <text:p>0</text:p>
          </table:table-cell>
          <table:table-cell office:value-type="float" office:value="0.498637" calcext:value-type="float">
            <text:p>0.498637</text:p>
          </table:table-cell>
          <table:table-cell office:value-type="float" office:value="0.5551034" calcext:value-type="float">
            <text:p>0.5551034</text:p>
          </table:table-cell>
          <table:table-cell office:value-type="float" office:value="0.03115674" calcext:value-type="float">
            <text:p>0.03115674</text:p>
          </table:table-cell>
          <table:table-cell office:value-type="float" office:value="0.03109826" calcext:value-type="float">
            <text:p>0.03109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6612" calcext:value-type="float">
            <text:p>43.06612</text:p>
          </table:table-cell>
          <table:table-cell office:value-type="float" office:value="43.78084" calcext:value-type="float">
            <text:p>43.78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0.7254131" calcext:value-type="float">
            <text:p>0.7254131</text:p>
          </table:table-cell>
          <table:table-cell office:value-type="float" office:value="127.1896" calcext:value-type="float">
            <text:p>127.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6901" calcext:value-type="float">
            <text:p>16.86901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5382203" calcext:value-type="float">
            <text:p>5.382203E-05</text:p>
          </table:table-cell>
          <table:table-cell office:value-type="float" office:value="0.00001944067" calcext:value-type="float">
            <text:p>1.944067E-05</text:p>
          </table:table-cell>
          <table:table-cell office:value-type="float" office:value="1687.553" calcext:value-type="float">
            <text:p>1687.553</text:p>
          </table:table-cell>
          <table:table-cell office:value-type="float" office:value="0.8053909" calcext:value-type="float">
            <text:p>0.8053909</text:p>
          </table:table-cell>
          <table:table-cell office:value-type="float" office:value="0" calcext:value-type="float">
            <text:p>0</text:p>
          </table:table-cell>
          <table:table-cell office:value-type="float" office:value="0.501273" calcext:value-type="float">
            <text:p>0.501273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0311032" calcext:value-type="float">
            <text:p>0.0311032</text:p>
          </table:table-cell>
          <table:table-cell office:value-type="float" office:value="0.03104609" calcext:value-type="float">
            <text:p>0.0310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5594" calcext:value-type="float">
            <text:p>43.05594</text:p>
          </table:table-cell>
          <table:table-cell office:value-type="float" office:value="43.7695" calcext:value-type="float">
            <text:p>43.7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0.7251782" calcext:value-type="float">
            <text:p>0.7251782</text:p>
          </table:table-cell>
          <table:table-cell office:value-type="float" office:value="127.1894" calcext:value-type="float">
            <text:p>127.1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5682" calcext:value-type="float">
            <text:p>16.85682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5932715" calcext:value-type="float">
            <text:p>5.932715E-05</text:p>
          </table:table-cell>
          <table:table-cell office:value-type="float" office:value="-0.00004614389" calcext:value-type="float">
            <text:p>-4.614389E-05</text:p>
          </table:table-cell>
          <table:table-cell office:value-type="float" office:value="1687.566" calcext:value-type="float">
            <text:p>1687.566</text:p>
          </table:table-cell>
          <table:table-cell office:value-type="float" office:value="0.8048126" calcext:value-type="float">
            <text:p>0.8048126</text:p>
          </table:table-cell>
          <table:table-cell office:value-type="float" office:value="0" calcext:value-type="float">
            <text:p>0</text:p>
          </table:table-cell>
          <table:table-cell office:value-type="float" office:value="0.4944335" calcext:value-type="float">
            <text:p>0.4944335</text:p>
          </table:table-cell>
          <table:table-cell office:value-type="float" office:value="0.5556552" calcext:value-type="float">
            <text:p>0.5556552</text:p>
          </table:table-cell>
          <table:table-cell office:value-type="float" office:value="0.03105006" calcext:value-type="float">
            <text:p>0.03105006</text:p>
          </table:table-cell>
          <table:table-cell office:value-type="float" office:value="0.0309939" calcext:value-type="float">
            <text:p>0.030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4635" calcext:value-type="float">
            <text:p>43.04635</text:p>
          </table:table-cell>
          <table:table-cell office:value-type="float" office:value="43.75882" calcext:value-type="float">
            <text:p>43.75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0.7249169" calcext:value-type="float">
            <text:p>0.7249169</text:p>
          </table:table-cell>
          <table:table-cell office:value-type="float" office:value="127.1891" calcext:value-type="float">
            <text:p>127.1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4451" calcext:value-type="float">
            <text:p>16.84451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638447" calcext:value-type="float">
            <text:p>6.38447E-05</text:p>
          </table:table-cell>
          <table:table-cell office:value-type="float" office:value="-0.0001455511" calcext:value-type="float">
            <text:p>-0.0001455511</text:p>
          </table:table-cell>
          <table:table-cell office:value-type="float" office:value="1687.579" calcext:value-type="float">
            <text:p>1687.579</text:p>
          </table:table-cell>
          <table:table-cell office:value-type="float" office:value="0.8041955" calcext:value-type="float">
            <text:p>0.8041955</text:p>
          </table:table-cell>
          <table:table-cell office:value-type="float" office:value="0" calcext:value-type="float">
            <text:p>0</text:p>
          </table:table-cell>
          <table:table-cell office:value-type="float" office:value="0.4902712" calcext:value-type="float">
            <text:p>0.4902712</text:p>
          </table:table-cell>
          <table:table-cell office:value-type="float" office:value="0.5467293" calcext:value-type="float">
            <text:p>0.5467293</text:p>
          </table:table-cell>
          <table:table-cell office:value-type="float" office:value="0.03099981" calcext:value-type="float">
            <text:p>0.03099981</text:p>
          </table:table-cell>
          <table:table-cell office:value-type="float" office:value="0.03094178" calcext:value-type="float">
            <text:p>0.03094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3502" calcext:value-type="float">
            <text:p>43.03502</text:p>
          </table:table-cell>
          <table:table-cell office:value-type="float" office:value="43.74681" calcext:value-type="float">
            <text:p>43.74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0.7246293" calcext:value-type="float">
            <text:p>0.7246293</text:p>
          </table:table-cell>
          <table:table-cell office:value-type="float" office:value="127.1889" calcext:value-type="float">
            <text:p>127.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3212" calcext:value-type="float">
            <text:p>16.83212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7000883" calcext:value-type="float">
            <text:p>7.000883E-05</text:p>
          </table:table-cell>
          <table:table-cell office:value-type="float" office:value="-0.0001635195" calcext:value-type="float">
            <text:p>-0.0001635195</text:p>
          </table:table-cell>
          <table:table-cell office:value-type="float" office:value="1687.592" calcext:value-type="float">
            <text:p>1687.592</text:p>
          </table:table-cell>
          <table:table-cell office:value-type="float" office:value="0.8035424" calcext:value-type="float">
            <text:p>0.8035424</text:p>
          </table:table-cell>
          <table:table-cell office:value-type="float" office:value="0" calcext:value-type="float">
            <text:p>0</text:p>
          </table:table-cell>
          <table:table-cell office:value-type="float" office:value="0.5078881" calcext:value-type="float">
            <text:p>0.5078881</text:p>
          </table:table-cell>
          <table:table-cell office:value-type="float" office:value="0.5532967" calcext:value-type="float">
            <text:p>0.5532967</text:p>
          </table:table-cell>
          <table:table-cell office:value-type="float" office:value="0.0309526" calcext:value-type="float">
            <text:p>0.0309526</text:p>
          </table:table-cell>
          <table:table-cell office:value-type="float" office:value="0.03088985" calcext:value-type="float">
            <text:p>0.03088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449" calcext:value-type="float">
            <text:p>43.02449</text:p>
          </table:table-cell>
          <table:table-cell office:value-type="float" office:value="43.73434" calcext:value-type="float">
            <text:p>43.73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0.7243379" calcext:value-type="float">
            <text:p>0.7243379</text:p>
          </table:table-cell>
          <table:table-cell office:value-type="float" office:value="127.1887" calcext:value-type="float">
            <text:p>127.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976" calcext:value-type="float">
            <text:p>16.81976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7593309" calcext:value-type="float">
            <text:p>7.593309E-05</text:p>
          </table:table-cell>
          <table:table-cell office:value-type="float" office:value="-0.000184936" calcext:value-type="float">
            <text:p>-0.000184936</text:p>
          </table:table-cell>
          <table:table-cell office:value-type="float" office:value="1687.606" calcext:value-type="float">
            <text:p>1687.606</text:p>
          </table:table-cell>
          <table:table-cell office:value-type="float" office:value="0.8028848" calcext:value-type="float">
            <text:p>0.8028848</text:p>
          </table:table-cell>
          <table:table-cell office:value-type="float" office:value="0" calcext:value-type="float">
            <text:p>0</text:p>
          </table:table-cell>
          <table:table-cell office:value-type="float" office:value="0.5127442" calcext:value-type="float">
            <text:p>0.5127442</text:p>
          </table:table-cell>
          <table:table-cell office:value-type="float" office:value="0.5560319" calcext:value-type="float">
            <text:p>0.5560319</text:p>
          </table:table-cell>
          <table:table-cell office:value-type="float" office:value="0.03090481" calcext:value-type="float">
            <text:p>0.03090481</text:p>
          </table:table-cell>
          <table:table-cell office:value-type="float" office:value="0.03083796" calcext:value-type="float">
            <text:p>0.03083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1518" calcext:value-type="float">
            <text:p>43.01518</text:p>
          </table:table-cell>
          <table:table-cell office:value-type="float" office:value="43.72236" calcext:value-type="float">
            <text:p>43.722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0.7240261" calcext:value-type="float">
            <text:p>0.7240261</text:p>
          </table:table-cell>
          <table:table-cell office:value-type="float" office:value="127.1884" calcext:value-type="float">
            <text:p>127.1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074" calcext:value-type="float">
            <text:p>16.8074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8176946" calcext:value-type="float">
            <text:p>8.176946E-05</text:p>
          </table:table-cell>
          <table:table-cell office:value-type="float" office:value="-0.0002079507" calcext:value-type="float">
            <text:p>-0.0002079507</text:p>
          </table:table-cell>
          <table:table-cell office:value-type="float" office:value="1687.619" calcext:value-type="float">
            <text:p>1687.619</text:p>
          </table:table-cell>
          <table:table-cell office:value-type="float" office:value="0.8021992" calcext:value-type="float">
            <text:p>0.8021992</text:p>
          </table:table-cell>
          <table:table-cell office:value-type="float" office:value="0" calcext:value-type="float">
            <text:p>0</text:p>
          </table:table-cell>
          <table:table-cell office:value-type="float" office:value="0.5148385" calcext:value-type="float">
            <text:p>0.5148385</text:p>
          </table:table-cell>
          <table:table-cell office:value-type="float" office:value="0.558057" calcext:value-type="float">
            <text:p>0.558057</text:p>
          </table:table-cell>
          <table:table-cell office:value-type="float" office:value="0.03085474" calcext:value-type="float">
            <text:p>0.03085474</text:p>
          </table:table-cell>
          <table:table-cell office:value-type="float" office:value="0.03078608" calcext:value-type="float">
            <text:p>0.0307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0574" calcext:value-type="float">
            <text:p>43.00574</text:p>
          </table:table-cell>
          <table:table-cell office:value-type="float" office:value="43.71035" calcext:value-type="float">
            <text:p>43.710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0.7237036" calcext:value-type="float">
            <text:p>0.7237036</text:p>
          </table:table-cell>
          <table:table-cell office:value-type="float" office:value="127.1882" calcext:value-type="float">
            <text:p>127.1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505" calcext:value-type="float">
            <text:p>16.79505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8760906" calcext:value-type="float">
            <text:p>8.760906E-05</text:p>
          </table:table-cell>
          <table:table-cell office:value-type="float" office:value="-0.000230465" calcext:value-type="float">
            <text:p>-0.000230465</text:p>
          </table:table-cell>
          <table:table-cell office:value-type="float" office:value="1687.632" calcext:value-type="float">
            <text:p>1687.632</text:p>
          </table:table-cell>
          <table:table-cell office:value-type="float" office:value="0.8015014" calcext:value-type="float">
            <text:p>0.8015014</text:p>
          </table:table-cell>
          <table:table-cell office:value-type="float" office:value="0" calcext:value-type="float">
            <text:p>0</text:p>
          </table:table-cell>
          <table:table-cell office:value-type="float" office:value="0.5106085" calcext:value-type="float">
            <text:p>0.5106085</text:p>
          </table:table-cell>
          <table:table-cell office:value-type="float" office:value="0.5568994" calcext:value-type="float">
            <text:p>0.5568994</text:p>
          </table:table-cell>
          <table:table-cell office:value-type="float" office:value="0.03080435" calcext:value-type="float">
            <text:p>0.03080435</text:p>
          </table:table-cell>
          <table:table-cell office:value-type="float" office:value="0.03073442" calcext:value-type="float">
            <text:p>0.03073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632" calcext:value-type="float">
            <text:p>42.99632</text:p>
          </table:table-cell>
          <table:table-cell office:value-type="float" office:value="43.69839" calcext:value-type="float">
            <text:p>43.69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0.7233664" calcext:value-type="float">
            <text:p>0.7233664</text:p>
          </table:table-cell>
          <table:table-cell office:value-type="float" office:value="127.188" calcext:value-type="float">
            <text:p>127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8267" calcext:value-type="float">
            <text:p>16.78267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9345195" calcext:value-type="float">
            <text:p>9.345195E-05</text:p>
          </table:table-cell>
          <table:table-cell office:value-type="float" office:value="-0.0002524558" calcext:value-type="float">
            <text:p>-0.0002524558</text:p>
          </table:table-cell>
          <table:table-cell office:value-type="float" office:value="1687.646" calcext:value-type="float">
            <text:p>1687.646</text:p>
          </table:table-cell>
          <table:table-cell office:value-type="float" office:value="0.8007889" calcext:value-type="float">
            <text:p>0.8007889</text:p>
          </table:table-cell>
          <table:table-cell office:value-type="float" office:value="0" calcext:value-type="float">
            <text:p>0</text:p>
          </table:table-cell>
          <table:table-cell office:value-type="float" office:value="0.5136766" calcext:value-type="float">
            <text:p>0.5136766</text:p>
          </table:table-cell>
          <table:table-cell office:value-type="float" office:value="0.5579671" calcext:value-type="float">
            <text:p>0.5579671</text:p>
          </table:table-cell>
          <table:table-cell office:value-type="float" office:value="0.03075457" calcext:value-type="float">
            <text:p>0.03075457</text:p>
          </table:table-cell>
          <table:table-cell office:value-type="float" office:value="0.0306828" calcext:value-type="float">
            <text:p>0.0306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665" calcext:value-type="float">
            <text:p>42.98665</text:p>
          </table:table-cell>
          <table:table-cell office:value-type="float" office:value="43.68611" calcext:value-type="float">
            <text:p>43.68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0.7229876" calcext:value-type="float">
            <text:p>0.7229876</text:p>
          </table:table-cell>
          <table:table-cell office:value-type="float" office:value="127.1877" calcext:value-type="float">
            <text:p>127.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7011" calcext:value-type="float">
            <text:p>16.77011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09933005" calcext:value-type="float">
            <text:p>9.933005E-05</text:p>
          </table:table-cell>
          <table:table-cell office:value-type="float" office:value="-0.0002735032" calcext:value-type="float">
            <text:p>-0.0002735032</text:p>
          </table:table-cell>
          <table:table-cell office:value-type="float" office:value="1687.659" calcext:value-type="float">
            <text:p>1687.659</text:p>
          </table:table-cell>
          <table:table-cell office:value-type="float" office:value="0.8000532" calcext:value-type="float">
            <text:p>0.8000532</text:p>
          </table:table-cell>
          <table:table-cell office:value-type="float" office:value="0" calcext:value-type="float">
            <text:p>0</text:p>
          </table:table-cell>
          <table:table-cell office:value-type="float" office:value="0.481943" calcext:value-type="float">
            <text:p>0.481943</text:p>
          </table:table-cell>
          <table:table-cell office:value-type="float" office:value="0.5517227" calcext:value-type="float">
            <text:p>0.5517227</text:p>
          </table:table-cell>
          <table:table-cell office:value-type="float" office:value="0.03070869" calcext:value-type="float">
            <text:p>0.03070869</text:p>
          </table:table-cell>
          <table:table-cell office:value-type="float" office:value="0.03063127" calcext:value-type="float">
            <text:p>0.0306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931" calcext:value-type="float">
            <text:p>42.96931</text:p>
          </table:table-cell>
          <table:table-cell office:value-type="float" office:value="43.6725" calcext:value-type="float">
            <text:p>43.67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0.7226174" calcext:value-type="float">
            <text:p>0.7226174</text:p>
          </table:table-cell>
          <table:table-cell office:value-type="float" office:value="127.1874" calcext:value-type="float">
            <text:p>127.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5762" calcext:value-type="float">
            <text:p>16.75762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051721" calcext:value-type="float">
            <text:p>0.0001051721</text:p>
          </table:table-cell>
          <table:table-cell office:value-type="float" office:value="-0.0002951743" calcext:value-type="float">
            <text:p>-0.0002951743</text:p>
          </table:table-cell>
          <table:table-cell office:value-type="float" office:value="1687.672" calcext:value-type="float">
            <text:p>1687.672</text:p>
          </table:table-cell>
          <table:table-cell office:value-type="float" office:value="0.7993287" calcext:value-type="float">
            <text:p>0.7993287</text:p>
          </table:table-cell>
          <table:table-cell office:value-type="float" office:value="0" calcext:value-type="float">
            <text:p>0</text:p>
          </table:table-cell>
          <table:table-cell office:value-type="float" office:value="0.5675345" calcext:value-type="float">
            <text:p>0.5675345</text:p>
          </table:table-cell>
          <table:table-cell office:value-type="float" office:value="0.5824289" calcext:value-type="float">
            <text:p>0.5824289</text:p>
          </table:table-cell>
          <table:table-cell office:value-type="float" office:value="0.03066194" calcext:value-type="float">
            <text:p>0.03066194</text:p>
          </table:table-cell>
          <table:table-cell office:value-type="float" office:value="0.03057987" calcext:value-type="float">
            <text:p>0.03057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104" calcext:value-type="float">
            <text:p>42.96104</text:p>
          </table:table-cell>
          <table:table-cell office:value-type="float" office:value="43.66035" calcext:value-type="float">
            <text:p>43.660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0.722314" calcext:value-type="float">
            <text:p>0.722314</text:p>
          </table:table-cell>
          <table:table-cell office:value-type="float" office:value="127.1872" calcext:value-type="float">
            <text:p>127.1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4546" calcext:value-type="float">
            <text:p>16.74546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110131" calcext:value-type="float">
            <text:p>0.0001110131</text:p>
          </table:table-cell>
          <table:table-cell office:value-type="float" office:value="-0.0003167509" calcext:value-type="float">
            <text:p>-0.0003167509</text:p>
          </table:table-cell>
          <table:table-cell office:value-type="float" office:value="1687.686" calcext:value-type="float">
            <text:p>1687.686</text:p>
          </table:table-cell>
          <table:table-cell office:value-type="float" office:value="0.7986549" calcext:value-type="float">
            <text:p>0.7986549</text:p>
          </table:table-cell>
          <table:table-cell office:value-type="float" office:value="0" calcext:value-type="float">
            <text:p>0</text:p>
          </table:table-cell>
          <table:table-cell office:value-type="float" office:value="0.5435594" calcext:value-type="float">
            <text:p>0.5435594</text:p>
          </table:table-cell>
          <table:table-cell office:value-type="float" office:value="0.5754592" calcext:value-type="float">
            <text:p>0.5754592</text:p>
          </table:table-cell>
          <table:table-cell office:value-type="float" office:value="0.03060632" calcext:value-type="float">
            <text:p>0.03060632</text:p>
          </table:table-cell>
          <table:table-cell office:value-type="float" office:value="0.03052852" calcext:value-type="float">
            <text:p>0.0305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651" calcext:value-type="float">
            <text:p>42.95651</text:p>
          </table:table-cell>
          <table:table-cell office:value-type="float" office:value="43.65082" calcext:value-type="float">
            <text:p>43.650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0.7220309" calcext:value-type="float">
            <text:p>0.7220309</text:p>
          </table:table-cell>
          <table:table-cell office:value-type="float" office:value="127.187" calcext:value-type="float">
            <text:p>127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3338" calcext:value-type="float">
            <text:p>16.73338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168538" calcext:value-type="float">
            <text:p>0.0001168538</text:p>
          </table:table-cell>
          <table:table-cell office:value-type="float" office:value="-0.0003381299" calcext:value-type="float">
            <text:p>-0.0003381299</text:p>
          </table:table-cell>
          <table:table-cell office:value-type="float" office:value="1687.699" calcext:value-type="float">
            <text:p>1687.699</text:p>
          </table:table-cell>
          <table:table-cell office:value-type="float" office:value="0.7980027" calcext:value-type="float">
            <text:p>0.7980027</text:p>
          </table:table-cell>
          <table:table-cell office:value-type="float" office:value="0" calcext:value-type="float">
            <text:p>0</text:p>
          </table:table-cell>
          <table:table-cell office:value-type="float" office:value="0.5152746" calcext:value-type="float">
            <text:p>0.5152746</text:p>
          </table:table-cell>
          <table:table-cell office:value-type="float" office:value="0.562073" calcext:value-type="float">
            <text:p>0.562073</text:p>
          </table:table-cell>
          <table:table-cell office:value-type="float" office:value="0.03055096" calcext:value-type="float">
            <text:p>0.03055096</text:p>
          </table:table-cell>
          <table:table-cell office:value-type="float" office:value="0.03047728" calcext:value-type="float">
            <text:p>0.0304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4949" calcext:value-type="float">
            <text:p>42.94949</text:p>
          </table:table-cell>
          <table:table-cell office:value-type="float" office:value="43.64054" calcext:value-type="float">
            <text:p>43.64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0.721723" calcext:value-type="float">
            <text:p>0.721723</text:p>
          </table:table-cell>
          <table:table-cell office:value-type="float" office:value="127.1867" calcext:value-type="float">
            <text:p>127.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2117" calcext:value-type="float">
            <text:p>16.72117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226958" calcext:value-type="float">
            <text:p>0.0001226958</text:p>
          </table:table-cell>
          <table:table-cell office:value-type="float" office:value="-0.0003592143" calcext:value-type="float">
            <text:p>-0.0003592143</text:p>
          </table:table-cell>
          <table:table-cell office:value-type="float" office:value="1687.713" calcext:value-type="float">
            <text:p>1687.713</text:p>
          </table:table-cell>
          <table:table-cell office:value-type="float" office:value="0.79732" calcext:value-type="float">
            <text:p>0.79732</text:p>
          </table:table-cell>
          <table:table-cell office:value-type="float" office:value="0" calcext:value-type="float">
            <text:p>0</text:p>
          </table:table-cell>
          <table:table-cell office:value-type="float" office:value="0.5079879" calcext:value-type="float">
            <text:p>0.5079879</text:p>
          </table:table-cell>
          <table:table-cell office:value-type="float" office:value="0.5556482" calcext:value-type="float">
            <text:p>0.5556482</text:p>
          </table:table-cell>
          <table:table-cell office:value-type="float" office:value="0.03049903" calcext:value-type="float">
            <text:p>0.03049903</text:p>
          </table:table-cell>
          <table:table-cell office:value-type="float" office:value="0.03042608" calcext:value-type="float">
            <text:p>0.0304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3978" calcext:value-type="float">
            <text:p>42.93978</text:p>
          </table:table-cell>
          <table:table-cell office:value-type="float" office:value="43.6287" calcext:value-type="float">
            <text:p>43.62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0.7214206" calcext:value-type="float">
            <text:p>0.7214206</text:p>
          </table:table-cell>
          <table:table-cell office:value-type="float" office:value="127.1865" calcext:value-type="float">
            <text:p>127.1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0893" calcext:value-type="float">
            <text:p>16.7089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285391" calcext:value-type="float">
            <text:p>0.0001285391</text:p>
          </table:table-cell>
          <table:table-cell office:value-type="float" office:value="-0.0003799247" calcext:value-type="float">
            <text:p>-0.0003799247</text:p>
          </table:table-cell>
          <table:table-cell office:value-type="float" office:value="1687.726" calcext:value-type="float">
            <text:p>1687.726</text:p>
          </table:table-cell>
          <table:table-cell office:value-type="float" office:value="0.7966449" calcext:value-type="float">
            <text:p>0.7966449</text:p>
          </table:table-cell>
          <table:table-cell office:value-type="float" office:value="0" calcext:value-type="float">
            <text:p>0</text:p>
          </table:table-cell>
          <table:table-cell office:value-type="float" office:value="0.5143133" calcext:value-type="float">
            <text:p>0.5143133</text:p>
          </table:table-cell>
          <table:table-cell office:value-type="float" office:value="0.5591371" calcext:value-type="float">
            <text:p>0.5591371</text:p>
          </table:table-cell>
          <table:table-cell office:value-type="float" office:value="0.03044895" calcext:value-type="float">
            <text:p>0.03044895</text:p>
          </table:table-cell>
          <table:table-cell office:value-type="float" office:value="0.03037496" calcext:value-type="float">
            <text:p>0.0303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3082" calcext:value-type="float">
            <text:p>42.93082</text:p>
          </table:table-cell>
          <table:table-cell office:value-type="float" office:value="43.61699" calcext:value-type="float">
            <text:p>43.616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0.7211024" calcext:value-type="float">
            <text:p>0.7211024</text:p>
          </table:table-cell>
          <table:table-cell office:value-type="float" office:value="127.1863" calcext:value-type="float">
            <text:p>127.1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9655" calcext:value-type="float">
            <text:p>16.69655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348984" calcext:value-type="float">
            <text:p>0.0001348984</text:p>
          </table:table-cell>
          <table:table-cell office:value-type="float" office:value="-0.0003822745" calcext:value-type="float">
            <text:p>-0.0003822745</text:p>
          </table:table-cell>
          <table:table-cell office:value-type="float" office:value="1687.739" calcext:value-type="float">
            <text:p>1687.739</text:p>
          </table:table-cell>
          <table:table-cell office:value-type="float" office:value="0.7960021" calcext:value-type="float">
            <text:p>0.7960021</text:p>
          </table:table-cell>
          <table:table-cell office:value-type="float" office:value="0" calcext:value-type="float">
            <text:p>0</text:p>
          </table:table-cell>
          <table:table-cell office:value-type="float" office:value="0.3819259" calcext:value-type="float">
            <text:p>0.3819259</text:p>
          </table:table-cell>
          <table:table-cell office:value-type="float" office:value="0.538027" calcext:value-type="float">
            <text:p>0.538027</text:p>
          </table:table-cell>
          <table:table-cell office:value-type="float" office:value="0.03039344" calcext:value-type="float">
            <text:p>0.03039344</text:p>
          </table:table-cell>
          <table:table-cell office:value-type="float" office:value="0.03032397" calcext:value-type="float">
            <text:p>0.03032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1695" calcext:value-type="float">
            <text:p>42.91695</text:p>
          </table:table-cell>
          <table:table-cell office:value-type="float" office:value="43.6045" calcext:value-type="float">
            <text:p>43.60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0.7208114" calcext:value-type="float">
            <text:p>0.7208114</text:p>
          </table:table-cell>
          <table:table-cell office:value-type="float" office:value="127.1859" calcext:value-type="float">
            <text:p>127.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8313" calcext:value-type="float">
            <text:p>16.6831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42394" calcext:value-type="float">
            <text:p>0.000142394</text:p>
          </table:table-cell>
          <table:table-cell office:value-type="float" office:value="-0.0003516633" calcext:value-type="float">
            <text:p>-0.0003516633</text:p>
          </table:table-cell>
          <table:table-cell office:value-type="float" office:value="1687.752" calcext:value-type="float">
            <text:p>1687.752</text:p>
          </table:table-cell>
          <table:table-cell office:value-type="float" office:value="0.7954491" calcext:value-type="float">
            <text:p>0.7954491</text:p>
          </table:table-cell>
          <table:table-cell office:value-type="float" office:value="0" calcext:value-type="float">
            <text:p>0</text:p>
          </table:table-cell>
          <table:table-cell office:value-type="float" office:value="0.46287" calcext:value-type="float">
            <text:p>0.46287</text:p>
          </table:table-cell>
          <table:table-cell office:value-type="float" office:value="0.5460872" calcext:value-type="float">
            <text:p>0.5460872</text:p>
          </table:table-cell>
          <table:table-cell office:value-type="float" office:value="0.03034864" calcext:value-type="float">
            <text:p>0.03034864</text:p>
          </table:table-cell>
          <table:table-cell office:value-type="float" office:value="0.03027305" calcext:value-type="float">
            <text:p>0.0302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938" calcext:value-type="float">
            <text:p>42.8938</text:p>
          </table:table-cell>
          <table:table-cell office:value-type="float" office:value="43.58963" calcext:value-type="float">
            <text:p>43.58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0.7204784" calcext:value-type="float">
            <text:p>0.7204784</text:p>
          </table:table-cell>
          <table:table-cell office:value-type="float" office:value="127.1855" calcext:value-type="float">
            <text:p>127.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7034" calcext:value-type="float">
            <text:p>16.67034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490076" calcext:value-type="float">
            <text:p>0.0001490076</text:p>
          </table:table-cell>
          <table:table-cell office:value-type="float" office:value="-0.0003572085" calcext:value-type="float">
            <text:p>-0.0003572085</text:p>
          </table:table-cell>
          <table:table-cell office:value-type="float" office:value="1687.766" calcext:value-type="float">
            <text:p>1687.766</text:p>
          </table:table-cell>
          <table:table-cell office:value-type="float" office:value="0.7947918" calcext:value-type="float">
            <text:p>0.7947918</text:p>
          </table:table-cell>
          <table:table-cell office:value-type="float" office:value="0" calcext:value-type="float">
            <text:p>0</text:p>
          </table:table-cell>
          <table:table-cell office:value-type="float" office:value="0.5205284" calcext:value-type="float">
            <text:p>0.5205284</text:p>
          </table:table-cell>
          <table:table-cell office:value-type="float" office:value="0.5609299" calcext:value-type="float">
            <text:p>0.5609299</text:p>
          </table:table-cell>
          <table:table-cell office:value-type="float" office:value="0.03030519" calcext:value-type="float">
            <text:p>0.03030519</text:p>
          </table:table-cell>
          <table:table-cell office:value-type="float" office:value="0.03022223" calcext:value-type="float">
            <text:p>0.03022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8061" calcext:value-type="float">
            <text:p>42.88061</text:p>
          </table:table-cell>
          <table:table-cell office:value-type="float" office:value="43.57565" calcext:value-type="float">
            <text:p>43.57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0.7201025" calcext:value-type="float">
            <text:p>0.7201025</text:p>
          </table:table-cell>
          <table:table-cell office:value-type="float" office:value="127.1852" calcext:value-type="float">
            <text:p>127.1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783" calcext:value-type="float">
            <text:p>16.6578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560831" calcext:value-type="float">
            <text:p>0.0001560831</text:p>
          </table:table-cell>
          <table:table-cell office:value-type="float" office:value="-0.0003436403" calcext:value-type="float">
            <text:p>-0.0003436403</text:p>
          </table:table-cell>
          <table:table-cell office:value-type="float" office:value="1687.78" calcext:value-type="float">
            <text:p>1687.78</text:p>
          </table:table-cell>
          <table:table-cell office:value-type="float" office:value="0.7940722" calcext:value-type="float">
            <text:p>0.7940722</text:p>
          </table:table-cell>
          <table:table-cell office:value-type="float" office:value="0" calcext:value-type="float">
            <text:p>0</text:p>
          </table:table-cell>
          <table:table-cell office:value-type="float" office:value="0.4830002" calcext:value-type="float">
            <text:p>0.4830002</text:p>
          </table:table-cell>
          <table:table-cell office:value-type="float" office:value="0.5483603" calcext:value-type="float">
            <text:p>0.5483603</text:p>
          </table:table-cell>
          <table:table-cell office:value-type="float" office:value="0.03025549" calcext:value-type="float">
            <text:p>0.03025549</text:p>
          </table:table-cell>
          <table:table-cell office:value-type="float" office:value="0.03017148" calcext:value-type="float">
            <text:p>0.03017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9" calcext:value-type="float">
            <text:p>42.869</text:p>
          </table:table-cell>
          <table:table-cell office:value-type="float" office:value="43.56269" calcext:value-type="float">
            <text:p>43.562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0.7196835" calcext:value-type="float">
            <text:p>0.7196835</text:p>
          </table:table-cell>
          <table:table-cell office:value-type="float" office:value="127.1848" calcext:value-type="float">
            <text:p>127.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4525" calcext:value-type="float">
            <text:p>16.64525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638317" calcext:value-type="float">
            <text:p>0.0001638317</text:p>
          </table:table-cell>
          <table:table-cell office:value-type="float" office:value="-0.0003010142" calcext:value-type="float">
            <text:p>-0.0003010142</text:p>
          </table:table-cell>
          <table:table-cell office:value-type="float" office:value="1687.793" calcext:value-type="float">
            <text:p>1687.793</text:p>
          </table:table-cell>
          <table:table-cell office:value-type="float" office:value="0.7933201" calcext:value-type="float">
            <text:p>0.7933201</text:p>
          </table:table-cell>
          <table:table-cell office:value-type="float" office:value="0" calcext:value-type="float">
            <text:p>0</text:p>
          </table:table-cell>
          <table:table-cell office:value-type="float" office:value="0.5007278" calcext:value-type="float">
            <text:p>0.5007278</text:p>
          </table:table-cell>
          <table:table-cell office:value-type="float" office:value="0.552866" calcext:value-type="float">
            <text:p>0.552866</text:p>
          </table:table-cell>
          <table:table-cell office:value-type="float" office:value="0.03020945" calcext:value-type="float">
            <text:p>0.03020945</text:p>
          </table:table-cell>
          <table:table-cell office:value-type="float" office:value="0.03012086" calcext:value-type="float">
            <text:p>0.0301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552" calcext:value-type="float">
            <text:p>42.85552</text:p>
          </table:table-cell>
          <table:table-cell office:value-type="float" office:value="43.54779" calcext:value-type="float">
            <text:p>43.547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0.7192702" calcext:value-type="float">
            <text:p>0.7192702</text:p>
          </table:table-cell>
          <table:table-cell office:value-type="float" office:value="127.1845" calcext:value-type="float">
            <text:p>127.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3272" calcext:value-type="float">
            <text:p>16.63272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709805" calcext:value-type="float">
            <text:p>0.0001709805</text:p>
          </table:table-cell>
          <table:table-cell office:value-type="float" office:value="-0.0002805399" calcext:value-type="float">
            <text:p>-0.0002805399</text:p>
          </table:table-cell>
          <table:table-cell office:value-type="float" office:value="1687.807" calcext:value-type="float">
            <text:p>1687.807</text:p>
          </table:table-cell>
          <table:table-cell office:value-type="float" office:value="0.7925798" calcext:value-type="float">
            <text:p>0.7925798</text:p>
          </table:table-cell>
          <table:table-cell office:value-type="float" office:value="0" calcext:value-type="float">
            <text:p>0</text:p>
          </table:table-cell>
          <table:table-cell office:value-type="float" office:value="0.5466833" calcext:value-type="float">
            <text:p>0.5466833</text:p>
          </table:table-cell>
          <table:table-cell office:value-type="float" office:value="0.5681544" calcext:value-type="float">
            <text:p>0.5681544</text:p>
          </table:table-cell>
          <table:table-cell office:value-type="float" office:value="0.03016345" calcext:value-type="float">
            <text:p>0.03016345</text:p>
          </table:table-cell>
          <table:table-cell office:value-type="float" office:value="0.03007031" calcext:value-type="float">
            <text:p>0.0300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4502" calcext:value-type="float">
            <text:p>42.84502</text:p>
          </table:table-cell>
          <table:table-cell office:value-type="float" office:value="43.53374" calcext:value-type="float">
            <text:p>43.533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0.718896" calcext:value-type="float">
            <text:p>0.718896</text:p>
          </table:table-cell>
          <table:table-cell office:value-type="float" office:value="127.1841" calcext:value-type="float">
            <text:p>127.1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2039" calcext:value-type="float">
            <text:p>16.62039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780902" calcext:value-type="float">
            <text:p>0.0001780902</text:p>
          </table:table-cell>
          <table:table-cell office:value-type="float" office:value="-0.000263367" calcext:value-type="float">
            <text:p>-0.000263367</text:p>
          </table:table-cell>
          <table:table-cell office:value-type="float" office:value="1687.82" calcext:value-type="float">
            <text:p>1687.82</text:p>
          </table:table-cell>
          <table:table-cell office:value-type="float" office:value="0.791845" calcext:value-type="float">
            <text:p>0.791845</text:p>
          </table:table-cell>
          <table:table-cell office:value-type="float" office:value="0" calcext:value-type="float">
            <text:p>0</text:p>
          </table:table-cell>
          <table:table-cell office:value-type="float" office:value="0.5328218" calcext:value-type="float">
            <text:p>0.5328218</text:p>
          </table:table-cell>
          <table:table-cell office:value-type="float" office:value="0.5730821" calcext:value-type="float">
            <text:p>0.5730821</text:p>
          </table:table-cell>
          <table:table-cell office:value-type="float" office:value="0.03010688" calcext:value-type="float">
            <text:p>0.03010688</text:p>
          </table:table-cell>
          <table:table-cell office:value-type="float" office:value="0.0300198" calcext:value-type="float">
            <text:p>0.030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911" calcext:value-type="float">
            <text:p>42.83911</text:p>
          </table:table-cell>
          <table:table-cell office:value-type="float" office:value="43.5225" calcext:value-type="float">
            <text:p>43.52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0.7185196" calcext:value-type="float">
            <text:p>0.7185196</text:p>
          </table:table-cell>
          <table:table-cell office:value-type="float" office:value="127.1838" calcext:value-type="float">
            <text:p>127.1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081" calcext:value-type="float">
            <text:p>16.6081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85171" calcext:value-type="float">
            <text:p>0.000185171</text:p>
          </table:table-cell>
          <table:table-cell office:value-type="float" office:value="-0.0002480603" calcext:value-type="float">
            <text:p>-0.0002480603</text:p>
          </table:table-cell>
          <table:table-cell office:value-type="float" office:value="1687.834" calcext:value-type="float">
            <text:p>1687.834</text:p>
          </table:table-cell>
          <table:table-cell office:value-type="float" office:value="0.7911041" calcext:value-type="float">
            <text:p>0.7911041</text:p>
          </table:table-cell>
          <table:table-cell office:value-type="float" office:value="0" calcext:value-type="float">
            <text:p>0</text:p>
          </table:table-cell>
          <table:table-cell office:value-type="float" office:value="0.5199203" calcext:value-type="float">
            <text:p>0.5199203</text:p>
          </table:table-cell>
          <table:table-cell office:value-type="float" office:value="0.5672665" calcext:value-type="float">
            <text:p>0.5672665</text:p>
          </table:table-cell>
          <table:table-cell office:value-type="float" office:value="0.03005302" calcext:value-type="float">
            <text:p>0.03005302</text:p>
          </table:table-cell>
          <table:table-cell office:value-type="float" office:value="0.02996945" calcext:value-type="float">
            <text:p>0.0299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069" calcext:value-type="float">
            <text:p>42.83069</text:p>
          </table:table-cell>
          <table:table-cell office:value-type="float" office:value="43.51131" calcext:value-type="float">
            <text:p>43.51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0.7181517" calcext:value-type="float">
            <text:p>0.7181517</text:p>
          </table:table-cell>
          <table:table-cell office:value-type="float" office:value="127.1834" calcext:value-type="float">
            <text:p>127.1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9585" calcext:value-type="float">
            <text:p>16.59585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917053" calcext:value-type="float">
            <text:p>0.0001917053</text:p>
          </table:table-cell>
          <table:table-cell office:value-type="float" office:value="-0.0002443035" calcext:value-type="float">
            <text:p>-0.0002443035</text:p>
          </table:table-cell>
          <table:table-cell office:value-type="float" office:value="1687.848" calcext:value-type="float">
            <text:p>1687.848</text:p>
          </table:table-cell>
          <table:table-cell office:value-type="float" office:value="0.7903692" calcext:value-type="float">
            <text:p>0.7903692</text:p>
          </table:table-cell>
          <table:table-cell office:value-type="float" office:value="0" calcext:value-type="float">
            <text:p>0</text:p>
          </table:table-cell>
          <table:table-cell office:value-type="float" office:value="0.5193152" calcext:value-type="float">
            <text:p>0.5193152</text:p>
          </table:table-cell>
          <table:table-cell office:value-type="float" office:value="0.5673738" calcext:value-type="float">
            <text:p>0.5673738</text:p>
          </table:table-cell>
          <table:table-cell office:value-type="float" office:value="0.03000149" calcext:value-type="float">
            <text:p>0.03000149</text:p>
          </table:table-cell>
          <table:table-cell office:value-type="float" office:value="0.0299192" calcext:value-type="float">
            <text:p>0.0299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2189" calcext:value-type="float">
            <text:p>42.82189</text:p>
          </table:table-cell>
          <table:table-cell office:value-type="float" office:value="43.50005" calcext:value-type="float">
            <text:p>43.50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0.7177925" calcext:value-type="float">
            <text:p>0.7177925</text:p>
          </table:table-cell>
          <table:table-cell office:value-type="float" office:value="127.1831" calcext:value-type="float">
            <text:p>127.1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8364" calcext:value-type="float">
            <text:p>16.58364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1981994" calcext:value-type="float">
            <text:p>0.0001981994</text:p>
          </table:table-cell>
          <table:table-cell office:value-type="float" office:value="-0.0002433566" calcext:value-type="float">
            <text:p>-0.0002433566</text:p>
          </table:table-cell>
          <table:table-cell office:value-type="float" office:value="1687.861" calcext:value-type="float">
            <text:p>1687.861</text:p>
          </table:table-cell>
          <table:table-cell office:value-type="float" office:value="0.7896386" calcext:value-type="float">
            <text:p>0.7896386</text:p>
          </table:table-cell>
          <table:table-cell office:value-type="float" office:value="0" calcext:value-type="float">
            <text:p>0</text:p>
          </table:table-cell>
          <table:table-cell office:value-type="float" office:value="0.5161959" calcext:value-type="float">
            <text:p>0.5161959</text:p>
          </table:table-cell>
          <table:table-cell office:value-type="float" office:value="0.5655591" calcext:value-type="float">
            <text:p>0.5655591</text:p>
          </table:table-cell>
          <table:table-cell office:value-type="float" office:value="0.02995075" calcext:value-type="float">
            <text:p>0.02995075</text:p>
          </table:table-cell>
          <table:table-cell office:value-type="float" office:value="0.02986896" calcext:value-type="float">
            <text:p>0.02986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1299" calcext:value-type="float">
            <text:p>42.81299</text:p>
          </table:table-cell>
          <table:table-cell office:value-type="float" office:value="43.48891" calcext:value-type="float">
            <text:p>43.488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0.7174311" calcext:value-type="float">
            <text:p>0.7174311</text:p>
          </table:table-cell>
          <table:table-cell office:value-type="float" office:value="127.1827" calcext:value-type="float">
            <text:p>127.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7143" calcext:value-type="float">
            <text:p>16.5714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046765" calcext:value-type="float">
            <text:p>0.0002046765</text:p>
          </table:table-cell>
          <table:table-cell office:value-type="float" office:value="-0.0002439038" calcext:value-type="float">
            <text:p>-0.0002439038</text:p>
          </table:table-cell>
          <table:table-cell office:value-type="float" office:value="1687.875" calcext:value-type="float">
            <text:p>1687.875</text:p>
          </table:table-cell>
          <table:table-cell office:value-type="float" office:value="0.7889032" calcext:value-type="float">
            <text:p>0.7889032</text:p>
          </table:table-cell>
          <table:table-cell office:value-type="float" office:value="0" calcext:value-type="float">
            <text:p>0</text:p>
          </table:table-cell>
          <table:table-cell office:value-type="float" office:value="0.5075532" calcext:value-type="float">
            <text:p>0.5075532</text:p>
          </table:table-cell>
          <table:table-cell office:value-type="float" office:value="0.5602877" calcext:value-type="float">
            <text:p>0.5602877</text:p>
          </table:table-cell>
          <table:table-cell office:value-type="float" office:value="0.02990124" calcext:value-type="float">
            <text:p>0.02990124</text:p>
          </table:table-cell>
          <table:table-cell office:value-type="float" office:value="0.02981873" calcext:value-type="float">
            <text:p>0.02981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342" calcext:value-type="float">
            <text:p>42.80342</text:p>
          </table:table-cell>
          <table:table-cell office:value-type="float" office:value="43.47736" calcext:value-type="float">
            <text:p>43.477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0.7170582" calcext:value-type="float">
            <text:p>0.7170582</text:p>
          </table:table-cell>
          <table:table-cell office:value-type="float" office:value="127.1824" calcext:value-type="float">
            <text:p>127.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5918" calcext:value-type="float">
            <text:p>16.55918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111379" calcext:value-type="float">
            <text:p>0.0002111379</text:p>
          </table:table-cell>
          <table:table-cell office:value-type="float" office:value="-0.0002458708" calcext:value-type="float">
            <text:p>-0.0002458708</text:p>
          </table:table-cell>
          <table:table-cell office:value-type="float" office:value="1687.888" calcext:value-type="float">
            <text:p>1687.888</text:p>
          </table:table-cell>
          <table:table-cell office:value-type="float" office:value="0.7881566" calcext:value-type="float">
            <text:p>0.7881566</text:p>
          </table:table-cell>
          <table:table-cell office:value-type="float" office:value="0" calcext:value-type="float">
            <text:p>0</text:p>
          </table:table-cell>
          <table:table-cell office:value-type="float" office:value="0.5102049" calcext:value-type="float">
            <text:p>0.5102049</text:p>
          </table:table-cell>
          <table:table-cell office:value-type="float" office:value="0.5587004" calcext:value-type="float">
            <text:p>0.5587004</text:p>
          </table:table-cell>
          <table:table-cell office:value-type="float" office:value="0.02985312" calcext:value-type="float">
            <text:p>0.02985312</text:p>
          </table:table-cell>
          <table:table-cell office:value-type="float" office:value="0.02976868" calcext:value-type="float">
            <text:p>0.0297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316" calcext:value-type="float">
            <text:p>42.79316</text:p>
          </table:table-cell>
          <table:table-cell office:value-type="float" office:value="43.46506" calcext:value-type="float">
            <text:p>43.46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0.7166817" calcext:value-type="float">
            <text:p>0.7166817</text:p>
          </table:table-cell>
          <table:table-cell office:value-type="float" office:value="127.182" calcext:value-type="float">
            <text:p>127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69" calcext:value-type="float">
            <text:p>16.5469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159923" calcext:value-type="float">
            <text:p>0.0002159923</text:p>
          </table:table-cell>
          <table:table-cell office:value-type="float" office:value="-0.0003221365" calcext:value-type="float">
            <text:p>-0.0003221365</text:p>
          </table:table-cell>
          <table:table-cell office:value-type="float" office:value="1687.902" calcext:value-type="float">
            <text:p>1687.902</text:p>
          </table:table-cell>
          <table:table-cell office:value-type="float" office:value="0.7874067" calcext:value-type="float">
            <text:p>0.7874067</text:p>
          </table:table-cell>
          <table:table-cell office:value-type="float" office:value="0" calcext:value-type="float">
            <text:p>0</text:p>
          </table:table-cell>
          <table:table-cell office:value-type="float" office:value="0.5122824" calcext:value-type="float">
            <text:p>0.5122824</text:p>
          </table:table-cell>
          <table:table-cell office:value-type="float" office:value="0.5594196" calcext:value-type="float">
            <text:p>0.5594196</text:p>
          </table:table-cell>
          <table:table-cell office:value-type="float" office:value="0.0298047" calcext:value-type="float">
            <text:p>0.0298047</text:p>
          </table:table-cell>
          <table:table-cell office:value-type="float" office:value="0.02971868" calcext:value-type="float">
            <text:p>0.0297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8332" calcext:value-type="float">
            <text:p>42.78332</text:p>
          </table:table-cell>
          <table:table-cell office:value-type="float" office:value="43.45264" calcext:value-type="float">
            <text:p>43.452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0.7163066" calcext:value-type="float">
            <text:p>0.7163066</text:p>
          </table:table-cell>
          <table:table-cell office:value-type="float" office:value="127.1816" calcext:value-type="float">
            <text:p>127.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346" calcext:value-type="float">
            <text:p>16.5346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180955" calcext:value-type="float">
            <text:p>0.0002180955</text:p>
          </table:table-cell>
          <table:table-cell office:value-type="float" office:value="-0.0005147161" calcext:value-type="float">
            <text:p>-0.0005147161</text:p>
          </table:table-cell>
          <table:table-cell office:value-type="float" office:value="1687.915" calcext:value-type="float">
            <text:p>1687.915</text:p>
          </table:table-cell>
          <table:table-cell office:value-type="float" office:value="0.7866583" calcext:value-type="float">
            <text:p>0.7866583</text:p>
          </table:table-cell>
          <table:table-cell office:value-type="float" office:value="0" calcext:value-type="float">
            <text:p>0</text:p>
          </table:table-cell>
          <table:table-cell office:value-type="float" office:value="0.5158335" calcext:value-type="float">
            <text:p>0.5158335</text:p>
          </table:table-cell>
          <table:table-cell office:value-type="float" office:value="0.5613523" calcext:value-type="float">
            <text:p>0.5613523</text:p>
          </table:table-cell>
          <table:table-cell office:value-type="float" office:value="0.02975552" calcext:value-type="float">
            <text:p>0.02975552</text:p>
          </table:table-cell>
          <table:table-cell office:value-type="float" office:value="0.0296687" calcext:value-type="float">
            <text:p>0.0296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379" calcext:value-type="float">
            <text:p>42.77379</text:p>
          </table:table-cell>
          <table:table-cell office:value-type="float" office:value="43.44035" calcext:value-type="float">
            <text:p>43.44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0.7159367" calcext:value-type="float">
            <text:p>0.7159367</text:p>
          </table:table-cell>
          <table:table-cell office:value-type="float" office:value="127.1813" calcext:value-type="float">
            <text:p>127.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223" calcext:value-type="float">
            <text:p>16.522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201987" calcext:value-type="float">
            <text:p>0.0002201987</text:p>
          </table:table-cell>
          <table:table-cell office:value-type="float" office:value="-0.0006947262" calcext:value-type="float">
            <text:p>-0.0006947262</text:p>
          </table:table-cell>
          <table:table-cell office:value-type="float" office:value="1687.929" calcext:value-type="float">
            <text:p>1687.929</text:p>
          </table:table-cell>
          <table:table-cell office:value-type="float" office:value="0.7859107" calcext:value-type="float">
            <text:p>0.7859107</text:p>
          </table:table-cell>
          <table:table-cell office:value-type="float" office:value="0" calcext:value-type="float">
            <text:p>0</text:p>
          </table:table-cell>
          <table:table-cell office:value-type="float" office:value="0.5117207" calcext:value-type="float">
            <text:p>0.5117207</text:p>
          </table:table-cell>
          <table:table-cell office:value-type="float" office:value="0.5605451" calcext:value-type="float">
            <text:p>0.5605451</text:p>
          </table:table-cell>
          <table:table-cell office:value-type="float" office:value="0.02970619" calcext:value-type="float">
            <text:p>0.02970619</text:p>
          </table:table-cell>
          <table:table-cell office:value-type="float" office:value="0.0296189" calcext:value-type="float">
            <text:p>0.0296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437" calcext:value-type="float">
            <text:p>42.76437</text:p>
          </table:table-cell>
          <table:table-cell office:value-type="float" office:value="43.42834" calcext:value-type="float">
            <text:p>43.42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0.7155616" calcext:value-type="float">
            <text:p>0.7155616</text:p>
          </table:table-cell>
          <table:table-cell office:value-type="float" office:value="127.181" calcext:value-type="float">
            <text:p>127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0996" calcext:value-type="float">
            <text:p>16.50996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258628" calcext:value-type="float">
            <text:p>0.0002258628</text:p>
          </table:table-cell>
          <table:table-cell office:value-type="float" office:value="-0.0007029448" calcext:value-type="float">
            <text:p>-0.0007029448</text:p>
          </table:table-cell>
          <table:table-cell office:value-type="float" office:value="1687.942" calcext:value-type="float">
            <text:p>1687.942</text:p>
          </table:table-cell>
          <table:table-cell office:value-type="float" office:value="0.7851573" calcext:value-type="float">
            <text:p>0.7851573</text:p>
          </table:table-cell>
          <table:table-cell office:value-type="float" office:value="0" calcext:value-type="float">
            <text:p>0</text:p>
          </table:table-cell>
          <table:table-cell office:value-type="float" office:value="0.5112233" calcext:value-type="float">
            <text:p>0.5112233</text:p>
          </table:table-cell>
          <table:table-cell office:value-type="float" office:value="0.5587072" calcext:value-type="float">
            <text:p>0.5587072</text:p>
          </table:table-cell>
          <table:table-cell office:value-type="float" office:value="0.02965797" calcext:value-type="float">
            <text:p>0.02965797</text:p>
          </table:table-cell>
          <table:table-cell office:value-type="float" office:value="0.02956918" calcext:value-type="float">
            <text:p>0.0295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5422" calcext:value-type="float">
            <text:p>42.75422</text:p>
          </table:table-cell>
          <table:table-cell office:value-type="float" office:value="43.41584" calcext:value-type="float">
            <text:p>43.415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0.7151836" calcext:value-type="float">
            <text:p>0.7151836</text:p>
          </table:table-cell>
          <table:table-cell office:value-type="float" office:value="127.1806" calcext:value-type="float">
            <text:p>127.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9764" calcext:value-type="float">
            <text:p>16.49764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329" calcext:value-type="float">
            <text:p>0.0002329</text:p>
          </table:table-cell>
          <table:table-cell office:value-type="float" office:value="-0.0006518143" calcext:value-type="float">
            <text:p>-0.0006518143</text:p>
          </table:table-cell>
          <table:table-cell office:value-type="float" office:value="1687.956" calcext:value-type="float">
            <text:p>1687.956</text:p>
          </table:table-cell>
          <table:table-cell office:value-type="float" office:value="0.7844025" calcext:value-type="float">
            <text:p>0.7844025</text:p>
          </table:table-cell>
          <table:table-cell office:value-type="float" office:value="0" calcext:value-type="float">
            <text:p>0</text:p>
          </table:table-cell>
          <table:table-cell office:value-type="float" office:value="0.5142949" calcext:value-type="float">
            <text:p>0.5142949</text:p>
          </table:table-cell>
          <table:table-cell office:value-type="float" office:value="0.5597031" calcext:value-type="float">
            <text:p>0.5597031</text:p>
          </table:table-cell>
          <table:table-cell office:value-type="float" office:value="0.02960959" calcext:value-type="float">
            <text:p>0.02960959</text:p>
          </table:table-cell>
          <table:table-cell office:value-type="float" office:value="0.02951958" calcext:value-type="float">
            <text:p>0.0295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437" calcext:value-type="float">
            <text:p>42.74437</text:p>
          </table:table-cell>
          <table:table-cell office:value-type="float" office:value="43.40331" calcext:value-type="float">
            <text:p>43.403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0.7148117" calcext:value-type="float">
            <text:p>0.7148117</text:p>
          </table:table-cell>
          <table:table-cell office:value-type="float" office:value="127.1802" calcext:value-type="float">
            <text:p>127.1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8536" calcext:value-type="float">
            <text:p>16.48536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399758" calcext:value-type="float">
            <text:p>0.0002399758</text:p>
          </table:table-cell>
          <table:table-cell office:value-type="float" office:value="-0.0006072792" calcext:value-type="float">
            <text:p>-0.0006072792</text:p>
          </table:table-cell>
          <table:table-cell office:value-type="float" office:value="1687.969" calcext:value-type="float">
            <text:p>1687.969</text:p>
          </table:table-cell>
          <table:table-cell office:value-type="float" office:value="0.7836536" calcext:value-type="float">
            <text:p>0.7836536</text:p>
          </table:table-cell>
          <table:table-cell office:value-type="float" office:value="0" calcext:value-type="float">
            <text:p>0</text:p>
          </table:table-cell>
          <table:table-cell office:value-type="float" office:value="0.5204534" calcext:value-type="float">
            <text:p>0.5204534</text:p>
          </table:table-cell>
          <table:table-cell office:value-type="float" office:value="0.5632471" calcext:value-type="float">
            <text:p>0.5632471</text:p>
          </table:table-cell>
          <table:table-cell office:value-type="float" office:value="0.02956001" calcext:value-type="float">
            <text:p>0.02956001</text:p>
          </table:table-cell>
          <table:table-cell office:value-type="float" office:value="0.02947" calcext:value-type="float">
            <text:p>0.02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518" calcext:value-type="float">
            <text:p>42.73518</text:p>
          </table:table-cell>
          <table:table-cell office:value-type="float" office:value="43.39106" calcext:value-type="float">
            <text:p>43.39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0.7144556" calcext:value-type="float">
            <text:p>0.7144556</text:p>
          </table:table-cell>
          <table:table-cell office:value-type="float" office:value="127.1799" calcext:value-type="float">
            <text:p>127.1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7316" calcext:value-type="float">
            <text:p>16.47316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471948" calcext:value-type="float">
            <text:p>0.0002471948</text:p>
          </table:table-cell>
          <table:table-cell office:value-type="float" office:value="-0.0005663342" calcext:value-type="float">
            <text:p>-0.0005663342</text:p>
          </table:table-cell>
          <table:table-cell office:value-type="float" office:value="1687.983" calcext:value-type="float">
            <text:p>1687.983</text:p>
          </table:table-cell>
          <table:table-cell office:value-type="float" office:value="0.7829181" calcext:value-type="float">
            <text:p>0.7829181</text:p>
          </table:table-cell>
          <table:table-cell office:value-type="float" office:value="0" calcext:value-type="float">
            <text:p>0</text:p>
          </table:table-cell>
          <table:table-cell office:value-type="float" office:value="0.52025" calcext:value-type="float">
            <text:p>0.52025</text:p>
          </table:table-cell>
          <table:table-cell office:value-type="float" office:value="0.5660372" calcext:value-type="float">
            <text:p>0.5660372</text:p>
          </table:table-cell>
          <table:table-cell office:value-type="float" office:value="0.02950915" calcext:value-type="float">
            <text:p>0.02950915</text:p>
          </table:table-cell>
          <table:table-cell office:value-type="float" office:value="0.02942058" calcext:value-type="float">
            <text:p>0.0294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67" calcext:value-type="float">
            <text:p>42.7267</text:p>
          </table:table-cell>
          <table:table-cell office:value-type="float" office:value="43.37955" calcext:value-type="float">
            <text:p>43.379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0.714105" calcext:value-type="float">
            <text:p>0.714105</text:p>
          </table:table-cell>
          <table:table-cell office:value-type="float" office:value="127.1795" calcext:value-type="float">
            <text:p>127.1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6102" calcext:value-type="float">
            <text:p>16.46102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543102" calcext:value-type="float">
            <text:p>0.0002543102</text:p>
          </table:table-cell>
          <table:table-cell office:value-type="float" office:value="-0.0005322983" calcext:value-type="float">
            <text:p>-0.0005322983</text:p>
          </table:table-cell>
          <table:table-cell office:value-type="float" office:value="1687.997" calcext:value-type="float">
            <text:p>1687.997</text:p>
          </table:table-cell>
          <table:table-cell office:value-type="float" office:value="0.7821836" calcext:value-type="float">
            <text:p>0.7821836</text:p>
          </table:table-cell>
          <table:table-cell office:value-type="float" office:value="0" calcext:value-type="float">
            <text:p>0</text:p>
          </table:table-cell>
          <table:table-cell office:value-type="float" office:value="0.5113359" calcext:value-type="float">
            <text:p>0.5113359</text:p>
          </table:table-cell>
          <table:table-cell office:value-type="float" office:value="0.5620607" calcext:value-type="float">
            <text:p>0.5620607</text:p>
          </table:table-cell>
          <table:table-cell office:value-type="float" office:value="0.02945916" calcext:value-type="float">
            <text:p>0.02945916</text:p>
          </table:table-cell>
          <table:table-cell office:value-type="float" office:value="0.02937119" calcext:value-type="float">
            <text:p>0.0293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76" calcext:value-type="float">
            <text:p>42.7176</text:p>
          </table:table-cell>
          <table:table-cell office:value-type="float" office:value="43.36814" calcext:value-type="float">
            <text:p>43.368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0.7137493" calcext:value-type="float">
            <text:p>0.7137493</text:p>
          </table:table-cell>
          <table:table-cell office:value-type="float" office:value="127.1791" calcext:value-type="float">
            <text:p>127.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4887" calcext:value-type="float">
            <text:p>16.44887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613441" calcext:value-type="float">
            <text:p>0.0002613441</text:p>
          </table:table-cell>
          <table:table-cell office:value-type="float" office:value="-0.0005041336" calcext:value-type="float">
            <text:p>-0.0005041336</text:p>
          </table:table-cell>
          <table:table-cell office:value-type="float" office:value="1688.01" calcext:value-type="float">
            <text:p>1688.01</text:p>
          </table:table-cell>
          <table:table-cell office:value-type="float" office:value="0.7814464" calcext:value-type="float">
            <text:p>0.7814464</text:p>
          </table:table-cell>
          <table:table-cell office:value-type="float" office:value="0" calcext:value-type="float">
            <text:p>0</text:p>
          </table:table-cell>
          <table:table-cell office:value-type="float" office:value="0.5116233" calcext:value-type="float">
            <text:p>0.5116233</text:p>
          </table:table-cell>
          <table:table-cell office:value-type="float" office:value="0.560224" calcext:value-type="float">
            <text:p>0.560224</text:p>
          </table:table-cell>
          <table:table-cell office:value-type="float" office:value="0.02941063" calcext:value-type="float">
            <text:p>0.02941063</text:p>
          </table:table-cell>
          <table:table-cell office:value-type="float" office:value="0.0293219" calcext:value-type="float">
            <text:p>0.0293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784" calcext:value-type="float">
            <text:p>42.70784</text:p>
          </table:table-cell>
          <table:table-cell office:value-type="float" office:value="43.35624" calcext:value-type="float">
            <text:p>43.356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0.7134006" calcext:value-type="float">
            <text:p>0.7134006</text:p>
          </table:table-cell>
          <table:table-cell office:value-type="float" office:value="127.1788" calcext:value-type="float">
            <text:p>127.1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673" calcext:value-type="float">
            <text:p>16.43673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639381" calcext:value-type="float">
            <text:p>0.0002639381</text:p>
          </table:table-cell>
          <table:table-cell office:value-type="float" office:value="-0.0006689042" calcext:value-type="float">
            <text:p>-0.0006689042</text:p>
          </table:table-cell>
          <table:table-cell office:value-type="float" office:value="1688.024" calcext:value-type="float">
            <text:p>1688.024</text:p>
          </table:table-cell>
          <table:table-cell office:value-type="float" office:value="0.7807153" calcext:value-type="float">
            <text:p>0.7807153</text:p>
          </table:table-cell>
          <table:table-cell office:value-type="float" office:value="0" calcext:value-type="float">
            <text:p>0</text:p>
          </table:table-cell>
          <table:table-cell office:value-type="float" office:value="0.5118145" calcext:value-type="float">
            <text:p>0.5118145</text:p>
          </table:table-cell>
          <table:table-cell office:value-type="float" office:value="0.5614541" calcext:value-type="float">
            <text:p>0.5614541</text:p>
          </table:table-cell>
          <table:table-cell office:value-type="float" office:value="0.02936169" calcext:value-type="float">
            <text:p>0.02936169</text:p>
          </table:table-cell>
          <table:table-cell office:value-type="float" office:value="0.02927263" calcext:value-type="float">
            <text:p>0.0292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848" calcext:value-type="float">
            <text:p>42.69848</text:p>
          </table:table-cell>
          <table:table-cell office:value-type="float" office:value="43.34451" calcext:value-type="float">
            <text:p>43.344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0.7130542" calcext:value-type="float">
            <text:p>0.7130542</text:p>
          </table:table-cell>
          <table:table-cell office:value-type="float" office:value="127.1784" calcext:value-type="float">
            <text:p>127.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2457" calcext:value-type="float">
            <text:p>16.42457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694485" calcext:value-type="float">
            <text:p>0.0002694485</text:p>
          </table:table-cell>
          <table:table-cell office:value-type="float" office:value="-0.0007017587" calcext:value-type="float">
            <text:p>-0.0007017587</text:p>
          </table:table-cell>
          <table:table-cell office:value-type="float" office:value="1688.037" calcext:value-type="float">
            <text:p>1688.037</text:p>
          </table:table-cell>
          <table:table-cell office:value-type="float" office:value="0.7799861" calcext:value-type="float">
            <text:p>0.7799861</text:p>
          </table:table-cell>
          <table:table-cell office:value-type="float" office:value="0" calcext:value-type="float">
            <text:p>0</text:p>
          </table:table-cell>
          <table:table-cell office:value-type="float" office:value="0.5121953" calcext:value-type="float">
            <text:p>0.5121953</text:p>
          </table:table-cell>
          <table:table-cell office:value-type="float" office:value="0.5611014" calcext:value-type="float">
            <text:p>0.5611014</text:p>
          </table:table-cell>
          <table:table-cell office:value-type="float" office:value="0.02931285" calcext:value-type="float">
            <text:p>0.02931285</text:p>
          </table:table-cell>
          <table:table-cell office:value-type="float" office:value="0.02922348" calcext:value-type="float">
            <text:p>0.02922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8884" calcext:value-type="float">
            <text:p>42.68884</text:p>
          </table:table-cell>
          <table:table-cell office:value-type="float" office:value="43.33274" calcext:value-type="float">
            <text:p>43.332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0.7127174" calcext:value-type="float">
            <text:p>0.7127174</text:p>
          </table:table-cell>
          <table:table-cell office:value-type="float" office:value="127.178" calcext:value-type="float">
            <text:p>127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248" calcext:value-type="float">
            <text:p>16.41248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769174" calcext:value-type="float">
            <text:p>0.0002769174</text:p>
          </table:table-cell>
          <table:table-cell office:value-type="float" office:value="-0.0006505522" calcext:value-type="float">
            <text:p>-0.0006505522</text:p>
          </table:table-cell>
          <table:table-cell office:value-type="float" office:value="1688.051" calcext:value-type="float">
            <text:p>1688.051</text:p>
          </table:table-cell>
          <table:table-cell office:value-type="float" office:value="0.7792644" calcext:value-type="float">
            <text:p>0.7792644</text:p>
          </table:table-cell>
          <table:table-cell office:value-type="float" office:value="0" calcext:value-type="float">
            <text:p>0</text:p>
          </table:table-cell>
          <table:table-cell office:value-type="float" office:value="0.5144349" calcext:value-type="float">
            <text:p>0.5144349</text:p>
          </table:table-cell>
          <table:table-cell office:value-type="float" office:value="0.5634314" calcext:value-type="float">
            <text:p>0.5634314</text:p>
          </table:table-cell>
          <table:table-cell office:value-type="float" office:value="0.02926354" calcext:value-type="float">
            <text:p>0.02926354</text:p>
          </table:table-cell>
          <table:table-cell office:value-type="float" office:value="0.02917442" calcext:value-type="float">
            <text:p>0.0291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7972" calcext:value-type="float">
            <text:p>42.67972</text:p>
          </table:table-cell>
          <table:table-cell office:value-type="float" office:value="43.32131" calcext:value-type="float">
            <text:p>43.321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0.7123847" calcext:value-type="float">
            <text:p>0.7123847</text:p>
          </table:table-cell>
          <table:table-cell office:value-type="float" office:value="127.1777" calcext:value-type="float">
            <text:p>127.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44" calcext:value-type="float">
            <text:p>16.40044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840428" calcext:value-type="float">
            <text:p>0.0002840428</text:p>
          </table:table-cell>
          <table:table-cell office:value-type="float" office:value="-0.0006115643" calcext:value-type="float">
            <text:p>-0.0006115643</text:p>
          </table:table-cell>
          <table:table-cell office:value-type="float" office:value="1688.064" calcext:value-type="float">
            <text:p>1688.064</text:p>
          </table:table-cell>
          <table:table-cell office:value-type="float" office:value="0.7785443" calcext:value-type="float">
            <text:p>0.7785443</text:p>
          </table:table-cell>
          <table:table-cell office:value-type="float" office:value="0" calcext:value-type="float">
            <text:p>0</text:p>
          </table:table-cell>
          <table:table-cell office:value-type="float" office:value="0.5067838" calcext:value-type="float">
            <text:p>0.5067838</text:p>
          </table:table-cell>
          <table:table-cell office:value-type="float" office:value="0.5595658" calcext:value-type="float">
            <text:p>0.5595658</text:p>
          </table:table-cell>
          <table:table-cell office:value-type="float" office:value="0.02921465" calcext:value-type="float">
            <text:p>0.02921465</text:p>
          </table:table-cell>
          <table:table-cell office:value-type="float" office:value="0.02912544" calcext:value-type="float">
            <text:p>0.0291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7035" calcext:value-type="float">
            <text:p>42.67035</text:p>
          </table:table-cell>
          <table:table-cell office:value-type="float" office:value="43.30998" calcext:value-type="float">
            <text:p>43.309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0.712045" calcext:value-type="float">
            <text:p>0.712045</text:p>
          </table:table-cell>
          <table:table-cell office:value-type="float" office:value="127.1773" calcext:value-type="float">
            <text:p>127.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8838" calcext:value-type="float">
            <text:p>16.38838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889394" calcext:value-type="float">
            <text:p>0.0002889394</text:p>
          </table:table-cell>
          <table:table-cell office:value-type="float" office:value="-0.0006724201" calcext:value-type="float">
            <text:p>-0.0006724201</text:p>
          </table:table-cell>
          <table:table-cell office:value-type="float" office:value="1688.078" calcext:value-type="float">
            <text:p>1688.078</text:p>
          </table:table-cell>
          <table:table-cell office:value-type="float" office:value="0.7778183" calcext:value-type="float">
            <text:p>0.7778183</text:p>
          </table:table-cell>
          <table:table-cell office:value-type="float" office:value="0" calcext:value-type="float">
            <text:p>0</text:p>
          </table:table-cell>
          <table:table-cell office:value-type="float" office:value="0.5087965" calcext:value-type="float">
            <text:p>0.5087965</text:p>
          </table:table-cell>
          <table:table-cell office:value-type="float" office:value="0.5584466" calcext:value-type="float">
            <text:p>0.5584466</text:p>
          </table:table-cell>
          <table:table-cell office:value-type="float" office:value="0.02916684" calcext:value-type="float">
            <text:p>0.02916684</text:p>
          </table:table-cell>
          <table:table-cell office:value-type="float" office:value="0.02907651" calcext:value-type="float">
            <text:p>0.02907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6031" calcext:value-type="float">
            <text:p>42.66031</text:p>
          </table:table-cell>
          <table:table-cell office:value-type="float" office:value="43.29802" calcext:value-type="float">
            <text:p>43.298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0.7117116" calcext:value-type="float">
            <text:p>0.7117116</text:p>
          </table:table-cell>
          <table:table-cell office:value-type="float" office:value="127.1769" calcext:value-type="float">
            <text:p>127.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7634" calcext:value-type="float">
            <text:p>16.37634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2946142" calcext:value-type="float">
            <text:p>0.0002946142</text:p>
          </table:table-cell>
          <table:table-cell office:value-type="float" office:value="-0.0006982153" calcext:value-type="float">
            <text:p>-0.0006982153</text:p>
          </table:table-cell>
          <table:table-cell office:value-type="float" office:value="1688.091" calcext:value-type="float">
            <text:p>1688.091</text:p>
          </table:table-cell>
          <table:table-cell office:value-type="float" office:value="0.7770981" calcext:value-type="float">
            <text:p>0.7770981</text:p>
          </table:table-cell>
          <table:table-cell office:value-type="float" office:value="0" calcext:value-type="float">
            <text:p>0</text:p>
          </table:table-cell>
          <table:table-cell office:value-type="float" office:value="0.5126998" calcext:value-type="float">
            <text:p>0.5126998</text:p>
          </table:table-cell>
          <table:table-cell office:value-type="float" office:value="0.5614017" calcext:value-type="float">
            <text:p>0.5614017</text:p>
          </table:table-cell>
          <table:table-cell office:value-type="float" office:value="0.02911818" calcext:value-type="float">
            <text:p>0.02911818</text:p>
          </table:table-cell>
          <table:table-cell office:value-type="float" office:value="0.02902767" calcext:value-type="float">
            <text:p>0.0290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5094" calcext:value-type="float">
            <text:p>42.65094</text:p>
          </table:table-cell>
          <table:table-cell office:value-type="float" office:value="43.28635" calcext:value-type="float">
            <text:p>43.286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0.7113826" calcext:value-type="float">
            <text:p>0.7113826</text:p>
          </table:table-cell>
          <table:table-cell office:value-type="float" office:value="127.1765" calcext:value-type="float">
            <text:p>127.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6435" calcext:value-type="float">
            <text:p>16.36435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301722" calcext:value-type="float">
            <text:p>0.000301722</text:p>
          </table:table-cell>
          <table:table-cell office:value-type="float" office:value="-0.0006574399" calcext:value-type="float">
            <text:p>-0.0006574399</text:p>
          </table:table-cell>
          <table:table-cell office:value-type="float" office:value="1688.105" calcext:value-type="float">
            <text:p>1688.105</text:p>
          </table:table-cell>
          <table:table-cell office:value-type="float" office:value="0.7763805" calcext:value-type="float">
            <text:p>0.7763805</text:p>
          </table:table-cell>
          <table:table-cell office:value-type="float" office:value="0" calcext:value-type="float">
            <text:p>0</text:p>
          </table:table-cell>
          <table:table-cell office:value-type="float" office:value="0.5042632" calcext:value-type="float">
            <text:p>0.5042632</text:p>
          </table:table-cell>
          <table:table-cell office:value-type="float" office:value="0.5584527" calcext:value-type="float">
            <text:p>0.5584527</text:p>
          </table:table-cell>
          <table:table-cell office:value-type="float" office:value="0.02906963" calcext:value-type="float">
            <text:p>0.02906963</text:p>
          </table:table-cell>
          <table:table-cell office:value-type="float" office:value="0.02897901" calcext:value-type="float">
            <text:p>0.02897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4151" calcext:value-type="float">
            <text:p>42.64151</text:p>
          </table:table-cell>
          <table:table-cell office:value-type="float" office:value="43.27498" calcext:value-type="float">
            <text:p>43.274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0.7110375" calcext:value-type="float">
            <text:p>0.7110375</text:p>
          </table:table-cell>
          <table:table-cell office:value-type="float" office:value="127.1762" calcext:value-type="float">
            <text:p>127.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5219" calcext:value-type="float">
            <text:p>16.35219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3072733" calcext:value-type="float">
            <text:p>0.0003072733</text:p>
          </table:table-cell>
          <table:table-cell office:value-type="float" office:value="-0.0006958668" calcext:value-type="float">
            <text:p>-0.0006958668</text:p>
          </table:table-cell>
          <table:table-cell office:value-type="float" office:value="1688.118" calcext:value-type="float">
            <text:p>1688.118</text:p>
          </table:table-cell>
          <table:table-cell office:value-type="float" office:value="0.7757171" calcext:value-type="float">
            <text:p>0.7757171</text:p>
          </table:table-cell>
          <table:table-cell office:value-type="float" office:value="0" calcext:value-type="float">
            <text:p>0</text:p>
          </table:table-cell>
          <table:table-cell office:value-type="float" office:value="0.4462879" calcext:value-type="float">
            <text:p>0.4462879</text:p>
          </table:table-cell>
          <table:table-cell office:value-type="float" office:value="0.545651" calcext:value-type="float">
            <text:p>0.545651</text:p>
          </table:table-cell>
          <table:table-cell office:value-type="float" office:value="0.02902149" calcext:value-type="float">
            <text:p>0.02902149</text:p>
          </table:table-cell>
          <table:table-cell office:value-type="float" office:value="0.02893036" calcext:value-type="float">
            <text:p>0.02893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2838" calcext:value-type="float">
            <text:p>42.62838</text:p>
          </table:table-cell>
          <table:table-cell office:value-type="float" office:value="43.26227" calcext:value-type="float">
            <text:p>43.262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0.7106563" calcext:value-type="float">
            <text:p>0.7106563</text:p>
          </table:table-cell>
          <table:table-cell office:value-type="float" office:value="127.1758" calcext:value-type="float">
            <text:p>127.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3979" calcext:value-type="float">
            <text:p>16.33979</text:p>
          </table:table-cell>
          <table:table-cell office:value-type="float" office:value="0.0001092021" calcext:value-type="float">
            <text:p>0.0001092021</text:p>
          </table:table-cell>
          <table:table-cell office:value-type="float" office:value="0.0003155543" calcext:value-type="float">
            <text:p>0.0003155543</text:p>
          </table:table-cell>
          <table:table-cell office:value-type="float" office:value="-0.0006283929" calcext:value-type="float">
            <text:p>-0.0006283929</text:p>
          </table:table-cell>
          <table:table-cell office:value-type="float" office:value="1688.131" calcext:value-type="float">
            <text:p>1688.131</text:p>
          </table:table-cell>
          <table:table-cell office:value-type="float" office:value="0.774965" calcext:value-type="float">
            <text:p>0.774965</text:p>
          </table:table-cell>
          <table:table-cell office:value-type="float" office:value="0" calcext:value-type="float">
            <text:p>0</text:p>
          </table:table-cell>
          <table:table-cell office:value-type="float" office:value="0.4838677" calcext:value-type="float">
            <text:p>0.4838677</text:p>
          </table:table-cell>
          <table:table-cell office:value-type="float" office:value="0.548423" calcext:value-type="float">
            <text:p>0.548423</text:p>
          </table:table-cell>
          <table:table-cell office:value-type="float" office:value="0.02897984" calcext:value-type="float">
            <text:p>0.02897984</text:p>
          </table:table-cell>
          <table:table-cell office:value-type="float" office:value="0.02888175" calcext:value-type="float">
            <text:p>0.02888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1253" calcext:value-type="float">
            <text:p>42.61253</text:p>
          </table:table-cell>
          <table:table-cell office:value-type="float" office:value="43.24804" calcext:value-type="float">
            <text:p>43.248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0.7094628" calcext:value-type="float">
            <text:p>0.7094628</text:p>
          </table:table-cell>
          <table:table-cell office:value-type="float" office:value="127.1754" calcext:value-type="float">
            <text:p>127.1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685" calcext:value-type="float">
            <text:p>16.32685</text:p>
          </table:table-cell>
          <table:table-cell office:value-type="float" office:value="0.0009084634" calcext:value-type="float">
            <text:p>0.0009084634</text:p>
          </table:table-cell>
          <table:table-cell office:value-type="float" office:value="0.0003224605" calcext:value-type="float">
            <text:p>0.0003224605</text:p>
          </table:table-cell>
          <table:table-cell office:value-type="float" office:value="-0.0006281716" calcext:value-type="float">
            <text:p>-0.0006281716</text:p>
          </table:table-cell>
          <table:table-cell office:value-type="float" office:value="1688.145" calcext:value-type="float">
            <text:p>1688.145</text:p>
          </table:table-cell>
          <table:table-cell office:value-type="float" office:value="0.7742248" calcext:value-type="float">
            <text:p>0.7742248</text:p>
          </table:table-cell>
          <table:table-cell office:value-type="float" office:value="0" calcext:value-type="float">
            <text:p>0</text:p>
          </table:table-cell>
          <table:table-cell office:value-type="float" office:value="0.3695016" calcext:value-type="float">
            <text:p>0.3695016</text:p>
          </table:table-cell>
          <table:table-cell office:value-type="float" office:value="0.5408786" calcext:value-type="float">
            <text:p>0.5408786</text:p>
          </table:table-cell>
          <table:table-cell office:value-type="float" office:value="0.02892865" calcext:value-type="float">
            <text:p>0.02892865</text:p>
          </table:table-cell>
          <table:table-cell office:value-type="float" office:value="0.0288333" calcext:value-type="float">
            <text:p>0.028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9238" calcext:value-type="float">
            <text:p>42.59238</text:p>
          </table:table-cell>
          <table:table-cell office:value-type="float" office:value="43.23343" calcext:value-type="float">
            <text:p>43.233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0.7086643" calcext:value-type="float">
            <text:p>0.7086643</text:p>
          </table:table-cell>
          <table:table-cell office:value-type="float" office:value="127.1751" calcext:value-type="float">
            <text:p>127.1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118" calcext:value-type="float">
            <text:p>16.31118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307729" calcext:value-type="float">
            <text:p>0.0003307729</text:p>
          </table:table-cell>
          <table:table-cell office:value-type="float" office:value="-0.0005767718" calcext:value-type="float">
            <text:p>-0.0005767718</text:p>
          </table:table-cell>
          <table:table-cell office:value-type="float" office:value="1688.158" calcext:value-type="float">
            <text:p>1688.158</text:p>
          </table:table-cell>
          <table:table-cell office:value-type="float" office:value="0.7736625" calcext:value-type="float">
            <text:p>0.7736625</text:p>
          </table:table-cell>
          <table:table-cell office:value-type="float" office:value="0" calcext:value-type="float">
            <text:p>0</text:p>
          </table:table-cell>
          <table:table-cell office:value-type="float" office:value="0.4290503" calcext:value-type="float">
            <text:p>0.4290503</text:p>
          </table:table-cell>
          <table:table-cell office:value-type="float" office:value="0.5269443" calcext:value-type="float">
            <text:p>0.5269443</text:p>
          </table:table-cell>
          <table:table-cell office:value-type="float" office:value="0.02888641" calcext:value-type="float">
            <text:p>0.02888641</text:p>
          </table:table-cell>
          <table:table-cell office:value-type="float" office:value="0.0287849" calcext:value-type="float">
            <text:p>0.028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5946" calcext:value-type="float">
            <text:p>42.55946</text:p>
          </table:table-cell>
          <table:table-cell office:value-type="float" office:value="43.21561" calcext:value-type="float">
            <text:p>43.215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0.7083169" calcext:value-type="float">
            <text:p>0.7083169</text:p>
          </table:table-cell>
          <table:table-cell office:value-type="float" office:value="127.1747" calcext:value-type="float">
            <text:p>127.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7" calcext:value-type="float">
            <text:p>16.297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397352" calcext:value-type="float">
            <text:p>0.0003397352</text:p>
          </table:table-cell>
          <table:table-cell office:value-type="float" office:value="-0.0004933145" calcext:value-type="float">
            <text:p>-0.0004933145</text:p>
          </table:table-cell>
          <table:table-cell office:value-type="float" office:value="1688.172" calcext:value-type="float">
            <text:p>1688.172</text:p>
          </table:table-cell>
          <table:table-cell office:value-type="float" office:value="0.7731357" calcext:value-type="float">
            <text:p>0.7731357</text:p>
          </table:table-cell>
          <table:table-cell office:value-type="float" office:value="0" calcext:value-type="float">
            <text:p>0</text:p>
          </table:table-cell>
          <table:table-cell office:value-type="float" office:value="0.4897291" calcext:value-type="float">
            <text:p>0.4897291</text:p>
          </table:table-cell>
          <table:table-cell office:value-type="float" office:value="0.5395998" calcext:value-type="float">
            <text:p>0.5395998</text:p>
          </table:table-cell>
          <table:table-cell office:value-type="float" office:value="0.02885506" calcext:value-type="float">
            <text:p>0.02885506</text:p>
          </table:table-cell>
          <table:table-cell office:value-type="float" office:value="0.02873656" calcext:value-type="float">
            <text:p>0.02873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4201" calcext:value-type="float">
            <text:p>42.54201</text:p>
          </table:table-cell>
          <table:table-cell office:value-type="float" office:value="43.19655" calcext:value-type="float">
            <text:p>43.19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0.7079057" calcext:value-type="float">
            <text:p>0.7079057</text:p>
          </table:table-cell>
          <table:table-cell office:value-type="float" office:value="127.1744" calcext:value-type="float">
            <text:p>127.1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8366" calcext:value-type="float">
            <text:p>16.28366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466734" calcext:value-type="float">
            <text:p>0.0003466734</text:p>
          </table:table-cell>
          <table:table-cell office:value-type="float" office:value="-0.0004971795" calcext:value-type="float">
            <text:p>-0.0004971795</text:p>
          </table:table-cell>
          <table:table-cell office:value-type="float" office:value="1688.187" calcext:value-type="float">
            <text:p>1688.187</text:p>
          </table:table-cell>
          <table:table-cell office:value-type="float" office:value="0.772508" calcext:value-type="float">
            <text:p>0.772508</text:p>
          </table:table-cell>
          <table:table-cell office:value-type="float" office:value="0" calcext:value-type="float">
            <text:p>0</text:p>
          </table:table-cell>
          <table:table-cell office:value-type="float" office:value="0.5035363" calcext:value-type="float">
            <text:p>0.5035363</text:p>
          </table:table-cell>
          <table:table-cell office:value-type="float" office:value="0.5477566" calcext:value-type="float">
            <text:p>0.5477566</text:p>
          </table:table-cell>
          <table:table-cell office:value-type="float" office:value="0.02882032" calcext:value-type="float">
            <text:p>0.02882032</text:p>
          </table:table-cell>
          <table:table-cell office:value-type="float" office:value="0.02868832" calcext:value-type="float">
            <text:p>0.0286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2789" calcext:value-type="float">
            <text:p>42.52789</text:p>
          </table:table-cell>
          <table:table-cell office:value-type="float" office:value="43.17815" calcext:value-type="float">
            <text:p>43.178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0.7074674" calcext:value-type="float">
            <text:p>0.7074674</text:p>
          </table:table-cell>
          <table:table-cell office:value-type="float" office:value="127.174" calcext:value-type="float">
            <text:p>127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7055" calcext:value-type="float">
            <text:p>16.27055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550875" calcext:value-type="float">
            <text:p>0.0003550875</text:p>
          </table:table-cell>
          <table:table-cell office:value-type="float" office:value="-0.000430833" calcext:value-type="float">
            <text:p>-0.000430833</text:p>
          </table:table-cell>
          <table:table-cell office:value-type="float" office:value="1688.202" calcext:value-type="float">
            <text:p>1688.202</text:p>
          </table:table-cell>
          <table:table-cell office:value-type="float" office:value="0.7718825" calcext:value-type="float">
            <text:p>0.7718825</text:p>
          </table:table-cell>
          <table:table-cell office:value-type="float" office:value="0" calcext:value-type="float">
            <text:p>0</text:p>
          </table:table-cell>
          <table:table-cell office:value-type="float" office:value="0.508137" calcext:value-type="float">
            <text:p>0.508137</text:p>
          </table:table-cell>
          <table:table-cell office:value-type="float" office:value="0.5514825" calcext:value-type="float">
            <text:p>0.5514825</text:p>
          </table:table-cell>
          <table:table-cell office:value-type="float" office:value="0.02878017" calcext:value-type="float">
            <text:p>0.02878017</text:p>
          </table:table-cell>
          <table:table-cell office:value-type="float" office:value="0.0286402" calcext:value-type="float">
            <text:p>0.028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1409" calcext:value-type="float">
            <text:p>42.51409</text:p>
          </table:table-cell>
          <table:table-cell office:value-type="float" office:value="43.15964" calcext:value-type="float">
            <text:p>43.159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0.7070205" calcext:value-type="float">
            <text:p>0.7070205</text:p>
          </table:table-cell>
          <table:table-cell office:value-type="float" office:value="127.1737" calcext:value-type="float">
            <text:p>127.1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5751" calcext:value-type="float">
            <text:p>16.25751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616757" calcext:value-type="float">
            <text:p>0.0003616757</text:p>
          </table:table-cell>
          <table:table-cell office:value-type="float" office:value="-0.0004403228" calcext:value-type="float">
            <text:p>-0.0004403228</text:p>
          </table:table-cell>
          <table:table-cell office:value-type="float" office:value="1688.216" calcext:value-type="float">
            <text:p>1688.216</text:p>
          </table:table-cell>
          <table:table-cell office:value-type="float" office:value="0.7712636" calcext:value-type="float">
            <text:p>0.7712636</text:p>
          </table:table-cell>
          <table:table-cell office:value-type="float" office:value="0" calcext:value-type="float">
            <text:p>0</text:p>
          </table:table-cell>
          <table:table-cell office:value-type="float" office:value="0.5099101" calcext:value-type="float">
            <text:p>0.5099101</text:p>
          </table:table-cell>
          <table:table-cell office:value-type="float" office:value="0.553633" calcext:value-type="float">
            <text:p>0.553633</text:p>
          </table:table-cell>
          <table:table-cell office:value-type="float" office:value="0.02873623" calcext:value-type="float">
            <text:p>0.02873623</text:p>
          </table:table-cell>
          <table:table-cell office:value-type="float" office:value="0.02859215" calcext:value-type="float">
            <text:p>0.02859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0023" calcext:value-type="float">
            <text:p>42.50023</text:p>
          </table:table-cell>
          <table:table-cell office:value-type="float" office:value="43.14119" calcext:value-type="float">
            <text:p>43.141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0.7066066" calcext:value-type="float">
            <text:p>0.7066066</text:p>
          </table:table-cell>
          <table:table-cell office:value-type="float" office:value="127.1734" calcext:value-type="float">
            <text:p>127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4364" calcext:value-type="float">
            <text:p>16.24364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686326" calcext:value-type="float">
            <text:p>0.0003686326</text:p>
          </table:table-cell>
          <table:table-cell office:value-type="float" office:value="-0.0004411867" calcext:value-type="float">
            <text:p>-0.0004411867</text:p>
          </table:table-cell>
          <table:table-cell office:value-type="float" office:value="1688.231" calcext:value-type="float">
            <text:p>1688.231</text:p>
          </table:table-cell>
          <table:table-cell office:value-type="float" office:value="0.7707805" calcext:value-type="float">
            <text:p>0.7707805</text:p>
          </table:table-cell>
          <table:table-cell office:value-type="float" office:value="0" calcext:value-type="float">
            <text:p>0</text:p>
          </table:table-cell>
          <table:table-cell office:value-type="float" office:value="0.3948698" calcext:value-type="float">
            <text:p>0.3948698</text:p>
          </table:table-cell>
          <table:table-cell office:value-type="float" office:value="0.5386288" calcext:value-type="float">
            <text:p>0.5386288</text:p>
          </table:table-cell>
          <table:table-cell office:value-type="float" office:value="0.02868079" calcext:value-type="float">
            <text:p>0.02868079</text:p>
          </table:table-cell>
          <table:table-cell office:value-type="float" office:value="0.02854416" calcext:value-type="float">
            <text:p>0.0285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7554" calcext:value-type="float">
            <text:p>42.47554</text:p>
          </table:table-cell>
          <table:table-cell office:value-type="float" office:value="43.12233" calcext:value-type="float">
            <text:p>43.122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0.706205" calcext:value-type="float">
            <text:p>0.706205</text:p>
          </table:table-cell>
          <table:table-cell office:value-type="float" office:value="127.1731" calcext:value-type="float">
            <text:p>127.1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2902" calcext:value-type="float">
            <text:p>16.22902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799838" calcext:value-type="float">
            <text:p>0.0003799838</text:p>
          </table:table-cell>
          <table:table-cell office:value-type="float" office:value="-0.0002610308" calcext:value-type="float">
            <text:p>-0.0002610308</text:p>
          </table:table-cell>
          <table:table-cell office:value-type="float" office:value="1688.245" calcext:value-type="float">
            <text:p>1688.245</text:p>
          </table:table-cell>
          <table:table-cell office:value-type="float" office:value="0.7704116" calcext:value-type="float">
            <text:p>0.7704116</text:p>
          </table:table-cell>
          <table:table-cell office:value-type="float" office:value="0" calcext:value-type="float">
            <text:p>0</text:p>
          </table:table-cell>
          <table:table-cell office:value-type="float" office:value="0.4950454" calcext:value-type="float">
            <text:p>0.4950454</text:p>
          </table:table-cell>
          <table:table-cell office:value-type="float" office:value="0.5471051" calcext:value-type="float">
            <text:p>0.5471051</text:p>
          </table:table-cell>
          <table:table-cell office:value-type="float" office:value="0.02864995" calcext:value-type="float">
            <text:p>0.02864995</text:p>
          </table:table-cell>
          <table:table-cell office:value-type="float" office:value="0.02849625" calcext:value-type="float">
            <text:p>0.0284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67" calcext:value-type="float">
            <text:p>42.4467</text:p>
          </table:table-cell>
          <table:table-cell office:value-type="float" office:value="43.10007" calcext:value-type="float">
            <text:p>43.10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0.7057467" calcext:value-type="float">
            <text:p>0.7057467</text:p>
          </table:table-cell>
          <table:table-cell office:value-type="float" office:value="127.1728" calcext:value-type="float">
            <text:p>127.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1541" calcext:value-type="float">
            <text:p>16.21541</text:p>
          </table:table-cell>
          <table:table-cell office:value-type="float" office:value="0.001340989" calcext:value-type="float">
            <text:p>0.001340989</text:p>
          </table:table-cell>
          <table:table-cell office:value-type="float" office:value="0.0003890591" calcext:value-type="float">
            <text:p>0.0003890591</text:p>
          </table:table-cell>
          <table:table-cell office:value-type="float" office:value="-0.0001714347" calcext:value-type="float">
            <text:p>-0.0001714347</text:p>
          </table:table-cell>
          <table:table-cell office:value-type="float" office:value="1688.261" calcext:value-type="float">
            <text:p>1688.261</text:p>
          </table:table-cell>
          <table:table-cell office:value-type="float" office:value="0.7698008" calcext:value-type="float">
            <text:p>0.7698008</text:p>
          </table:table-cell>
          <table:table-cell office:value-type="float" office:value="0" calcext:value-type="float">
            <text:p>0</text:p>
          </table:table-cell>
          <table:table-cell office:value-type="float" office:value="0.4903531" calcext:value-type="float">
            <text:p>0.4903531</text:p>
          </table:table-cell>
          <table:table-cell office:value-type="float" office:value="0.5545322" calcext:value-type="float">
            <text:p>0.5545322</text:p>
          </table:table-cell>
          <table:table-cell office:value-type="float" office:value="0.0286093" calcext:value-type="float">
            <text:p>0.0286093</text:p>
          </table:table-cell>
          <table:table-cell office:value-type="float" office:value="0.02844849" calcext:value-type="float">
            <text:p>0.02844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3258" calcext:value-type="float">
            <text:p>42.43258</text:p>
          </table:table-cell>
          <table:table-cell office:value-type="float" office:value="43.07972" calcext:value-type="float">
            <text:p>43.079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0.7048" calcext:value-type="float">
            <text:p>0.7048</text:p>
          </table:table-cell>
          <table:table-cell office:value-type="float" office:value="127.1721" calcext:value-type="float">
            <text:p>127.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0168" calcext:value-type="float">
            <text:p>16.20168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3990789" calcext:value-type="float">
            <text:p>0.0003990789</text:p>
          </table:table-cell>
          <table:table-cell office:value-type="float" office:value="-0.0000646868" calcext:value-type="float">
            <text:p>-6.46868E-05</text:p>
          </table:table-cell>
          <table:table-cell office:value-type="float" office:value="1688.276" calcext:value-type="float">
            <text:p>1688.276</text:p>
          </table:table-cell>
          <table:table-cell office:value-type="float" office:value="0.7682188" calcext:value-type="float">
            <text:p>0.7682188</text:p>
          </table:table-cell>
          <table:table-cell office:value-type="float" office:value="0" calcext:value-type="float">
            <text:p>0</text:p>
          </table:table-cell>
          <table:table-cell office:value-type="float" office:value="0.4466789" calcext:value-type="float">
            <text:p>0.4466789</text:p>
          </table:table-cell>
          <table:table-cell office:value-type="float" office:value="0.5505247" calcext:value-type="float">
            <text:p>0.5505247</text:p>
          </table:table-cell>
          <table:table-cell office:value-type="float" office:value="0.02855247" calcext:value-type="float">
            <text:p>0.02855247</text:p>
          </table:table-cell>
          <table:table-cell office:value-type="float" office:value="0.02840082" calcext:value-type="float">
            <text:p>0.0284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0599" calcext:value-type="float">
            <text:p>42.40599</text:p>
          </table:table-cell>
          <table:table-cell office:value-type="float" office:value="43.0586" calcext:value-type="float">
            <text:p>43.05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0.704118" calcext:value-type="float">
            <text:p>0.704118</text:p>
          </table:table-cell>
          <table:table-cell office:value-type="float" office:value="127.1714" calcext:value-type="float">
            <text:p>127.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8823" calcext:value-type="float">
            <text:p>16.18823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100042" calcext:value-type="float">
            <text:p>0.0004100042</text:p>
          </table:table-cell>
          <table:table-cell office:value-type="float" office:value="0.00006640183" calcext:value-type="float">
            <text:p>6.640183E-05</text:p>
          </table:table-cell>
          <table:table-cell office:value-type="float" office:value="1688.291" calcext:value-type="float">
            <text:p>1688.291</text:p>
          </table:table-cell>
          <table:table-cell office:value-type="float" office:value="0.7662504" calcext:value-type="float">
            <text:p>0.7662504</text:p>
          </table:table-cell>
          <table:table-cell office:value-type="float" office:value="0" calcext:value-type="float">
            <text:p>0</text:p>
          </table:table-cell>
          <table:table-cell office:value-type="float" office:value="0.4349445" calcext:value-type="float">
            <text:p>0.4349445</text:p>
          </table:table-cell>
          <table:table-cell office:value-type="float" office:value="0.5516325" calcext:value-type="float">
            <text:p>0.5516325</text:p>
          </table:table-cell>
          <table:table-cell office:value-type="float" office:value="0.02850375" calcext:value-type="float">
            <text:p>0.02850375</text:p>
          </table:table-cell>
          <table:table-cell office:value-type="float" office:value="0.02835316" calcext:value-type="float">
            <text:p>0.02835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7607" calcext:value-type="float">
            <text:p>42.37607</text:p>
          </table:table-cell>
          <table:table-cell office:value-type="float" office:value="43.03834" calcext:value-type="float">
            <text:p>43.038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0.7034284" calcext:value-type="float">
            <text:p>0.7034284</text:p>
          </table:table-cell>
          <table:table-cell office:value-type="float" office:value="127.1706" calcext:value-type="float">
            <text:p>127.1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749" calcext:value-type="float">
            <text:p>16.1749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213262" calcext:value-type="float">
            <text:p>0.0004213262</text:p>
          </table:table-cell>
          <table:table-cell office:value-type="float" office:value="0.0002095448" calcext:value-type="float">
            <text:p>0.0002095448</text:p>
          </table:table-cell>
          <table:table-cell office:value-type="float" office:value="1688.306" calcext:value-type="float">
            <text:p>1688.306</text:p>
          </table:table-cell>
          <table:table-cell office:value-type="float" office:value="0.7642669" calcext:value-type="float">
            <text:p>0.7642669</text:p>
          </table:table-cell>
          <table:table-cell office:value-type="float" office:value="0" calcext:value-type="float">
            <text:p>0</text:p>
          </table:table-cell>
          <table:table-cell office:value-type="float" office:value="0.4333517" calcext:value-type="float">
            <text:p>0.4333517</text:p>
          </table:table-cell>
          <table:table-cell office:value-type="float" office:value="0.5515313" calcext:value-type="float">
            <text:p>0.5515313</text:p>
          </table:table-cell>
          <table:table-cell office:value-type="float" office:value="0.02845674" calcext:value-type="float">
            <text:p>0.02845674</text:p>
          </table:table-cell>
          <table:table-cell office:value-type="float" office:value="0.02830555" calcext:value-type="float">
            <text:p>0.0283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4489" calcext:value-type="float">
            <text:p>42.34489</text:p>
          </table:table-cell>
          <table:table-cell office:value-type="float" office:value="43.01798" calcext:value-type="float">
            <text:p>43.017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0.7027462" calcext:value-type="float">
            <text:p>0.7027462</text:p>
          </table:table-cell>
          <table:table-cell office:value-type="float" office:value="127.1698" calcext:value-type="float">
            <text:p>127.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6163" calcext:value-type="float">
            <text:p>16.16163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328698" calcext:value-type="float">
            <text:p>0.0004328698</text:p>
          </table:table-cell>
          <table:table-cell office:value-type="float" office:value="0.0003614356" calcext:value-type="float">
            <text:p>0.0003614356</text:p>
          </table:table-cell>
          <table:table-cell office:value-type="float" office:value="1688.321" calcext:value-type="float">
            <text:p>1688.321</text:p>
          </table:table-cell>
          <table:table-cell office:value-type="float" office:value="0.7623689" calcext:value-type="float">
            <text:p>0.7623689</text:p>
          </table:table-cell>
          <table:table-cell office:value-type="float" office:value="0" calcext:value-type="float">
            <text:p>0</text:p>
          </table:table-cell>
          <table:table-cell office:value-type="float" office:value="0.4341008" calcext:value-type="float">
            <text:p>0.4341008</text:p>
          </table:table-cell>
          <table:table-cell office:value-type="float" office:value="0.5514205" calcext:value-type="float">
            <text:p>0.5514205</text:p>
          </table:table-cell>
          <table:table-cell office:value-type="float" office:value="0.02841032" calcext:value-type="float">
            <text:p>0.02841032</text:p>
          </table:table-cell>
          <table:table-cell office:value-type="float" office:value="0.02825813" calcext:value-type="float">
            <text:p>0.0282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1347" calcext:value-type="float">
            <text:p>42.31347</text:p>
          </table:table-cell>
          <table:table-cell office:value-type="float" office:value="42.99755" calcext:value-type="float">
            <text:p>42.997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0.7020804" calcext:value-type="float">
            <text:p>0.7020804</text:p>
          </table:table-cell>
          <table:table-cell office:value-type="float" office:value="127.169" calcext:value-type="float">
            <text:p>127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841" calcext:value-type="float">
            <text:p>16.14841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445502" calcext:value-type="float">
            <text:p>0.0004445502</text:p>
          </table:table-cell>
          <table:table-cell office:value-type="float" office:value="0.0005181541" calcext:value-type="float">
            <text:p>0.0005181541</text:p>
          </table:table-cell>
          <table:table-cell office:value-type="float" office:value="1688.337" calcext:value-type="float">
            <text:p>1688.337</text:p>
          </table:table-cell>
          <table:table-cell office:value-type="float" office:value="0.7606388" calcext:value-type="float">
            <text:p>0.7606388</text:p>
          </table:table-cell>
          <table:table-cell office:value-type="float" office:value="0" calcext:value-type="float">
            <text:p>0</text:p>
          </table:table-cell>
          <table:table-cell office:value-type="float" office:value="0.437444" calcext:value-type="float">
            <text:p>0.437444</text:p>
          </table:table-cell>
          <table:table-cell office:value-type="float" office:value="0.551604" calcext:value-type="float">
            <text:p>0.551604</text:p>
          </table:table-cell>
          <table:table-cell office:value-type="float" office:value="0.02836438" calcext:value-type="float">
            <text:p>0.02836438</text:p>
          </table:table-cell>
          <table:table-cell office:value-type="float" office:value="0.02821074" calcext:value-type="float">
            <text:p>0.0282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8236" calcext:value-type="float">
            <text:p>42.28236</text:p>
          </table:table-cell>
          <table:table-cell office:value-type="float" office:value="42.97701" calcext:value-type="float">
            <text:p>42.977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0.7014301" calcext:value-type="float">
            <text:p>0.7014301</text:p>
          </table:table-cell>
          <table:table-cell office:value-type="float" office:value="127.1682" calcext:value-type="float">
            <text:p>127.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3524" calcext:value-type="float">
            <text:p>16.13524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555718" calcext:value-type="float">
            <text:p>0.0004555718</text:p>
          </table:table-cell>
          <table:table-cell office:value-type="float" office:value="0.0006475071" calcext:value-type="float">
            <text:p>0.0006475071</text:p>
          </table:table-cell>
          <table:table-cell office:value-type="float" office:value="1688.352" calcext:value-type="float">
            <text:p>1688.352</text:p>
          </table:table-cell>
          <table:table-cell office:value-type="float" office:value="0.7590295" calcext:value-type="float">
            <text:p>0.7590295</text:p>
          </table:table-cell>
          <table:table-cell office:value-type="float" office:value="0" calcext:value-type="float">
            <text:p>0</text:p>
          </table:table-cell>
          <table:table-cell office:value-type="float" office:value="0.4971825" calcext:value-type="float">
            <text:p>0.4971825</text:p>
          </table:table-cell>
          <table:table-cell office:value-type="float" office:value="0.5551829" calcext:value-type="float">
            <text:p>0.5551829</text:p>
          </table:table-cell>
          <table:table-cell office:value-type="float" office:value="0.02832371" calcext:value-type="float">
            <text:p>0.02832371</text:p>
          </table:table-cell>
          <table:table-cell office:value-type="float" office:value="0.02816337" calcext:value-type="float">
            <text:p>0.02816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438" calcext:value-type="float">
            <text:p>42.25438</text:p>
          </table:table-cell>
          <table:table-cell office:value-type="float" office:value="42.95636" calcext:value-type="float">
            <text:p>42.956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0.7008395" calcext:value-type="float">
            <text:p>0.7008395</text:p>
          </table:table-cell>
          <table:table-cell office:value-type="float" office:value="127.1677" calcext:value-type="float">
            <text:p>127.1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23" calcext:value-type="float">
            <text:p>16.1223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671834" calcext:value-type="float">
            <text:p>0.0004671834</text:p>
          </table:table-cell>
          <table:table-cell office:value-type="float" office:value="0.0008165906" calcext:value-type="float">
            <text:p>0.0008165906</text:p>
          </table:table-cell>
          <table:table-cell office:value-type="float" office:value="1688.367" calcext:value-type="float">
            <text:p>1688.367</text:p>
          </table:table-cell>
          <table:table-cell office:value-type="float" office:value="0.7575714" calcext:value-type="float">
            <text:p>0.7575714</text:p>
          </table:table-cell>
          <table:table-cell office:value-type="float" office:value="0" calcext:value-type="float">
            <text:p>0</text:p>
          </table:table-cell>
          <table:table-cell office:value-type="float" office:value="0.5912097" calcext:value-type="float">
            <text:p>0.5912097</text:p>
          </table:table-cell>
          <table:table-cell office:value-type="float" office:value="0.5682089" calcext:value-type="float">
            <text:p>0.5682089</text:p>
          </table:table-cell>
          <table:table-cell office:value-type="float" office:value="0.02833645" calcext:value-type="float">
            <text:p>0.02833645</text:p>
          </table:table-cell>
          <table:table-cell office:value-type="float" office:value="0.02811614" calcext:value-type="float">
            <text:p>0.0281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4943" calcext:value-type="float">
            <text:p>42.24943</text:p>
          </table:table-cell>
          <table:table-cell office:value-type="float" office:value="42.93451" calcext:value-type="float">
            <text:p>42.934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0.7003168" calcext:value-type="float">
            <text:p>0.7003168</text:p>
          </table:table-cell>
          <table:table-cell office:value-type="float" office:value="127.1672" calcext:value-type="float">
            <text:p>127.1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939" calcext:value-type="float">
            <text:p>16.10939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761355" calcext:value-type="float">
            <text:p>0.0004761355</text:p>
          </table:table-cell>
          <table:table-cell office:value-type="float" office:value="0.0008745714" calcext:value-type="float">
            <text:p>0.0008745714</text:p>
          </table:table-cell>
          <table:table-cell office:value-type="float" office:value="1688.382" calcext:value-type="float">
            <text:p>1688.382</text:p>
          </table:table-cell>
          <table:table-cell office:value-type="float" office:value="0.7563688" calcext:value-type="float">
            <text:p>0.7563688</text:p>
          </table:table-cell>
          <table:table-cell office:value-type="float" office:value="0" calcext:value-type="float">
            <text:p>0</text:p>
          </table:table-cell>
          <table:table-cell office:value-type="float" office:value="0.6077284" calcext:value-type="float">
            <text:p>0.6077284</text:p>
          </table:table-cell>
          <table:table-cell office:value-type="float" office:value="0.5762631" calcext:value-type="float">
            <text:p>0.5762631</text:p>
          </table:table-cell>
          <table:table-cell office:value-type="float" office:value="0.02831303" calcext:value-type="float">
            <text:p>0.02831303</text:p>
          </table:table-cell>
          <table:table-cell office:value-type="float" office:value="0.02806903" calcext:value-type="float">
            <text:p>0.02806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164" calcext:value-type="float">
            <text:p>42.25164</text:p>
          </table:table-cell>
          <table:table-cell office:value-type="float" office:value="42.91504" calcext:value-type="float">
            <text:p>42.915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0.6998049" calcext:value-type="float">
            <text:p>0.6998049</text:p>
          </table:table-cell>
          <table:table-cell office:value-type="float" office:value="127.1667" calcext:value-type="float">
            <text:p>127.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9656" calcext:value-type="float">
            <text:p>16.09656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852202" calcext:value-type="float">
            <text:p>0.0004852202</text:p>
          </table:table-cell>
          <table:table-cell office:value-type="float" office:value="0.0009356187" calcext:value-type="float">
            <text:p>0.0009356187</text:p>
          </table:table-cell>
          <table:table-cell office:value-type="float" office:value="1688.398" calcext:value-type="float">
            <text:p>1688.398</text:p>
          </table:table-cell>
          <table:table-cell office:value-type="float" office:value="0.7552215" calcext:value-type="float">
            <text:p>0.7552215</text:p>
          </table:table-cell>
          <table:table-cell office:value-type="float" office:value="0" calcext:value-type="float">
            <text:p>0</text:p>
          </table:table-cell>
          <table:table-cell office:value-type="float" office:value="0.6104033" calcext:value-type="float">
            <text:p>0.6104033</text:p>
          </table:table-cell>
          <table:table-cell office:value-type="float" office:value="0.5762358" calcext:value-type="float">
            <text:p>0.5762358</text:p>
          </table:table-cell>
          <table:table-cell office:value-type="float" office:value="0.02826656" calcext:value-type="float">
            <text:p>0.02826656</text:p>
          </table:table-cell>
          <table:table-cell office:value-type="float" office:value="0.02802193" calcext:value-type="float">
            <text:p>0.02802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518" calcext:value-type="float">
            <text:p>42.25518</text:p>
          </table:table-cell>
          <table:table-cell office:value-type="float" office:value="42.89625" calcext:value-type="float">
            <text:p>42.896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0.699306" calcext:value-type="float">
            <text:p>0.699306</text:p>
          </table:table-cell>
          <table:table-cell office:value-type="float" office:value="127.1662" calcext:value-type="float">
            <text:p>127.1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383" calcext:value-type="float">
            <text:p>16.08383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4953176" calcext:value-type="float">
            <text:p>0.0004953176</text:p>
          </table:table-cell>
          <table:table-cell office:value-type="float" office:value="0.001040644" calcext:value-type="float">
            <text:p>0.001040644</text:p>
          </table:table-cell>
          <table:table-cell office:value-type="float" office:value="1688.413" calcext:value-type="float">
            <text:p>1688.413</text:p>
          </table:table-cell>
          <table:table-cell office:value-type="float" office:value="0.7539975" calcext:value-type="float">
            <text:p>0.7539975</text:p>
          </table:table-cell>
          <table:table-cell office:value-type="float" office:value="0" calcext:value-type="float">
            <text:p>0</text:p>
          </table:table-cell>
          <table:table-cell office:value-type="float" office:value="0.6043952" calcext:value-type="float">
            <text:p>0.6043952</text:p>
          </table:table-cell>
          <table:table-cell office:value-type="float" office:value="0.5703983" calcext:value-type="float">
            <text:p>0.5703983</text:p>
          </table:table-cell>
          <table:table-cell office:value-type="float" office:value="0.02820252" calcext:value-type="float">
            <text:p>0.02820252</text:p>
          </table:table-cell>
          <table:table-cell office:value-type="float" office:value="0.0279749" calcext:value-type="float">
            <text:p>0.0279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84" calcext:value-type="float">
            <text:p>42.2584</text:p>
          </table:table-cell>
          <table:table-cell office:value-type="float" office:value="42.87766" calcext:value-type="float">
            <text:p>42.877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0.6988165" calcext:value-type="float">
            <text:p>0.6988165</text:p>
          </table:table-cell>
          <table:table-cell office:value-type="float" office:value="127.1656" calcext:value-type="float">
            <text:p>127.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7122" calcext:value-type="float">
            <text:p>16.07122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050961" calcext:value-type="float">
            <text:p>0.0005050961</text:p>
          </table:table-cell>
          <table:table-cell office:value-type="float" office:value="0.001130712" calcext:value-type="float">
            <text:p>0.001130712</text:p>
          </table:table-cell>
          <table:table-cell office:value-type="float" office:value="1688.427" calcext:value-type="float">
            <text:p>1688.427</text:p>
          </table:table-cell>
          <table:table-cell office:value-type="float" office:value="0.7526448" calcext:value-type="float">
            <text:p>0.7526448</text:p>
          </table:table-cell>
          <table:table-cell office:value-type="float" office:value="0" calcext:value-type="float">
            <text:p>0</text:p>
          </table:table-cell>
          <table:table-cell office:value-type="float" office:value="0.5903707" calcext:value-type="float">
            <text:p>0.5903707</text:p>
          </table:table-cell>
          <table:table-cell office:value-type="float" office:value="0.5669868" calcext:value-type="float">
            <text:p>0.5669868</text:p>
          </table:table-cell>
          <table:table-cell office:value-type="float" office:value="0.02813702" calcext:value-type="float">
            <text:p>0.02813702</text:p>
          </table:table-cell>
          <table:table-cell office:value-type="float" office:value="0.02792803" calcext:value-type="float">
            <text:p>0.0279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968" calcext:value-type="float">
            <text:p>42.25968</text:p>
          </table:table-cell>
          <table:table-cell office:value-type="float" office:value="42.85933" calcext:value-type="float">
            <text:p>42.859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0.6983559" calcext:value-type="float">
            <text:p>0.6983559</text:p>
          </table:table-cell>
          <table:table-cell office:value-type="float" office:value="127.165" calcext:value-type="float">
            <text:p>127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5868" calcext:value-type="float">
            <text:p>16.05868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1483" calcext:value-type="float">
            <text:p>0.00051483</text:p>
          </table:table-cell>
          <table:table-cell office:value-type="float" office:value="0.001217425" calcext:value-type="float">
            <text:p>0.001217425</text:p>
          </table:table-cell>
          <table:table-cell office:value-type="float" office:value="1688.443" calcext:value-type="float">
            <text:p>1688.443</text:p>
          </table:table-cell>
          <table:table-cell office:value-type="float" office:value="0.7513943" calcext:value-type="float">
            <text:p>0.7513943</text:p>
          </table:table-cell>
          <table:table-cell office:value-type="float" office:value="0" calcext:value-type="float">
            <text:p>0</text:p>
          </table:table-cell>
          <table:table-cell office:value-type="float" office:value="0.5737911" calcext:value-type="float">
            <text:p>0.5737911</text:p>
          </table:table-cell>
          <table:table-cell office:value-type="float" office:value="0.5643358" calcext:value-type="float">
            <text:p>0.5643358</text:p>
          </table:table-cell>
          <table:table-cell office:value-type="float" office:value="0.02807481" calcext:value-type="float">
            <text:p>0.02807481</text:p>
          </table:table-cell>
          <table:table-cell office:value-type="float" office:value="0.02788122" calcext:value-type="float">
            <text:p>0.02788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836" calcext:value-type="float">
            <text:p>42.25836</text:p>
          </table:table-cell>
          <table:table-cell office:value-type="float" office:value="42.84147" calcext:value-type="float">
            <text:p>42.841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0.6979343" calcext:value-type="float">
            <text:p>0.6979343</text:p>
          </table:table-cell>
          <table:table-cell office:value-type="float" office:value="127.1646" calcext:value-type="float">
            <text:p>127.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4617" calcext:value-type="float">
            <text:p>16.04617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243759" calcext:value-type="float">
            <text:p>0.0005243759</text:p>
          </table:table-cell>
          <table:table-cell office:value-type="float" office:value="0.001300495" calcext:value-type="float">
            <text:p>0.001300495</text:p>
          </table:table-cell>
          <table:table-cell office:value-type="float" office:value="1688.457" calcext:value-type="float">
            <text:p>1688.457</text:p>
          </table:table-cell>
          <table:table-cell office:value-type="float" office:value="0.7503775" calcext:value-type="float">
            <text:p>0.7503775</text:p>
          </table:table-cell>
          <table:table-cell office:value-type="float" office:value="0" calcext:value-type="float">
            <text:p>0</text:p>
          </table:table-cell>
          <table:table-cell office:value-type="float" office:value="0.5877655" calcext:value-type="float">
            <text:p>0.5877655</text:p>
          </table:table-cell>
          <table:table-cell office:value-type="float" office:value="0.5688341" calcext:value-type="float">
            <text:p>0.5688341</text:p>
          </table:table-cell>
          <table:table-cell office:value-type="float" office:value="0.02802037" calcext:value-type="float">
            <text:p>0.02802037</text:p>
          </table:table-cell>
          <table:table-cell office:value-type="float" office:value="0.02783453" calcext:value-type="float">
            <text:p>0.02783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653" calcext:value-type="float">
            <text:p>42.25653</text:p>
          </table:table-cell>
          <table:table-cell office:value-type="float" office:value="42.82448" calcext:value-type="float">
            <text:p>42.824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0.6975417" calcext:value-type="float">
            <text:p>0.6975417</text:p>
          </table:table-cell>
          <table:table-cell office:value-type="float" office:value="127.1642" calcext:value-type="float">
            <text:p>127.1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338" calcext:value-type="float">
            <text:p>16.0338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33118" calcext:value-type="float">
            <text:p>0.000533118</text:p>
          </table:table-cell>
          <table:table-cell office:value-type="float" office:value="0.001354556" calcext:value-type="float">
            <text:p>0.001354556</text:p>
          </table:table-cell>
          <table:table-cell office:value-type="float" office:value="1688.472" calcext:value-type="float">
            <text:p>1688.472</text:p>
          </table:table-cell>
          <table:table-cell office:value-type="float" office:value="0.7495528" calcext:value-type="float">
            <text:p>0.7495528</text:p>
          </table:table-cell>
          <table:table-cell office:value-type="float" office:value="0" calcext:value-type="float">
            <text:p>0</text:p>
          </table:table-cell>
          <table:table-cell office:value-type="float" office:value="0.5823709" calcext:value-type="float">
            <text:p>0.5823709</text:p>
          </table:table-cell>
          <table:table-cell office:value-type="float" office:value="0.571274" calcext:value-type="float">
            <text:p>0.571274</text:p>
          </table:table-cell>
          <table:table-cell office:value-type="float" office:value="0.02796594" calcext:value-type="float">
            <text:p>0.02796594</text:p>
          </table:table-cell>
          <table:table-cell office:value-type="float" office:value="0.02778786" calcext:value-type="float">
            <text:p>0.02778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64" calcext:value-type="float">
            <text:p>42.2564</text:p>
          </table:table-cell>
          <table:table-cell office:value-type="float" office:value="42.80923" calcext:value-type="float">
            <text:p>42.809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0.6971529" calcext:value-type="float">
            <text:p>0.6971529</text:p>
          </table:table-cell>
          <table:table-cell office:value-type="float" office:value="127.1638" calcext:value-type="float">
            <text:p>127.1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2147" calcext:value-type="float">
            <text:p>16.02147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416174" calcext:value-type="float">
            <text:p>0.0005416174</text:p>
          </table:table-cell>
          <table:table-cell office:value-type="float" office:value="0.001404621" calcext:value-type="float">
            <text:p>0.001404621</text:p>
          </table:table-cell>
          <table:table-cell office:value-type="float" office:value="1688.486" calcext:value-type="float">
            <text:p>1688.486</text:p>
          </table:table-cell>
          <table:table-cell office:value-type="float" office:value="0.7487686" calcext:value-type="float">
            <text:p>0.7487686</text:p>
          </table:table-cell>
          <table:table-cell office:value-type="float" office:value="0" calcext:value-type="float">
            <text:p>0</text:p>
          </table:table-cell>
          <table:table-cell office:value-type="float" office:value="0.5633446" calcext:value-type="float">
            <text:p>0.5633446</text:p>
          </table:table-cell>
          <table:table-cell office:value-type="float" office:value="0.5699319" calcext:value-type="float">
            <text:p>0.5699319</text:p>
          </table:table-cell>
          <table:table-cell office:value-type="float" office:value="0.02790871" calcext:value-type="float">
            <text:p>0.02790871</text:p>
          </table:table-cell>
          <table:table-cell office:value-type="float" office:value="0.02774127" calcext:value-type="float">
            <text:p>0.0277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387" calcext:value-type="float">
            <text:p>42.25387</text:p>
          </table:table-cell>
          <table:table-cell office:value-type="float" office:value="42.79483" calcext:value-type="float">
            <text:p>42.794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0.696763" calcext:value-type="float">
            <text:p>0.696763</text:p>
          </table:table-cell>
          <table:table-cell office:value-type="float" office:value="127.1634" calcext:value-type="float">
            <text:p>127.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0918" calcext:value-type="float">
            <text:p>16.00918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495182" calcext:value-type="float">
            <text:p>0.0005495182</text:p>
          </table:table-cell>
          <table:table-cell office:value-type="float" office:value="0.001437043" calcext:value-type="float">
            <text:p>0.001437043</text:p>
          </table:table-cell>
          <table:table-cell office:value-type="float" office:value="1688.501" calcext:value-type="float">
            <text:p>1688.501</text:p>
          </table:table-cell>
          <table:table-cell office:value-type="float" office:value="0.7481172" calcext:value-type="float">
            <text:p>0.7481172</text:p>
          </table:table-cell>
          <table:table-cell office:value-type="float" office:value="0" calcext:value-type="float">
            <text:p>0</text:p>
          </table:table-cell>
          <table:table-cell office:value-type="float" office:value="0.5524944" calcext:value-type="float">
            <text:p>0.5524944</text:p>
          </table:table-cell>
          <table:table-cell office:value-type="float" office:value="0.5679042" calcext:value-type="float">
            <text:p>0.5679042</text:p>
          </table:table-cell>
          <table:table-cell office:value-type="float" office:value="0.02785348" calcext:value-type="float">
            <text:p>0.02785348</text:p>
          </table:table-cell>
          <table:table-cell office:value-type="float" office:value="0.0276948" calcext:value-type="float">
            <text:p>0.027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4943" calcext:value-type="float">
            <text:p>42.24943</text:p>
          </table:table-cell>
          <table:table-cell office:value-type="float" office:value="42.78078" calcext:value-type="float">
            <text:p>42.780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0.6963648" calcext:value-type="float">
            <text:p>0.6963648</text:p>
          </table:table-cell>
          <table:table-cell office:value-type="float" office:value="127.1631" calcext:value-type="float">
            <text:p>127.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9689" calcext:value-type="float">
            <text:p>15.99689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575852" calcext:value-type="float">
            <text:p>0.0005575852</text:p>
          </table:table-cell>
          <table:table-cell office:value-type="float" office:value="0.0014815" calcext:value-type="float">
            <text:p>0.0014815</text:p>
          </table:table-cell>
          <table:table-cell office:value-type="float" office:value="1688.515" calcext:value-type="float">
            <text:p>1688.515</text:p>
          </table:table-cell>
          <table:table-cell office:value-type="float" office:value="0.747458" calcext:value-type="float">
            <text:p>0.747458</text:p>
          </table:table-cell>
          <table:table-cell office:value-type="float" office:value="0" calcext:value-type="float">
            <text:p>0</text:p>
          </table:table-cell>
          <table:table-cell office:value-type="float" office:value="0.5299412" calcext:value-type="float">
            <text:p>0.5299412</text:p>
          </table:table-cell>
          <table:table-cell office:value-type="float" office:value="0.5606441" calcext:value-type="float">
            <text:p>0.5606441</text:p>
          </table:table-cell>
          <table:table-cell office:value-type="float" office:value="0.02779627" calcext:value-type="float">
            <text:p>0.02779627</text:p>
          </table:table-cell>
          <table:table-cell office:value-type="float" office:value="0.0276483" calcext:value-type="float">
            <text:p>0.0276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426" calcext:value-type="float">
            <text:p>42.2426</text:p>
          </table:table-cell>
          <table:table-cell office:value-type="float" office:value="42.76664" calcext:value-type="float">
            <text:p>42.766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0.6959535" calcext:value-type="float">
            <text:p>0.6959535</text:p>
          </table:table-cell>
          <table:table-cell office:value-type="float" office:value="127.1627" calcext:value-type="float">
            <text:p>127.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8459" calcext:value-type="float">
            <text:p>15.98459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651679" calcext:value-type="float">
            <text:p>0.0005651679</text:p>
          </table:table-cell>
          <table:table-cell office:value-type="float" office:value="0.001509412" calcext:value-type="float">
            <text:p>0.001509412</text:p>
          </table:table-cell>
          <table:table-cell office:value-type="float" office:value="1688.529" calcext:value-type="float">
            <text:p>1688.529</text:p>
          </table:table-cell>
          <table:table-cell office:value-type="float" office:value="0.7467657" calcext:value-type="float">
            <text:p>0.7467657</text:p>
          </table:table-cell>
          <table:table-cell office:value-type="float" office:value="0" calcext:value-type="float">
            <text:p>0</text:p>
          </table:table-cell>
          <table:table-cell office:value-type="float" office:value="0.5202957" calcext:value-type="float">
            <text:p>0.5202957</text:p>
          </table:table-cell>
          <table:table-cell office:value-type="float" office:value="0.556757" calcext:value-type="float">
            <text:p>0.556757</text:p>
          </table:table-cell>
          <table:table-cell office:value-type="float" office:value="0.02773683" calcext:value-type="float">
            <text:p>0.02773683</text:p>
          </table:table-cell>
          <table:table-cell office:value-type="float" office:value="0.02760194" calcext:value-type="float">
            <text:p>0.0276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3345" calcext:value-type="float">
            <text:p>42.23345</text:p>
          </table:table-cell>
          <table:table-cell office:value-type="float" office:value="42.7518" calcext:value-type="float">
            <text:p>42.75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0.6955383" calcext:value-type="float">
            <text:p>0.6955383</text:p>
          </table:table-cell>
          <table:table-cell office:value-type="float" office:value="127.1624" calcext:value-type="float">
            <text:p>127.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7231" calcext:value-type="float">
            <text:p>15.97231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7185" calcext:value-type="float">
            <text:p>0.00057185</text:p>
          </table:table-cell>
          <table:table-cell office:value-type="float" office:value="0.001498794" calcext:value-type="float">
            <text:p>0.001498794</text:p>
          </table:table-cell>
          <table:table-cell office:value-type="float" office:value="1688.544" calcext:value-type="float">
            <text:p>1688.544</text:p>
          </table:table-cell>
          <table:table-cell office:value-type="float" office:value="0.7460586" calcext:value-type="float">
            <text:p>0.7460586</text:p>
          </table:table-cell>
          <table:table-cell office:value-type="float" office:value="0" calcext:value-type="float">
            <text:p>0</text:p>
          </table:table-cell>
          <table:table-cell office:value-type="float" office:value="0.5134519" calcext:value-type="float">
            <text:p>0.5134519</text:p>
          </table:table-cell>
          <table:table-cell office:value-type="float" office:value="0.5560154" calcext:value-type="float">
            <text:p>0.5560154</text:p>
          </table:table-cell>
          <table:table-cell office:value-type="float" office:value="0.02768679" calcext:value-type="float">
            <text:p>0.02768679</text:p>
          </table:table-cell>
          <table:table-cell office:value-type="float" office:value="0.02755567" calcext:value-type="float">
            <text:p>0.0275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2333" calcext:value-type="float">
            <text:p>42.22333</text:p>
          </table:table-cell>
          <table:table-cell office:value-type="float" office:value="42.737" calcext:value-type="float">
            <text:p>42.7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0.6951199" calcext:value-type="float">
            <text:p>0.6951199</text:p>
          </table:table-cell>
          <table:table-cell office:value-type="float" office:value="127.162" calcext:value-type="float">
            <text:p>127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5999" calcext:value-type="float">
            <text:p>15.95999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744708" calcext:value-type="float">
            <text:p>0.0005744708</text:p>
          </table:table-cell>
          <table:table-cell office:value-type="float" office:value="0.001327837" calcext:value-type="float">
            <text:p>0.001327837</text:p>
          </table:table-cell>
          <table:table-cell office:value-type="float" office:value="1688.558" calcext:value-type="float">
            <text:p>1688.558</text:p>
          </table:table-cell>
          <table:table-cell office:value-type="float" office:value="0.7453564" calcext:value-type="float">
            <text:p>0.7453564</text:p>
          </table:table-cell>
          <table:table-cell office:value-type="float" office:value="0" calcext:value-type="float">
            <text:p>0</text:p>
          </table:table-cell>
          <table:table-cell office:value-type="float" office:value="0.5055325" calcext:value-type="float">
            <text:p>0.5055325</text:p>
          </table:table-cell>
          <table:table-cell office:value-type="float" office:value="0.5541964" calcext:value-type="float">
            <text:p>0.5541964</text:p>
          </table:table-cell>
          <table:table-cell office:value-type="float" office:value="0.02764104" calcext:value-type="float">
            <text:p>0.02764104</text:p>
          </table:table-cell>
          <table:table-cell office:value-type="float" office:value="0.02750948" calcext:value-type="float">
            <text:p>0.0275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1202" calcext:value-type="float">
            <text:p>42.21202</text:p>
          </table:table-cell>
          <table:table-cell office:value-type="float" office:value="42.72211" calcext:value-type="float">
            <text:p>42.722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0.6946959" calcext:value-type="float">
            <text:p>0.6946959</text:p>
          </table:table-cell>
          <table:table-cell office:value-type="float" office:value="127.1617" calcext:value-type="float">
            <text:p>127.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4762" calcext:value-type="float">
            <text:p>15.94762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77345" calcext:value-type="float">
            <text:p>0.000577345</text:p>
          </table:table-cell>
          <table:table-cell office:value-type="float" office:value="0.00118792" calcext:value-type="float">
            <text:p>0.00118792</text:p>
          </table:table-cell>
          <table:table-cell office:value-type="float" office:value="1688.572" calcext:value-type="float">
            <text:p>1688.572</text:p>
          </table:table-cell>
          <table:table-cell office:value-type="float" office:value="0.7446605" calcext:value-type="float">
            <text:p>0.7446605</text:p>
          </table:table-cell>
          <table:table-cell office:value-type="float" office:value="0" calcext:value-type="float">
            <text:p>0</text:p>
          </table:table-cell>
          <table:table-cell office:value-type="float" office:value="0.5010844" calcext:value-type="float">
            <text:p>0.5010844</text:p>
          </table:table-cell>
          <table:table-cell office:value-type="float" office:value="0.5524397" calcext:value-type="float">
            <text:p>0.5524397</text:p>
          </table:table-cell>
          <table:table-cell office:value-type="float" office:value="0.02759781" calcext:value-type="float">
            <text:p>0.02759781</text:p>
          </table:table-cell>
          <table:table-cell office:value-type="float" office:value="0.02746335" calcext:value-type="float">
            <text:p>0.0274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993" calcext:value-type="float">
            <text:p>42.1993</text:p>
          </table:table-cell>
          <table:table-cell office:value-type="float" office:value="42.70659" calcext:value-type="float">
            <text:p>42.706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0.6942701" calcext:value-type="float">
            <text:p>0.6942701</text:p>
          </table:table-cell>
          <table:table-cell office:value-type="float" office:value="127.1613" calcext:value-type="float">
            <text:p>127.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524" calcext:value-type="float">
            <text:p>15.93524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85162" calcext:value-type="float">
            <text:p>0.000585162</text:p>
          </table:table-cell>
          <table:table-cell office:value-type="float" office:value="0.00125237" calcext:value-type="float">
            <text:p>0.00125237</text:p>
          </table:table-cell>
          <table:table-cell office:value-type="float" office:value="1688.586" calcext:value-type="float">
            <text:p>1688.586</text:p>
          </table:table-cell>
          <table:table-cell office:value-type="float" office:value="0.74397" calcext:value-type="float">
            <text:p>0.74397</text:p>
          </table:table-cell>
          <table:table-cell office:value-type="float" office:value="0" calcext:value-type="float">
            <text:p>0</text:p>
          </table:table-cell>
          <table:table-cell office:value-type="float" office:value="0.5050336" calcext:value-type="float">
            <text:p>0.5050336</text:p>
          </table:table-cell>
          <table:table-cell office:value-type="float" office:value="0.5525374" calcext:value-type="float">
            <text:p>0.5525374</text:p>
          </table:table-cell>
          <table:table-cell office:value-type="float" office:value="0.02755495" calcext:value-type="float">
            <text:p>0.02755495</text:p>
          </table:table-cell>
          <table:table-cell office:value-type="float" office:value="0.0274173" calcext:value-type="float">
            <text:p>0.0274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8612" calcext:value-type="float">
            <text:p>42.18612</text:p>
          </table:table-cell>
          <table:table-cell office:value-type="float" office:value="42.6908" calcext:value-type="float">
            <text:p>42.69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0.6938492" calcext:value-type="float">
            <text:p>0.6938492</text:p>
          </table:table-cell>
          <table:table-cell office:value-type="float" office:value="127.1609" calcext:value-type="float">
            <text:p>127.1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2292" calcext:value-type="float">
            <text:p>15.92292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5928379" calcext:value-type="float">
            <text:p>0.0005928379</text:p>
          </table:table-cell>
          <table:table-cell office:value-type="float" office:value="0.001307273" calcext:value-type="float">
            <text:p>0.001307273</text:p>
          </table:table-cell>
          <table:table-cell office:value-type="float" office:value="1688.601" calcext:value-type="float">
            <text:p>1688.601</text:p>
          </table:table-cell>
          <table:table-cell office:value-type="float" office:value="0.7432746" calcext:value-type="float">
            <text:p>0.7432746</text:p>
          </table:table-cell>
          <table:table-cell office:value-type="float" office:value="0" calcext:value-type="float">
            <text:p>0</text:p>
          </table:table-cell>
          <table:table-cell office:value-type="float" office:value="0.5186708" calcext:value-type="float">
            <text:p>0.5186708</text:p>
          </table:table-cell>
          <table:table-cell office:value-type="float" office:value="0.5549865" calcext:value-type="float">
            <text:p>0.5549865</text:p>
          </table:table-cell>
          <table:table-cell office:value-type="float" office:value="0.02750891" calcext:value-type="float">
            <text:p>0.02750891</text:p>
          </table:table-cell>
          <table:table-cell office:value-type="float" office:value="0.02737134" calcext:value-type="float">
            <text:p>0.02737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7469" calcext:value-type="float">
            <text:p>42.17469</text:p>
          </table:table-cell>
          <table:table-cell office:value-type="float" office:value="42.67516" calcext:value-type="float">
            <text:p>42.675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0.6934366" calcext:value-type="float">
            <text:p>0.6934366</text:p>
          </table:table-cell>
          <table:table-cell office:value-type="float" office:value="127.1605" calcext:value-type="float">
            <text:p>127.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07" calcext:value-type="float">
            <text:p>15.9107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6003861" calcext:value-type="float">
            <text:p>0.0006003861</text:p>
          </table:table-cell>
          <table:table-cell office:value-type="float" office:value="0.001353851" calcext:value-type="float">
            <text:p>0.001353851</text:p>
          </table:table-cell>
          <table:table-cell office:value-type="float" office:value="1688.615" calcext:value-type="float">
            <text:p>1688.615</text:p>
          </table:table-cell>
          <table:table-cell office:value-type="float" office:value="0.7425639" calcext:value-type="float">
            <text:p>0.7425639</text:p>
          </table:table-cell>
          <table:table-cell office:value-type="float" office:value="0" calcext:value-type="float">
            <text:p>0</text:p>
          </table:table-cell>
          <table:table-cell office:value-type="float" office:value="0.5221864" calcext:value-type="float">
            <text:p>0.5221864</text:p>
          </table:table-cell>
          <table:table-cell office:value-type="float" office:value="0.5568635" calcext:value-type="float">
            <text:p>0.5568635</text:p>
          </table:table-cell>
          <table:table-cell office:value-type="float" office:value="0.02745993" calcext:value-type="float">
            <text:p>0.02745993</text:p>
          </table:table-cell>
          <table:table-cell office:value-type="float" office:value="0.0273254" calcext:value-type="float">
            <text:p>0.0273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6528" calcext:value-type="float">
            <text:p>42.16528</text:p>
          </table:table-cell>
          <table:table-cell office:value-type="float" office:value="42.66029" calcext:value-type="float">
            <text:p>42.66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0.6930156" calcext:value-type="float">
            <text:p>0.6930156</text:p>
          </table:table-cell>
          <table:table-cell office:value-type="float" office:value="127.1601" calcext:value-type="float">
            <text:p>127.1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9845" calcext:value-type="float">
            <text:p>15.89845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6079723" calcext:value-type="float">
            <text:p>0.0006079723</text:p>
          </table:table-cell>
          <table:table-cell office:value-type="float" office:value="0.001395448" calcext:value-type="float">
            <text:p>0.001395448</text:p>
          </table:table-cell>
          <table:table-cell office:value-type="float" office:value="1688.629" calcext:value-type="float">
            <text:p>1688.629</text:p>
          </table:table-cell>
          <table:table-cell office:value-type="float" office:value="0.7418691" calcext:value-type="float">
            <text:p>0.7418691</text:p>
          </table:table-cell>
          <table:table-cell office:value-type="float" office:value="0" calcext:value-type="float">
            <text:p>0</text:p>
          </table:table-cell>
          <table:table-cell office:value-type="float" office:value="0.4987493" calcext:value-type="float">
            <text:p>0.4987493</text:p>
          </table:table-cell>
          <table:table-cell office:value-type="float" office:value="0.5523697" calcext:value-type="float">
            <text:p>0.5523697</text:p>
          </table:table-cell>
          <table:table-cell office:value-type="float" office:value="0.02741444" calcext:value-type="float">
            <text:p>0.02741444</text:p>
          </table:table-cell>
          <table:table-cell office:value-type="float" office:value="0.02727961" calcext:value-type="float">
            <text:p>0.0272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5329" calcext:value-type="float">
            <text:p>42.15329</text:p>
          </table:table-cell>
          <table:table-cell office:value-type="float" office:value="42.64529" calcext:value-type="float">
            <text:p>42.645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0.6926028" calcext:value-type="float">
            <text:p>0.6926028</text:p>
          </table:table-cell>
          <table:table-cell office:value-type="float" office:value="127.1598" calcext:value-type="float">
            <text:p>127.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8536" calcext:value-type="float">
            <text:p>15.88536</text:p>
          </table:table-cell>
          <table:table-cell office:value-type="float" office:value="0.001665496" calcext:value-type="float">
            <text:p>0.001665496</text:p>
          </table:table-cell>
          <table:table-cell office:value-type="float" office:value="0.000616694" calcext:value-type="float">
            <text:p>0.000616694</text:p>
          </table:table-cell>
          <table:table-cell office:value-type="float" office:value="0.001458019" calcext:value-type="float">
            <text:p>0.001458019</text:p>
          </table:table-cell>
          <table:table-cell office:value-type="float" office:value="1688.643" calcext:value-type="float">
            <text:p>1688.643</text:p>
          </table:table-cell>
          <table:table-cell office:value-type="float" office:value="0.7412799" calcext:value-type="float">
            <text:p>0.7412799</text:p>
          </table:table-cell>
          <table:table-cell office:value-type="float" office:value="0" calcext:value-type="float">
            <text:p>0</text:p>
          </table:table-cell>
          <table:table-cell office:value-type="float" office:value="0.3937714" calcext:value-type="float">
            <text:p>0.3937714</text:p>
          </table:table-cell>
          <table:table-cell office:value-type="float" office:value="0.5303394" calcext:value-type="float">
            <text:p>0.5303394</text:p>
          </table:table-cell>
          <table:table-cell office:value-type="float" office:value="0.02736516" calcext:value-type="float">
            <text:p>0.02736516</text:p>
          </table:table-cell>
          <table:table-cell office:value-type="float" office:value="0.0272339" calcext:value-type="float">
            <text:p>0.027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3335" calcext:value-type="float">
            <text:p>42.13335</text:p>
          </table:table-cell>
          <table:table-cell office:value-type="float" office:value="42.62901" calcext:value-type="float">
            <text:p>42.62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0.6921543" calcext:value-type="float">
            <text:p>0.6921543</text:p>
          </table:table-cell>
          <table:table-cell office:value-type="float" office:value="127.1594" calcext:value-type="float">
            <text:p>127.1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7159" calcext:value-type="float">
            <text:p>15.87159</text:p>
          </table:table-cell>
          <table:table-cell office:value-type="float" office:value="0.001696699" calcext:value-type="float">
            <text:p>0.001696699</text:p>
          </table:table-cell>
          <table:table-cell office:value-type="float" office:value="0.0006231521" calcext:value-type="float">
            <text:p>0.0006231521</text:p>
          </table:table-cell>
          <table:table-cell office:value-type="float" office:value="0.001432287" calcext:value-type="float">
            <text:p>0.001432287</text:p>
          </table:table-cell>
          <table:table-cell office:value-type="float" office:value="1688.657" calcext:value-type="float">
            <text:p>1688.657</text:p>
          </table:table-cell>
          <table:table-cell office:value-type="float" office:value="0.7407432" calcext:value-type="float">
            <text:p>0.7407432</text:p>
          </table:table-cell>
          <table:table-cell office:value-type="float" office:value="0" calcext:value-type="float">
            <text:p>0</text:p>
          </table:table-cell>
          <table:table-cell office:value-type="float" office:value="0.4192618" calcext:value-type="float">
            <text:p>0.4192618</text:p>
          </table:table-cell>
          <table:table-cell office:value-type="float" office:value="0.5281342" calcext:value-type="float">
            <text:p>0.5281342</text:p>
          </table:table-cell>
          <table:table-cell office:value-type="float" office:value="0.02732876" calcext:value-type="float">
            <text:p>0.02732876</text:p>
          </table:table-cell>
          <table:table-cell office:value-type="float" office:value="0.02718829" calcext:value-type="float">
            <text:p>0.0271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0384" calcext:value-type="float">
            <text:p>42.10384</text:p>
          </table:table-cell>
          <table:table-cell office:value-type="float" office:value="42.60809" calcext:value-type="float">
            <text:p>42.608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0.6911388" calcext:value-type="float">
            <text:p>0.6911388</text:p>
          </table:table-cell>
          <table:table-cell office:value-type="float" office:value="127.1589" calcext:value-type="float">
            <text:p>127.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5853" calcext:value-type="float">
            <text:p>15.85853</text:p>
          </table:table-cell>
          <table:table-cell office:value-type="float" office:value="0.002224416" calcext:value-type="float">
            <text:p>0.002224416</text:p>
          </table:table-cell>
          <table:table-cell office:value-type="float" office:value="0.0006350566" calcext:value-type="float">
            <text:p>0.0006350566</text:p>
          </table:table-cell>
          <table:table-cell office:value-type="float" office:value="0.001628188" calcext:value-type="float">
            <text:p>0.001628188</text:p>
          </table:table-cell>
          <table:table-cell office:value-type="float" office:value="1688.672" calcext:value-type="float">
            <text:p>1688.672</text:p>
          </table:table-cell>
          <table:table-cell office:value-type="float" office:value="0.7397609" calcext:value-type="float">
            <text:p>0.7397609</text:p>
          </table:table-cell>
          <table:table-cell office:value-type="float" office:value="0" calcext:value-type="float">
            <text:p>0</text:p>
          </table:table-cell>
          <table:table-cell office:value-type="float" office:value="0.4286067" calcext:value-type="float">
            <text:p>0.4286067</text:p>
          </table:table-cell>
          <table:table-cell office:value-type="float" office:value="0.5382503" calcext:value-type="float">
            <text:p>0.5382503</text:p>
          </table:table-cell>
          <table:table-cell office:value-type="float" office:value="0.02728847" calcext:value-type="float">
            <text:p>0.02728847</text:p>
          </table:table-cell>
          <table:table-cell office:value-type="float" office:value="0.02714271" calcext:value-type="float">
            <text:p>0.02714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7619" calcext:value-type="float">
            <text:p>42.07619</text:p>
          </table:table-cell>
          <table:table-cell office:value-type="float" office:value="42.58789" calcext:value-type="float">
            <text:p>42.587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0.6905439" calcext:value-type="float">
            <text:p>0.6905439</text:p>
          </table:table-cell>
          <table:table-cell office:value-type="float" office:value="127.1584" calcext:value-type="float">
            <text:p>127.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4569" calcext:value-type="float">
            <text:p>15.84569</text:p>
          </table:table-cell>
          <table:table-cell office:value-type="float" office:value="0.002307476" calcext:value-type="float">
            <text:p>0.002307476</text:p>
          </table:table-cell>
          <table:table-cell office:value-type="float" office:value="0.0006469107" calcext:value-type="float">
            <text:p>0.0006469107</text:p>
          </table:table-cell>
          <table:table-cell office:value-type="float" office:value="0.001817703" calcext:value-type="float">
            <text:p>0.001817703</text:p>
          </table:table-cell>
          <table:table-cell office:value-type="float" office:value="1688.686" calcext:value-type="float">
            <text:p>1688.686</text:p>
          </table:table-cell>
          <table:table-cell office:value-type="float" office:value="0.7387069" calcext:value-type="float">
            <text:p>0.7387069</text:p>
          </table:table-cell>
          <table:table-cell office:value-type="float" office:value="0" calcext:value-type="float">
            <text:p>0</text:p>
          </table:table-cell>
          <table:table-cell office:value-type="float" office:value="0.4336105" calcext:value-type="float">
            <text:p>0.4336105</text:p>
          </table:table-cell>
          <table:table-cell office:value-type="float" office:value="0.5429481" calcext:value-type="float">
            <text:p>0.5429481</text:p>
          </table:table-cell>
          <table:table-cell office:value-type="float" office:value="0.02724647" calcext:value-type="float">
            <text:p>0.02724647</text:p>
          </table:table-cell>
          <table:table-cell office:value-type="float" office:value="0.02709718" calcext:value-type="float">
            <text:p>0.0270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493" calcext:value-type="float">
            <text:p>42.0493</text:p>
          </table:table-cell>
          <table:table-cell office:value-type="float" office:value="42.5686" calcext:value-type="float">
            <text:p>42.56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0.6899526" calcext:value-type="float">
            <text:p>0.6899526</text:p>
          </table:table-cell>
          <table:table-cell office:value-type="float" office:value="127.1578" calcext:value-type="float">
            <text:p>127.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3299" calcext:value-type="float">
            <text:p>15.83299</text:p>
          </table:table-cell>
          <table:table-cell office:value-type="float" office:value="0.002307476" calcext:value-type="float">
            <text:p>0.002307476</text:p>
          </table:table-cell>
          <table:table-cell office:value-type="float" office:value="0.0006577503" calcext:value-type="float">
            <text:p>0.0006577503</text:p>
          </table:table-cell>
          <table:table-cell office:value-type="float" office:value="0.001953945" calcext:value-type="float">
            <text:p>0.001953945</text:p>
          </table:table-cell>
          <table:table-cell office:value-type="float" office:value="1688.7" calcext:value-type="float">
            <text:p>1688.7</text:p>
          </table:table-cell>
          <table:table-cell office:value-type="float" office:value="0.7372369" calcext:value-type="float">
            <text:p>0.7372369</text:p>
          </table:table-cell>
          <table:table-cell office:value-type="float" office:value="0" calcext:value-type="float">
            <text:p>0</text:p>
          </table:table-cell>
          <table:table-cell office:value-type="float" office:value="0.4275009" calcext:value-type="float">
            <text:p>0.4275009</text:p>
          </table:table-cell>
          <table:table-cell office:value-type="float" office:value="0.5439526" calcext:value-type="float">
            <text:p>0.5439526</text:p>
          </table:table-cell>
          <table:table-cell office:value-type="float" office:value="0.02720198" calcext:value-type="float">
            <text:p>0.02720198</text:p>
          </table:table-cell>
          <table:table-cell office:value-type="float" office:value="0.02705181" calcext:value-type="float">
            <text:p>0.0270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2139" calcext:value-type="float">
            <text:p>42.02139</text:p>
          </table:table-cell>
          <table:table-cell office:value-type="float" office:value="42.54962" calcext:value-type="float">
            <text:p>42.549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0.6893312" calcext:value-type="float">
            <text:p>0.6893312</text:p>
          </table:table-cell>
          <table:table-cell office:value-type="float" office:value="127.1571" calcext:value-type="float">
            <text:p>127.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2035" calcext:value-type="float">
            <text:p>15.82035</text:p>
          </table:table-cell>
          <table:table-cell office:value-type="float" office:value="0.002307476" calcext:value-type="float">
            <text:p>0.002307476</text:p>
          </table:table-cell>
          <table:table-cell office:value-type="float" office:value="0.0006675712" calcext:value-type="float">
            <text:p>0.0006675712</text:p>
          </table:table-cell>
          <table:table-cell office:value-type="float" office:value="0.002046478" calcext:value-type="float">
            <text:p>0.002046478</text:p>
          </table:table-cell>
          <table:table-cell office:value-type="float" office:value="1688.715" calcext:value-type="float">
            <text:p>1688.715</text:p>
          </table:table-cell>
          <table:table-cell office:value-type="float" office:value="0.735607" calcext:value-type="float">
            <text:p>0.735607</text:p>
          </table:table-cell>
          <table:table-cell office:value-type="float" office:value="0" calcext:value-type="float">
            <text:p>0</text:p>
          </table:table-cell>
          <table:table-cell office:value-type="float" office:value="0.4274431" calcext:value-type="float">
            <text:p>0.4274431</text:p>
          </table:table-cell>
          <table:table-cell office:value-type="float" office:value="0.5444592" calcext:value-type="float">
            <text:p>0.5444592</text:p>
          </table:table-cell>
          <table:table-cell office:value-type="float" office:value="0.02715784" calcext:value-type="float">
            <text:p>0.02715784</text:p>
          </table:table-cell>
          <table:table-cell office:value-type="float" office:value="0.02700649" calcext:value-type="float">
            <text:p>0.02700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9268" calcext:value-type="float">
            <text:p>41.99268</text:p>
          </table:table-cell>
          <table:table-cell office:value-type="float" office:value="42.5307" calcext:value-type="float">
            <text:p>42.53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0.6884162" calcext:value-type="float">
            <text:p>0.6884162</text:p>
          </table:table-cell>
          <table:table-cell office:value-type="float" office:value="127.1564" calcext:value-type="float">
            <text:p>127.1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0782" calcext:value-type="float">
            <text:p>15.80782</text:p>
          </table:table-cell>
          <table:table-cell office:value-type="float" office:value="0.002553117" calcext:value-type="float">
            <text:p>0.002553117</text:p>
          </table:table-cell>
          <table:table-cell office:value-type="float" office:value="0.0006800943" calcext:value-type="float">
            <text:p>0.0006800943</text:p>
          </table:table-cell>
          <table:table-cell office:value-type="float" office:value="0.002238292" calcext:value-type="float">
            <text:p>0.002238292</text:p>
          </table:table-cell>
          <table:table-cell office:value-type="float" office:value="1688.73" calcext:value-type="float">
            <text:p>1688.73</text:p>
          </table:table-cell>
          <table:table-cell office:value-type="float" office:value="0.7336797" calcext:value-type="float">
            <text:p>0.7336797</text:p>
          </table:table-cell>
          <table:table-cell office:value-type="float" office:value="0" calcext:value-type="float">
            <text:p>0</text:p>
          </table:table-cell>
          <table:table-cell office:value-type="float" office:value="0.4334532" calcext:value-type="float">
            <text:p>0.4334532</text:p>
          </table:table-cell>
          <table:table-cell office:value-type="float" office:value="0.5454917" calcext:value-type="float">
            <text:p>0.5454917</text:p>
          </table:table-cell>
          <table:table-cell office:value-type="float" office:value="0.02711467" calcext:value-type="float">
            <text:p>0.02711467</text:p>
          </table:table-cell>
          <table:table-cell office:value-type="float" office:value="0.02696119" calcext:value-type="float">
            <text:p>0.0269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6401" calcext:value-type="float">
            <text:p>41.96401</text:p>
          </table:table-cell>
          <table:table-cell office:value-type="float" office:value="42.51176" calcext:value-type="float">
            <text:p>42.511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0.6874747" calcext:value-type="float">
            <text:p>0.6874747</text:p>
          </table:table-cell>
          <table:table-cell office:value-type="float" office:value="127.1556" calcext:value-type="float">
            <text:p>127.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9533" calcext:value-type="float">
            <text:p>15.79533</text:p>
          </table:table-cell>
          <table:table-cell office:value-type="float" office:value="0.002817954" calcext:value-type="float">
            <text:p>0.002817954</text:p>
          </table:table-cell>
          <table:table-cell office:value-type="float" office:value="0.0006898958" calcext:value-type="float">
            <text:p>0.0006898958</text:p>
          </table:table-cell>
          <table:table-cell office:value-type="float" office:value="0.002318355" calcext:value-type="float">
            <text:p>0.002318355</text:p>
          </table:table-cell>
          <table:table-cell office:value-type="float" office:value="1688.745" calcext:value-type="float">
            <text:p>1688.745</text:p>
          </table:table-cell>
          <table:table-cell office:value-type="float" office:value="0.7317246" calcext:value-type="float">
            <text:p>0.7317246</text:p>
          </table:table-cell>
          <table:table-cell office:value-type="float" office:value="0" calcext:value-type="float">
            <text:p>0</text:p>
          </table:table-cell>
          <table:table-cell office:value-type="float" office:value="0.435462" calcext:value-type="float">
            <text:p>0.435462</text:p>
          </table:table-cell>
          <table:table-cell office:value-type="float" office:value="0.5460894" calcext:value-type="float">
            <text:p>0.5460894</text:p>
          </table:table-cell>
          <table:table-cell office:value-type="float" office:value="0.02707133" calcext:value-type="float">
            <text:p>0.02707133</text:p>
          </table:table-cell>
          <table:table-cell office:value-type="float" office:value="0.02691605" calcext:value-type="float">
            <text:p>0.0269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3597" calcext:value-type="float">
            <text:p>41.93597</text:p>
          </table:table-cell>
          <table:table-cell office:value-type="float" office:value="42.49279" calcext:value-type="float">
            <text:p>42.492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0.6864128" calcext:value-type="float">
            <text:p>0.6864128</text:p>
          </table:table-cell>
          <table:table-cell office:value-type="float" office:value="127.1548" calcext:value-type="float">
            <text:p>127.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827" calcext:value-type="float">
            <text:p>15.7827</text:p>
          </table:table-cell>
          <table:table-cell office:value-type="float" office:value="0.003196478" calcext:value-type="float">
            <text:p>0.003196478</text:p>
          </table:table-cell>
          <table:table-cell office:value-type="float" office:value="0.000702519" calcext:value-type="float">
            <text:p>0.000702519</text:p>
          </table:table-cell>
          <table:table-cell office:value-type="float" office:value="0.002511739" calcext:value-type="float">
            <text:p>0.002511739</text:p>
          </table:table-cell>
          <table:table-cell office:value-type="float" office:value="1688.76" calcext:value-type="float">
            <text:p>1688.76</text:p>
          </table:table-cell>
          <table:table-cell office:value-type="float" office:value="0.7297362" calcext:value-type="float">
            <text:p>0.7297362</text:p>
          </table:table-cell>
          <table:table-cell office:value-type="float" office:value="0" calcext:value-type="float">
            <text:p>0</text:p>
          </table:table-cell>
          <table:table-cell office:value-type="float" office:value="0.437366" calcext:value-type="float">
            <text:p>0.437366</text:p>
          </table:table-cell>
          <table:table-cell office:value-type="float" office:value="0.5466303" calcext:value-type="float">
            <text:p>0.5466303</text:p>
          </table:table-cell>
          <table:table-cell office:value-type="float" office:value="0.02702791" calcext:value-type="float">
            <text:p>0.02702791</text:p>
          </table:table-cell>
          <table:table-cell office:value-type="float" office:value="0.02687096" calcext:value-type="float">
            <text:p>0.0268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083" calcext:value-type="float">
            <text:p>41.9083</text:p>
          </table:table-cell>
          <table:table-cell office:value-type="float" office:value="42.47395" calcext:value-type="float">
            <text:p>42.473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0.6853398" calcext:value-type="float">
            <text:p>0.6853398</text:p>
          </table:table-cell>
          <table:table-cell office:value-type="float" office:value="127.1541" calcext:value-type="float">
            <text:p>127.1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6982" calcext:value-type="float">
            <text:p>15.76982</text:p>
          </table:table-cell>
          <table:table-cell office:value-type="float" office:value="0.003595229" calcext:value-type="float">
            <text:p>0.003595229</text:p>
          </table:table-cell>
          <table:table-cell office:value-type="float" office:value="0.0007130243" calcext:value-type="float">
            <text:p>0.0007130243</text:p>
          </table:table-cell>
          <table:table-cell office:value-type="float" office:value="0.002617697" calcext:value-type="float">
            <text:p>0.002617697</text:p>
          </table:table-cell>
          <table:table-cell office:value-type="float" office:value="1688.775" calcext:value-type="float">
            <text:p>1688.775</text:p>
          </table:table-cell>
          <table:table-cell office:value-type="float" office:value="0.7277834" calcext:value-type="float">
            <text:p>0.7277834</text:p>
          </table:table-cell>
          <table:table-cell office:value-type="float" office:value="0" calcext:value-type="float">
            <text:p>0</text:p>
          </table:table-cell>
          <table:table-cell office:value-type="float" office:value="0.4365631" calcext:value-type="float">
            <text:p>0.4365631</text:p>
          </table:table-cell>
          <table:table-cell office:value-type="float" office:value="0.5465392" calcext:value-type="float">
            <text:p>0.5465392</text:p>
          </table:table-cell>
          <table:table-cell office:value-type="float" office:value="0.02698377" calcext:value-type="float">
            <text:p>0.02698377</text:p>
          </table:table-cell>
          <table:table-cell office:value-type="float" office:value="0.02682591" calcext:value-type="float">
            <text:p>0.0268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036" calcext:value-type="float">
            <text:p>41.88036</text:p>
          </table:table-cell>
          <table:table-cell office:value-type="float" office:value="42.45504" calcext:value-type="float">
            <text:p>42.455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0.6843488" calcext:value-type="float">
            <text:p>0.6843488</text:p>
          </table:table-cell>
          <table:table-cell office:value-type="float" office:value="127.1533" calcext:value-type="float">
            <text:p>127.1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569" calcext:value-type="float">
            <text:p>15.7569</text:p>
          </table:table-cell>
          <table:table-cell office:value-type="float" office:value="0.003912449" calcext:value-type="float">
            <text:p>0.003912449</text:p>
          </table:table-cell>
          <table:table-cell office:value-type="float" office:value="0.0007251898" calcext:value-type="float">
            <text:p>0.0007251898</text:p>
          </table:table-cell>
          <table:table-cell office:value-type="float" office:value="0.002789156" calcext:value-type="float">
            <text:p>0.002789156</text:p>
          </table:table-cell>
          <table:table-cell office:value-type="float" office:value="1688.79" calcext:value-type="float">
            <text:p>1688.79</text:p>
          </table:table-cell>
          <table:table-cell office:value-type="float" office:value="0.7257874" calcext:value-type="float">
            <text:p>0.7257874</text:p>
          </table:table-cell>
          <table:table-cell office:value-type="float" office:value="0" calcext:value-type="float">
            <text:p>0</text:p>
          </table:table-cell>
          <table:table-cell office:value-type="float" office:value="0.4371312" calcext:value-type="float">
            <text:p>0.4371312</text:p>
          </table:table-cell>
          <table:table-cell office:value-type="float" office:value="0.5466568" calcext:value-type="float">
            <text:p>0.5466568</text:p>
          </table:table-cell>
          <table:table-cell office:value-type="float" office:value="0.0269401" calcext:value-type="float">
            <text:p>0.0269401</text:p>
          </table:table-cell>
          <table:table-cell office:value-type="float" office:value="0.02678094" calcext:value-type="float">
            <text:p>0.0267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5234" calcext:value-type="float">
            <text:p>41.85234</text:p>
          </table:table-cell>
          <table:table-cell office:value-type="float" office:value="42.43607" calcext:value-type="float">
            <text:p>42.436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0.6835875" calcext:value-type="float">
            <text:p>0.6835875</text:p>
          </table:table-cell>
          <table:table-cell office:value-type="float" office:value="127.1526" calcext:value-type="float">
            <text:p>127.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4398" calcext:value-type="float">
            <text:p>15.74398</text:p>
          </table:table-cell>
          <table:table-cell office:value-type="float" office:value="0.004001462" calcext:value-type="float">
            <text:p>0.004001462</text:p>
          </table:table-cell>
          <table:table-cell office:value-type="float" office:value="0.0007366303" calcext:value-type="float">
            <text:p>0.0007366303</text:p>
          </table:table-cell>
          <table:table-cell office:value-type="float" office:value="0.002931721" calcext:value-type="float">
            <text:p>0.002931721</text:p>
          </table:table-cell>
          <table:table-cell office:value-type="float" office:value="1688.806" calcext:value-type="float">
            <text:p>1688.806</text:p>
          </table:table-cell>
          <table:table-cell office:value-type="float" office:value="0.7238426" calcext:value-type="float">
            <text:p>0.7238426</text:p>
          </table:table-cell>
          <table:table-cell office:value-type="float" office:value="0" calcext:value-type="float">
            <text:p>0</text:p>
          </table:table-cell>
          <table:table-cell office:value-type="float" office:value="0.4372958" calcext:value-type="float">
            <text:p>0.4372958</text:p>
          </table:table-cell>
          <table:table-cell office:value-type="float" office:value="0.5466651" calcext:value-type="float">
            <text:p>0.5466651</text:p>
          </table:table-cell>
          <table:table-cell office:value-type="float" office:value="0.02689638" calcext:value-type="float">
            <text:p>0.02689638</text:p>
          </table:table-cell>
          <table:table-cell office:value-type="float" office:value="0.02673608" calcext:value-type="float">
            <text:p>0.0267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2424" calcext:value-type="float">
            <text:p>41.82424</text:p>
          </table:table-cell>
          <table:table-cell office:value-type="float" office:value="42.41708" calcext:value-type="float">
            <text:p>42.417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0.6829396" calcext:value-type="float">
            <text:p>0.6829396</text:p>
          </table:table-cell>
          <table:table-cell office:value-type="float" office:value="127.1518" calcext:value-type="float">
            <text:p>127.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3106" calcext:value-type="float">
            <text:p>15.73106</text:p>
          </table:table-cell>
          <table:table-cell office:value-type="float" office:value="0.004001462" calcext:value-type="float">
            <text:p>0.004001462</text:p>
          </table:table-cell>
          <table:table-cell office:value-type="float" office:value="0.0007480069" calcext:value-type="float">
            <text:p>0.0007480069</text:p>
          </table:table-cell>
          <table:table-cell office:value-type="float" office:value="0.003068372" calcext:value-type="float">
            <text:p>0.003068372</text:p>
          </table:table-cell>
          <table:table-cell office:value-type="float" office:value="1688.821" calcext:value-type="float">
            <text:p>1688.821</text:p>
          </table:table-cell>
          <table:table-cell office:value-type="float" office:value="0.7219117" calcext:value-type="float">
            <text:p>0.7219117</text:p>
          </table:table-cell>
          <table:table-cell office:value-type="float" office:value="0" calcext:value-type="float">
            <text:p>0</text:p>
          </table:table-cell>
          <table:table-cell office:value-type="float" office:value="0.4299092" calcext:value-type="float">
            <text:p>0.4299092</text:p>
          </table:table-cell>
          <table:table-cell office:value-type="float" office:value="0.545578" calcext:value-type="float">
            <text:p>0.545578</text:p>
          </table:table-cell>
          <table:table-cell office:value-type="float" office:value="0.02685149" calcext:value-type="float">
            <text:p>0.02685149</text:p>
          </table:table-cell>
          <table:table-cell office:value-type="float" office:value="0.02669129" calcext:value-type="float">
            <text:p>0.02669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9514" calcext:value-type="float">
            <text:p>41.79514</text:p>
          </table:table-cell>
          <table:table-cell office:value-type="float" office:value="42.39803" calcext:value-type="float">
            <text:p>42.398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0.6823018" calcext:value-type="float">
            <text:p>0.6823018</text:p>
          </table:table-cell>
          <table:table-cell office:value-type="float" office:value="127.151" calcext:value-type="float">
            <text:p>127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1815" calcext:value-type="float">
            <text:p>15.71815</text:p>
          </table:table-cell>
          <table:table-cell office:value-type="float" office:value="0.004001462" calcext:value-type="float">
            <text:p>0.004001462</text:p>
          </table:table-cell>
          <table:table-cell office:value-type="float" office:value="0.0007592532" calcext:value-type="float">
            <text:p>0.0007592532</text:p>
          </table:table-cell>
          <table:table-cell office:value-type="float" office:value="0.00319794" calcext:value-type="float">
            <text:p>0.00319794</text:p>
          </table:table-cell>
          <table:table-cell office:value-type="float" office:value="1688.836" calcext:value-type="float">
            <text:p>1688.836</text:p>
          </table:table-cell>
          <table:table-cell office:value-type="float" office:value="0.7200094" calcext:value-type="float">
            <text:p>0.7200094</text:p>
          </table:table-cell>
          <table:table-cell office:value-type="float" office:value="0" calcext:value-type="float">
            <text:p>0</text:p>
          </table:table-cell>
          <table:table-cell office:value-type="float" office:value="0.4280819" calcext:value-type="float">
            <text:p>0.4280819</text:p>
          </table:table-cell>
          <table:table-cell office:value-type="float" office:value="0.5450481" calcext:value-type="float">
            <text:p>0.5450481</text:p>
          </table:table-cell>
          <table:table-cell office:value-type="float" office:value="0.02680705" calcext:value-type="float">
            <text:p>0.02680705</text:p>
          </table:table-cell>
          <table:table-cell office:value-type="float" office:value="0.02664656" calcext:value-type="float">
            <text:p>0.0266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6479" calcext:value-type="float">
            <text:p>41.76479</text:p>
          </table:table-cell>
          <table:table-cell office:value-type="float" office:value="42.37888" calcext:value-type="float">
            <text:p>42.37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0.6816685" calcext:value-type="float">
            <text:p>0.6816685</text:p>
          </table:table-cell>
          <table:table-cell office:value-type="float" office:value="127.1502" calcext:value-type="float">
            <text:p>127.1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0526" calcext:value-type="float">
            <text:p>15.70526</text:p>
          </table:table-cell>
          <table:table-cell office:value-type="float" office:value="0.004001462" calcext:value-type="float">
            <text:p>0.004001462</text:p>
          </table:table-cell>
          <table:table-cell office:value-type="float" office:value="0.0007705999" calcext:value-type="float">
            <text:p>0.0007705999</text:p>
          </table:table-cell>
          <table:table-cell office:value-type="float" office:value="0.003330962" calcext:value-type="float">
            <text:p>0.003330962</text:p>
          </table:table-cell>
          <table:table-cell office:value-type="float" office:value="1688.851" calcext:value-type="float">
            <text:p>1688.851</text:p>
          </table:table-cell>
          <table:table-cell office:value-type="float" office:value="0.7181453" calcext:value-type="float">
            <text:p>0.7181453</text:p>
          </table:table-cell>
          <table:table-cell office:value-type="float" office:value="0" calcext:value-type="float">
            <text:p>0</text:p>
          </table:table-cell>
          <table:table-cell office:value-type="float" office:value="0.427878" calcext:value-type="float">
            <text:p>0.427878</text:p>
          </table:table-cell>
          <table:table-cell office:value-type="float" office:value="0.5448906" calcext:value-type="float">
            <text:p>0.5448906</text:p>
          </table:table-cell>
          <table:table-cell office:value-type="float" office:value="0.02676339" calcext:value-type="float">
            <text:p>0.02676339</text:p>
          </table:table-cell>
          <table:table-cell office:value-type="float" office:value="0.02660193" calcext:value-type="float">
            <text:p>0.0266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3423" calcext:value-type="float">
            <text:p>41.73423</text:p>
          </table:table-cell>
          <table:table-cell office:value-type="float" office:value="42.35962" calcext:value-type="float">
            <text:p>42.359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0.6809431" calcext:value-type="float">
            <text:p>0.6809431</text:p>
          </table:table-cell>
          <table:table-cell office:value-type="float" office:value="127.1494" calcext:value-type="float">
            <text:p>127.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9238" calcext:value-type="float">
            <text:p>15.69238</text:p>
          </table:table-cell>
          <table:table-cell office:value-type="float" office:value="0.004084024" calcext:value-type="float">
            <text:p>0.004084024</text:p>
          </table:table-cell>
          <table:table-cell office:value-type="float" office:value="0.000782056" calcext:value-type="float">
            <text:p>0.000782056</text:p>
          </table:table-cell>
          <table:table-cell office:value-type="float" office:value="0.003465855" calcext:value-type="float">
            <text:p>0.003465855</text:p>
          </table:table-cell>
          <table:table-cell office:value-type="float" office:value="1688.867" calcext:value-type="float">
            <text:p>1688.867</text:p>
          </table:table-cell>
          <table:table-cell office:value-type="float" office:value="0.7161613" calcext:value-type="float">
            <text:p>0.7161613</text:p>
          </table:table-cell>
          <table:table-cell office:value-type="float" office:value="0" calcext:value-type="float">
            <text:p>0</text:p>
          </table:table-cell>
          <table:table-cell office:value-type="float" office:value="0.4329198" calcext:value-type="float">
            <text:p>0.4329198</text:p>
          </table:table-cell>
          <table:table-cell office:value-type="float" office:value="0.545505" calcext:value-type="float">
            <text:p>0.545505</text:p>
          </table:table-cell>
          <table:table-cell office:value-type="float" office:value="0.02672079" calcext:value-type="float">
            <text:p>0.02672079</text:p>
          </table:table-cell>
          <table:table-cell office:value-type="float" office:value="0.02655741" calcext:value-type="float">
            <text:p>0.0265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0369" calcext:value-type="float">
            <text:p>41.70369</text:p>
          </table:table-cell>
          <table:table-cell office:value-type="float" office:value="42.34044" calcext:value-type="float">
            <text:p>42.340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0.6802702" calcext:value-type="float">
            <text:p>0.6802702</text:p>
          </table:table-cell>
          <table:table-cell office:value-type="float" office:value="127.1486" calcext:value-type="float">
            <text:p>127.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7955" calcext:value-type="float">
            <text:p>15.67955</text:p>
          </table:table-cell>
          <table:table-cell office:value-type="float" office:value="0.004102972" calcext:value-type="float">
            <text:p>0.004102972</text:p>
          </table:table-cell>
          <table:table-cell office:value-type="float" office:value="0.0007940079" calcext:value-type="float">
            <text:p>0.0007940079</text:p>
          </table:table-cell>
          <table:table-cell office:value-type="float" office:value="0.003616215" calcext:value-type="float">
            <text:p>0.003616215</text:p>
          </table:table-cell>
          <table:table-cell office:value-type="float" office:value="1688.882" calcext:value-type="float">
            <text:p>1688.882</text:p>
          </table:table-cell>
          <table:table-cell office:value-type="float" office:value="0.7140023" calcext:value-type="float">
            <text:p>0.7140023</text:p>
          </table:table-cell>
          <table:table-cell office:value-type="float" office:value="0" calcext:value-type="float">
            <text:p>0</text:p>
          </table:table-cell>
          <table:table-cell office:value-type="float" office:value="0.4352283" calcext:value-type="float">
            <text:p>0.4352283</text:p>
          </table:table-cell>
          <table:table-cell office:value-type="float" office:value="0.5460073" calcext:value-type="float">
            <text:p>0.5460073</text:p>
          </table:table-cell>
          <table:table-cell office:value-type="float" office:value="0.02667833" calcext:value-type="float">
            <text:p>0.02667833</text:p>
          </table:table-cell>
          <table:table-cell office:value-type="float" office:value="0.02651289" calcext:value-type="float">
            <text:p>0.0265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7412" calcext:value-type="float">
            <text:p>41.67412</text:p>
          </table:table-cell>
          <table:table-cell office:value-type="float" office:value="42.32124" calcext:value-type="float">
            <text:p>42.321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0.6794928" calcext:value-type="float">
            <text:p>0.6794928</text:p>
          </table:table-cell>
          <table:table-cell office:value-type="float" office:value="127.1477" calcext:value-type="float">
            <text:p>127.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6676" calcext:value-type="float">
            <text:p>15.66676</text:p>
          </table:table-cell>
          <table:table-cell office:value-type="float" office:value="0.00422256" calcext:value-type="float">
            <text:p>0.00422256</text:p>
          </table:table-cell>
          <table:table-cell office:value-type="float" office:value="0.0008056679" calcext:value-type="float">
            <text:p>0.0008056679</text:p>
          </table:table-cell>
          <table:table-cell office:value-type="float" office:value="0.003753034" calcext:value-type="float">
            <text:p>0.003753034</text:p>
          </table:table-cell>
          <table:table-cell office:value-type="float" office:value="1688.897" calcext:value-type="float">
            <text:p>1688.897</text:p>
          </table:table-cell>
          <table:table-cell office:value-type="float" office:value="0.7118246" calcext:value-type="float">
            <text:p>0.7118246</text:p>
          </table:table-cell>
          <table:table-cell office:value-type="float" office:value="0" calcext:value-type="float">
            <text:p>0</text:p>
          </table:table-cell>
          <table:table-cell office:value-type="float" office:value="0.4368923" calcext:value-type="float">
            <text:p>0.4368923</text:p>
          </table:table-cell>
          <table:table-cell office:value-type="float" office:value="0.5464135" calcext:value-type="float">
            <text:p>0.5464135</text:p>
          </table:table-cell>
          <table:table-cell office:value-type="float" office:value="0.02663566" calcext:value-type="float">
            <text:p>0.02663566</text:p>
          </table:table-cell>
          <table:table-cell office:value-type="float" office:value="0.02646848" calcext:value-type="float">
            <text:p>0.02646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4493" calcext:value-type="float">
            <text:p>41.64493</text:p>
          </table:table-cell>
          <table:table-cell office:value-type="float" office:value="42.30194" calcext:value-type="float">
            <text:p>42.301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0.6786643" calcext:value-type="float">
            <text:p>0.6786643</text:p>
          </table:table-cell>
          <table:table-cell office:value-type="float" office:value="127.1469" calcext:value-type="float">
            <text:p>127.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5398" calcext:value-type="float">
            <text:p>15.65398</text:p>
          </table:table-cell>
          <table:table-cell office:value-type="float" office:value="0.004400188" calcext:value-type="float">
            <text:p>0.004400188</text:p>
          </table:table-cell>
          <table:table-cell office:value-type="float" office:value="0.0008173994" calcext:value-type="float">
            <text:p>0.0008173994</text:p>
          </table:table-cell>
          <table:table-cell office:value-type="float" office:value="0.003892709" calcext:value-type="float">
            <text:p>0.003892709</text:p>
          </table:table-cell>
          <table:table-cell office:value-type="float" office:value="1688.913" calcext:value-type="float">
            <text:p>1688.913</text:p>
          </table:table-cell>
          <table:table-cell office:value-type="float" office:value="0.7096745" calcext:value-type="float">
            <text:p>0.7096745</text:p>
          </table:table-cell>
          <table:table-cell office:value-type="float" office:value="0" calcext:value-type="float">
            <text:p>0</text:p>
          </table:table-cell>
          <table:table-cell office:value-type="float" office:value="0.4365412" calcext:value-type="float">
            <text:p>0.4365412</text:p>
          </table:table-cell>
          <table:table-cell office:value-type="float" office:value="0.5464158" calcext:value-type="float">
            <text:p>0.5464158</text:p>
          </table:table-cell>
          <table:table-cell office:value-type="float" office:value="0.02659241" calcext:value-type="float">
            <text:p>0.02659241</text:p>
          </table:table-cell>
          <table:table-cell office:value-type="float" office:value="0.02642415" calcext:value-type="float">
            <text:p>0.0264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1567" calcext:value-type="float">
            <text:p>41.61567</text:p>
          </table:table-cell>
          <table:table-cell office:value-type="float" office:value="42.28267" calcext:value-type="float">
            <text:p>42.282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0.6777802" calcext:value-type="float">
            <text:p>0.6777802</text:p>
          </table:table-cell>
          <table:table-cell office:value-type="float" office:value="127.146" calcext:value-type="float">
            <text:p>127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4122" calcext:value-type="float">
            <text:p>15.64122</text:p>
          </table:table-cell>
          <table:table-cell office:value-type="float" office:value="0.004637324" calcext:value-type="float">
            <text:p>0.004637324</text:p>
          </table:table-cell>
          <table:table-cell office:value-type="float" office:value="0.0008291089" calcext:value-type="float">
            <text:p>0.0008291089</text:p>
          </table:table-cell>
          <table:table-cell office:value-type="float" office:value="0.004031433" calcext:value-type="float">
            <text:p>0.004031433</text:p>
          </table:table-cell>
          <table:table-cell office:value-type="float" office:value="1688.928" calcext:value-type="float">
            <text:p>1688.928</text:p>
          </table:table-cell>
          <table:table-cell office:value-type="float" office:value="0.7075279" calcext:value-type="float">
            <text:p>0.7075279</text:p>
          </table:table-cell>
          <table:table-cell office:value-type="float" office:value="0" calcext:value-type="float">
            <text:p>0</text:p>
          </table:table-cell>
          <table:table-cell office:value-type="float" office:value="0.4369989" calcext:value-type="float">
            <text:p>0.4369989</text:p>
          </table:table-cell>
          <table:table-cell office:value-type="float" office:value="0.5464981" calcext:value-type="float">
            <text:p>0.5464981</text:p>
          </table:table-cell>
          <table:table-cell office:value-type="float" office:value="0.0265491" calcext:value-type="float">
            <text:p>0.0265491</text:p>
          </table:table-cell>
          <table:table-cell office:value-type="float" office:value="0.0263799" calcext:value-type="float">
            <text:p>0.0263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8636" calcext:value-type="float">
            <text:p>41.58636</text:p>
          </table:table-cell>
          <table:table-cell office:value-type="float" office:value="42.26344" calcext:value-type="float">
            <text:p>42.263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0.6768947" calcext:value-type="float">
            <text:p>0.6768947</text:p>
          </table:table-cell>
          <table:table-cell office:value-type="float" office:value="127.1452" calcext:value-type="float">
            <text:p>127.1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2846" calcext:value-type="float">
            <text:p>15.62846</text:p>
          </table:table-cell>
          <table:table-cell office:value-type="float" office:value="0.004877206" calcext:value-type="float">
            <text:p>0.004877206</text:p>
          </table:table-cell>
          <table:table-cell office:value-type="float" office:value="0.000840875" calcext:value-type="float">
            <text:p>0.000840875</text:p>
          </table:table-cell>
          <table:table-cell office:value-type="float" office:value="0.004171535" calcext:value-type="float">
            <text:p>0.004171535</text:p>
          </table:table-cell>
          <table:table-cell office:value-type="float" office:value="1688.943" calcext:value-type="float">
            <text:p>1688.943</text:p>
          </table:table-cell>
          <table:table-cell office:value-type="float" office:value="0.7053735" calcext:value-type="float">
            <text:p>0.7053735</text:p>
          </table:table-cell>
          <table:table-cell office:value-type="float" office:value="0" calcext:value-type="float">
            <text:p>0</text:p>
          </table:table-cell>
          <table:table-cell office:value-type="float" office:value="0.4374117" calcext:value-type="float">
            <text:p>0.4374117</text:p>
          </table:table-cell>
          <table:table-cell office:value-type="float" office:value="0.5464417" calcext:value-type="float">
            <text:p>0.5464417</text:p>
          </table:table-cell>
          <table:table-cell office:value-type="float" office:value="0.02650544" calcext:value-type="float">
            <text:p>0.02650544</text:p>
          </table:table-cell>
          <table:table-cell office:value-type="float" office:value="0.02633569" calcext:value-type="float">
            <text:p>0.02633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5727" calcext:value-type="float">
            <text:p>41.55727</text:p>
          </table:table-cell>
          <table:table-cell office:value-type="float" office:value="42.24416" calcext:value-type="float">
            <text:p>42.244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0.6761913" calcext:value-type="float">
            <text:p>0.6761913</text:p>
          </table:table-cell>
          <table:table-cell office:value-type="float" office:value="127.1443" calcext:value-type="float">
            <text:p>127.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1571" calcext:value-type="float">
            <text:p>15.61571</text:p>
          </table:table-cell>
          <table:table-cell office:value-type="float" office:value="0.004938476" calcext:value-type="float">
            <text:p>0.004938476</text:p>
          </table:table-cell>
          <table:table-cell office:value-type="float" office:value="0.000852722" calcext:value-type="float">
            <text:p>0.000852722</text:p>
          </table:table-cell>
          <table:table-cell office:value-type="float" office:value="0.004314523" calcext:value-type="float">
            <text:p>0.004314523</text:p>
          </table:table-cell>
          <table:table-cell office:value-type="float" office:value="1688.958" calcext:value-type="float">
            <text:p>1688.958</text:p>
          </table:table-cell>
          <table:table-cell office:value-type="float" office:value="0.7032561" calcext:value-type="float">
            <text:p>0.7032561</text:p>
          </table:table-cell>
          <table:table-cell office:value-type="float" office:value="0" calcext:value-type="float">
            <text:p>0</text:p>
          </table:table-cell>
          <table:table-cell office:value-type="float" office:value="0.4372103" calcext:value-type="float">
            <text:p>0.4372103</text:p>
          </table:table-cell>
          <table:table-cell office:value-type="float" office:value="0.5461432" calcext:value-type="float">
            <text:p>0.5461432</text:p>
          </table:table-cell>
          <table:table-cell office:value-type="float" office:value="0.02646162" calcext:value-type="float">
            <text:p>0.02646162</text:p>
          </table:table-cell>
          <table:table-cell office:value-type="float" office:value="0.02629163" calcext:value-type="float">
            <text:p>0.02629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839" calcext:value-type="float">
            <text:p>41.52839</text:p>
          </table:table-cell>
          <table:table-cell office:value-type="float" office:value="42.22492" calcext:value-type="float">
            <text:p>42.224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0.6753868" calcext:value-type="float">
            <text:p>0.6753868</text:p>
          </table:table-cell>
          <table:table-cell office:value-type="float" office:value="127.1435" calcext:value-type="float">
            <text:p>127.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0296" calcext:value-type="float">
            <text:p>15.60296</text:p>
          </table:table-cell>
          <table:table-cell office:value-type="float" office:value="0.0051084" calcext:value-type="float">
            <text:p>0.0051084</text:p>
          </table:table-cell>
          <table:table-cell office:value-type="float" office:value="0.0008644491" calcext:value-type="float">
            <text:p>0.0008644491</text:p>
          </table:table-cell>
          <table:table-cell office:value-type="float" office:value="0.004452277" calcext:value-type="float">
            <text:p>0.004452277</text:p>
          </table:table-cell>
          <table:table-cell office:value-type="float" office:value="1688.973" calcext:value-type="float">
            <text:p>1688.973</text:p>
          </table:table-cell>
          <table:table-cell office:value-type="float" office:value="0.7011602" calcext:value-type="float">
            <text:p>0.7011602</text:p>
          </table:table-cell>
          <table:table-cell office:value-type="float" office:value="0" calcext:value-type="float">
            <text:p>0</text:p>
          </table:table-cell>
          <table:table-cell office:value-type="float" office:value="0.4362641" calcext:value-type="float">
            <text:p>0.4362641</text:p>
          </table:table-cell>
          <table:table-cell office:value-type="float" office:value="0.5456942" calcext:value-type="float">
            <text:p>0.5456942</text:p>
          </table:table-cell>
          <table:table-cell office:value-type="float" office:value="0.02641778" calcext:value-type="float">
            <text:p>0.02641778</text:p>
          </table:table-cell>
          <table:table-cell office:value-type="float" office:value="0.02624762" calcext:value-type="float">
            <text:p>0.0262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9937" calcext:value-type="float">
            <text:p>41.49937</text:p>
          </table:table-cell>
          <table:table-cell office:value-type="float" office:value="42.20568" calcext:value-type="float">
            <text:p>42.205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0.6745821" calcext:value-type="float">
            <text:p>0.6745821</text:p>
          </table:table-cell>
          <table:table-cell office:value-type="float" office:value="127.1427" calcext:value-type="float">
            <text:p>127.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9024" calcext:value-type="float">
            <text:p>15.59024</text:p>
          </table:table-cell>
          <table:table-cell office:value-type="float" office:value="0.005280538" calcext:value-type="float">
            <text:p>0.005280538</text:p>
          </table:table-cell>
          <table:table-cell office:value-type="float" office:value="0.0008761602" calcext:value-type="float">
            <text:p>0.0008761602</text:p>
          </table:table-cell>
          <table:table-cell office:value-type="float" office:value="0.004589519" calcext:value-type="float">
            <text:p>0.004589519</text:p>
          </table:table-cell>
          <table:table-cell office:value-type="float" office:value="1688.989" calcext:value-type="float">
            <text:p>1688.989</text:p>
          </table:table-cell>
          <table:table-cell office:value-type="float" office:value="0.6990554" calcext:value-type="float">
            <text:p>0.6990554</text:p>
          </table:table-cell>
          <table:table-cell office:value-type="float" office:value="0" calcext:value-type="float">
            <text:p>0</text:p>
          </table:table-cell>
          <table:table-cell office:value-type="float" office:value="0.4361314" calcext:value-type="float">
            <text:p>0.4361314</text:p>
          </table:table-cell>
          <table:table-cell office:value-type="float" office:value="0.5454217" calcext:value-type="float">
            <text:p>0.5454217</text:p>
          </table:table-cell>
          <table:table-cell office:value-type="float" office:value="0.02637423" calcext:value-type="float">
            <text:p>0.02637423</text:p>
          </table:table-cell>
          <table:table-cell office:value-type="float" office:value="0.02620363" calcext:value-type="float">
            <text:p>0.0262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7043" calcext:value-type="float">
            <text:p>41.47043</text:p>
          </table:table-cell>
          <table:table-cell office:value-type="float" office:value="42.18646" calcext:value-type="float">
            <text:p>42.186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0.6738231" calcext:value-type="float">
            <text:p>0.6738231</text:p>
          </table:table-cell>
          <table:table-cell office:value-type="float" office:value="127.1419" calcext:value-type="float">
            <text:p>127.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7753" calcext:value-type="float">
            <text:p>15.57753</text:p>
          </table:table-cell>
          <table:table-cell office:value-type="float" office:value="0.005410914" calcext:value-type="float">
            <text:p>0.005410914</text:p>
          </table:table-cell>
          <table:table-cell office:value-type="float" office:value="0.0008877715" calcext:value-type="float">
            <text:p>0.0008877715</text:p>
          </table:table-cell>
          <table:table-cell office:value-type="float" office:value="0.004726977" calcext:value-type="float">
            <text:p>0.004726977</text:p>
          </table:table-cell>
          <table:table-cell office:value-type="float" office:value="1689.004" calcext:value-type="float">
            <text:p>1689.004</text:p>
          </table:table-cell>
          <table:table-cell office:value-type="float" office:value="0.6969767" calcext:value-type="float">
            <text:p>0.6969767</text:p>
          </table:table-cell>
          <table:table-cell office:value-type="float" office:value="0" calcext:value-type="float">
            <text:p>0</text:p>
          </table:table-cell>
          <table:table-cell office:value-type="float" office:value="0.4356647" calcext:value-type="float">
            <text:p>0.4356647</text:p>
          </table:table-cell>
          <table:table-cell office:value-type="float" office:value="0.5450785" calcext:value-type="float">
            <text:p>0.5450785</text:p>
          </table:table-cell>
          <table:table-cell office:value-type="float" office:value="0.02633066" calcext:value-type="float">
            <text:p>0.02633066</text:p>
          </table:table-cell>
          <table:table-cell office:value-type="float" office:value="0.02615971" calcext:value-type="float">
            <text:p>0.0261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4151" calcext:value-type="float">
            <text:p>41.44151</text:p>
          </table:table-cell>
          <table:table-cell office:value-type="float" office:value="42.16717" calcext:value-type="float">
            <text:p>42.167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0.6730479" calcext:value-type="float">
            <text:p>0.6730479</text:p>
          </table:table-cell>
          <table:table-cell office:value-type="float" office:value="127.1411" calcext:value-type="float">
            <text:p>127.1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482" calcext:value-type="float">
            <text:p>15.56482</text:p>
          </table:table-cell>
          <table:table-cell office:value-type="float" office:value="0.005561799" calcext:value-type="float">
            <text:p>0.005561799</text:p>
          </table:table-cell>
          <table:table-cell office:value-type="float" office:value="0.0008992935" calcext:value-type="float">
            <text:p>0.0008992935</text:p>
          </table:table-cell>
          <table:table-cell office:value-type="float" office:value="0.004861748" calcext:value-type="float">
            <text:p>0.004861748</text:p>
          </table:table-cell>
          <table:table-cell office:value-type="float" office:value="1689.019" calcext:value-type="float">
            <text:p>1689.019</text:p>
          </table:table-cell>
          <table:table-cell office:value-type="float" office:value="0.6949098" calcext:value-type="float">
            <text:p>0.6949098</text:p>
          </table:table-cell>
          <table:table-cell office:value-type="float" office:value="0" calcext:value-type="float">
            <text:p>0</text:p>
          </table:table-cell>
          <table:table-cell office:value-type="float" office:value="0.4350335" calcext:value-type="float">
            <text:p>0.4350335</text:p>
          </table:table-cell>
          <table:table-cell office:value-type="float" office:value="0.5447305" calcext:value-type="float">
            <text:p>0.5447305</text:p>
          </table:table-cell>
          <table:table-cell office:value-type="float" office:value="0.02628734" calcext:value-type="float">
            <text:p>0.02628734</text:p>
          </table:table-cell>
          <table:table-cell office:value-type="float" office:value="0.02611596" calcext:value-type="float">
            <text:p>0.0261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1241" calcext:value-type="float">
            <text:p>41.41241</text:p>
          </table:table-cell>
          <table:table-cell office:value-type="float" office:value="42.14793" calcext:value-type="float">
            <text:p>42.147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0.6722611" calcext:value-type="float">
            <text:p>0.6722611</text:p>
          </table:table-cell>
          <table:table-cell office:value-type="float" office:value="127.1402" calcext:value-type="float">
            <text:p>127.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21" calcext:value-type="float">
            <text:p>15.5521</text:p>
          </table:table-cell>
          <table:table-cell office:value-type="float" office:value="0.00572848" calcext:value-type="float">
            <text:p>0.00572848</text:p>
          </table:table-cell>
          <table:table-cell office:value-type="float" office:value="0.0009108231" calcext:value-type="float">
            <text:p>0.0009108231</text:p>
          </table:table-cell>
          <table:table-cell office:value-type="float" office:value="0.004996376" calcext:value-type="float">
            <text:p>0.004996376</text:p>
          </table:table-cell>
          <table:table-cell office:value-type="float" office:value="1689.034" calcext:value-type="float">
            <text:p>1689.034</text:p>
          </table:table-cell>
          <table:table-cell office:value-type="float" office:value="0.6928416" calcext:value-type="float">
            <text:p>0.6928416</text:p>
          </table:table-cell>
          <table:table-cell office:value-type="float" office:value="0" calcext:value-type="float">
            <text:p>0</text:p>
          </table:table-cell>
          <table:table-cell office:value-type="float" office:value="0.434313" calcext:value-type="float">
            <text:p>0.434313</text:p>
          </table:table-cell>
          <table:table-cell office:value-type="float" office:value="0.5444091" calcext:value-type="float">
            <text:p>0.5444091</text:p>
          </table:table-cell>
          <table:table-cell office:value-type="float" office:value="0.02624428" calcext:value-type="float">
            <text:p>0.02624428</text:p>
          </table:table-cell>
          <table:table-cell office:value-type="float" office:value="0.02607223" calcext:value-type="float">
            <text:p>0.0260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8316" calcext:value-type="float">
            <text:p>41.38316</text:p>
          </table:table-cell>
          <table:table-cell office:value-type="float" office:value="42.12857" calcext:value-type="float">
            <text:p>42.128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0.6715065" calcext:value-type="float">
            <text:p>0.6715065</text:p>
          </table:table-cell>
          <table:table-cell office:value-type="float" office:value="127.1395" calcext:value-type="float">
            <text:p>127.1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394" calcext:value-type="float">
            <text:p>15.5394</text:p>
          </table:table-cell>
          <table:table-cell office:value-type="float" office:value="0.005865297" calcext:value-type="float">
            <text:p>0.005865297</text:p>
          </table:table-cell>
          <table:table-cell office:value-type="float" office:value="0.0009223508" calcext:value-type="float">
            <text:p>0.0009223508</text:p>
          </table:table-cell>
          <table:table-cell office:value-type="float" office:value="0.005130768" calcext:value-type="float">
            <text:p>0.005130768</text:p>
          </table:table-cell>
          <table:table-cell office:value-type="float" office:value="1689.05" calcext:value-type="float">
            <text:p>1689.05</text:p>
          </table:table-cell>
          <table:table-cell office:value-type="float" office:value="0.6907995" calcext:value-type="float">
            <text:p>0.6907995</text:p>
          </table:table-cell>
          <table:table-cell office:value-type="float" office:value="0" calcext:value-type="float">
            <text:p>0</text:p>
          </table:table-cell>
          <table:table-cell office:value-type="float" office:value="0.4345174" calcext:value-type="float">
            <text:p>0.4345174</text:p>
          </table:table-cell>
          <table:table-cell office:value-type="float" office:value="0.5442947" calcext:value-type="float">
            <text:p>0.5442947</text:p>
          </table:table-cell>
          <table:table-cell office:value-type="float" office:value="0.0262013" calcext:value-type="float">
            <text:p>0.0262013</text:p>
          </table:table-cell>
          <table:table-cell office:value-type="float" office:value="0.02602852" calcext:value-type="float">
            <text:p>0.0260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5382" calcext:value-type="float">
            <text:p>41.35382</text:p>
          </table:table-cell>
          <table:table-cell office:value-type="float" office:value="42.1091" calcext:value-type="float">
            <text:p>42.10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0.6707494" calcext:value-type="float">
            <text:p>0.6707494</text:p>
          </table:table-cell>
          <table:table-cell office:value-type="float" office:value="127.1386" calcext:value-type="float">
            <text:p>127.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671" calcext:value-type="float">
            <text:p>15.52671</text:p>
          </table:table-cell>
          <table:table-cell office:value-type="float" office:value="0.006008477" calcext:value-type="float">
            <text:p>0.006008477</text:p>
          </table:table-cell>
          <table:table-cell office:value-type="float" office:value="0.0009339708" calcext:value-type="float">
            <text:p>0.0009339708</text:p>
          </table:table-cell>
          <table:table-cell office:value-type="float" office:value="0.00526834" calcext:value-type="float">
            <text:p>0.00526834</text:p>
          </table:table-cell>
          <table:table-cell office:value-type="float" office:value="1689.065" calcext:value-type="float">
            <text:p>1689.065</text:p>
          </table:table-cell>
          <table:table-cell office:value-type="float" office:value="0.6887687" calcext:value-type="float">
            <text:p>0.6887687</text:p>
          </table:table-cell>
          <table:table-cell office:value-type="float" office:value="0" calcext:value-type="float">
            <text:p>0</text:p>
          </table:table-cell>
          <table:table-cell office:value-type="float" office:value="0.4343415" calcext:value-type="float">
            <text:p>0.4343415</text:p>
          </table:table-cell>
          <table:table-cell office:value-type="float" office:value="0.5440586" calcext:value-type="float">
            <text:p>0.5440586</text:p>
          </table:table-cell>
          <table:table-cell office:value-type="float" office:value="0.0261581" calcext:value-type="float">
            <text:p>0.0261581</text:p>
          </table:table-cell>
          <table:table-cell office:value-type="float" office:value="0.025985" calcext:value-type="float">
            <text:p>0.02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2462" calcext:value-type="float">
            <text:p>41.32462</text:p>
          </table:table-cell>
          <table:table-cell office:value-type="float" office:value="42.08974" calcext:value-type="float">
            <text:p>42.089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0.6700029" calcext:value-type="float">
            <text:p>0.6700029</text:p>
          </table:table-cell>
          <table:table-cell office:value-type="float" office:value="127.1378" calcext:value-type="float">
            <text:p>127.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404" calcext:value-type="float">
            <text:p>15.51404</text:p>
          </table:table-cell>
          <table:table-cell office:value-type="float" office:value="0.006144888" calcext:value-type="float">
            <text:p>0.006144888</text:p>
          </table:table-cell>
          <table:table-cell office:value-type="float" office:value="0.0009455475" calcext:value-type="float">
            <text:p>0.0009455475</text:p>
          </table:table-cell>
          <table:table-cell office:value-type="float" office:value="0.005403994" calcext:value-type="float">
            <text:p>0.005403994</text:p>
          </table:table-cell>
          <table:table-cell office:value-type="float" office:value="1689.08" calcext:value-type="float">
            <text:p>1689.08</text:p>
          </table:table-cell>
          <table:table-cell office:value-type="float" office:value="0.6867583" calcext:value-type="float">
            <text:p>0.6867583</text:p>
          </table:table-cell>
          <table:table-cell office:value-type="float" office:value="0" calcext:value-type="float">
            <text:p>0</text:p>
          </table:table-cell>
          <table:table-cell office:value-type="float" office:value="0.4335859" calcext:value-type="float">
            <text:p>0.4335859</text:p>
          </table:table-cell>
          <table:table-cell office:value-type="float" office:value="0.5436758" calcext:value-type="float">
            <text:p>0.5436758</text:p>
          </table:table-cell>
          <table:table-cell office:value-type="float" office:value="0.02611507" calcext:value-type="float">
            <text:p>0.02611507</text:p>
          </table:table-cell>
          <table:table-cell office:value-type="float" office:value="0.02594151" calcext:value-type="float">
            <text:p>0.02594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9542" calcext:value-type="float">
            <text:p>41.29542</text:p>
          </table:table-cell>
          <table:table-cell office:value-type="float" office:value="42.07028" calcext:value-type="float">
            <text:p>42.07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0.6692495" calcext:value-type="float">
            <text:p>0.6692495</text:p>
          </table:table-cell>
          <table:table-cell office:value-type="float" office:value="127.137" calcext:value-type="float">
            <text:p>127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0124" calcext:value-type="float">
            <text:p>15.50124</text:p>
          </table:table-cell>
          <table:table-cell office:value-type="float" office:value="0.006283719" calcext:value-type="float">
            <text:p>0.006283719</text:p>
          </table:table-cell>
          <table:table-cell office:value-type="float" office:value="0.0009575932" calcext:value-type="float">
            <text:p>0.0009575932</text:p>
          </table:table-cell>
          <table:table-cell office:value-type="float" office:value="0.005559301" calcext:value-type="float">
            <text:p>0.005559301</text:p>
          </table:table-cell>
          <table:table-cell office:value-type="float" office:value="1689.095" calcext:value-type="float">
            <text:p>1689.095</text:p>
          </table:table-cell>
          <table:table-cell office:value-type="float" office:value="0.6847507" calcext:value-type="float">
            <text:p>0.6847507</text:p>
          </table:table-cell>
          <table:table-cell office:value-type="float" office:value="0" calcext:value-type="float">
            <text:p>0</text:p>
          </table:table-cell>
          <table:table-cell office:value-type="float" office:value="0.3968445" calcext:value-type="float">
            <text:p>0.3968445</text:p>
          </table:table-cell>
          <table:table-cell office:value-type="float" office:value="0.5358154" calcext:value-type="float">
            <text:p>0.5358154</text:p>
          </table:table-cell>
          <table:table-cell office:value-type="float" office:value="0.02607999" calcext:value-type="float">
            <text:p>0.02607999</text:p>
          </table:table-cell>
          <table:table-cell office:value-type="float" office:value="0.02589803" calcext:value-type="float">
            <text:p>0.02589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97" calcext:value-type="float">
            <text:p>41.25797</text:p>
          </table:table-cell>
          <table:table-cell office:value-type="float" office:value="42.04914" calcext:value-type="float">
            <text:p>42.049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0.6683821" calcext:value-type="float">
            <text:p>0.6683821</text:p>
          </table:table-cell>
          <table:table-cell office:value-type="float" office:value="127.1363" calcext:value-type="float">
            <text:p>127.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8737" calcext:value-type="float">
            <text:p>15.48737</text:p>
          </table:table-cell>
          <table:table-cell office:value-type="float" office:value="0.00644111" calcext:value-type="float">
            <text:p>0.00644111</text:p>
          </table:table-cell>
          <table:table-cell office:value-type="float" office:value="0.0009699774" calcext:value-type="float">
            <text:p>0.0009699774</text:p>
          </table:table-cell>
          <table:table-cell office:value-type="float" office:value="0.005726064" calcext:value-type="float">
            <text:p>0.005726064</text:p>
          </table:table-cell>
          <table:table-cell office:value-type="float" office:value="1689.111" calcext:value-type="float">
            <text:p>1689.111</text:p>
          </table:table-cell>
          <table:table-cell office:value-type="float" office:value="0.6827045" calcext:value-type="float">
            <text:p>0.6827045</text:p>
          </table:table-cell>
          <table:table-cell office:value-type="float" office:value="0" calcext:value-type="float">
            <text:p>0</text:p>
          </table:table-cell>
          <table:table-cell office:value-type="float" office:value="0.3711322" calcext:value-type="float">
            <text:p>0.3711322</text:p>
          </table:table-cell>
          <table:table-cell office:value-type="float" office:value="0.4539894" calcext:value-type="float">
            <text:p>0.4539894</text:p>
          </table:table-cell>
          <table:table-cell office:value-type="float" office:value="0.02608735" calcext:value-type="float">
            <text:p>0.02608735</text:p>
          </table:table-cell>
          <table:table-cell office:value-type="float" office:value="0.02585461" calcext:value-type="float">
            <text:p>0.0258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863" calcext:value-type="float">
            <text:p>41.1863</text:p>
          </table:table-cell>
          <table:table-cell office:value-type="float" office:value="42.00663" calcext:value-type="float">
            <text:p>42.006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0.667282" calcext:value-type="float">
            <text:p>0.667282</text:p>
          </table:table-cell>
          <table:table-cell office:value-type="float" office:value="127.1356" calcext:value-type="float">
            <text:p>127.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7284" calcext:value-type="float">
            <text:p>15.47284</text:p>
          </table:table-cell>
          <table:table-cell office:value-type="float" office:value="0.006799297" calcext:value-type="float">
            <text:p>0.006799297</text:p>
          </table:table-cell>
          <table:table-cell office:value-type="float" office:value="0.0009824618" calcext:value-type="float">
            <text:p>0.0009824618</text:p>
          </table:table-cell>
          <table:table-cell office:value-type="float" office:value="0.005891058" calcext:value-type="float">
            <text:p>0.005891058</text:p>
          </table:table-cell>
          <table:table-cell office:value-type="float" office:value="1689.126" calcext:value-type="float">
            <text:p>1689.126</text:p>
          </table:table-cell>
          <table:table-cell office:value-type="float" office:value="0.6805683" calcext:value-type="float">
            <text:p>0.6805683</text:p>
          </table:table-cell>
          <table:table-cell office:value-type="float" office:value="0" calcext:value-type="float">
            <text:p>0</text:p>
          </table:table-cell>
          <table:table-cell office:value-type="float" office:value="0.4246744" calcext:value-type="float">
            <text:p>0.4246744</text:p>
          </table:table-cell>
          <table:table-cell office:value-type="float" office:value="0.4781359" calcext:value-type="float">
            <text:p>0.4781359</text:p>
          </table:table-cell>
          <table:table-cell office:value-type="float" office:value="0.02608137" calcext:value-type="float">
            <text:p>0.02608137</text:p>
          </table:table-cell>
          <table:table-cell office:value-type="float" office:value="0.02581145" calcext:value-type="float">
            <text:p>0.0258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2207" calcext:value-type="float">
            <text:p>41.12207</text:p>
          </table:table-cell>
          <table:table-cell office:value-type="float" office:value="41.94353" calcext:value-type="float">
            <text:p>41.943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0.6658618" calcext:value-type="float">
            <text:p>0.6658618</text:p>
          </table:table-cell>
          <table:table-cell office:value-type="float" office:value="127.1348" calcext:value-type="float">
            <text:p>127.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595" calcext:value-type="float">
            <text:p>15.45595</text:p>
          </table:table-cell>
          <table:table-cell office:value-type="float" office:value="0.006806276" calcext:value-type="float">
            <text:p>0.006806276</text:p>
          </table:table-cell>
          <table:table-cell office:value-type="float" office:value="0.0009960652" calcext:value-type="float">
            <text:p>0.0009960652</text:p>
          </table:table-cell>
          <table:table-cell office:value-type="float" office:value="0.006048689" calcext:value-type="float">
            <text:p>0.006048689</text:p>
          </table:table-cell>
          <table:table-cell office:value-type="float" office:value="1689.142" calcext:value-type="float">
            <text:p>1689.142</text:p>
          </table:table-cell>
          <table:table-cell office:value-type="float" office:value="0.6776035" calcext:value-type="float">
            <text:p>0.6776035</text:p>
          </table:table-cell>
          <table:table-cell office:value-type="float" office:value="0" calcext:value-type="float">
            <text:p>0</text:p>
          </table:table-cell>
          <table:table-cell office:value-type="float" office:value="0.4389703" calcext:value-type="float">
            <text:p>0.4389703</text:p>
          </table:table-cell>
          <table:table-cell office:value-type="float" office:value="0.5102591" calcext:value-type="float">
            <text:p>0.5102591</text:p>
          </table:table-cell>
          <table:table-cell office:value-type="float" office:value="0.02604578" calcext:value-type="float">
            <text:p>0.02604578</text:p>
          </table:table-cell>
          <table:table-cell office:value-type="float" office:value="0.02576827" calcext:value-type="float">
            <text:p>0.02576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7149" calcext:value-type="float">
            <text:p>41.07149</text:p>
          </table:table-cell>
          <table:table-cell office:value-type="float" office:value="41.88946" calcext:value-type="float">
            <text:p>41.88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0.663954" calcext:value-type="float">
            <text:p>0.663954</text:p>
          </table:table-cell>
          <table:table-cell office:value-type="float" office:value="127.134" calcext:value-type="float">
            <text:p>127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809" calcext:value-type="float">
            <text:p>15.43809</text:p>
          </table:table-cell>
          <table:table-cell office:value-type="float" office:value="0.006806276" calcext:value-type="float">
            <text:p>0.006806276</text:p>
          </table:table-cell>
          <table:table-cell office:value-type="float" office:value="0.001009651" calcext:value-type="float">
            <text:p>0.001009651</text:p>
          </table:table-cell>
          <table:table-cell office:value-type="float" office:value="0.006199831" calcext:value-type="float">
            <text:p>0.006199831</text:p>
          </table:table-cell>
          <table:table-cell office:value-type="float" office:value="1689.159" calcext:value-type="float">
            <text:p>1689.159</text:p>
          </table:table-cell>
          <table:table-cell office:value-type="float" office:value="0.675293" calcext:value-type="float">
            <text:p>0.675293</text:p>
          </table:table-cell>
          <table:table-cell office:value-type="float" office:value="0" calcext:value-type="float">
            <text:p>0</text:p>
          </table:table-cell>
          <table:table-cell office:value-type="float" office:value="0.5363491" calcext:value-type="float">
            <text:p>0.5363491</text:p>
          </table:table-cell>
          <table:table-cell office:value-type="float" office:value="0.5921515" calcext:value-type="float">
            <text:p>0.5921515</text:p>
          </table:table-cell>
          <table:table-cell office:value-type="float" office:value="0.02615558" calcext:value-type="float">
            <text:p>0.02615558</text:p>
          </table:table-cell>
          <table:table-cell office:value-type="float" office:value="0.02572561" calcext:value-type="float">
            <text:p>0.02572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4704" calcext:value-type="float">
            <text:p>41.04704</text:p>
          </table:table-cell>
          <table:table-cell office:value-type="float" office:value="41.84991" calcext:value-type="float">
            <text:p>41.849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0.6623408" calcext:value-type="float">
            <text:p>0.6623408</text:p>
          </table:table-cell>
          <table:table-cell office:value-type="float" office:value="127.1329" calcext:value-type="float">
            <text:p>127.1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2103" calcext:value-type="float">
            <text:p>15.42103</text:p>
          </table:table-cell>
          <table:table-cell office:value-type="float" office:value="0.006806276" calcext:value-type="float">
            <text:p>0.006806276</text:p>
          </table:table-cell>
          <table:table-cell office:value-type="float" office:value="0.001023121" calcext:value-type="float">
            <text:p>0.001023121</text:p>
          </table:table-cell>
          <table:table-cell office:value-type="float" office:value="0.006346927" calcext:value-type="float">
            <text:p>0.006346927</text:p>
          </table:table-cell>
          <table:table-cell office:value-type="float" office:value="1689.177" calcext:value-type="float">
            <text:p>1689.177</text:p>
          </table:table-cell>
          <table:table-cell office:value-type="float" office:value="0.6727411" calcext:value-type="float">
            <text:p>0.6727411</text:p>
          </table:table-cell>
          <table:table-cell office:value-type="float" office:value="0" calcext:value-type="float">
            <text:p>0</text:p>
          </table:table-cell>
          <table:table-cell office:value-type="float" office:value="0.5323349" calcext:value-type="float">
            <text:p>0.5323349</text:p>
          </table:table-cell>
          <table:table-cell office:value-type="float" office:value="0.557927" calcext:value-type="float">
            <text:p>0.557927</text:p>
          </table:table-cell>
          <table:table-cell office:value-type="float" office:value="0.02606773" calcext:value-type="float">
            <text:p>0.02606773</text:p>
          </table:table-cell>
          <table:table-cell office:value-type="float" office:value="0.02568321" calcext:value-type="float">
            <text:p>0.0256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3961" calcext:value-type="float">
            <text:p>41.03961</text:p>
          </table:table-cell>
          <table:table-cell office:value-type="float" office:value="41.8183" calcext:value-type="float">
            <text:p>41.8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0.6610274" calcext:value-type="float">
            <text:p>0.6610274</text:p>
          </table:table-cell>
          <table:table-cell office:value-type="float" office:value="127.1319" calcext:value-type="float">
            <text:p>127.1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0522" calcext:value-type="float">
            <text:p>15.40522</text:p>
          </table:table-cell>
          <table:table-cell office:value-type="float" office:value="0.006806276" calcext:value-type="float">
            <text:p>0.006806276</text:p>
          </table:table-cell>
          <table:table-cell office:value-type="float" office:value="0.001033958" calcext:value-type="float">
            <text:p>0.001033958</text:p>
          </table:table-cell>
          <table:table-cell office:value-type="float" office:value="0.006458613" calcext:value-type="float">
            <text:p>0.006458613</text:p>
          </table:table-cell>
          <table:table-cell office:value-type="float" office:value="1689.196" calcext:value-type="float">
            <text:p>1689.196</text:p>
          </table:table-cell>
          <table:table-cell office:value-type="float" office:value="0.6720371" calcext:value-type="float">
            <text:p>0.6720371</text:p>
          </table:table-cell>
          <table:table-cell office:value-type="float" office:value="0" calcext:value-type="float">
            <text:p>0</text:p>
          </table:table-cell>
          <table:table-cell office:value-type="float" office:value="0.5886622" calcext:value-type="float">
            <text:p>0.5886622</text:p>
          </table:table-cell>
          <table:table-cell office:value-type="float" office:value="0.6607562" calcext:value-type="float">
            <text:p>0.6607562</text:p>
          </table:table-cell>
          <table:table-cell office:value-type="float" office:value="0.02619325" calcext:value-type="float">
            <text:p>0.02619325</text:p>
          </table:table-cell>
          <table:table-cell office:value-type="float" office:value="0.02564088" calcext:value-type="float">
            <text:p>0.0256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813" calcext:value-type="float">
            <text:p>41.05813</text:p>
          </table:table-cell>
          <table:table-cell office:value-type="float" office:value="41.79309" calcext:value-type="float">
            <text:p>41.793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0.6601285" calcext:value-type="float">
            <text:p>0.6601285</text:p>
          </table:table-cell>
          <table:table-cell office:value-type="float" office:value="127.1315" calcext:value-type="float">
            <text:p>127.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002" calcext:value-type="float">
            <text:p>15.39002</text:p>
          </table:table-cell>
          <table:table-cell office:value-type="float" office:value="0.007075815" calcext:value-type="float">
            <text:p>0.007075815</text:p>
          </table:table-cell>
          <table:table-cell office:value-type="float" office:value="0.001044406" calcext:value-type="float">
            <text:p>0.001044406</text:p>
          </table:table-cell>
          <table:table-cell office:value-type="float" office:value="0.006571092" calcext:value-type="float">
            <text:p>0.006571092</text:p>
          </table:table-cell>
          <table:table-cell office:value-type="float" office:value="1689.215" calcext:value-type="float">
            <text:p>1689.215</text:p>
          </table:table-cell>
          <table:table-cell office:value-type="float" office:value="0.6710842" calcext:value-type="float">
            <text:p>0.6710842</text:p>
          </table:table-cell>
          <table:table-cell office:value-type="float" office:value="0" calcext:value-type="float">
            <text:p>0</text:p>
          </table:table-cell>
          <table:table-cell office:value-type="float" office:value="0.9097449" calcext:value-type="float">
            <text:p>0.9097449</text:p>
          </table:table-cell>
          <table:table-cell office:value-type="float" office:value="0.5904098" calcext:value-type="float">
            <text:p>0.5904098</text:p>
          </table:table-cell>
          <table:table-cell office:value-type="float" office:value="0.02646216" calcext:value-type="float">
            <text:p>0.02646216</text:p>
          </table:table-cell>
          <table:table-cell office:value-type="float" office:value="0.02559867" calcext:value-type="float">
            <text:p>0.02559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2566" calcext:value-type="float">
            <text:p>41.12566</text:p>
          </table:table-cell>
          <table:table-cell office:value-type="float" office:value="41.76511" calcext:value-type="float">
            <text:p>41.765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0.6584388" calcext:value-type="float">
            <text:p>0.6584388</text:p>
          </table:table-cell>
          <table:table-cell office:value-type="float" office:value="127.1299" calcext:value-type="float">
            <text:p>127.1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466" calcext:value-type="float">
            <text:p>15.37466</text:p>
          </table:table-cell>
          <table:table-cell office:value-type="float" office:value="0.007083184" calcext:value-type="float">
            <text:p>0.007083184</text:p>
          </table:table-cell>
          <table:table-cell office:value-type="float" office:value="0.0010584" calcext:value-type="float">
            <text:p>0.0010584</text:p>
          </table:table-cell>
          <table:table-cell office:value-type="float" office:value="0.006740595" calcext:value-type="float">
            <text:p>0.006740595</text:p>
          </table:table-cell>
          <table:table-cell office:value-type="float" office:value="1689.235" calcext:value-type="float">
            <text:p>1689.235</text:p>
          </table:table-cell>
          <table:table-cell office:value-type="float" office:value="0.6669004" calcext:value-type="float">
            <text:p>0.6669004</text:p>
          </table:table-cell>
          <table:table-cell office:value-type="float" office:value="0" calcext:value-type="float">
            <text:p>0</text:p>
          </table:table-cell>
          <table:table-cell office:value-type="float" office:value="0.5651848" calcext:value-type="float">
            <text:p>0.5651848</text:p>
          </table:table-cell>
          <table:table-cell office:value-type="float" office:value="0.5667085" calcext:value-type="float">
            <text:p>0.5667085</text:p>
          </table:table-cell>
          <table:table-cell office:value-type="float" office:value="0.0259729" calcext:value-type="float">
            <text:p>0.0259729</text:p>
          </table:table-cell>
          <table:table-cell office:value-type="float" office:value="0.02555624" calcext:value-type="float">
            <text:p>0.025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5394" calcext:value-type="float">
            <text:p>41.15394</text:p>
          </table:table-cell>
          <table:table-cell office:value-type="float" office:value="41.73756" calcext:value-type="float">
            <text:p>41.737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0.6564381" calcext:value-type="float">
            <text:p>0.6564381</text:p>
          </table:table-cell>
          <table:table-cell office:value-type="float" office:value="127.1282" calcext:value-type="float">
            <text:p>127.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5946" calcext:value-type="float">
            <text:p>15.35946</text:p>
          </table:table-cell>
          <table:table-cell office:value-type="float" office:value="0.007083184" calcext:value-type="float">
            <text:p>0.007083184</text:p>
          </table:table-cell>
          <table:table-cell office:value-type="float" office:value="0.0010722" calcext:value-type="float">
            <text:p>0.0010722</text:p>
          </table:table-cell>
          <table:table-cell office:value-type="float" office:value="0.006896898" calcext:value-type="float">
            <text:p>0.006896898</text:p>
          </table:table-cell>
          <table:table-cell office:value-type="float" office:value="1689.255" calcext:value-type="float">
            <text:p>1689.255</text:p>
          </table:table-cell>
          <table:table-cell office:value-type="float" office:value="0.6636641" calcext:value-type="float">
            <text:p>0.6636641</text:p>
          </table:table-cell>
          <table:table-cell office:value-type="float" office:value="0" calcext:value-type="float">
            <text:p>0</text:p>
          </table:table-cell>
          <table:table-cell office:value-type="float" office:value="0.6468454" calcext:value-type="float">
            <text:p>0.6468454</text:p>
          </table:table-cell>
          <table:table-cell office:value-type="float" office:value="0.593329" calcext:value-type="float">
            <text:p>0.593329</text:p>
          </table:table-cell>
          <table:table-cell office:value-type="float" office:value="0.02593736" calcext:value-type="float">
            <text:p>0.02593736</text:p>
          </table:table-cell>
          <table:table-cell office:value-type="float" office:value="0.02551404" calcext:value-type="float">
            <text:p>0.0255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6596" calcext:value-type="float">
            <text:p>41.16596</text:p>
          </table:table-cell>
          <table:table-cell office:value-type="float" office:value="41.71112" calcext:value-type="float">
            <text:p>41.711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0.6548377" calcext:value-type="float">
            <text:p>0.6548377</text:p>
          </table:table-cell>
          <table:table-cell office:value-type="float" office:value="127.1273" calcext:value-type="float">
            <text:p>127.1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4614" calcext:value-type="float">
            <text:p>15.34614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140917" calcext:value-type="float">
            <text:p>0.001140917</text:p>
          </table:table-cell>
          <table:table-cell office:value-type="float" office:value="0.008337038" calcext:value-type="float">
            <text:p>0.008337038</text:p>
          </table:table-cell>
          <table:table-cell office:value-type="float" office:value="1689.276" calcext:value-type="float">
            <text:p>1689.276</text:p>
          </table:table-cell>
          <table:table-cell office:value-type="float" office:value="0.662128" calcext:value-type="float">
            <text:p>0.662128</text:p>
          </table:table-cell>
          <table:table-cell office:value-type="float" office:value="0" calcext:value-type="float">
            <text:p>0</text:p>
          </table:table-cell>
          <table:table-cell office:value-type="float" office:value="0.5673481" calcext:value-type="float">
            <text:p>0.5673481</text:p>
          </table:table-cell>
          <table:table-cell office:value-type="float" office:value="0.5938569" calcext:value-type="float">
            <text:p>0.5938569</text:p>
          </table:table-cell>
          <table:table-cell office:value-type="float" office:value="0.02581885" calcext:value-type="float">
            <text:p>0.02581885</text:p>
          </table:table-cell>
          <table:table-cell office:value-type="float" office:value="0.02547198" calcext:value-type="float">
            <text:p>0.0254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1788" calcext:value-type="float">
            <text:p>41.21788</text:p>
          </table:table-cell>
          <table:table-cell office:value-type="float" office:value="41.68993" calcext:value-type="float">
            <text:p>41.689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0.6538053" calcext:value-type="float">
            <text:p>0.6538053</text:p>
          </table:table-cell>
          <table:table-cell office:value-type="float" office:value="127.1275" calcext:value-type="float">
            <text:p>127.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3551" calcext:value-type="float">
            <text:p>15.33551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189265" calcext:value-type="float">
            <text:p>0.001189265</text:p>
          </table:table-cell>
          <table:table-cell office:value-type="float" office:value="0.009592869" calcext:value-type="float">
            <text:p>0.009592869</text:p>
          </table:table-cell>
          <table:table-cell office:value-type="float" office:value="1689.295" calcext:value-type="float">
            <text:p>1689.295</text:p>
          </table:table-cell>
          <table:table-cell office:value-type="float" office:value="0.6643794" calcext:value-type="float">
            <text:p>0.6643794</text:p>
          </table:table-cell>
          <table:table-cell office:value-type="float" office:value="0" calcext:value-type="float">
            <text:p>0</text:p>
          </table:table-cell>
          <table:table-cell office:value-type="float" office:value="0.7374479" calcext:value-type="float">
            <text:p>0.7374479</text:p>
          </table:table-cell>
          <table:table-cell office:value-type="float" office:value="0.6145227" calcext:value-type="float">
            <text:p>0.6145227</text:p>
          </table:table-cell>
          <table:table-cell office:value-type="float" office:value="0.02597929" calcext:value-type="float">
            <text:p>0.02597929</text:p>
          </table:table-cell>
          <table:table-cell office:value-type="float" office:value="0.02543006" calcext:value-type="float">
            <text:p>0.0254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031" calcext:value-type="float">
            <text:p>41.25031</text:p>
          </table:table-cell>
          <table:table-cell office:value-type="float" office:value="41.6721" calcext:value-type="float">
            <text:p>41.67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0.6526066" calcext:value-type="float">
            <text:p>0.6526066</text:p>
          </table:table-cell>
          <table:table-cell office:value-type="float" office:value="127.1271" calcext:value-type="float">
            <text:p>127.1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344" calcext:value-type="float">
            <text:p>15.32344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224933" calcext:value-type="float">
            <text:p>0.001224933</text:p>
          </table:table-cell>
          <table:table-cell office:value-type="float" office:value="0.01051333" calcext:value-type="float">
            <text:p>0.01051333</text:p>
          </table:table-cell>
          <table:table-cell office:value-type="float" office:value="1689.313" calcext:value-type="float">
            <text:p>1689.313</text:p>
          </table:table-cell>
          <table:table-cell office:value-type="float" office:value="0.6658341" calcext:value-type="float">
            <text:p>0.6658341</text:p>
          </table:table-cell>
          <table:table-cell office:value-type="float" office:value="0" calcext:value-type="float">
            <text:p>0</text:p>
          </table:table-cell>
          <table:table-cell office:value-type="float" office:value="1.245764" calcext:value-type="float">
            <text:p>1.245764</text:p>
          </table:table-cell>
          <table:table-cell office:value-type="float" office:value="0.5871913" calcext:value-type="float">
            <text:p>0.5871913</text:p>
          </table:table-cell>
          <table:table-cell office:value-type="float" office:value="0.02591601" calcext:value-type="float">
            <text:p>0.02591601</text:p>
          </table:table-cell>
          <table:table-cell office:value-type="float" office:value="0.02538803" calcext:value-type="float">
            <text:p>0.02538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0949" calcext:value-type="float">
            <text:p>41.30949</text:p>
          </table:table-cell>
          <table:table-cell office:value-type="float" office:value="41.65611" calcext:value-type="float">
            <text:p>41.656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0.6517954" calcext:value-type="float">
            <text:p>0.6517954</text:p>
          </table:table-cell>
          <table:table-cell office:value-type="float" office:value="127.1265" calcext:value-type="float">
            <text:p>127.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0981" calcext:value-type="float">
            <text:p>15.30981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260808" calcext:value-type="float">
            <text:p>0.001260808</text:p>
          </table:table-cell>
          <table:table-cell office:value-type="float" office:value="0.01150722" calcext:value-type="float">
            <text:p>0.01150722</text:p>
          </table:table-cell>
          <table:table-cell office:value-type="float" office:value="1689.33" calcext:value-type="float">
            <text:p>1689.33</text:p>
          </table:table-cell>
          <table:table-cell office:value-type="float" office:value="0.6660047" calcext:value-type="float">
            <text:p>0.6660047</text:p>
          </table:table-cell>
          <table:table-cell office:value-type="float" office:value="0" calcext:value-type="float">
            <text:p>0</text:p>
          </table:table-cell>
          <table:table-cell office:value-type="float" office:value="0.4224984" calcext:value-type="float">
            <text:p>0.4224984</text:p>
          </table:table-cell>
          <table:table-cell office:value-type="float" office:value="0.5327231" calcext:value-type="float">
            <text:p>0.5327231</text:p>
          </table:table-cell>
          <table:table-cell office:value-type="float" office:value="0.02555075" calcext:value-type="float">
            <text:p>0.02555075</text:p>
          </table:table-cell>
          <table:table-cell office:value-type="float" office:value="0.02534608" calcext:value-type="float">
            <text:p>0.0253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738" calcext:value-type="float">
            <text:p>41.2738</text:p>
          </table:table-cell>
          <table:table-cell office:value-type="float" office:value="41.62959" calcext:value-type="float">
            <text:p>41.629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0.6506829" calcext:value-type="float">
            <text:p>0.6506829</text:p>
          </table:table-cell>
          <table:table-cell office:value-type="float" office:value="127.1256" calcext:value-type="float">
            <text:p>127.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652" calcext:value-type="float">
            <text:p>15.29652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294596" calcext:value-type="float">
            <text:p>0.001294596</text:p>
          </table:table-cell>
          <table:table-cell office:value-type="float" office:value="0.01239696" calcext:value-type="float">
            <text:p>0.01239696</text:p>
          </table:table-cell>
          <table:table-cell office:value-type="float" office:value="1689.347" calcext:value-type="float">
            <text:p>1689.347</text:p>
          </table:table-cell>
          <table:table-cell office:value-type="float" office:value="0.6665459" calcext:value-type="float">
            <text:p>0.6665459</text:p>
          </table:table-cell>
          <table:table-cell office:value-type="float" office:value="0" calcext:value-type="float">
            <text:p>0</text:p>
          </table:table-cell>
          <table:table-cell office:value-type="float" office:value="0.556666" calcext:value-type="float">
            <text:p>0.556666</text:p>
          </table:table-cell>
          <table:table-cell office:value-type="float" office:value="0.5761281" calcext:value-type="float">
            <text:p>0.5761281</text:p>
          </table:table-cell>
          <table:table-cell office:value-type="float" office:value="0.025613" calcext:value-type="float">
            <text:p>0.025613</text:p>
          </table:table-cell>
          <table:table-cell office:value-type="float" office:value="0.02530415" calcext:value-type="float">
            <text:p>0.02530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131" calcext:value-type="float">
            <text:p>41.25131</text:p>
          </table:table-cell>
          <table:table-cell office:value-type="float" office:value="41.60419" calcext:value-type="float">
            <text:p>41.604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0.6489396" calcext:value-type="float">
            <text:p>0.6489396</text:p>
          </table:table-cell>
          <table:table-cell office:value-type="float" office:value="127.1236" calcext:value-type="float">
            <text:p>127.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8459" calcext:value-type="float">
            <text:p>15.28459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318968" calcext:value-type="float">
            <text:p>0.001318968</text:p>
          </table:table-cell>
          <table:table-cell office:value-type="float" office:value="0.01295686" calcext:value-type="float">
            <text:p>0.01295686</text:p>
          </table:table-cell>
          <table:table-cell office:value-type="float" office:value="1689.365" calcext:value-type="float">
            <text:p>1689.365</text:p>
          </table:table-cell>
          <table:table-cell office:value-type="float" office:value="0.666228" calcext:value-type="float">
            <text:p>0.666228</text:p>
          </table:table-cell>
          <table:table-cell office:value-type="float" office:value="0" calcext:value-type="float">
            <text:p>0</text:p>
          </table:table-cell>
          <table:table-cell office:value-type="float" office:value="1.612465" calcext:value-type="float">
            <text:p>1.612465</text:p>
          </table:table-cell>
          <table:table-cell office:value-type="float" office:value="0.5872863" calcext:value-type="float">
            <text:p>0.5872863</text:p>
          </table:table-cell>
          <table:table-cell office:value-type="float" office:value="0.02555726" calcext:value-type="float">
            <text:p>0.02555726</text:p>
          </table:table-cell>
          <table:table-cell office:value-type="float" office:value="0.02526231" calcext:value-type="float">
            <text:p>0.02526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9878" calcext:value-type="float">
            <text:p>41.29878</text:p>
          </table:table-cell>
          <table:table-cell office:value-type="float" office:value="41.59082" calcext:value-type="float">
            <text:p>41.590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0.6475346" calcext:value-type="float">
            <text:p>0.6475346</text:p>
          </table:table-cell>
          <table:table-cell office:value-type="float" office:value="127.1219" calcext:value-type="float">
            <text:p>127.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7147" calcext:value-type="float">
            <text:p>15.27147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351063" calcext:value-type="float">
            <text:p>0.001351063</text:p>
          </table:table-cell>
          <table:table-cell office:value-type="float" office:value="0.01383365" calcext:value-type="float">
            <text:p>0.01383365</text:p>
          </table:table-cell>
          <table:table-cell office:value-type="float" office:value="1689.382" calcext:value-type="float">
            <text:p>1689.382</text:p>
          </table:table-cell>
          <table:table-cell office:value-type="float" office:value="0.6669602" calcext:value-type="float">
            <text:p>0.6669602</text:p>
          </table:table-cell>
          <table:table-cell office:value-type="float" office:value="0" calcext:value-type="float">
            <text:p>0</text:p>
          </table:table-cell>
          <table:table-cell office:value-type="float" office:value="0.4666439" calcext:value-type="float">
            <text:p>0.4666439</text:p>
          </table:table-cell>
          <table:table-cell office:value-type="float" office:value="0.5352377" calcext:value-type="float">
            <text:p>0.5352377</text:p>
          </table:table-cell>
          <table:table-cell office:value-type="float" office:value="0.02541664" calcext:value-type="float">
            <text:p>0.02541664</text:p>
          </table:table-cell>
          <table:table-cell office:value-type="float" office:value="0.02522056" calcext:value-type="float">
            <text:p>0.0252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692" calcext:value-type="float">
            <text:p>41.2692</text:p>
          </table:table-cell>
          <table:table-cell office:value-type="float" office:value="41.55937" calcext:value-type="float">
            <text:p>41.559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0.6463397" calcext:value-type="float">
            <text:p>0.6463397</text:p>
          </table:table-cell>
          <table:table-cell office:value-type="float" office:value="127.1201" calcext:value-type="float">
            <text:p>127.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5943" calcext:value-type="float">
            <text:p>15.2594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380398" calcext:value-type="float">
            <text:p>0.001380398</text:p>
          </table:table-cell>
          <table:table-cell office:value-type="float" office:value="0.01463095" calcext:value-type="float">
            <text:p>0.01463095</text:p>
          </table:table-cell>
          <table:table-cell office:value-type="float" office:value="1689.4" calcext:value-type="float">
            <text:p>1689.4</text:p>
          </table:table-cell>
          <table:table-cell office:value-type="float" office:value="0.6674038" calcext:value-type="float">
            <text:p>0.6674038</text:p>
          </table:table-cell>
          <table:table-cell office:value-type="float" office:value="0" calcext:value-type="float">
            <text:p>0</text:p>
          </table:table-cell>
          <table:table-cell office:value-type="float" office:value="0.603928" calcext:value-type="float">
            <text:p>0.603928</text:p>
          </table:table-cell>
          <table:table-cell office:value-type="float" office:value="0.5907781" calcext:value-type="float">
            <text:p>0.5907781</text:p>
          </table:table-cell>
          <table:table-cell office:value-type="float" office:value="0.02547446" calcext:value-type="float">
            <text:p>0.02547446</text:p>
          </table:table-cell>
          <table:table-cell office:value-type="float" office:value="0.02517901" calcext:value-type="float">
            <text:p>0.02517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6639" calcext:value-type="float">
            <text:p>41.26639</text:p>
          </table:table-cell>
          <table:table-cell office:value-type="float" office:value="41.54032" calcext:value-type="float">
            <text:p>41.540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0.6449814" calcext:value-type="float">
            <text:p>0.6449814</text:p>
          </table:table-cell>
          <table:table-cell office:value-type="float" office:value="127.118" calcext:value-type="float">
            <text:p>127.1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47248" calcext:value-type="float">
            <text:p>15.47248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398353" calcext:value-type="float">
            <text:p>0.001398353</text:p>
          </table:table-cell>
          <table:table-cell office:value-type="float" office:value="0.01521879" calcext:value-type="float">
            <text:p>0.01521879</text:p>
          </table:table-cell>
          <table:table-cell office:value-type="float" office:value="1693.501" calcext:value-type="float">
            <text:p>1693.501</text:p>
          </table:table-cell>
          <table:table-cell office:value-type="float" office:value="0.6675373" calcext:value-type="float">
            <text:p>0.6675373</text:p>
          </table:table-cell>
          <table:table-cell office:value-type="float" office:value="0" calcext:value-type="float">
            <text:p>0</text:p>
          </table:table-cell>
          <table:table-cell office:value-type="float" office:value="1.059646" calcext:value-type="float">
            <text:p>1.059646</text:p>
          </table:table-cell>
          <table:table-cell office:value-type="float" office:value="2.449403" calcext:value-type="float">
            <text:p>2.449403</text:p>
          </table:table-cell>
          <table:table-cell office:value-type="float" office:value="0.02523081" calcext:value-type="float">
            <text:p>0.02523081</text:p>
          </table:table-cell>
          <table:table-cell office:value-type="float" office:value="0.02513755" calcext:value-type="float">
            <text:p>0.02513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0857" calcext:value-type="float">
            <text:p>41.30857</text:p>
          </table:table-cell>
          <table:table-cell office:value-type="float" office:value="41.68571" calcext:value-type="float">
            <text:p>41.685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0.6436689" calcext:value-type="float">
            <text:p>0.6436689</text:p>
          </table:table-cell>
          <table:table-cell office:value-type="float" office:value="127.1158" calcext:value-type="float">
            <text:p>127.1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56407" calcext:value-type="float">
            <text:p>15.56407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16943" calcext:value-type="float">
            <text:p>0.001416943</text:p>
          </table:table-cell>
          <table:table-cell office:value-type="float" office:value="0.01724476" calcext:value-type="float">
            <text:p>0.01724476</text:p>
          </table:table-cell>
          <table:table-cell office:value-type="float" office:value="1692.274" calcext:value-type="float">
            <text:p>1692.274</text:p>
          </table:table-cell>
          <table:table-cell office:value-type="float" office:value="0.6673265" calcext:value-type="float">
            <text:p>0.6673265</text:p>
          </table:table-cell>
          <table:table-cell office:value-type="float" office:value="0" calcext:value-type="float">
            <text:p>0</text:p>
          </table:table-cell>
          <table:table-cell office:value-type="float" office:value="1.544771" calcext:value-type="float">
            <text:p>1.544771</text:p>
          </table:table-cell>
          <table:table-cell office:value-type="float" office:value="7.497601" calcext:value-type="float">
            <text:p>7.497601</text:p>
          </table:table-cell>
          <table:table-cell office:value-type="float" office:value="0.02551161" calcext:value-type="float">
            <text:p>0.02551161</text:p>
          </table:table-cell>
          <table:table-cell office:value-type="float" office:value="0.0250962" calcext:value-type="float">
            <text:p>0.025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3843" calcext:value-type="float">
            <text:p>41.43843</text:p>
          </table:table-cell>
          <table:table-cell office:value-type="float" office:value="42.89718" calcext:value-type="float">
            <text:p>42.897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0.6423792" calcext:value-type="float">
            <text:p>0.6423792</text:p>
          </table:table-cell>
          <table:table-cell office:value-type="float" office:value="127.1135" calcext:value-type="float">
            <text:p>127.1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66326" calcext:value-type="float">
            <text:p>15.66326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30077" calcext:value-type="float">
            <text:p>0.001430077</text:p>
          </table:table-cell>
          <table:table-cell office:value-type="float" office:value="0.01884082" calcext:value-type="float">
            <text:p>0.01884082</text:p>
          </table:table-cell>
          <table:table-cell office:value-type="float" office:value="1692.367" calcext:value-type="float">
            <text:p>1692.367</text:p>
          </table:table-cell>
          <table:table-cell office:value-type="float" office:value="0.6669433" calcext:value-type="float">
            <text:p>0.6669433</text:p>
          </table:table-cell>
          <table:table-cell office:value-type="float" office:value="0" calcext:value-type="float">
            <text:p>0</text:p>
          </table:table-cell>
          <table:table-cell office:value-type="float" office:value="3.003822" calcext:value-type="float">
            <text:p>3.003822</text:p>
          </table:table-cell>
          <table:table-cell office:value-type="float" office:value="10.5932" calcext:value-type="float">
            <text:p>10.5932</text:p>
          </table:table-cell>
          <table:table-cell office:value-type="float" office:value="0.02597661" calcext:value-type="float">
            <text:p>0.02597661</text:p>
          </table:table-cell>
          <table:table-cell office:value-type="float" office:value="0.02505494" calcext:value-type="float">
            <text:p>0.02505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9872" calcext:value-type="float">
            <text:p>41.79872</text:p>
          </table:table-cell>
          <table:table-cell office:value-type="float" office:value="45.07344" calcext:value-type="float">
            <text:p>45.073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0.6406411" calcext:value-type="float">
            <text:p>0.6406411</text:p>
          </table:table-cell>
          <table:table-cell office:value-type="float" office:value="127.1109" calcext:value-type="float">
            <text:p>127.11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73296" calcext:value-type="float">
            <text:p>15.73296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379" calcext:value-type="float">
            <text:p>0.0014379</text:p>
          </table:table-cell>
          <table:table-cell office:value-type="float" office:value="0.01914412" calcext:value-type="float">
            <text:p>0.01914412</text:p>
          </table:table-cell>
          <table:table-cell office:value-type="float" office:value="1692.95" calcext:value-type="float">
            <text:p>1692.95</text:p>
          </table:table-cell>
          <table:table-cell office:value-type="float" office:value="0.6651124" calcext:value-type="float">
            <text:p>0.6651124</text:p>
          </table:table-cell>
          <table:table-cell office:value-type="float" office:value="0" calcext:value-type="float">
            <text:p>0</text:p>
          </table:table-cell>
          <table:table-cell office:value-type="float" office:value="2.929089" calcext:value-type="float">
            <text:p>2.929089</text:p>
          </table:table-cell>
          <table:table-cell office:value-type="float" office:value="4.159258" calcext:value-type="float">
            <text:p>4.159258</text:p>
          </table:table-cell>
          <table:table-cell office:value-type="float" office:value="0.02600356" calcext:value-type="float">
            <text:p>0.02600356</text:p>
          </table:table-cell>
          <table:table-cell office:value-type="float" office:value="0.0250137" calcext:value-type="float">
            <text:p>0.025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0497" calcext:value-type="float">
            <text:p>42.10497</text:p>
          </table:table-cell>
          <table:table-cell office:value-type="float" office:value="46.76038" calcext:value-type="float">
            <text:p>46.760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0.6384718" calcext:value-type="float">
            <text:p>0.6384718</text:p>
          </table:table-cell>
          <table:table-cell office:value-type="float" office:value="127.1077" calcext:value-type="float">
            <text:p>127.10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77898" calcext:value-type="float">
            <text:p>15.77898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44427" calcext:value-type="float">
            <text:p>0.001444427</text:p>
          </table:table-cell>
          <table:table-cell office:value-type="float" office:value="0.01928435" calcext:value-type="float">
            <text:p>0.01928435</text:p>
          </table:table-cell>
          <table:table-cell office:value-type="float" office:value="1693.382" calcext:value-type="float">
            <text:p>1693.382</text:p>
          </table:table-cell>
          <table:table-cell office:value-type="float" office:value="0.6625375" calcext:value-type="float">
            <text:p>0.6625375</text:p>
          </table:table-cell>
          <table:table-cell office:value-type="float" office:value="0" calcext:value-type="float">
            <text:p>0</text:p>
          </table:table-cell>
          <table:table-cell office:value-type="float" office:value="1.819009" calcext:value-type="float">
            <text:p>1.819009</text:p>
          </table:table-cell>
          <table:table-cell office:value-type="float" office:value="1.865291" calcext:value-type="float">
            <text:p>1.865291</text:p>
          </table:table-cell>
          <table:table-cell office:value-type="float" office:value="0.02587629" calcext:value-type="float">
            <text:p>0.02587629</text:p>
          </table:table-cell>
          <table:table-cell office:value-type="float" office:value="0.02497254" calcext:value-type="float">
            <text:p>0.0249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0997" calcext:value-type="float">
            <text:p>42.20997</text:p>
          </table:table-cell>
          <table:table-cell office:value-type="float" office:value="47.27492" calcext:value-type="float">
            <text:p>47.274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0.6367475" calcext:value-type="float">
            <text:p>0.6367475</text:p>
          </table:table-cell>
          <table:table-cell office:value-type="float" office:value="127.1049" calcext:value-type="float">
            <text:p>127.10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81624" calcext:value-type="float">
            <text:p>15.81624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49855" calcext:value-type="float">
            <text:p>0.001449855</text:p>
          </table:table-cell>
          <table:table-cell office:value-type="float" office:value="0.01933178" calcext:value-type="float">
            <text:p>0.01933178</text:p>
          </table:table-cell>
          <table:table-cell office:value-type="float" office:value="1693.626" calcext:value-type="float">
            <text:p>1693.626</text:p>
          </table:table-cell>
          <table:table-cell office:value-type="float" office:value="0.66118" calcext:value-type="float">
            <text:p>0.66118</text:p>
          </table:table-cell>
          <table:table-cell office:value-type="float" office:value="0" calcext:value-type="float">
            <text:p>0</text:p>
          </table:table-cell>
          <table:table-cell office:value-type="float" office:value="1.211565" calcext:value-type="float">
            <text:p>1.211565</text:p>
          </table:table-cell>
          <table:table-cell office:value-type="float" office:value="1.251106" calcext:value-type="float">
            <text:p>1.251106</text:p>
          </table:table-cell>
          <table:table-cell office:value-type="float" office:value="0.02582802" calcext:value-type="float">
            <text:p>0.02582802</text:p>
          </table:table-cell>
          <table:table-cell office:value-type="float" office:value="0.02493145" calcext:value-type="float">
            <text:p>0.0249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816" calcext:value-type="float">
            <text:p>42.25816</text:p>
          </table:table-cell>
          <table:table-cell office:value-type="float" office:value="47.4701" calcext:value-type="float">
            <text:p>47.47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0.6347538" calcext:value-type="float">
            <text:p>0.6347538</text:p>
          </table:table-cell>
          <table:table-cell office:value-type="float" office:value="127.1016" calcext:value-type="float">
            <text:p>127.1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84675" calcext:value-type="float">
            <text:p>15.8467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54706" calcext:value-type="float">
            <text:p>0.001454706</text:p>
          </table:table-cell>
          <table:table-cell office:value-type="float" office:value="0.01933532" calcext:value-type="float">
            <text:p>0.01933532</text:p>
          </table:table-cell>
          <table:table-cell office:value-type="float" office:value="1693.746" calcext:value-type="float">
            <text:p>1693.746</text:p>
          </table:table-cell>
          <table:table-cell office:value-type="float" office:value="0.6594682" calcext:value-type="float">
            <text:p>0.6594682</text:p>
          </table:table-cell>
          <table:table-cell office:value-type="float" office:value="0" calcext:value-type="float">
            <text:p>0</text:p>
          </table:table-cell>
          <table:table-cell office:value-type="float" office:value="1.223953" calcext:value-type="float">
            <text:p>1.223953</text:p>
          </table:table-cell>
          <table:table-cell office:value-type="float" office:value="0.9596056" calcext:value-type="float">
            <text:p>0.9596056</text:p>
          </table:table-cell>
          <table:table-cell office:value-type="float" office:value="0.02572867" calcext:value-type="float">
            <text:p>0.02572867</text:p>
          </table:table-cell>
          <table:table-cell office:value-type="float" office:value="0.02489047" calcext:value-type="float">
            <text:p>0.02489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9774" calcext:value-type="float">
            <text:p>42.29774</text:p>
          </table:table-cell>
          <table:table-cell office:value-type="float" office:value="47.55246" calcext:value-type="float">
            <text:p>47.552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0.6331942" calcext:value-type="float">
            <text:p>0.6331942</text:p>
          </table:table-cell>
          <table:table-cell office:value-type="float" office:value="127.0989" calcext:value-type="float">
            <text:p>127.0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.85892" calcext:value-type="float">
            <text:p>15.85892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59206" calcext:value-type="float">
            <text:p>0.001459206</text:p>
          </table:table-cell>
          <table:table-cell office:value-type="float" office:value="0.01932138" calcext:value-type="float">
            <text:p>0.01932138</text:p>
          </table:table-cell>
          <table:table-cell office:value-type="float" office:value="1693.801" calcext:value-type="float">
            <text:p>1693.801</text:p>
          </table:table-cell>
          <table:table-cell office:value-type="float" office:value="0.6588796" calcext:value-type="float">
            <text:p>0.6588796</text:p>
          </table:table-cell>
          <table:table-cell office:value-type="float" office:value="0" calcext:value-type="float">
            <text:p>0</text:p>
          </table:table-cell>
          <table:table-cell office:value-type="float" office:value="0.8644518" calcext:value-type="float">
            <text:p>0.8644518</text:p>
          </table:table-cell>
          <table:table-cell office:value-type="float" office:value="0.8735582" calcext:value-type="float">
            <text:p>0.8735582</text:p>
          </table:table-cell>
          <table:table-cell office:value-type="float" office:value="0.02590278" calcext:value-type="float">
            <text:p>0.02590278</text:p>
          </table:table-cell>
          <table:table-cell office:value-type="float" office:value="0.0248495" calcext:value-type="float">
            <text:p>0.024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2162" calcext:value-type="float">
            <text:p>42.32162</text:p>
          </table:table-cell>
          <table:table-cell office:value-type="float" office:value="47.58331" calcext:value-type="float">
            <text:p>47.583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0.6315022" calcext:value-type="float">
            <text:p>0.6315022</text:p>
          </table:table-cell>
          <table:table-cell office:value-type="float" office:value="127.096" calcext:value-type="float">
            <text:p>127.096</text:p>
          </table:table-cell>
          <table:table-cell office:value-type="float" office:value="5" calcext:value-type="float">
            <text:p>5</text:p>
          </table:table-cell>
          <table:table-cell office:value-type="float" office:value="-0.0001557089" calcext:value-type="float">
            <text:p>-0.0001557089</text:p>
          </table:table-cell>
          <table:table-cell office:value-type="float" office:value="15.85472" calcext:value-type="float">
            <text:p>15.85472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63324" calcext:value-type="float">
            <text:p>0.001463324</text:p>
          </table:table-cell>
          <table:table-cell office:value-type="float" office:value="0.01928789" calcext:value-type="float">
            <text:p>0.01928789</text:p>
          </table:table-cell>
          <table:table-cell office:value-type="float" office:value="1693.831" calcext:value-type="float">
            <text:p>1693.831</text:p>
          </table:table-cell>
          <table:table-cell office:value-type="float" office:value="0.6579505" calcext:value-type="float">
            <text:p>0.6579505</text:p>
          </table:table-cell>
          <table:table-cell office:value-type="float" office:value="0" calcext:value-type="float">
            <text:p>0</text:p>
          </table:table-cell>
          <table:table-cell office:value-type="float" office:value="1.778241" calcext:value-type="float">
            <text:p>1.778241</text:p>
          </table:table-cell>
          <table:table-cell office:value-type="float" office:value="0.8395526" calcext:value-type="float">
            <text:p>0.8395526</text:p>
          </table:table-cell>
          <table:table-cell office:value-type="float" office:value="0.02620985" calcext:value-type="float">
            <text:p>0.02620985</text:p>
          </table:table-cell>
          <table:table-cell office:value-type="float" office:value="0.02480861" calcext:value-type="float">
            <text:p>0.0248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7651" calcext:value-type="float">
            <text:p>42.37651</text:p>
          </table:table-cell>
          <table:table-cell office:value-type="float" office:value="47.61022" calcext:value-type="float">
            <text:p>47.610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0.628901" calcext:value-type="float">
            <text:p>0.628901</text:p>
          </table:table-cell>
          <table:table-cell office:value-type="float" office:value="127.092" calcext:value-type="float">
            <text:p>127.092</text:p>
          </table:table-cell>
          <table:table-cell office:value-type="float" office:value="5" calcext:value-type="float">
            <text:p>5</text:p>
          </table:table-cell>
          <table:table-cell office:value-type="float" office:value="-0.000381334" calcext:value-type="float">
            <text:p>-0.000381334</text:p>
          </table:table-cell>
          <table:table-cell office:value-type="float" office:value="15.84523" calcext:value-type="float">
            <text:p>15.8452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67124" calcext:value-type="float">
            <text:p>0.001467124</text:p>
          </table:table-cell>
          <table:table-cell office:value-type="float" office:value="0.01923945" calcext:value-type="float">
            <text:p>0.01923945</text:p>
          </table:table-cell>
          <table:table-cell office:value-type="float" office:value="1693.854" calcext:value-type="float">
            <text:p>1693.854</text:p>
          </table:table-cell>
          <table:table-cell office:value-type="float" office:value="0.6554438" calcext:value-type="float">
            <text:p>0.6554438</text:p>
          </table:table-cell>
          <table:table-cell office:value-type="float" office:value="0" calcext:value-type="float">
            <text:p>0</text:p>
          </table:table-cell>
          <table:table-cell office:value-type="float" office:value="1.540715" calcext:value-type="float">
            <text:p>1.540715</text:p>
          </table:table-cell>
          <table:table-cell office:value-type="float" office:value="0.8077673" calcext:value-type="float">
            <text:p>0.8077673</text:p>
          </table:table-cell>
          <table:table-cell office:value-type="float" office:value="0.02597802" calcext:value-type="float">
            <text:p>0.02597802</text:p>
          </table:table-cell>
          <table:table-cell office:value-type="float" office:value="0.02476784" calcext:value-type="float">
            <text:p>0.0247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2895" calcext:value-type="float">
            <text:p>42.42895</text:p>
          </table:table-cell>
          <table:table-cell office:value-type="float" office:value="47.62286" calcext:value-type="float">
            <text:p>47.622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0.6263728" calcext:value-type="float">
            <text:p>0.6263728</text:p>
          </table:table-cell>
          <table:table-cell office:value-type="float" office:value="127.0877" calcext:value-type="float">
            <text:p>127.0877</text:p>
          </table:table-cell>
          <table:table-cell office:value-type="float" office:value="5" calcext:value-type="float">
            <text:p>5</text:p>
          </table:table-cell>
          <table:table-cell office:value-type="float" office:value="-0.001428299" calcext:value-type="float">
            <text:p>-0.001428299</text:p>
          </table:table-cell>
          <table:table-cell office:value-type="float" office:value="15.83461" calcext:value-type="float">
            <text:p>15.83461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70854" calcext:value-type="float">
            <text:p>0.001470854</text:p>
          </table:table-cell>
          <table:table-cell office:value-type="float" office:value="0.01918826" calcext:value-type="float">
            <text:p>0.01918826</text:p>
          </table:table-cell>
          <table:table-cell office:value-type="float" office:value="1693.874" calcext:value-type="float">
            <text:p>1693.874</text:p>
          </table:table-cell>
          <table:table-cell office:value-type="float" office:value="0.6537371" calcext:value-type="float">
            <text:p>0.6537371</text:p>
          </table:table-cell>
          <table:table-cell office:value-type="float" office:value="0" calcext:value-type="float">
            <text:p>0</text:p>
          </table:table-cell>
          <table:table-cell office:value-type="float" office:value="0.8336375" calcext:value-type="float">
            <text:p>0.8336375</text:p>
          </table:table-cell>
          <table:table-cell office:value-type="float" office:value="0.7960877" calcext:value-type="float">
            <text:p>0.7960877</text:p>
          </table:table-cell>
          <table:table-cell office:value-type="float" office:value="0.0258291" calcext:value-type="float">
            <text:p>0.0258291</text:p>
          </table:table-cell>
          <table:table-cell office:value-type="float" office:value="0.02472713" calcext:value-type="float">
            <text:p>0.02472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6651" calcext:value-type="float">
            <text:p>42.46651</text:p>
          </table:table-cell>
          <table:table-cell office:value-type="float" office:value="47.63228" calcext:value-type="float">
            <text:p>47.632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0.6243757" calcext:value-type="float">
            <text:p>0.6243757</text:p>
          </table:table-cell>
          <table:table-cell office:value-type="float" office:value="127.0838" calcext:value-type="float">
            <text:p>127.0838</text:p>
          </table:table-cell>
          <table:table-cell office:value-type="float" office:value="5" calcext:value-type="float">
            <text:p>5</text:p>
          </table:table-cell>
          <table:table-cell office:value-type="float" office:value="-0.006173558" calcext:value-type="float">
            <text:p>-0.006173558</text:p>
          </table:table-cell>
          <table:table-cell office:value-type="float" office:value="15.82243" calcext:value-type="float">
            <text:p>15.8224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74597" calcext:value-type="float">
            <text:p>0.001474597</text:p>
          </table:table-cell>
          <table:table-cell office:value-type="float" office:value="0.01913843" calcext:value-type="float">
            <text:p>0.01913843</text:p>
          </table:table-cell>
          <table:table-cell office:value-type="float" office:value="1693.893" calcext:value-type="float">
            <text:p>1693.893</text:p>
          </table:table-cell>
          <table:table-cell office:value-type="float" office:value="0.6531582" calcext:value-type="float">
            <text:p>0.6531582</text:p>
          </table:table-cell>
          <table:table-cell office:value-type="float" office:value="0" calcext:value-type="float">
            <text:p>0</text:p>
          </table:table-cell>
          <table:table-cell office:value-type="float" office:value="1.434113" calcext:value-type="float">
            <text:p>1.434113</text:p>
          </table:table-cell>
          <table:table-cell office:value-type="float" office:value="0.7701191" calcext:value-type="float">
            <text:p>0.7701191</text:p>
          </table:table-cell>
          <table:table-cell office:value-type="float" office:value="0.0258534" calcext:value-type="float">
            <text:p>0.0258534</text:p>
          </table:table-cell>
          <table:table-cell office:value-type="float" office:value="0.02468644" calcext:value-type="float">
            <text:p>0.0246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9924" calcext:value-type="float">
            <text:p>42.49924</text:p>
          </table:table-cell>
          <table:table-cell office:value-type="float" office:value="47.63869" calcext:value-type="float">
            <text:p>47.638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0.6221389" calcext:value-type="float">
            <text:p>0.6221389</text:p>
          </table:table-cell>
          <table:table-cell office:value-type="float" office:value="127.0797" calcext:value-type="float">
            <text:p>127.0797</text:p>
          </table:table-cell>
          <table:table-cell office:value-type="float" office:value="5" calcext:value-type="float">
            <text:p>5</text:p>
          </table:table-cell>
          <table:table-cell office:value-type="float" office:value="-0.01447111" calcext:value-type="float">
            <text:p>-0.01447111</text:p>
          </table:table-cell>
          <table:table-cell office:value-type="float" office:value="15.80796" calcext:value-type="float">
            <text:p>15.80796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78279" calcext:value-type="float">
            <text:p>0.001478279</text:p>
          </table:table-cell>
          <table:table-cell office:value-type="float" office:value="0.01908584" calcext:value-type="float">
            <text:p>0.01908584</text:p>
          </table:table-cell>
          <table:table-cell office:value-type="float" office:value="1693.91" calcext:value-type="float">
            <text:p>1693.91</text:p>
          </table:table-cell>
          <table:table-cell office:value-type="float" office:value="0.6519495" calcext:value-type="float">
            <text:p>0.6519495</text:p>
          </table:table-cell>
          <table:table-cell office:value-type="float" office:value="0" calcext:value-type="float">
            <text:p>0</text:p>
          </table:table-cell>
          <table:table-cell office:value-type="float" office:value="1.215824" calcext:value-type="float">
            <text:p>1.215824</text:p>
          </table:table-cell>
          <table:table-cell office:value-type="float" office:value="0.7688183" calcext:value-type="float">
            <text:p>0.7688183</text:p>
          </table:table-cell>
          <table:table-cell office:value-type="float" office:value="0.02567058" calcext:value-type="float">
            <text:p>0.02567058</text:p>
          </table:table-cell>
          <table:table-cell office:value-type="float" office:value="0.02464579" calcext:value-type="float">
            <text:p>0.0246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2953" calcext:value-type="float">
            <text:p>42.52953</text:p>
          </table:table-cell>
          <table:table-cell office:value-type="float" office:value="47.64398" calcext:value-type="float">
            <text:p>47.643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0.6195176" calcext:value-type="float">
            <text:p>0.6195176</text:p>
          </table:table-cell>
          <table:table-cell office:value-type="float" office:value="127.075" calcext:value-type="float">
            <text:p>127.075</text:p>
          </table:table-cell>
          <table:table-cell office:value-type="float" office:value="5" calcext:value-type="float">
            <text:p>5</text:p>
          </table:table-cell>
          <table:table-cell office:value-type="float" office:value="-0.0262683" calcext:value-type="float">
            <text:p>-0.0262683</text:p>
          </table:table-cell>
          <table:table-cell office:value-type="float" office:value="15.79167" calcext:value-type="float">
            <text:p>15.79167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81943" calcext:value-type="float">
            <text:p>0.001481943</text:p>
          </table:table-cell>
          <table:table-cell office:value-type="float" office:value="0.01905408" calcext:value-type="float">
            <text:p>0.01905408</text:p>
          </table:table-cell>
          <table:table-cell office:value-type="float" office:value="1693.925" calcext:value-type="float">
            <text:p>1693.925</text:p>
          </table:table-cell>
          <table:table-cell office:value-type="float" office:value="0.6506149" calcext:value-type="float">
            <text:p>0.6506149</text:p>
          </table:table-cell>
          <table:table-cell office:value-type="float" office:value="0" calcext:value-type="float">
            <text:p>0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7845923" calcext:value-type="float">
            <text:p>0.7845923</text:p>
          </table:table-cell>
          <table:table-cell office:value-type="float" office:value="0.02550367" calcext:value-type="float">
            <text:p>0.02550367</text:p>
          </table:table-cell>
          <table:table-cell office:value-type="float" office:value="0.02460527" calcext:value-type="float">
            <text:p>0.02460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5715" calcext:value-type="float">
            <text:p>42.55715</text:p>
          </table:table-cell>
          <table:table-cell office:value-type="float" office:value="47.65169" calcext:value-type="float">
            <text:p>47.651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0.6164476" calcext:value-type="float">
            <text:p>0.6164476</text:p>
          </table:table-cell>
          <table:table-cell office:value-type="float" office:value="127.0696" calcext:value-type="float">
            <text:p>127.0696</text:p>
          </table:table-cell>
          <table:table-cell office:value-type="float" office:value="5" calcext:value-type="float">
            <text:p>5</text:p>
          </table:table-cell>
          <table:table-cell office:value-type="float" office:value="-0.04283071" calcext:value-type="float">
            <text:p>-0.04283071</text:p>
          </table:table-cell>
          <table:table-cell office:value-type="float" office:value="15.77334" calcext:value-type="float">
            <text:p>15.77334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85582" calcext:value-type="float">
            <text:p>0.001485582</text:p>
          </table:table-cell>
          <table:table-cell office:value-type="float" office:value="0.01904622" calcext:value-type="float">
            <text:p>0.01904622</text:p>
          </table:table-cell>
          <table:table-cell office:value-type="float" office:value="1693.939" calcext:value-type="float">
            <text:p>1693.939</text:p>
          </table:table-cell>
          <table:table-cell office:value-type="float" office:value="0.6490751" calcext:value-type="float">
            <text:p>0.6490751</text:p>
          </table:table-cell>
          <table:table-cell office:value-type="float" office:value="0" calcext:value-type="float">
            <text:p>0</text:p>
          </table:table-cell>
          <table:table-cell office:value-type="float" office:value="1.145974" calcext:value-type="float">
            <text:p>1.145974</text:p>
          </table:table-cell>
          <table:table-cell office:value-type="float" office:value="0.7999228" calcext:value-type="float">
            <text:p>0.7999228</text:p>
          </table:table-cell>
          <table:table-cell office:value-type="float" office:value="0.02535855" calcext:value-type="float">
            <text:p>0.02535855</text:p>
          </table:table-cell>
          <table:table-cell office:value-type="float" office:value="0.02456486" calcext:value-type="float">
            <text:p>0.02456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564" calcext:value-type="float">
            <text:p>42.58564</text:p>
          </table:table-cell>
          <table:table-cell office:value-type="float" office:value="47.66377" calcext:value-type="float">
            <text:p>47.663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0.61374" calcext:value-type="float">
            <text:p>0.61374</text:p>
          </table:table-cell>
          <table:table-cell office:value-type="float" office:value="127.0641" calcext:value-type="float">
            <text:p>127.0641</text:p>
          </table:table-cell>
          <table:table-cell office:value-type="float" office:value="5" calcext:value-type="float">
            <text:p>5</text:p>
          </table:table-cell>
          <table:table-cell office:value-type="float" office:value="-0.06117742" calcext:value-type="float">
            <text:p>-0.06117742</text:p>
          </table:table-cell>
          <table:table-cell office:value-type="float" office:value="15.75314" calcext:value-type="float">
            <text:p>15.75314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89212" calcext:value-type="float">
            <text:p>0.001489212</text:p>
          </table:table-cell>
          <table:table-cell office:value-type="float" office:value="0.01903754" calcext:value-type="float">
            <text:p>0.01903754</text:p>
          </table:table-cell>
          <table:table-cell office:value-type="float" office:value="1693.953" calcext:value-type="float">
            <text:p>1693.953</text:p>
          </table:table-cell>
          <table:table-cell office:value-type="float" office:value="0.6486297" calcext:value-type="float">
            <text:p>0.6486297</text:p>
          </table:table-cell>
          <table:table-cell office:value-type="float" office:value="0" calcext:value-type="float">
            <text:p>0</text:p>
          </table:table-cell>
          <table:table-cell office:value-type="float" office:value="1.04096" calcext:value-type="float">
            <text:p>1.04096</text:p>
          </table:table-cell>
          <table:table-cell office:value-type="float" office:value="0.7918685" calcext:value-type="float">
            <text:p>0.7918685</text:p>
          </table:table-cell>
          <table:table-cell office:value-type="float" office:value="0.02524557" calcext:value-type="float">
            <text:p>0.02524557</text:p>
          </table:table-cell>
          <table:table-cell office:value-type="float" office:value="0.02452445" calcext:value-type="float">
            <text:p>0.02452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0787" calcext:value-type="float">
            <text:p>42.60787</text:p>
          </table:table-cell>
          <table:table-cell office:value-type="float" office:value="47.67743" calcext:value-type="float">
            <text:p>47.67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0.6116648" calcext:value-type="float">
            <text:p>0.6116648</text:p>
          </table:table-cell>
          <table:table-cell office:value-type="float" office:value="127.0595" calcext:value-type="float">
            <text:p>127.0595</text:p>
          </table:table-cell>
          <table:table-cell office:value-type="float" office:value="5" calcext:value-type="float">
            <text:p>5</text:p>
          </table:table-cell>
          <table:table-cell office:value-type="float" office:value="-0.07948315" calcext:value-type="float">
            <text:p>-0.07948315</text:p>
          </table:table-cell>
          <table:table-cell office:value-type="float" office:value="15.73183" calcext:value-type="float">
            <text:p>15.7318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92823" calcext:value-type="float">
            <text:p>0.001492823</text:p>
          </table:table-cell>
          <table:table-cell office:value-type="float" office:value="0.01902831" calcext:value-type="float">
            <text:p>0.01902831</text:p>
          </table:table-cell>
          <table:table-cell office:value-type="float" office:value="1693.965" calcext:value-type="float">
            <text:p>1693.965</text:p>
          </table:table-cell>
          <table:table-cell office:value-type="float" office:value="0.6487126" calcext:value-type="float">
            <text:p>0.6487126</text:p>
          </table:table-cell>
          <table:table-cell office:value-type="float" office:value="0" calcext:value-type="float">
            <text:p>0</text:p>
          </table:table-cell>
          <table:table-cell office:value-type="float" office:value="0.6603947" calcext:value-type="float">
            <text:p>0.6603947</text:p>
          </table:table-cell>
          <table:table-cell office:value-type="float" office:value="0.7506994" calcext:value-type="float">
            <text:p>0.7506994</text:p>
          </table:table-cell>
          <table:table-cell office:value-type="float" office:value="0.02571878" calcext:value-type="float">
            <text:p>0.02571878</text:p>
          </table:table-cell>
          <table:table-cell office:value-type="float" office:value="0.02448404" calcext:value-type="float">
            <text:p>0.02448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0855" calcext:value-type="float">
            <text:p>42.60855</text:p>
          </table:table-cell>
          <table:table-cell office:value-type="float" office:value="47.68617" calcext:value-type="float">
            <text:p>47.686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0.6093773" calcext:value-type="float">
            <text:p>0.6093773</text:p>
          </table:table-cell>
          <table:table-cell office:value-type="float" office:value="127.055" calcext:value-type="float">
            <text:p>127.055</text:p>
          </table:table-cell>
          <table:table-cell office:value-type="float" office:value="5" calcext:value-type="float">
            <text:p>5</text:p>
          </table:table-cell>
          <table:table-cell office:value-type="float" office:value="-0.09849051" calcext:value-type="float">
            <text:p>-0.09849051</text:p>
          </table:table-cell>
          <table:table-cell office:value-type="float" office:value="15.71045" calcext:value-type="float">
            <text:p>15.7104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96374" calcext:value-type="float">
            <text:p>0.001496374</text:p>
          </table:table-cell>
          <table:table-cell office:value-type="float" office:value="0.01901755" calcext:value-type="float">
            <text:p>0.01901755</text:p>
          </table:table-cell>
          <table:table-cell office:value-type="float" office:value="1693.977" calcext:value-type="float">
            <text:p>1693.977</text:p>
          </table:table-cell>
          <table:table-cell office:value-type="float" office:value="0.6487848" calcext:value-type="float">
            <text:p>0.6487848</text:p>
          </table:table-cell>
          <table:table-cell office:value-type="float" office:value="0" calcext:value-type="float">
            <text:p>0</text:p>
          </table:table-cell>
          <table:table-cell office:value-type="float" office:value="1.706711" calcext:value-type="float">
            <text:p>1.706711</text:p>
          </table:table-cell>
          <table:table-cell office:value-type="float" office:value="0.7761083" calcext:value-type="float">
            <text:p>0.7761083</text:p>
          </table:table-cell>
          <table:table-cell office:value-type="float" office:value="0.02596866" calcext:value-type="float">
            <text:p>0.02596866</text:p>
          </table:table-cell>
          <table:table-cell office:value-type="float" office:value="0.02444377" calcext:value-type="float">
            <text:p>0.02444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5157" calcext:value-type="float">
            <text:p>42.65157</text:p>
          </table:table-cell>
          <table:table-cell office:value-type="float" office:value="47.69102" calcext:value-type="float">
            <text:p>47.691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0.6066876" calcext:value-type="float">
            <text:p>0.6066876</text:p>
          </table:table-cell>
          <table:table-cell office:value-type="float" office:value="127.0496" calcext:value-type="float">
            <text:p>127.0496</text:p>
          </table:table-cell>
          <table:table-cell office:value-type="float" office:value="5" calcext:value-type="float">
            <text:p>5</text:p>
          </table:table-cell>
          <table:table-cell office:value-type="float" office:value="-0.1197654" calcext:value-type="float">
            <text:p>-0.1197654</text:p>
          </table:table-cell>
          <table:table-cell office:value-type="float" office:value="15.68845" calcext:value-type="float">
            <text:p>15.6884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499873" calcext:value-type="float">
            <text:p>0.001499873</text:p>
          </table:table-cell>
          <table:table-cell office:value-type="float" office:value="0.0190055" calcext:value-type="float">
            <text:p>0.0190055</text:p>
          </table:table-cell>
          <table:table-cell office:value-type="float" office:value="1693.989" calcext:value-type="float">
            <text:p>1693.989</text:p>
          </table:table-cell>
          <table:table-cell office:value-type="float" office:value="0.6482106" calcext:value-type="float">
            <text:p>0.6482106</text:p>
          </table:table-cell>
          <table:table-cell office:value-type="float" office:value="0" calcext:value-type="float">
            <text:p>0</text:p>
          </table:table-cell>
          <table:table-cell office:value-type="float" office:value="1.295714" calcext:value-type="float">
            <text:p>1.295714</text:p>
          </table:table-cell>
          <table:table-cell office:value-type="float" office:value="0.7910035" calcext:value-type="float">
            <text:p>0.7910035</text:p>
          </table:table-cell>
          <table:table-cell office:value-type="float" office:value="0.02569328" calcext:value-type="float">
            <text:p>0.02569328</text:p>
          </table:table-cell>
          <table:table-cell office:value-type="float" office:value="0.02440361" calcext:value-type="float">
            <text:p>0.0244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8637" calcext:value-type="float">
            <text:p>42.68637</text:p>
          </table:table-cell>
          <table:table-cell office:value-type="float" office:value="47.70341" calcext:value-type="float">
            <text:p>47.703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0.603317" calcext:value-type="float">
            <text:p>0.603317</text:p>
          </table:table-cell>
          <table:table-cell office:value-type="float" office:value="127.0434" calcext:value-type="float">
            <text:p>127.0434</text:p>
          </table:table-cell>
          <table:table-cell office:value-type="float" office:value="5" calcext:value-type="float">
            <text:p>5</text:p>
          </table:table-cell>
          <table:table-cell office:value-type="float" office:value="-0.1448316" calcext:value-type="float">
            <text:p>-0.1448316</text:p>
          </table:table-cell>
          <table:table-cell office:value-type="float" office:value="15.66521" calcext:value-type="float">
            <text:p>15.66521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03334" calcext:value-type="float">
            <text:p>0.001503334</text:p>
          </table:table-cell>
          <table:table-cell office:value-type="float" office:value="0.01899278" calcext:value-type="float">
            <text:p>0.01899278</text:p>
          </table:table-cell>
          <table:table-cell office:value-type="float" office:value="1694" calcext:value-type="float">
            <text:p>1694</text:p>
          </table:table-cell>
          <table:table-cell office:value-type="float" office:value="0.6469138" calcext:value-type="float">
            <text:p>0.6469138</text:p>
          </table:table-cell>
          <table:table-cell office:value-type="float" office:value="0" calcext:value-type="float">
            <text:p>0</text:p>
          </table:table-cell>
          <table:table-cell office:value-type="float" office:value="1.181245" calcext:value-type="float">
            <text:p>1.181245</text:p>
          </table:table-cell>
          <table:table-cell office:value-type="float" office:value="0.8067423" calcext:value-type="float">
            <text:p>0.8067423</text:p>
          </table:table-cell>
          <table:table-cell office:value-type="float" office:value="0.02542276" calcext:value-type="float">
            <text:p>0.02542276</text:p>
          </table:table-cell>
          <table:table-cell office:value-type="float" office:value="0.02436346" calcext:value-type="float">
            <text:p>0.02436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246" calcext:value-type="float">
            <text:p>42.71246</text:p>
          </table:table-cell>
          <table:table-cell office:value-type="float" office:value="47.72007" calcext:value-type="float">
            <text:p>47.720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0.6001254" calcext:value-type="float">
            <text:p>0.6001254</text:p>
          </table:table-cell>
          <table:table-cell office:value-type="float" office:value="127.0366" calcext:value-type="float">
            <text:p>127.0366</text:p>
          </table:table-cell>
          <table:table-cell office:value-type="float" office:value="5" calcext:value-type="float">
            <text:p>5</text:p>
          </table:table-cell>
          <table:table-cell office:value-type="float" office:value="-0.1721759" calcext:value-type="float">
            <text:p>-0.1721759</text:p>
          </table:table-cell>
          <table:table-cell office:value-type="float" office:value="15.64067" calcext:value-type="float">
            <text:p>15.64067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06763" calcext:value-type="float">
            <text:p>0.001506763</text:p>
          </table:table-cell>
          <table:table-cell office:value-type="float" office:value="0.01897863" calcext:value-type="float">
            <text:p>0.01897863</text:p>
          </table:table-cell>
          <table:table-cell office:value-type="float" office:value="1694.01" calcext:value-type="float">
            <text:p>1694.01</text:p>
          </table:table-cell>
          <table:table-cell office:value-type="float" office:value="0.646346" calcext:value-type="float">
            <text:p>0.646346</text:p>
          </table:table-cell>
          <table:table-cell office:value-type="float" office:value="0" calcext:value-type="float">
            <text:p>0</text:p>
          </table:table-cell>
          <table:table-cell office:value-type="float" office:value="1.027429" calcext:value-type="float">
            <text:p>1.027429</text:p>
          </table:table-cell>
          <table:table-cell office:value-type="float" office:value="0.8104236" calcext:value-type="float">
            <text:p>0.8104236</text:p>
          </table:table-cell>
          <table:table-cell office:value-type="float" office:value="0.02521414" calcext:value-type="float">
            <text:p>0.02521414</text:p>
          </table:table-cell>
          <table:table-cell office:value-type="float" office:value="0.02432333" calcext:value-type="float">
            <text:p>0.02432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313" calcext:value-type="float">
            <text:p>42.73313</text:p>
          </table:table-cell>
          <table:table-cell office:value-type="float" office:value="47.73878" calcext:value-type="float">
            <text:p>47.738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0.59728" calcext:value-type="float">
            <text:p>0.59728</text:p>
          </table:table-cell>
          <table:table-cell office:value-type="float" office:value="127.03" calcext:value-type="float">
            <text:p>127.03</text:p>
          </table:table-cell>
          <table:table-cell office:value-type="float" office:value="5" calcext:value-type="float">
            <text:p>5</text:p>
          </table:table-cell>
          <table:table-cell office:value-type="float" office:value="-0.201525" calcext:value-type="float">
            <text:p>-0.201525</text:p>
          </table:table-cell>
          <table:table-cell office:value-type="float" office:value="15.61484" calcext:value-type="float">
            <text:p>15.61484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10175" calcext:value-type="float">
            <text:p>0.001510175</text:p>
          </table:table-cell>
          <table:table-cell office:value-type="float" office:value="0.01896364" calcext:value-type="float">
            <text:p>0.01896364</text:p>
          </table:table-cell>
          <table:table-cell office:value-type="float" office:value="1694.019" calcext:value-type="float">
            <text:p>1694.019</text:p>
          </table:table-cell>
          <table:table-cell office:value-type="float" office:value="0.6463264" calcext:value-type="float">
            <text:p>0.6463264</text:p>
          </table:table-cell>
          <table:table-cell office:value-type="float" office:value="0" calcext:value-type="float">
            <text:p>0</text:p>
          </table:table-cell>
          <table:table-cell office:value-type="float" office:value="0.9202991" calcext:value-type="float">
            <text:p>0.9202991</text:p>
          </table:table-cell>
          <table:table-cell office:value-type="float" office:value="0.8010774" calcext:value-type="float">
            <text:p>0.8010774</text:p>
          </table:table-cell>
          <table:table-cell office:value-type="float" office:value="0.02505889" calcext:value-type="float">
            <text:p>0.02505889</text:p>
          </table:table-cell>
          <table:table-cell office:value-type="float" office:value="0.02428337" calcext:value-type="float">
            <text:p>0.02428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896" calcext:value-type="float">
            <text:p>42.74896</text:p>
          </table:table-cell>
          <table:table-cell office:value-type="float" office:value="47.75693" calcext:value-type="float">
            <text:p>47.756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0.5945637" calcext:value-type="float">
            <text:p>0.5945637</text:p>
          </table:table-cell>
          <table:table-cell office:value-type="float" office:value="127.0235" calcext:value-type="float">
            <text:p>127.0235</text:p>
          </table:table-cell>
          <table:table-cell office:value-type="float" office:value="5" calcext:value-type="float">
            <text:p>5</text:p>
          </table:table-cell>
          <table:table-cell office:value-type="float" office:value="-0.2326577" calcext:value-type="float">
            <text:p>-0.2326577</text:p>
          </table:table-cell>
          <table:table-cell office:value-type="float" office:value="15.58768" calcext:value-type="float">
            <text:p>15.58768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13571" calcext:value-type="float">
            <text:p>0.001513571</text:p>
          </table:table-cell>
          <table:table-cell office:value-type="float" office:value="0.01894867" calcext:value-type="float">
            <text:p>0.01894867</text:p>
          </table:table-cell>
          <table:table-cell office:value-type="float" office:value="1694.028" calcext:value-type="float">
            <text:p>1694.028</text:p>
          </table:table-cell>
          <table:table-cell office:value-type="float" office:value="0.6463572" calcext:value-type="float">
            <text:p>0.6463572</text:p>
          </table:table-cell>
          <table:table-cell office:value-type="float" office:value="0" calcext:value-type="float">
            <text:p>0</text:p>
          </table:table-cell>
          <table:table-cell office:value-type="float" office:value="0.9006774" calcext:value-type="float">
            <text:p>0.9006774</text:p>
          </table:table-cell>
          <table:table-cell office:value-type="float" office:value="0.7922847" calcext:value-type="float">
            <text:p>0.7922847</text:p>
          </table:table-cell>
          <table:table-cell office:value-type="float" office:value="0.02493476" calcext:value-type="float">
            <text:p>0.02493476</text:p>
          </table:table-cell>
          <table:table-cell office:value-type="float" office:value="0.02424344" calcext:value-type="float">
            <text:p>0.0242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175" calcext:value-type="float">
            <text:p>42.76175</text:p>
          </table:table-cell>
          <table:table-cell office:value-type="float" office:value="47.77336" calcext:value-type="float">
            <text:p>47.773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0.5915604" calcext:value-type="float">
            <text:p>0.5915604</text:p>
          </table:table-cell>
          <table:table-cell office:value-type="float" office:value="127.0165" calcext:value-type="float">
            <text:p>127.0165</text:p>
          </table:table-cell>
          <table:table-cell office:value-type="float" office:value="5" calcext:value-type="float">
            <text:p>5</text:p>
          </table:table-cell>
          <table:table-cell office:value-type="float" office:value="-0.2664723" calcext:value-type="float">
            <text:p>-0.2664723</text:p>
          </table:table-cell>
          <table:table-cell office:value-type="float" office:value="15.55933" calcext:value-type="float">
            <text:p>15.5593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1694" calcext:value-type="float">
            <text:p>0.00151694</text:p>
          </table:table-cell>
          <table:table-cell office:value-type="float" office:value="0.01893352" calcext:value-type="float">
            <text:p>0.01893352</text:p>
          </table:table-cell>
          <table:table-cell office:value-type="float" office:value="1694.036" calcext:value-type="float">
            <text:p>1694.036</text:p>
          </table:table-cell>
          <table:table-cell office:value-type="float" office:value="0.6461564" calcext:value-type="float">
            <text:p>0.6461564</text:p>
          </table:table-cell>
          <table:table-cell office:value-type="float" office:value="0" calcext:value-type="float">
            <text:p>0</text:p>
          </table:table-cell>
          <table:table-cell office:value-type="float" office:value="0.9026367" calcext:value-type="float">
            <text:p>0.9026367</text:p>
          </table:table-cell>
          <table:table-cell office:value-type="float" office:value="0.8051862" calcext:value-type="float">
            <text:p>0.8051862</text:p>
          </table:table-cell>
          <table:table-cell office:value-type="float" office:value="0.02481683" calcext:value-type="float">
            <text:p>0.02481683</text:p>
          </table:table-cell>
          <table:table-cell office:value-type="float" office:value="0.02420356" calcext:value-type="float">
            <text:p>0.0242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621" calcext:value-type="float">
            <text:p>42.77621</text:p>
          </table:table-cell>
          <table:table-cell office:value-type="float" office:value="47.79074" calcext:value-type="float">
            <text:p>47.790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0.5886017" calcext:value-type="float">
            <text:p>0.5886017</text:p>
          </table:table-cell>
          <table:table-cell office:value-type="float" office:value="127.0092" calcext:value-type="float">
            <text:p>127.0092</text:p>
          </table:table-cell>
          <table:table-cell office:value-type="float" office:value="5" calcext:value-type="float">
            <text:p>5</text:p>
          </table:table-cell>
          <table:table-cell office:value-type="float" office:value="-0.3021478" calcext:value-type="float">
            <text:p>-0.3021478</text:p>
          </table:table-cell>
          <table:table-cell office:value-type="float" office:value="15.52987" calcext:value-type="float">
            <text:p>15.52987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20295" calcext:value-type="float">
            <text:p>0.001520295</text:p>
          </table:table-cell>
          <table:table-cell office:value-type="float" office:value="0.01891833" calcext:value-type="float">
            <text:p>0.01891833</text:p>
          </table:table-cell>
          <table:table-cell office:value-type="float" office:value="1694.044" calcext:value-type="float">
            <text:p>1694.044</text:p>
          </table:table-cell>
          <table:table-cell office:value-type="float" office:value="0.6462189" calcext:value-type="float">
            <text:p>0.6462189</text:p>
          </table:table-cell>
          <table:table-cell office:value-type="float" office:value="0" calcext:value-type="float">
            <text:p>0</text:p>
          </table:table-cell>
          <table:table-cell office:value-type="float" office:value="0.7861139" calcext:value-type="float">
            <text:p>0.7861139</text:p>
          </table:table-cell>
          <table:table-cell office:value-type="float" office:value="0.8048505" calcext:value-type="float">
            <text:p>0.8048505</text:p>
          </table:table-cell>
          <table:table-cell office:value-type="float" office:value="0.02471861" calcext:value-type="float">
            <text:p>0.02471861</text:p>
          </table:table-cell>
          <table:table-cell office:value-type="float" office:value="0.02416371" calcext:value-type="float">
            <text:p>0.02416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8866" calcext:value-type="float">
            <text:p>42.78866</text:p>
          </table:table-cell>
          <table:table-cell office:value-type="float" office:value="47.80996" calcext:value-type="float">
            <text:p>47.809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0.5855449" calcext:value-type="float">
            <text:p>0.5855449</text:p>
          </table:table-cell>
          <table:table-cell office:value-type="float" office:value="127.0016" calcext:value-type="float">
            <text:p>127.0016</text:p>
          </table:table-cell>
          <table:table-cell office:value-type="float" office:value="5" calcext:value-type="float">
            <text:p>5</text:p>
          </table:table-cell>
          <table:table-cell office:value-type="float" office:value="-0.3397727" calcext:value-type="float">
            <text:p>-0.3397727</text:p>
          </table:table-cell>
          <table:table-cell office:value-type="float" office:value="15.49948" calcext:value-type="float">
            <text:p>15.49948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2363" calcext:value-type="float">
            <text:p>0.00152363</text:p>
          </table:table-cell>
          <table:table-cell office:value-type="float" office:value="0.01890302" calcext:value-type="float">
            <text:p>0.01890302</text:p>
          </table:table-cell>
          <table:table-cell office:value-type="float" office:value="1694.052" calcext:value-type="float">
            <text:p>1694.052</text:p>
          </table:table-cell>
          <table:table-cell office:value-type="float" office:value="0.6461607" calcext:value-type="float">
            <text:p>0.6461607</text:p>
          </table:table-cell>
          <table:table-cell office:value-type="float" office:value="0" calcext:value-type="float">
            <text:p>0</text:p>
          </table:table-cell>
          <table:table-cell office:value-type="float" office:value="0.799593" calcext:value-type="float">
            <text:p>0.799593</text:p>
          </table:table-cell>
          <table:table-cell office:value-type="float" office:value="0.8115789" calcext:value-type="float">
            <text:p>0.8115789</text:p>
          </table:table-cell>
          <table:table-cell office:value-type="float" office:value="0.02463042" calcext:value-type="float">
            <text:p>0.02463042</text:p>
          </table:table-cell>
          <table:table-cell office:value-type="float" office:value="0.02412397" calcext:value-type="float">
            <text:p>0.02412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079" calcext:value-type="float">
            <text:p>42.80079</text:p>
          </table:table-cell>
          <table:table-cell office:value-type="float" office:value="47.82985" calcext:value-type="float">
            <text:p>47.829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0.5824999" calcext:value-type="float">
            <text:p>0.5824999</text:p>
          </table:table-cell>
          <table:table-cell office:value-type="float" office:value="126.9938" calcext:value-type="float">
            <text:p>126.9938</text:p>
          </table:table-cell>
          <table:table-cell office:value-type="float" office:value="5" calcext:value-type="float">
            <text:p>5</text:p>
          </table:table-cell>
          <table:table-cell office:value-type="float" office:value="-0.3790822" calcext:value-type="float">
            <text:p>-0.3790822</text:p>
          </table:table-cell>
          <table:table-cell office:value-type="float" office:value="15.46815" calcext:value-type="float">
            <text:p>15.4681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26942" calcext:value-type="float">
            <text:p>0.001526942</text:p>
          </table:table-cell>
          <table:table-cell office:value-type="float" office:value="0.01888744" calcext:value-type="float">
            <text:p>0.01888744</text:p>
          </table:table-cell>
          <table:table-cell office:value-type="float" office:value="1694.059" calcext:value-type="float">
            <text:p>1694.059</text:p>
          </table:table-cell>
          <table:table-cell office:value-type="float" office:value="0.6461297" calcext:value-type="float">
            <text:p>0.6461297</text:p>
          </table:table-cell>
          <table:table-cell office:value-type="float" office:value="0" calcext:value-type="float">
            <text:p>0</text:p>
          </table:table-cell>
          <table:table-cell office:value-type="float" office:value="0.7541927" calcext:value-type="float">
            <text:p>0.7541927</text:p>
          </table:table-cell>
          <table:table-cell office:value-type="float" office:value="0.8161792" calcext:value-type="float">
            <text:p>0.8161792</text:p>
          </table:table-cell>
          <table:table-cell office:value-type="float" office:value="0.02454852" calcext:value-type="float">
            <text:p>0.02454852</text:p>
          </table:table-cell>
          <table:table-cell office:value-type="float" office:value="0.02408428" calcext:value-type="float">
            <text:p>0.02408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1175" calcext:value-type="float">
            <text:p>42.81175</text:p>
          </table:table-cell>
          <table:table-cell office:value-type="float" office:value="47.85063" calcext:value-type="float">
            <text:p>47.850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0.5787153" calcext:value-type="float">
            <text:p>0.5787153</text:p>
          </table:table-cell>
          <table:table-cell office:value-type="float" office:value="126.985" calcext:value-type="float">
            <text:p>126.985</text:p>
          </table:table-cell>
          <table:table-cell office:value-type="float" office:value="5" calcext:value-type="float">
            <text:p>5</text:p>
          </table:table-cell>
          <table:table-cell office:value-type="float" office:value="-0.4207206" calcext:value-type="float">
            <text:p>-0.4207206</text:p>
          </table:table-cell>
          <table:table-cell office:value-type="float" office:value="15.43617" calcext:value-type="float">
            <text:p>15.43617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30229" calcext:value-type="float">
            <text:p>0.001530229</text:p>
          </table:table-cell>
          <table:table-cell office:value-type="float" office:value="0.0188715" calcext:value-type="float">
            <text:p>0.0188715</text:p>
          </table:table-cell>
          <table:table-cell office:value-type="float" office:value="1694.066" calcext:value-type="float">
            <text:p>1694.066</text:p>
          </table:table-cell>
          <table:table-cell office:value-type="float" office:value="0.6451148" calcext:value-type="float">
            <text:p>0.6451148</text:p>
          </table:table-cell>
          <table:table-cell office:value-type="float" office:value="0" calcext:value-type="float">
            <text:p>0</text:p>
          </table:table-cell>
          <table:table-cell office:value-type="float" office:value="0.8216068" calcext:value-type="float">
            <text:p>0.8216068</text:p>
          </table:table-cell>
          <table:table-cell office:value-type="float" office:value="0.8135152" calcext:value-type="float">
            <text:p>0.8135152</text:p>
          </table:table-cell>
          <table:table-cell office:value-type="float" office:value="0.02446378" calcext:value-type="float">
            <text:p>0.02446378</text:p>
          </table:table-cell>
          <table:table-cell office:value-type="float" office:value="0.02404465" calcext:value-type="float">
            <text:p>0.0240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252" calcext:value-type="float">
            <text:p>42.8252</text:p>
          </table:table-cell>
          <table:table-cell office:value-type="float" office:value="47.87464" calcext:value-type="float">
            <text:p>47.874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0.5754972" calcext:value-type="float">
            <text:p>0.5754972</text:p>
          </table:table-cell>
          <table:table-cell office:value-type="float" office:value="126.9758" calcext:value-type="float">
            <text:p>126.9758</text:p>
          </table:table-cell>
          <table:table-cell office:value-type="float" office:value="5" calcext:value-type="float">
            <text:p>5</text:p>
          </table:table-cell>
          <table:table-cell office:value-type="float" office:value="-0.4631706" calcext:value-type="float">
            <text:p>-0.4631706</text:p>
          </table:table-cell>
          <table:table-cell office:value-type="float" office:value="15.40346" calcext:value-type="float">
            <text:p>15.40346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33485" calcext:value-type="float">
            <text:p>0.001533485</text:p>
          </table:table-cell>
          <table:table-cell office:value-type="float" office:value="0.01885532" calcext:value-type="float">
            <text:p>0.01885532</text:p>
          </table:table-cell>
          <table:table-cell office:value-type="float" office:value="1694.073" calcext:value-type="float">
            <text:p>1694.073</text:p>
          </table:table-cell>
          <table:table-cell office:value-type="float" office:value="0.6454869" calcext:value-type="float">
            <text:p>0.6454869</text:p>
          </table:table-cell>
          <table:table-cell office:value-type="float" office:value="0" calcext:value-type="float">
            <text:p>0</text:p>
          </table:table-cell>
          <table:table-cell office:value-type="float" office:value="0.696169" calcext:value-type="float">
            <text:p>0.696169</text:p>
          </table:table-cell>
          <table:table-cell office:value-type="float" office:value="0.7573425" calcext:value-type="float">
            <text:p>0.7573425</text:p>
          </table:table-cell>
          <table:table-cell office:value-type="float" office:value="0.02438658" calcext:value-type="float">
            <text:p>0.02438658</text:p>
          </table:table-cell>
          <table:table-cell office:value-type="float" office:value="0.02400513" calcext:value-type="float">
            <text:p>0.02400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578" calcext:value-type="float">
            <text:p>42.83578</text:p>
          </table:table-cell>
          <table:table-cell office:value-type="float" office:value="47.88789" calcext:value-type="float">
            <text:p>47.887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0.5728158" calcext:value-type="float">
            <text:p>0.5728158</text:p>
          </table:table-cell>
          <table:table-cell office:value-type="float" office:value="126.9676" calcext:value-type="float">
            <text:p>126.9676</text:p>
          </table:table-cell>
          <table:table-cell office:value-type="float" office:value="5" calcext:value-type="float">
            <text:p>5</text:p>
          </table:table-cell>
          <table:table-cell office:value-type="float" office:value="-0.5077111" calcext:value-type="float">
            <text:p>-0.5077111</text:p>
          </table:table-cell>
          <table:table-cell office:value-type="float" office:value="15.36865" calcext:value-type="float">
            <text:p>15.3686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36713" calcext:value-type="float">
            <text:p>0.001536713</text:p>
          </table:table-cell>
          <table:table-cell office:value-type="float" office:value="0.01883959" calcext:value-type="float">
            <text:p>0.01883959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6460872" calcext:value-type="float">
            <text:p>0.6460872</text:p>
          </table:table-cell>
          <table:table-cell office:value-type="float" office:value="0" calcext:value-type="float">
            <text:p>0</text:p>
          </table:table-cell>
          <table:table-cell office:value-type="float" office:value="0.4624928" calcext:value-type="float">
            <text:p>0.4624928</text:p>
          </table:table-cell>
          <table:table-cell office:value-type="float" office:value="0.4813638" calcext:value-type="float">
            <text:p>0.4813638</text:p>
          </table:table-cell>
          <table:table-cell office:value-type="float" office:value="0.02417152" calcext:value-type="float">
            <text:p>0.02417152</text:p>
          </table:table-cell>
          <table:table-cell office:value-type="float" office:value="0.02396568" calcext:value-type="float">
            <text:p>0.0239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1015" calcext:value-type="float">
            <text:p>42.81015</text:p>
          </table:table-cell>
          <table:table-cell office:value-type="float" office:value="47.8622" calcext:value-type="float">
            <text:p>47.86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0.5705779" calcext:value-type="float">
            <text:p>0.5705779</text:p>
          </table:table-cell>
          <table:table-cell office:value-type="float" office:value="126.9607" calcext:value-type="float">
            <text:p>126.9607</text:p>
          </table:table-cell>
          <table:table-cell office:value-type="float" office:value="5" calcext:value-type="float">
            <text:p>5</text:p>
          </table:table-cell>
          <table:table-cell office:value-type="float" office:value="-0.5576397" calcext:value-type="float">
            <text:p>-0.5576397</text:p>
          </table:table-cell>
          <table:table-cell office:value-type="float" office:value="15.33083" calcext:value-type="float">
            <text:p>15.3308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39932" calcext:value-type="float">
            <text:p>0.001539932</text:p>
          </table:table-cell>
          <table:table-cell office:value-type="float" office:value="0.01882454" calcext:value-type="float">
            <text:p>0.01882454</text:p>
          </table:table-cell>
          <table:table-cell office:value-type="float" office:value="1694.081" calcext:value-type="float">
            <text:p>1694.081</text:p>
          </table:table-cell>
          <table:table-cell office:value-type="float" office:value="0.6466627" calcext:value-type="float">
            <text:p>0.6466627</text:p>
          </table:table-cell>
          <table:table-cell office:value-type="float" office:value="0" calcext:value-type="float">
            <text:p>0</text:p>
          </table:table-cell>
          <table:table-cell office:value-type="float" office:value="1.354621" calcext:value-type="float">
            <text:p>1.354621</text:p>
          </table:table-cell>
          <table:table-cell office:value-type="float" office:value="0.2080022" calcext:value-type="float">
            <text:p>0.2080022</text:p>
          </table:table-cell>
          <table:table-cell office:value-type="float" office:value="0.02435224" calcext:value-type="float">
            <text:p>0.02435224</text:p>
          </table:table-cell>
          <table:table-cell office:value-type="float" office:value="0.02392624" calcext:value-type="float">
            <text:p>0.0239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2741" calcext:value-type="float">
            <text:p>42.82741</text:p>
          </table:table-cell>
          <table:table-cell office:value-type="float" office:value="47.76346" calcext:value-type="float">
            <text:p>47.763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0.5685906" calcext:value-type="float">
            <text:p>0.5685906</text:p>
          </table:table-cell>
          <table:table-cell office:value-type="float" office:value="126.9542" calcext:value-type="float">
            <text:p>126.9542</text:p>
          </table:table-cell>
          <table:table-cell office:value-type="float" office:value="5" calcext:value-type="float">
            <text:p>5</text:p>
          </table:table-cell>
          <table:table-cell office:value-type="float" office:value="-0.607051" calcext:value-type="float">
            <text:p>-0.607051</text:p>
          </table:table-cell>
          <table:table-cell office:value-type="float" office:value="15.29193" calcext:value-type="float">
            <text:p>15.2919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43128" calcext:value-type="float">
            <text:p>0.001543128</text:p>
          </table:table-cell>
          <table:table-cell office:value-type="float" office:value="0.01880984" calcext:value-type="float">
            <text:p>0.01880984</text:p>
          </table:table-cell>
          <table:table-cell office:value-type="float" office:value="1694.084" calcext:value-type="float">
            <text:p>1694.084</text:p>
          </table:table-cell>
          <table:table-cell office:value-type="float" office:value="0.6464556" calcext:value-type="float">
            <text:p>0.6464556</text:p>
          </table:table-cell>
          <table:table-cell office:value-type="float" office:value="0" calcext:value-type="float">
            <text:p>0</text:p>
          </table:table-cell>
          <table:table-cell office:value-type="float" office:value="0.7880849" calcext:value-type="float">
            <text:p>0.7880849</text:p>
          </table:table-cell>
          <table:table-cell office:value-type="float" office:value="0.1131936" calcext:value-type="float">
            <text:p>0.1131936</text:p>
          </table:table-cell>
          <table:table-cell office:value-type="float" office:value="0.02420882" calcext:value-type="float">
            <text:p>0.02420882</text:p>
          </table:table-cell>
          <table:table-cell office:value-type="float" office:value="0.02388688" calcext:value-type="float">
            <text:p>0.0238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703" calcext:value-type="float">
            <text:p>42.85703</text:p>
          </table:table-cell>
          <table:table-cell office:value-type="float" office:value="47.62655" calcext:value-type="float">
            <text:p>47.626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0.5666524" calcext:value-type="float">
            <text:p>0.5666524</text:p>
          </table:table-cell>
          <table:table-cell office:value-type="float" office:value="126.9477" calcext:value-type="float">
            <text:p>126.9477</text:p>
          </table:table-cell>
          <table:table-cell office:value-type="float" office:value="5" calcext:value-type="float">
            <text:p>5</text:p>
          </table:table-cell>
          <table:table-cell office:value-type="float" office:value="-0.6568326" calcext:value-type="float">
            <text:p>-0.6568326</text:p>
          </table:table-cell>
          <table:table-cell office:value-type="float" office:value="15.252" calcext:value-type="float">
            <text:p>15.252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46308" calcext:value-type="float">
            <text:p>0.001546308</text:p>
          </table:table-cell>
          <table:table-cell office:value-type="float" office:value="0.01879553" calcext:value-type="float">
            <text:p>0.01879553</text:p>
          </table:table-cell>
          <table:table-cell office:value-type="float" office:value="1694.086" calcext:value-type="float">
            <text:p>1694.086</text:p>
          </table:table-cell>
          <table:table-cell office:value-type="float" office:value="0.6461542" calcext:value-type="float">
            <text:p>0.6461542</text:p>
          </table:table-cell>
          <table:table-cell office:value-type="float" office:value="0" calcext:value-type="float">
            <text:p>0</text:p>
          </table:table-cell>
          <table:table-cell office:value-type="float" office:value="0.604642" calcext:value-type="float">
            <text:p>0.604642</text:p>
          </table:table-cell>
          <table:table-cell office:value-type="float" office:value="0.06898112" calcext:value-type="float">
            <text:p>0.06898112</text:p>
          </table:table-cell>
          <table:table-cell office:value-type="float" office:value="0.02408334" calcext:value-type="float">
            <text:p>0.02408334</text:p>
          </table:table-cell>
          <table:table-cell office:value-type="float" office:value="0.02384757" calcext:value-type="float">
            <text:p>0.0238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347" calcext:value-type="float">
            <text:p>42.86347</text:p>
          </table:table-cell>
          <table:table-cell office:value-type="float" office:value="47.47816" calcext:value-type="float">
            <text:p>47.47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0.5645285" calcext:value-type="float">
            <text:p>0.5645285</text:p>
          </table:table-cell>
          <table:table-cell office:value-type="float" office:value="126.9405" calcext:value-type="float">
            <text:p>126.9405</text:p>
          </table:table-cell>
          <table:table-cell office:value-type="float" office:value="5" calcext:value-type="float">
            <text:p>5</text:p>
          </table:table-cell>
          <table:table-cell office:value-type="float" office:value="-0.70789" calcext:value-type="float">
            <text:p>-0.70789</text:p>
          </table:table-cell>
          <table:table-cell office:value-type="float" office:value="15.21132" calcext:value-type="float">
            <text:p>15.21132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49478" calcext:value-type="float">
            <text:p>0.001549478</text:p>
          </table:table-cell>
          <table:table-cell office:value-type="float" office:value="0.01878194" calcext:value-type="float">
            <text:p>0.01878194</text:p>
          </table:table-cell>
          <table:table-cell office:value-type="float" office:value="1694.088" calcext:value-type="float">
            <text:p>1694.088</text:p>
          </table:table-cell>
          <table:table-cell office:value-type="float" office:value="0.6458514" calcext:value-type="float">
            <text:p>0.6458514</text:p>
          </table:table-cell>
          <table:table-cell office:value-type="float" office:value="0" calcext:value-type="float">
            <text:p>0</text:p>
          </table:table-cell>
          <table:table-cell office:value-type="float" office:value="0.3320684" calcext:value-type="float">
            <text:p>0.3320684</text:p>
          </table:table-cell>
          <table:table-cell office:value-type="float" office:value="0.1471039" calcext:value-type="float">
            <text:p>0.1471039</text:p>
          </table:table-cell>
          <table:table-cell office:value-type="float" office:value="0.02392683" calcext:value-type="float">
            <text:p>0.02392683</text:p>
          </table:table-cell>
          <table:table-cell office:value-type="float" office:value="0.02380837" calcext:value-type="float">
            <text:p>0.0238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45" calcext:value-type="float">
            <text:p>42.8545</text:p>
          </table:table-cell>
          <table:table-cell office:value-type="float" office:value="47.32365" calcext:value-type="float">
            <text:p>47.323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0.5626962" calcext:value-type="float">
            <text:p>0.5626962</text:p>
          </table:table-cell>
          <table:table-cell office:value-type="float" office:value="126.9338" calcext:value-type="float">
            <text:p>126.9338</text:p>
          </table:table-cell>
          <table:table-cell office:value-type="float" office:value="5" calcext:value-type="float">
            <text:p>5</text:p>
          </table:table-cell>
          <table:table-cell office:value-type="float" office:value="-0.7676216" calcext:value-type="float">
            <text:p>-0.7676216</text:p>
          </table:table-cell>
          <table:table-cell office:value-type="float" office:value="15.16581" calcext:value-type="float">
            <text:p>15.16581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69069" calcext:value-type="float">
            <text:p>0.001569069</text:p>
          </table:table-cell>
          <table:table-cell office:value-type="float" office:value="0.01886837" calcext:value-type="float">
            <text:p>0.01886837</text:p>
          </table:table-cell>
          <table:table-cell office:value-type="float" office:value="1694.088" calcext:value-type="float">
            <text:p>1694.088</text:p>
          </table:table-cell>
          <table:table-cell office:value-type="float" office:value="0.6467385" calcext:value-type="float">
            <text:p>0.6467385</text:p>
          </table:table-cell>
          <table:table-cell office:value-type="float" office:value="0" calcext:value-type="float">
            <text:p>0</text:p>
          </table:table-cell>
          <table:table-cell office:value-type="float" office:value="0.5163426" calcext:value-type="float">
            <text:p>0.5163426</text:p>
          </table:table-cell>
          <table:table-cell office:value-type="float" office:value="0.07709916" calcext:value-type="float">
            <text:p>0.07709916</text:p>
          </table:table-cell>
          <table:table-cell office:value-type="float" office:value="0.02384234" calcext:value-type="float">
            <text:p>0.02384234</text:p>
          </table:table-cell>
          <table:table-cell office:value-type="float" office:value="0.02376918" calcext:value-type="float">
            <text:p>0.0237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1371" calcext:value-type="float">
            <text:p>42.81371</text:p>
          </table:table-cell>
          <table:table-cell office:value-type="float" office:value="47.14439" calcext:value-type="float">
            <text:p>47.144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0.5614561" calcext:value-type="float">
            <text:p>0.5614561</text:p>
          </table:table-cell>
          <table:table-cell office:value-type="float" office:value="126.9283" calcext:value-type="float">
            <text:p>126.9283</text:p>
          </table:table-cell>
          <table:table-cell office:value-type="float" office:value="5" calcext:value-type="float">
            <text:p>5</text:p>
          </table:table-cell>
          <table:table-cell office:value-type="float" office:value="-0.8228706" calcext:value-type="float">
            <text:p>-0.8228706</text:p>
          </table:table-cell>
          <table:table-cell office:value-type="float" office:value="15.12123" calcext:value-type="float">
            <text:p>15.12123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593319" calcext:value-type="float">
            <text:p>0.001593319</text:p>
          </table:table-cell>
          <table:table-cell office:value-type="float" office:value="0.01902482" calcext:value-type="float">
            <text:p>0.01902482</text:p>
          </table:table-cell>
          <table:table-cell office:value-type="float" office:value="1694.088" calcext:value-type="float">
            <text:p>1694.088</text:p>
          </table:table-cell>
          <table:table-cell office:value-type="float" office:value="0.6469185" calcext:value-type="float">
            <text:p>0.6469185</text:p>
          </table:table-cell>
          <table:table-cell office:value-type="float" office:value="0" calcext:value-type="float">
            <text:p>0</text:p>
          </table:table-cell>
          <table:table-cell office:value-type="float" office:value="0.4120184" calcext:value-type="float">
            <text:p>0.4120184</text:p>
          </table:table-cell>
          <table:table-cell office:value-type="float" office:value="0.0715284" calcext:value-type="float">
            <text:p>0.0715284</text:p>
          </table:table-cell>
          <table:table-cell office:value-type="float" office:value="0.02378743" calcext:value-type="float">
            <text:p>0.02378743</text:p>
          </table:table-cell>
          <table:table-cell office:value-type="float" office:value="0.02373009" calcext:value-type="float">
            <text:p>0.02373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238" calcext:value-type="float">
            <text:p>42.77238</text:p>
          </table:table-cell>
          <table:table-cell office:value-type="float" office:value="46.97356" calcext:value-type="float">
            <text:p>46.973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0.5600393" calcext:value-type="float">
            <text:p>0.5600393</text:p>
          </table:table-cell>
          <table:table-cell office:value-type="float" office:value="126.9224" calcext:value-type="float">
            <text:p>126.9224</text:p>
          </table:table-cell>
          <table:table-cell office:value-type="float" office:value="5" calcext:value-type="float">
            <text:p>5</text:p>
          </table:table-cell>
          <table:table-cell office:value-type="float" office:value="-0.8772132" calcext:value-type="float">
            <text:p>-0.8772132</text:p>
          </table:table-cell>
          <table:table-cell office:value-type="float" office:value="15.07705" calcext:value-type="float">
            <text:p>15.0770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614651" calcext:value-type="float">
            <text:p>0.001614651</text:p>
          </table:table-cell>
          <table:table-cell office:value-type="float" office:value="0.01912132" calcext:value-type="float">
            <text:p>0.01912132</text:p>
          </table:table-cell>
          <table:table-cell office:value-type="float" office:value="1694.089" calcext:value-type="float">
            <text:p>1694.089</text:p>
          </table:table-cell>
          <table:table-cell office:value-type="float" office:value="0.6469799" calcext:value-type="float">
            <text:p>0.6469799</text:p>
          </table:table-cell>
          <table:table-cell office:value-type="float" office:value="0" calcext:value-type="float">
            <text:p>0</text:p>
          </table:table-cell>
          <table:table-cell office:value-type="float" office:value="0.9497467" calcext:value-type="float">
            <text:p>0.9497467</text:p>
          </table:table-cell>
          <table:table-cell office:value-type="float" office:value="0.05550428" calcext:value-type="float">
            <text:p>0.05550428</text:p>
          </table:table-cell>
          <table:table-cell office:value-type="float" office:value="0.02374726" calcext:value-type="float">
            <text:p>0.02374726</text:p>
          </table:table-cell>
          <table:table-cell office:value-type="float" office:value="0.02369106" calcext:value-type="float">
            <text:p>0.0236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25" calcext:value-type="float">
            <text:p>42.7725</text:p>
          </table:table-cell>
          <table:table-cell office:value-type="float" office:value="46.80896" calcext:value-type="float">
            <text:p>46.808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0.5586782" calcext:value-type="float">
            <text:p>0.5586782</text:p>
          </table:table-cell>
          <table:table-cell office:value-type="float" office:value="126.9163" calcext:value-type="float">
            <text:p>126.9163</text:p>
          </table:table-cell>
          <table:table-cell office:value-type="float" office:value="5" calcext:value-type="float">
            <text:p>5</text:p>
          </table:table-cell>
          <table:table-cell office:value-type="float" office:value="-0.9304516" calcext:value-type="float">
            <text:p>-0.9304516</text:p>
          </table:table-cell>
          <table:table-cell office:value-type="float" office:value="15.0338" calcext:value-type="float">
            <text:p>15.0338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62232" calcext:value-type="float">
            <text:p>0.00162232</text:p>
          </table:table-cell>
          <table:table-cell office:value-type="float" office:value="0.01913413" calcext:value-type="float">
            <text:p>0.01913413</text:p>
          </table:table-cell>
          <table:table-cell office:value-type="float" office:value="1694.089" calcext:value-type="float">
            <text:p>1694.089</text:p>
          </table:table-cell>
          <table:table-cell office:value-type="float" office:value="0.6463382" calcext:value-type="float">
            <text:p>0.6463382</text:p>
          </table:table-cell>
          <table:table-cell office:value-type="float" office:value="0" calcext:value-type="float">
            <text:p>0</text:p>
          </table:table-cell>
          <table:table-cell office:value-type="float" office:value="0.5576842" calcext:value-type="float">
            <text:p>0.5576842</text:p>
          </table:table-cell>
          <table:table-cell office:value-type="float" office:value="0.05057254" calcext:value-type="float">
            <text:p>0.05057254</text:p>
          </table:table-cell>
          <table:table-cell office:value-type="float" office:value="0.02369406" calcext:value-type="float">
            <text:p>0.02369406</text:p>
          </table:table-cell>
          <table:table-cell office:value-type="float" office:value="0.02365209" calcext:value-type="float">
            <text:p>0.0236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8701" calcext:value-type="float">
            <text:p>42.78701</text:p>
          </table:table-cell>
          <table:table-cell office:value-type="float" office:value="46.65167" calcext:value-type="float">
            <text:p>46.65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0.5571182" calcext:value-type="float">
            <text:p>0.5571182</text:p>
          </table:table-cell>
          <table:table-cell office:value-type="float" office:value="126.9095" calcext:value-type="float">
            <text:p>126.9095</text:p>
          </table:table-cell>
          <table:table-cell office:value-type="float" office:value="5" calcext:value-type="float">
            <text:p>5</text:p>
          </table:table-cell>
          <table:table-cell office:value-type="float" office:value="-0.9858588" calcext:value-type="float">
            <text:p>-0.9858588</text:p>
          </table:table-cell>
          <table:table-cell office:value-type="float" office:value="14.98975" calcext:value-type="float">
            <text:p>14.98975</text:p>
          </table:table-cell>
          <table:table-cell office:value-type="float" office:value="0.00741253" calcext:value-type="float">
            <text:p>0.00741253</text:p>
          </table:table-cell>
          <table:table-cell office:value-type="float" office:value="0.001626115" calcext:value-type="float">
            <text:p>0.001626115</text:p>
          </table:table-cell>
          <table:table-cell office:value-type="float" office:value="0.01913394" calcext:value-type="float">
            <text:p>0.01913394</text:p>
          </table:table-cell>
          <table:table-cell office:value-type="float" office:value="1694.09" calcext:value-type="float">
            <text:p>1694.09</text:p>
          </table:table-cell>
          <table:table-cell office:value-type="float" office:value="0.6467336" calcext:value-type="float">
            <text:p>0.6467336</text:p>
          </table:table-cell>
          <table:table-cell office:value-type="float" office:value="0" calcext:value-type="float">
            <text:p>0</text:p>
          </table:table-cell>
          <table:table-cell office:value-type="float" office:value="0.417568" calcext:value-type="float">
            <text:p>0.417568</text:p>
          </table:table-cell>
          <table:table-cell office:value-type="float" office:value="0.092828" calcext:value-type="float">
            <text:p>0.092828</text:p>
          </table:table-cell>
          <table:table-cell office:value-type="float" office:value="0.0236774" calcext:value-type="float">
            <text:p>0.0236774</text:p>
          </table:table-cell>
          <table:table-cell office:value-type="float" office:value="0.02361318" calcext:value-type="float">
            <text:p>0.0236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171" calcext:value-type="float">
            <text:p>42.76171</text:p>
          </table:table-cell>
          <table:table-cell office:value-type="float" office:value="46.49511" calcext:value-type="float">
            <text:p>46.495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0.5555822" calcext:value-type="float">
            <text:p>0.5555822</text:p>
          </table:table-cell>
          <table:table-cell office:value-type="float" office:value="126.9026" calcext:value-type="float">
            <text:p>126.9026</text:p>
          </table:table-cell>
          <table:table-cell office:value-type="float" office:value="5" calcext:value-type="float">
            <text:p>5</text:p>
          </table:table-cell>
          <table:table-cell office:value-type="float" office:value="-1.053194" calcext:value-type="float">
            <text:p>-1.053194</text:p>
          </table:table-cell>
          <table:table-cell office:value-type="float" office:value="14.94041" calcext:value-type="float">
            <text:p>14.9404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664964" calcext:value-type="float">
            <text:p>0.001664964</text:p>
          </table:table-cell>
          <table:table-cell office:value-type="float" office:value="0.01933926" calcext:value-type="float">
            <text:p>0.01933926</text:p>
          </table:table-cell>
          <table:table-cell office:value-type="float" office:value="1694.087" calcext:value-type="float">
            <text:p>1694.087</text:p>
          </table:table-cell>
          <table:table-cell office:value-type="float" office:value="0.6477519" calcext:value-type="float">
            <text:p>0.6477519</text:p>
          </table:table-cell>
          <table:table-cell office:value-type="float" office:value="0" calcext:value-type="float">
            <text:p>0</text:p>
          </table:table-cell>
          <table:table-cell office:value-type="float" office:value="0.4447781" calcext:value-type="float">
            <text:p>0.4447781</text:p>
          </table:table-cell>
          <table:table-cell office:value-type="float" office:value="0.0584222" calcext:value-type="float">
            <text:p>0.0584222</text:p>
          </table:table-cell>
          <table:table-cell office:value-type="float" office:value="0.02363773" calcext:value-type="float">
            <text:p>0.02363773</text:p>
          </table:table-cell>
          <table:table-cell office:value-type="float" office:value="0.02357433" calcext:value-type="float">
            <text:p>0.02357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645" calcext:value-type="float">
            <text:p>42.70645</text:p>
          </table:table-cell>
          <table:table-cell office:value-type="float" office:value="46.3117" calcext:value-type="float">
            <text:p>46.31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0.5542719" calcext:value-type="float">
            <text:p>0.5542719</text:p>
          </table:table-cell>
          <table:table-cell office:value-type="float" office:value="126.8962" calcext:value-type="float">
            <text:p>126.8962</text:p>
          </table:table-cell>
          <table:table-cell office:value-type="float" office:value="5" calcext:value-type="float">
            <text:p>5</text:p>
          </table:table-cell>
          <table:table-cell office:value-type="float" office:value="-1.111584" calcext:value-type="float">
            <text:p>-1.111584</text:p>
          </table:table-cell>
          <table:table-cell office:value-type="float" office:value="14.894" calcext:value-type="float">
            <text:p>14.89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687209" calcext:value-type="float">
            <text:p>0.001687209</text:p>
          </table:table-cell>
          <table:table-cell office:value-type="float" office:value="0.01942945" calcext:value-type="float">
            <text:p>0.01942945</text:p>
          </table:table-cell>
          <table:table-cell office:value-type="float" office:value="1694.086" calcext:value-type="float">
            <text:p>1694.086</text:p>
          </table:table-cell>
          <table:table-cell office:value-type="float" office:value="0.6477116" calcext:value-type="float">
            <text:p>0.6477116</text:p>
          </table:table-cell>
          <table:table-cell office:value-type="float" office:value="0" calcext:value-type="float">
            <text:p>0</text:p>
          </table:table-cell>
          <table:table-cell office:value-type="float" office:value="0.9531018" calcext:value-type="float">
            <text:p>0.9531018</text:p>
          </table:table-cell>
          <table:table-cell office:value-type="float" office:value="0.05272589" calcext:value-type="float">
            <text:p>0.05272589</text:p>
          </table:table-cell>
          <table:table-cell office:value-type="float" office:value="0.02358943" calcext:value-type="float">
            <text:p>0.02358943</text:p>
          </table:table-cell>
          <table:table-cell office:value-type="float" office:value="0.02353558" calcext:value-type="float">
            <text:p>0.0235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894" calcext:value-type="float">
            <text:p>42.70894</text:p>
          </table:table-cell>
          <table:table-cell office:value-type="float" office:value="46.15213" calcext:value-type="float">
            <text:p>46.152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0.5530979" calcext:value-type="float">
            <text:p>0.5530979</text:p>
          </table:table-cell>
          <table:table-cell office:value-type="float" office:value="126.8899" calcext:value-type="float">
            <text:p>126.8899</text:p>
          </table:table-cell>
          <table:table-cell office:value-type="float" office:value="5" calcext:value-type="float">
            <text:p>5</text:p>
          </table:table-cell>
          <table:table-cell office:value-type="float" office:value="-1.168064" calcext:value-type="float">
            <text:p>-1.168064</text:p>
          </table:table-cell>
          <table:table-cell office:value-type="float" office:value="14.8484" calcext:value-type="float">
            <text:p>14.848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695097" calcext:value-type="float">
            <text:p>0.001695097</text:p>
          </table:table-cell>
          <table:table-cell office:value-type="float" office:value="0.01945213" calcext:value-type="float">
            <text:p>0.01945213</text:p>
          </table:table-cell>
          <table:table-cell office:value-type="float" office:value="1694.084" calcext:value-type="float">
            <text:p>1694.084</text:p>
          </table:table-cell>
          <table:table-cell office:value-type="float" office:value="0.6467971" calcext:value-type="float">
            <text:p>0.6467971</text:p>
          </table:table-cell>
          <table:table-cell office:value-type="float" office:value="0" calcext:value-type="float">
            <text:p>0</text:p>
          </table:table-cell>
          <table:table-cell office:value-type="float" office:value="0.5643827" calcext:value-type="float">
            <text:p>0.5643827</text:p>
          </table:table-cell>
          <table:table-cell office:value-type="float" office:value="0.04946431" calcext:value-type="float">
            <text:p>0.04946431</text:p>
          </table:table-cell>
          <table:table-cell office:value-type="float" office:value="0.02353698" calcext:value-type="float">
            <text:p>0.02353698</text:p>
          </table:table-cell>
          <table:table-cell office:value-type="float" office:value="0.02349685" calcext:value-type="float">
            <text:p>0.02349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114" calcext:value-type="float">
            <text:p>42.72114</text:p>
          </table:table-cell>
          <table:table-cell office:value-type="float" office:value="45.99858" calcext:value-type="float">
            <text:p>45.998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0.5514876" calcext:value-type="float">
            <text:p>0.5514876</text:p>
          </table:table-cell>
          <table:table-cell office:value-type="float" office:value="126.8825" calcext:value-type="float">
            <text:p>126.8825</text:p>
          </table:table-cell>
          <table:table-cell office:value-type="float" office:value="5" calcext:value-type="float">
            <text:p>5</text:p>
          </table:table-cell>
          <table:table-cell office:value-type="float" office:value="-1.224983" calcext:value-type="float">
            <text:p>-1.224983</text:p>
          </table:table-cell>
          <table:table-cell office:value-type="float" office:value="14.80317" calcext:value-type="float">
            <text:p>14.8031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698835" calcext:value-type="float">
            <text:p>0.001698835</text:p>
          </table:table-cell>
          <table:table-cell office:value-type="float" office:value="0.01946297" calcext:value-type="float">
            <text:p>0.01946297</text:p>
          </table:table-cell>
          <table:table-cell office:value-type="float" office:value="1694.082" calcext:value-type="float">
            <text:p>1694.082</text:p>
          </table:table-cell>
          <table:table-cell office:value-type="float" office:value="0.6456918" calcext:value-type="float">
            <text:p>0.6456918</text:p>
          </table:table-cell>
          <table:table-cell office:value-type="float" office:value="0" calcext:value-type="float">
            <text:p>0</text:p>
          </table:table-cell>
          <table:table-cell office:value-type="float" office:value="0.6012183" calcext:value-type="float">
            <text:p>0.6012183</text:p>
          </table:table-cell>
          <table:table-cell office:value-type="float" office:value="0.0512358" calcext:value-type="float">
            <text:p>0.0512358</text:p>
          </table:table-cell>
          <table:table-cell office:value-type="float" office:value="0.02349633" calcext:value-type="float">
            <text:p>0.02349633</text:p>
          </table:table-cell>
          <table:table-cell office:value-type="float" office:value="0.02345819" calcext:value-type="float">
            <text:p>0.02345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747" calcext:value-type="float">
            <text:p>42.72747</text:p>
          </table:table-cell>
          <table:table-cell office:value-type="float" office:value="45.85035" calcext:value-type="float">
            <text:p>45.850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0.5500097" calcext:value-type="float">
            <text:p>0.5500097</text:p>
          </table:table-cell>
          <table:table-cell office:value-type="float" office:value="126.8742" calcext:value-type="float">
            <text:p>126.8742</text:p>
          </table:table-cell>
          <table:table-cell office:value-type="float" office:value="5" calcext:value-type="float">
            <text:p>5</text:p>
          </table:table-cell>
          <table:table-cell office:value-type="float" office:value="-1.281453" calcext:value-type="float">
            <text:p>-1.281453</text:p>
          </table:table-cell>
          <table:table-cell office:value-type="float" office:value="14.7588" calcext:value-type="float">
            <text:p>14.758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02135" calcext:value-type="float">
            <text:p>0.001702135</text:p>
          </table:table-cell>
          <table:table-cell office:value-type="float" office:value="0.01947253" calcext:value-type="float">
            <text:p>0.01947253</text:p>
          </table:table-cell>
          <table:table-cell office:value-type="float" office:value="1694.081" calcext:value-type="float">
            <text:p>1694.081</text:p>
          </table:table-cell>
          <table:table-cell office:value-type="float" office:value="0.6448858" calcext:value-type="float">
            <text:p>0.6448858</text:p>
          </table:table-cell>
          <table:table-cell office:value-type="float" office:value="0" calcext:value-type="float">
            <text:p>0</text:p>
          </table:table-cell>
          <table:table-cell office:value-type="float" office:value="0.5934324" calcext:value-type="float">
            <text:p>0.5934324</text:p>
          </table:table-cell>
          <table:table-cell office:value-type="float" office:value="0.05009107" calcext:value-type="float">
            <text:p>0.05009107</text:p>
          </table:table-cell>
          <table:table-cell office:value-type="float" office:value="0.02345707" calcext:value-type="float">
            <text:p>0.02345707</text:p>
          </table:table-cell>
          <table:table-cell office:value-type="float" office:value="0.02341965" calcext:value-type="float">
            <text:p>0.02341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54" calcext:value-type="float">
            <text:p>42.7354</text:p>
          </table:table-cell>
          <table:table-cell office:value-type="float" office:value="45.70867" calcext:value-type="float">
            <text:p>45.708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0.54888" calcext:value-type="float">
            <text:p>0.54888</text:p>
          </table:table-cell>
          <table:table-cell office:value-type="float" office:value="126.8662" calcext:value-type="float">
            <text:p>126.8662</text:p>
          </table:table-cell>
          <table:table-cell office:value-type="float" office:value="5" calcext:value-type="float">
            <text:p>5</text:p>
          </table:table-cell>
          <table:table-cell office:value-type="float" office:value="-1.335974" calcext:value-type="float">
            <text:p>-1.335974</text:p>
          </table:table-cell>
          <table:table-cell office:value-type="float" office:value="14.71533" calcext:value-type="float">
            <text:p>14.7153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05343" calcext:value-type="float">
            <text:p>0.001705343</text:p>
          </table:table-cell>
          <table:table-cell office:value-type="float" office:value="0.01948194" calcext:value-type="float">
            <text:p>0.01948194</text:p>
          </table:table-cell>
          <table:table-cell office:value-type="float" office:value="1694.079" calcext:value-type="float">
            <text:p>1694.079</text:p>
          </table:table-cell>
          <table:table-cell office:value-type="float" office:value="0.6440038" calcext:value-type="float">
            <text:p>0.6440038</text:p>
          </table:table-cell>
          <table:table-cell office:value-type="float" office:value="0" calcext:value-type="float">
            <text:p>0</text:p>
          </table:table-cell>
          <table:table-cell office:value-type="float" office:value="0.5309039" calcext:value-type="float">
            <text:p>0.5309039</text:p>
          </table:table-cell>
          <table:table-cell office:value-type="float" office:value="0.05025926" calcext:value-type="float">
            <text:p>0.05025926</text:p>
          </table:table-cell>
          <table:table-cell office:value-type="float" office:value="0.02341769" calcext:value-type="float">
            <text:p>0.02341769</text:p>
          </table:table-cell>
          <table:table-cell office:value-type="float" office:value="0.02338113" calcext:value-type="float">
            <text:p>0.0233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941" calcext:value-type="float">
            <text:p>42.73941</text:p>
          </table:table-cell>
          <table:table-cell office:value-type="float" office:value="45.57381" calcext:value-type="float">
            <text:p>45.573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0.5477757" calcext:value-type="float">
            <text:p>0.5477757</text:p>
          </table:table-cell>
          <table:table-cell office:value-type="float" office:value="126.858" calcext:value-type="float">
            <text:p>126.858</text:p>
          </table:table-cell>
          <table:table-cell office:value-type="float" office:value="5" calcext:value-type="float">
            <text:p>5</text:p>
          </table:table-cell>
          <table:table-cell office:value-type="float" office:value="-1.389114" calcext:value-type="float">
            <text:p>-1.389114</text:p>
          </table:table-cell>
          <table:table-cell office:value-type="float" office:value="14.67296" calcext:value-type="float">
            <text:p>14.6729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08454" calcext:value-type="float">
            <text:p>0.001708454</text:p>
          </table:table-cell>
          <table:table-cell office:value-type="float" office:value="0.01949081" calcext:value-type="float">
            <text:p>0.01949081</text:p>
          </table:table-cell>
          <table:table-cell office:value-type="float" office:value="1694.079" calcext:value-type="float">
            <text:p>1694.079</text:p>
          </table:table-cell>
          <table:table-cell office:value-type="float" office:value="0.6428356" calcext:value-type="float">
            <text:p>0.6428356</text:p>
          </table:table-cell>
          <table:table-cell office:value-type="float" office:value="0" calcext:value-type="float">
            <text:p>0</text:p>
          </table:table-cell>
          <table:table-cell office:value-type="float" office:value="0.5346418" calcext:value-type="float">
            <text:p>0.5346418</text:p>
          </table:table-cell>
          <table:table-cell office:value-type="float" office:value="0.05135341" calcext:value-type="float">
            <text:p>0.05135341</text:p>
          </table:table-cell>
          <table:table-cell office:value-type="float" office:value="0.02337867" calcext:value-type="float">
            <text:p>0.02337867</text:p>
          </table:table-cell>
          <table:table-cell office:value-type="float" office:value="0.02334266" calcext:value-type="float">
            <text:p>0.02334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143" calcext:value-type="float">
            <text:p>42.74143</text:p>
          </table:table-cell>
          <table:table-cell office:value-type="float" office:value="45.44642" calcext:value-type="float">
            <text:p>45.446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0.5467557" calcext:value-type="float">
            <text:p>0.5467557</text:p>
          </table:table-cell>
          <table:table-cell office:value-type="float" office:value="126.8496" calcext:value-type="float">
            <text:p>126.8496</text:p>
          </table:table-cell>
          <table:table-cell office:value-type="float" office:value="5" calcext:value-type="float">
            <text:p>5</text:p>
          </table:table-cell>
          <table:table-cell office:value-type="float" office:value="-1.440713" calcext:value-type="float">
            <text:p>-1.440713</text:p>
          </table:table-cell>
          <table:table-cell office:value-type="float" office:value="14.63189" calcext:value-type="float">
            <text:p>14.63189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11512" calcext:value-type="float">
            <text:p>0.001711512</text:p>
          </table:table-cell>
          <table:table-cell office:value-type="float" office:value="0.0194993" calcext:value-type="float">
            <text:p>0.0194993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6413158" calcext:value-type="float">
            <text:p>0.6413158</text:p>
          </table:table-cell>
          <table:table-cell office:value-type="float" office:value="0" calcext:value-type="float">
            <text:p>0</text:p>
          </table:table-cell>
          <table:table-cell office:value-type="float" office:value="0.5143958" calcext:value-type="float">
            <text:p>0.5143958</text:p>
          </table:table-cell>
          <table:table-cell office:value-type="float" office:value="0.05207912" calcext:value-type="float">
            <text:p>0.05207912</text:p>
          </table:table-cell>
          <table:table-cell office:value-type="float" office:value="0.02333996" calcext:value-type="float">
            <text:p>0.02333996</text:p>
          </table:table-cell>
          <table:table-cell office:value-type="float" office:value="0.02330427" calcext:value-type="float">
            <text:p>0.02330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278" calcext:value-type="float">
            <text:p>42.74278</text:p>
          </table:table-cell>
          <table:table-cell office:value-type="float" office:value="45.32693" calcext:value-type="float">
            <text:p>45.326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0.5458673" calcext:value-type="float">
            <text:p>0.5458673</text:p>
          </table:table-cell>
          <table:table-cell office:value-type="float" office:value="126.8411" calcext:value-type="float">
            <text:p>126.8411</text:p>
          </table:table-cell>
          <table:table-cell office:value-type="float" office:value="5" calcext:value-type="float">
            <text:p>5</text:p>
          </table:table-cell>
          <table:table-cell office:value-type="float" office:value="-1.490588" calcext:value-type="float">
            <text:p>-1.490588</text:p>
          </table:table-cell>
          <table:table-cell office:value-type="float" office:value="14.59208" calcext:value-type="float">
            <text:p>14.5920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14562" calcext:value-type="float">
            <text:p>0.001714562</text:p>
          </table:table-cell>
          <table:table-cell office:value-type="float" office:value="0.01950762" calcext:value-type="float">
            <text:p>0.01950762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6393423" calcext:value-type="float">
            <text:p>0.6393423</text:p>
          </table:table-cell>
          <table:table-cell office:value-type="float" office:value="0" calcext:value-type="float">
            <text:p>0</text:p>
          </table:table-cell>
          <table:table-cell office:value-type="float" office:value="0.4674524" calcext:value-type="float">
            <text:p>0.4674524</text:p>
          </table:table-cell>
          <table:table-cell office:value-type="float" office:value="0.05316172" calcext:value-type="float">
            <text:p>0.05316172</text:p>
          </table:table-cell>
          <table:table-cell office:value-type="float" office:value="0.02330118" calcext:value-type="float">
            <text:p>0.02330118</text:p>
          </table:table-cell>
          <table:table-cell office:value-type="float" office:value="0.02326593" calcext:value-type="float">
            <text:p>0.023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166" calcext:value-type="float">
            <text:p>42.74166</text:p>
          </table:table-cell>
          <table:table-cell office:value-type="float" office:value="45.21463" calcext:value-type="float">
            <text:p>45.214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0.5451363" calcext:value-type="float">
            <text:p>0.5451363</text:p>
          </table:table-cell>
          <table:table-cell office:value-type="float" office:value="126.8327" calcext:value-type="float">
            <text:p>126.8327</text:p>
          </table:table-cell>
          <table:table-cell office:value-type="float" office:value="5" calcext:value-type="float">
            <text:p>5</text:p>
          </table:table-cell>
          <table:table-cell office:value-type="float" office:value="-1.538695" calcext:value-type="float">
            <text:p>-1.538695</text:p>
          </table:table-cell>
          <table:table-cell office:value-type="float" office:value="14.55342" calcext:value-type="float">
            <text:p>14.5534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17602" calcext:value-type="float">
            <text:p>0.001717602</text:p>
          </table:table-cell>
          <table:table-cell office:value-type="float" office:value="0.01951582" calcext:value-type="float">
            <text:p>0.01951582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6369788" calcext:value-type="float">
            <text:p>0.6369788</text:p>
          </table:table-cell>
          <table:table-cell office:value-type="float" office:value="0" calcext:value-type="float">
            <text:p>0</text:p>
          </table:table-cell>
          <table:table-cell office:value-type="float" office:value="0.4477825" calcext:value-type="float">
            <text:p>0.4477825</text:p>
          </table:table-cell>
          <table:table-cell office:value-type="float" office:value="0.05406426" calcext:value-type="float">
            <text:p>0.05406426</text:p>
          </table:table-cell>
          <table:table-cell office:value-type="float" office:value="0.02326248" calcext:value-type="float">
            <text:p>0.02326248</text:p>
          </table:table-cell>
          <table:table-cell office:value-type="float" office:value="0.02322768" calcext:value-type="float">
            <text:p>0.0232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804" calcext:value-type="float">
            <text:p>42.73804</text:p>
          </table:table-cell>
          <table:table-cell office:value-type="float" office:value="45.10901" calcext:value-type="float">
            <text:p>45.109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0.5448956" calcext:value-type="float">
            <text:p>0.5448956</text:p>
          </table:table-cell>
          <table:table-cell office:value-type="float" office:value="126.825" calcext:value-type="float">
            <text:p>126.825</text:p>
          </table:table-cell>
          <table:table-cell office:value-type="float" office:value="5" calcext:value-type="float">
            <text:p>5</text:p>
          </table:table-cell>
          <table:table-cell office:value-type="float" office:value="-1.585067" calcext:value-type="float">
            <text:p>-1.585067</text:p>
          </table:table-cell>
          <table:table-cell office:value-type="float" office:value="14.51531" calcext:value-type="float">
            <text:p>14.5153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2066" calcext:value-type="float">
            <text:p>0.00172066</text:p>
          </table:table-cell>
          <table:table-cell office:value-type="float" office:value="0.01952576" calcext:value-type="float">
            <text:p>0.01952576</text:p>
          </table:table-cell>
          <table:table-cell office:value-type="float" office:value="1694.079" calcext:value-type="float">
            <text:p>1694.079</text:p>
          </table:table-cell>
          <table:table-cell office:value-type="float" office:value="0.6349569" calcext:value-type="float">
            <text:p>0.6349569</text:p>
          </table:table-cell>
          <table:table-cell office:value-type="float" office:value="0" calcext:value-type="float">
            <text:p>0</text:p>
          </table:table-cell>
          <table:table-cell office:value-type="float" office:value="0.4584037" calcext:value-type="float">
            <text:p>0.4584037</text:p>
          </table:table-cell>
          <table:table-cell office:value-type="float" office:value="0.05343195" calcext:value-type="float">
            <text:p>0.05343195</text:p>
          </table:table-cell>
          <table:table-cell office:value-type="float" office:value="0.02322663" calcext:value-type="float">
            <text:p>0.02322663</text:p>
          </table:table-cell>
          <table:table-cell office:value-type="float" office:value="0.02318945" calcext:value-type="float">
            <text:p>0.02318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073" calcext:value-type="float">
            <text:p>42.73073</text:p>
          </table:table-cell>
          <table:table-cell office:value-type="float" office:value="45.00778" calcext:value-type="float">
            <text:p>45.007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0.5449139" calcext:value-type="float">
            <text:p>0.5449139</text:p>
          </table:table-cell>
          <table:table-cell office:value-type="float" office:value="126.8178" calcext:value-type="float">
            <text:p>126.8178</text:p>
          </table:table-cell>
          <table:table-cell office:value-type="float" office:value="5" calcext:value-type="float">
            <text:p>5</text:p>
          </table:table-cell>
          <table:table-cell office:value-type="float" office:value="-1.639423" calcext:value-type="float">
            <text:p>-1.639423</text:p>
          </table:table-cell>
          <table:table-cell office:value-type="float" office:value="14.47399" calcext:value-type="float">
            <text:p>14.47399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24657" calcext:value-type="float">
            <text:p>0.001724657</text:p>
          </table:table-cell>
          <table:table-cell office:value-type="float" office:value="0.01954461" calcext:value-type="float">
            <text:p>0.01954461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6346606" calcext:value-type="float">
            <text:p>0.6346606</text:p>
          </table:table-cell>
          <table:table-cell office:value-type="float" office:value="0" calcext:value-type="float">
            <text:p>0</text:p>
          </table:table-cell>
          <table:table-cell office:value-type="float" office:value="0.3270743" calcext:value-type="float">
            <text:p>0.3270743</text:p>
          </table:table-cell>
          <table:table-cell office:value-type="float" office:value="0.06021871" calcext:value-type="float">
            <text:p>0.06021871</text:p>
          </table:table-cell>
          <table:table-cell office:value-type="float" office:value="0.02320813" calcext:value-type="float">
            <text:p>0.02320813</text:p>
          </table:table-cell>
          <table:table-cell office:value-type="float" office:value="0.02315132" calcext:value-type="float">
            <text:p>0.0231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5141" calcext:value-type="float">
            <text:p>42.65141</text:p>
          </table:table-cell>
          <table:table-cell office:value-type="float" office:value="44.84526" calcext:value-type="float">
            <text:p>44.845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0.5454223" calcext:value-type="float">
            <text:p>0.5454223</text:p>
          </table:table-cell>
          <table:table-cell office:value-type="float" office:value="126.8117" calcext:value-type="float">
            <text:p>126.8117</text:p>
          </table:table-cell>
          <table:table-cell office:value-type="float" office:value="5" calcext:value-type="float">
            <text:p>5</text:p>
          </table:table-cell>
          <table:table-cell office:value-type="float" office:value="-1.696563" calcext:value-type="float">
            <text:p>-1.696563</text:p>
          </table:table-cell>
          <table:table-cell office:value-type="float" office:value="14.42706" calcext:value-type="float">
            <text:p>14.4270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27688" calcext:value-type="float">
            <text:p>0.001727688</text:p>
          </table:table-cell>
          <table:table-cell office:value-type="float" office:value="0.01955219" calcext:value-type="float">
            <text:p>0.01955219</text:p>
          </table:table-cell>
          <table:table-cell office:value-type="float" office:value="1694.075" calcext:value-type="float">
            <text:p>1694.075</text:p>
          </table:table-cell>
          <table:table-cell office:value-type="float" office:value="0.6347699" calcext:value-type="float">
            <text:p>0.6347699</text:p>
          </table:table-cell>
          <table:table-cell office:value-type="float" office:value="0" calcext:value-type="float">
            <text:p>0</text:p>
          </table:table-cell>
          <table:table-cell office:value-type="float" office:value="0.340939" calcext:value-type="float">
            <text:p>0.340939</text:p>
          </table:table-cell>
          <table:table-cell office:value-type="float" office:value="0.05039793" calcext:value-type="float">
            <text:p>0.05039793</text:p>
          </table:table-cell>
          <table:table-cell office:value-type="float" office:value="0.02317098" calcext:value-type="float">
            <text:p>0.02317098</text:p>
          </table:table-cell>
          <table:table-cell office:value-type="float" office:value="0.02311327" calcext:value-type="float">
            <text:p>0.0231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7496" calcext:value-type="float">
            <text:p>42.57496</text:p>
          </table:table-cell>
          <table:table-cell office:value-type="float" office:value="44.6609" calcext:value-type="float">
            <text:p>44.66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0.5459405" calcext:value-type="float">
            <text:p>0.5459405</text:p>
          </table:table-cell>
          <table:table-cell office:value-type="float" office:value="126.806" calcext:value-type="float">
            <text:p>126.806</text:p>
          </table:table-cell>
          <table:table-cell office:value-type="float" office:value="5" calcext:value-type="float">
            <text:p>5</text:p>
          </table:table-cell>
          <table:table-cell office:value-type="float" office:value="-1.751019" calcext:value-type="float">
            <text:p>-1.751019</text:p>
          </table:table-cell>
          <table:table-cell office:value-type="float" office:value="14.38161" calcext:value-type="float">
            <text:p>14.3816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30733" calcext:value-type="float">
            <text:p>0.001730733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1694.072" calcext:value-type="float">
            <text:p>1694.072</text:p>
          </table:table-cell>
          <table:table-cell office:value-type="float" office:value="0.6349146" calcext:value-type="float">
            <text:p>0.6349146</text:p>
          </table:table-cell>
          <table:table-cell office:value-type="float" office:value="0" calcext:value-type="float">
            <text:p>0</text:p>
          </table:table-cell>
          <table:table-cell office:value-type="float" office:value="0.3458795" calcext:value-type="float">
            <text:p>0.3458795</text:p>
          </table:table-cell>
          <table:table-cell office:value-type="float" office:value="0.05337724" calcext:value-type="float">
            <text:p>0.05337724</text:p>
          </table:table-cell>
          <table:table-cell office:value-type="float" office:value="0.02312959" calcext:value-type="float">
            <text:p>0.02312959</text:p>
          </table:table-cell>
          <table:table-cell office:value-type="float" office:value="0.02307523" calcext:value-type="float">
            <text:p>0.02307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1226" calcext:value-type="float">
            <text:p>42.51226</text:p>
          </table:table-cell>
          <table:table-cell office:value-type="float" office:value="44.49395" calcext:value-type="float">
            <text:p>44.493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0.5464687" calcext:value-type="float">
            <text:p>0.5464687</text:p>
          </table:table-cell>
          <table:table-cell office:value-type="float" office:value="126.8" calcext:value-type="float">
            <text:p>126.8</text:p>
          </table:table-cell>
          <table:table-cell office:value-type="float" office:value="5" calcext:value-type="float">
            <text:p>5</text:p>
          </table:table-cell>
          <table:table-cell office:value-type="float" office:value="-1.80141" calcext:value-type="float">
            <text:p>-1.80141</text:p>
          </table:table-cell>
          <table:table-cell office:value-type="float" office:value="14.33942" calcext:value-type="float">
            <text:p>14.3394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33774" calcext:value-type="float">
            <text:p>0.001733774</text:p>
          </table:table-cell>
          <table:table-cell office:value-type="float" office:value="0.01956868" calcext:value-type="float">
            <text:p>0.01956868</text:p>
          </table:table-cell>
          <table:table-cell office:value-type="float" office:value="1694.07" calcext:value-type="float">
            <text:p>1694.07</text:p>
          </table:table-cell>
          <table:table-cell office:value-type="float" office:value="0.6347944" calcext:value-type="float">
            <text:p>0.6347944</text:p>
          </table:table-cell>
          <table:table-cell office:value-type="float" office:value="0" calcext:value-type="float">
            <text:p>0</text:p>
          </table:table-cell>
          <table:table-cell office:value-type="float" office:value="0.6567958" calcext:value-type="float">
            <text:p>0.6567958</text:p>
          </table:table-cell>
          <table:table-cell office:value-type="float" office:value="0.04893128" calcext:value-type="float">
            <text:p>0.04893128</text:p>
          </table:table-cell>
          <table:table-cell office:value-type="float" office:value="0.02308092" calcext:value-type="float">
            <text:p>0.02308092</text:p>
          </table:table-cell>
          <table:table-cell office:value-type="float" office:value="0.02303728" calcext:value-type="float">
            <text:p>0.0230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52" calcext:value-type="float">
            <text:p>42.48452</text:p>
          </table:table-cell>
          <table:table-cell office:value-type="float" office:value="44.35492" calcext:value-type="float">
            <text:p>44.354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0.5470846" calcext:value-type="float">
            <text:p>0.5470846</text:p>
          </table:table-cell>
          <table:table-cell office:value-type="float" office:value="126.7941" calcext:value-type="float">
            <text:p>126.7941</text:p>
          </table:table-cell>
          <table:table-cell office:value-type="float" office:value="5" calcext:value-type="float">
            <text:p>5</text:p>
          </table:table-cell>
          <table:table-cell office:value-type="float" office:value="-1.848888" calcext:value-type="float">
            <text:p>-1.848888</text:p>
          </table:table-cell>
          <table:table-cell office:value-type="float" office:value="14.29925" calcext:value-type="float">
            <text:p>14.2992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36808" calcext:value-type="float">
            <text:p>0.001736808</text:p>
          </table:table-cell>
          <table:table-cell office:value-type="float" office:value="0.01957746" calcext:value-type="float">
            <text:p>0.01957746</text:p>
          </table:table-cell>
          <table:table-cell office:value-type="float" office:value="1694.07" calcext:value-type="float">
            <text:p>1694.07</text:p>
          </table:table-cell>
          <table:table-cell office:value-type="float" office:value="0.6339111" calcext:value-type="float">
            <text:p>0.6339111</text:p>
          </table:table-cell>
          <table:table-cell office:value-type="float" office:value="0" calcext:value-type="float">
            <text:p>0</text:p>
          </table:table-cell>
          <table:table-cell office:value-type="float" office:value="0.5255551" calcext:value-type="float">
            <text:p>0.5255551</text:p>
          </table:table-cell>
          <table:table-cell office:value-type="float" office:value="0.04729572" calcext:value-type="float">
            <text:p>0.04729572</text:p>
          </table:table-cell>
          <table:table-cell office:value-type="float" office:value="0.02303663" calcext:value-type="float">
            <text:p>0.02303663</text:p>
          </table:table-cell>
          <table:table-cell office:value-type="float" office:value="0.02299936" calcext:value-type="float">
            <text:p>0.02299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67" calcext:value-type="float">
            <text:p>42.48467</text:p>
          </table:table-cell>
          <table:table-cell office:value-type="float" office:value="44.22989" calcext:value-type="float">
            <text:p>44.229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0.5479979" calcext:value-type="float">
            <text:p>0.5479979</text:p>
          </table:table-cell>
          <table:table-cell office:value-type="float" office:value="126.7885" calcext:value-type="float">
            <text:p>126.7885</text:p>
          </table:table-cell>
          <table:table-cell office:value-type="float" office:value="5" calcext:value-type="float">
            <text:p>5</text:p>
          </table:table-cell>
          <table:table-cell office:value-type="float" office:value="-1.896013" calcext:value-type="float">
            <text:p>-1.896013</text:p>
          </table:table-cell>
          <table:table-cell office:value-type="float" office:value="14.25951" calcext:value-type="float">
            <text:p>14.2595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39835" calcext:value-type="float">
            <text:p>0.001739835</text:p>
          </table:table-cell>
          <table:table-cell office:value-type="float" office:value="0.01958713" calcext:value-type="float">
            <text:p>0.01958713</text:p>
          </table:table-cell>
          <table:table-cell office:value-type="float" office:value="1694.069" calcext:value-type="float">
            <text:p>1694.069</text:p>
          </table:table-cell>
          <table:table-cell office:value-type="float" office:value="0.6330492" calcext:value-type="float">
            <text:p>0.6330492</text:p>
          </table:table-cell>
          <table:table-cell office:value-type="float" office:value="0" calcext:value-type="float">
            <text:p>0</text:p>
          </table:table-cell>
          <table:table-cell office:value-type="float" office:value="0.2897477" calcext:value-type="float">
            <text:p>0.2897477</text:p>
          </table:table-cell>
          <table:table-cell office:value-type="float" office:value="0.05104849" calcext:value-type="float">
            <text:p>0.05104849</text:p>
          </table:table-cell>
          <table:table-cell office:value-type="float" office:value="0.02302622" calcext:value-type="float">
            <text:p>0.02302622</text:p>
          </table:table-cell>
          <table:table-cell office:value-type="float" office:value="0.02296156" calcext:value-type="float">
            <text:p>0.02296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5057" calcext:value-type="float">
            <text:p>42.45057</text:p>
          </table:table-cell>
          <table:table-cell office:value-type="float" office:value="44.09966" calcext:value-type="float">
            <text:p>44.09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0.5490854" calcext:value-type="float">
            <text:p>0.5490854</text:p>
          </table:table-cell>
          <table:table-cell office:value-type="float" office:value="126.7833" calcext:value-type="float">
            <text:p>126.7833</text:p>
          </table:table-cell>
          <table:table-cell office:value-type="float" office:value="5" calcext:value-type="float">
            <text:p>5</text:p>
          </table:table-cell>
          <table:table-cell office:value-type="float" office:value="-1.945063" calcext:value-type="float">
            <text:p>-1.945063</text:p>
          </table:table-cell>
          <table:table-cell office:value-type="float" office:value="14.21737" calcext:value-type="float">
            <text:p>14.2173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4286" calcext:value-type="float">
            <text:p>0.00174286</text:p>
          </table:table-cell>
          <table:table-cell office:value-type="float" office:value="0.01959788" calcext:value-type="float">
            <text:p>0.01959788</text:p>
          </table:table-cell>
          <table:table-cell office:value-type="float" office:value="1694.068" calcext:value-type="float">
            <text:p>1694.068</text:p>
          </table:table-cell>
          <table:table-cell office:value-type="float" office:value="0.6329456" calcext:value-type="float">
            <text:p>0.6329456</text:p>
          </table:table-cell>
          <table:table-cell office:value-type="float" office:value="0" calcext:value-type="float">
            <text:p>0</text:p>
          </table:table-cell>
          <table:table-cell office:value-type="float" office:value="0.2840435" calcext:value-type="float">
            <text:p>0.2840435</text:p>
          </table:table-cell>
          <table:table-cell office:value-type="float" office:value="0.04964593" calcext:value-type="float">
            <text:p>0.04964593</text:p>
          </table:table-cell>
          <table:table-cell office:value-type="float" office:value="0.02297559" calcext:value-type="float">
            <text:p>0.02297559</text:p>
          </table:table-cell>
          <table:table-cell office:value-type="float" office:value="0.02292379" calcext:value-type="float">
            <text:p>0.0229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5087" calcext:value-type="float">
            <text:p>42.35087</text:p>
          </table:table-cell>
          <table:table-cell office:value-type="float" office:value="43.9024" calcext:value-type="float">
            <text:p>43.90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0.5503441" calcext:value-type="float">
            <text:p>0.5503441</text:p>
          </table:table-cell>
          <table:table-cell office:value-type="float" office:value="126.778" calcext:value-type="float">
            <text:p>126.778</text:p>
          </table:table-cell>
          <table:table-cell office:value-type="float" office:value="5" calcext:value-type="float">
            <text:p>5</text:p>
          </table:table-cell>
          <table:table-cell office:value-type="float" office:value="-1.991572" calcext:value-type="float">
            <text:p>-1.991572</text:p>
          </table:table-cell>
          <table:table-cell office:value-type="float" office:value="14.17713" calcext:value-type="float">
            <text:p>14.1771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45882" calcext:value-type="float">
            <text:p>0.001745882</text:p>
          </table:table-cell>
          <table:table-cell office:value-type="float" office:value="0.01960791" calcext:value-type="float">
            <text:p>0.01960791</text:p>
          </table:table-cell>
          <table:table-cell office:value-type="float" office:value="1694.067" calcext:value-type="float">
            <text:p>1694.067</text:p>
          </table:table-cell>
          <table:table-cell office:value-type="float" office:value="0.632655" calcext:value-type="float">
            <text:p>0.632655</text:p>
          </table:table-cell>
          <table:table-cell office:value-type="float" office:value="0" calcext:value-type="float">
            <text:p>0</text:p>
          </table:table-cell>
          <table:table-cell office:value-type="float" office:value="0.3268032" calcext:value-type="float">
            <text:p>0.3268032</text:p>
          </table:table-cell>
          <table:table-cell office:value-type="float" office:value="0.05003837" calcext:value-type="float">
            <text:p>0.05003837</text:p>
          </table:table-cell>
          <table:table-cell office:value-type="float" office:value="0.02292825" calcext:value-type="float">
            <text:p>0.02292825</text:p>
          </table:table-cell>
          <table:table-cell office:value-type="float" office:value="0.02288606" calcext:value-type="float">
            <text:p>0.02288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9279" calcext:value-type="float">
            <text:p>42.29279</text:p>
          </table:table-cell>
          <table:table-cell office:value-type="float" office:value="43.7628" calcext:value-type="float">
            <text:p>43.76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0.5516562" calcext:value-type="float">
            <text:p>0.5516562</text:p>
          </table:table-cell>
          <table:table-cell office:value-type="float" office:value="126.7724" calcext:value-type="float">
            <text:p>126.7724</text:p>
          </table:table-cell>
          <table:table-cell office:value-type="float" office:value="5" calcext:value-type="float">
            <text:p>5</text:p>
          </table:table-cell>
          <table:table-cell office:value-type="float" office:value="-2.034913" calcext:value-type="float">
            <text:p>-2.034913</text:p>
          </table:table-cell>
          <table:table-cell office:value-type="float" office:value="14.13927" calcext:value-type="float">
            <text:p>14.1392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48894" calcext:value-type="float">
            <text:p>0.001748894</text:p>
          </table:table-cell>
          <table:table-cell office:value-type="float" office:value="0.0196174" calcext:value-type="float">
            <text:p>0.0196174</text:p>
          </table:table-cell>
          <table:table-cell office:value-type="float" office:value="1694.067" calcext:value-type="float">
            <text:p>1694.067</text:p>
          </table:table-cell>
          <table:table-cell office:value-type="float" office:value="0.6310851" calcext:value-type="float">
            <text:p>0.6310851</text:p>
          </table:table-cell>
          <table:table-cell office:value-type="float" office:value="0" calcext:value-type="float">
            <text:p>0</text:p>
          </table:table-cell>
          <table:table-cell office:value-type="float" office:value="0.4327502" calcext:value-type="float">
            <text:p>0.4327502</text:p>
          </table:table-cell>
          <table:table-cell office:value-type="float" office:value="0.04994012" calcext:value-type="float">
            <text:p>0.04994012</text:p>
          </table:table-cell>
          <table:table-cell office:value-type="float" office:value="0.02288315" calcext:value-type="float">
            <text:p>0.02288315</text:p>
          </table:table-cell>
          <table:table-cell office:value-type="float" office:value="0.02284843" calcext:value-type="float">
            <text:p>0.0228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7317" calcext:value-type="float">
            <text:p>42.27317</text:p>
          </table:table-cell>
          <table:table-cell office:value-type="float" office:value="43.65285" calcext:value-type="float">
            <text:p>43.652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0.5531116" calcext:value-type="float">
            <text:p>0.5531116</text:p>
          </table:table-cell>
          <table:table-cell office:value-type="float" office:value="126.766" calcext:value-type="float">
            <text:p>126.766</text:p>
          </table:table-cell>
          <table:table-cell office:value-type="float" office:value="5" calcext:value-type="float">
            <text:p>5</text:p>
          </table:table-cell>
          <table:table-cell office:value-type="float" office:value="-2.076127" calcext:value-type="float">
            <text:p>-2.076127</text:p>
          </table:table-cell>
          <table:table-cell office:value-type="float" office:value="14.10327" calcext:value-type="float">
            <text:p>14.1032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51892" calcext:value-type="float">
            <text:p>0.001751892</text:p>
          </table:table-cell>
          <table:table-cell office:value-type="float" office:value="0.01962626" calcext:value-type="float">
            <text:p>0.01962626</text:p>
          </table:table-cell>
          <table:table-cell office:value-type="float" office:value="1694.067" calcext:value-type="float">
            <text:p>1694.067</text:p>
          </table:table-cell>
          <table:table-cell office:value-type="float" office:value="0.6282681" calcext:value-type="float">
            <text:p>0.6282681</text:p>
          </table:table-cell>
          <table:table-cell office:value-type="float" office:value="0" calcext:value-type="float">
            <text:p>0</text:p>
          </table:table-cell>
          <table:table-cell office:value-type="float" office:value="0.3794996" calcext:value-type="float">
            <text:p>0.3794996</text:p>
          </table:table-cell>
          <table:table-cell office:value-type="float" office:value="0.05287577" calcext:value-type="float">
            <text:p>0.05287577</text:p>
          </table:table-cell>
          <table:table-cell office:value-type="float" office:value="0.02284385" calcext:value-type="float">
            <text:p>0.02284385</text:p>
          </table:table-cell>
          <table:table-cell office:value-type="float" office:value="0.02281087" calcext:value-type="float">
            <text:p>0.0228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632" calcext:value-type="float">
            <text:p>42.2632</text:p>
          </table:table-cell>
          <table:table-cell office:value-type="float" office:value="43.55517" calcext:value-type="float">
            <text:p>43.555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0.554915" calcext:value-type="float">
            <text:p>0.554915</text:p>
          </table:table-cell>
          <table:table-cell office:value-type="float" office:value="126.7596" calcext:value-type="float">
            <text:p>126.7596</text:p>
          </table:table-cell>
          <table:table-cell office:value-type="float" office:value="5" calcext:value-type="float">
            <text:p>5</text:p>
          </table:table-cell>
          <table:table-cell office:value-type="float" office:value="-2.11778" calcext:value-type="float">
            <text:p>-2.11778</text:p>
          </table:table-cell>
          <table:table-cell office:value-type="float" office:value="14.06797" calcext:value-type="float">
            <text:p>14.0679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55029" calcext:value-type="float">
            <text:p>0.001755029</text:p>
          </table:table-cell>
          <table:table-cell office:value-type="float" office:value="0.0196368" calcext:value-type="float">
            <text:p>0.0196368</text:p>
          </table:table-cell>
          <table:table-cell office:value-type="float" office:value="1694.068" calcext:value-type="float">
            <text:p>1694.068</text:p>
          </table:table-cell>
          <table:table-cell office:value-type="float" office:value="0.6256513" calcext:value-type="float">
            <text:p>0.6256513</text:p>
          </table:table-cell>
          <table:table-cell office:value-type="float" office:value="0" calcext:value-type="float">
            <text:p>0</text:p>
          </table:table-cell>
          <table:table-cell office:value-type="float" office:value="0.2671465" calcext:value-type="float">
            <text:p>0.2671465</text:p>
          </table:table-cell>
          <table:table-cell office:value-type="float" office:value="0.05260902" calcext:value-type="float">
            <text:p>0.05260902</text:p>
          </table:table-cell>
          <table:table-cell office:value-type="float" office:value="0.02282829" calcext:value-type="float">
            <text:p>0.02282829</text:p>
          </table:table-cell>
          <table:table-cell office:value-type="float" office:value="0.02277335" calcext:value-type="float">
            <text:p>0.0227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2843" calcext:value-type="float">
            <text:p>42.22843</text:p>
          </table:table-cell>
          <table:table-cell office:value-type="float" office:value="43.45158" calcext:value-type="float">
            <text:p>43.451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0.5569539" calcext:value-type="float">
            <text:p>0.5569539</text:p>
          </table:table-cell>
          <table:table-cell office:value-type="float" office:value="126.7531" calcext:value-type="float">
            <text:p>126.7531</text:p>
          </table:table-cell>
          <table:table-cell office:value-type="float" office:value="5" calcext:value-type="float">
            <text:p>5</text:p>
          </table:table-cell>
          <table:table-cell office:value-type="float" office:value="-2.16639" calcext:value-type="float">
            <text:p>-2.16639</text:p>
          </table:table-cell>
          <table:table-cell office:value-type="float" office:value="14.02921" calcext:value-type="float">
            <text:p>14.0292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59006" calcext:value-type="float">
            <text:p>0.001759006</text:p>
          </table:table-cell>
          <table:table-cell office:value-type="float" office:value="0.01965269" calcext:value-type="float">
            <text:p>0.01965269</text:p>
          </table:table-cell>
          <table:table-cell office:value-type="float" office:value="1694.067" calcext:value-type="float">
            <text:p>1694.067</text:p>
          </table:table-cell>
          <table:table-cell office:value-type="float" office:value="0.6251284" calcext:value-type="float">
            <text:p>0.6251284</text:p>
          </table:table-cell>
          <table:table-cell office:value-type="float" office:value="0" calcext:value-type="float">
            <text:p>0</text:p>
          </table:table-cell>
          <table:table-cell office:value-type="float" office:value="0.1939438" calcext:value-type="float">
            <text:p>0.1939438</text:p>
          </table:table-cell>
          <table:table-cell office:value-type="float" office:value="0.05388583" calcext:value-type="float">
            <text:p>0.05388583</text:p>
          </table:table-cell>
          <table:table-cell office:value-type="float" office:value="0.02278343" calcext:value-type="float">
            <text:p>0.02278343</text:p>
          </table:table-cell>
          <table:table-cell office:value-type="float" office:value="0.02273586" calcext:value-type="float">
            <text:p>0.0227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1187" calcext:value-type="float">
            <text:p>42.11187</text:p>
          </table:table-cell>
          <table:table-cell office:value-type="float" office:value="43.26426" calcext:value-type="float">
            <text:p>43.264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0.5590636" calcext:value-type="float">
            <text:p>0.5590636</text:p>
          </table:table-cell>
          <table:table-cell office:value-type="float" office:value="126.7466" calcext:value-type="float">
            <text:p>126.7466</text:p>
          </table:table-cell>
          <table:table-cell office:value-type="float" office:value="5" calcext:value-type="float">
            <text:p>5</text:p>
          </table:table-cell>
          <table:table-cell office:value-type="float" office:value="-2.222449" calcext:value-type="float">
            <text:p>-2.222449</text:p>
          </table:table-cell>
          <table:table-cell office:value-type="float" office:value="13.98362" calcext:value-type="float">
            <text:p>13.9836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61986" calcext:value-type="float">
            <text:p>0.001761986</text:p>
          </table:table-cell>
          <table:table-cell office:value-type="float" office:value="0.01966125" calcext:value-type="float">
            <text:p>0.01966125</text:p>
          </table:table-cell>
          <table:table-cell office:value-type="float" office:value="1694.063" calcext:value-type="float">
            <text:p>1694.063</text:p>
          </table:table-cell>
          <table:table-cell office:value-type="float" office:value="0.624402" calcext:value-type="float">
            <text:p>0.624402</text:p>
          </table:table-cell>
          <table:table-cell office:value-type="float" office:value="0" calcext:value-type="float">
            <text:p>0</text:p>
          </table:table-cell>
          <table:table-cell office:value-type="float" office:value="0.1456455" calcext:value-type="float">
            <text:p>0.1456455</text:p>
          </table:table-cell>
          <table:table-cell office:value-type="float" office:value="0.04521243" calcext:value-type="float">
            <text:p>0.04521243</text:p>
          </table:table-cell>
          <table:table-cell office:value-type="float" office:value="0.02274139" calcext:value-type="float">
            <text:p>0.02274139</text:p>
          </table:table-cell>
          <table:table-cell office:value-type="float" office:value="0.02269847" calcext:value-type="float">
            <text:p>0.02269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7603" calcext:value-type="float">
            <text:p>41.97603</text:p>
          </table:table-cell>
          <table:table-cell office:value-type="float" office:value="43.07552" calcext:value-type="float">
            <text:p>43.075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0.561116" calcext:value-type="float">
            <text:p>0.561116</text:p>
          </table:table-cell>
          <table:table-cell office:value-type="float" office:value="126.7402" calcext:value-type="float">
            <text:p>126.7402</text:p>
          </table:table-cell>
          <table:table-cell office:value-type="float" office:value="5" calcext:value-type="float">
            <text:p>5</text:p>
          </table:table-cell>
          <table:table-cell office:value-type="float" office:value="-2.278044" calcext:value-type="float">
            <text:p>-2.278044</text:p>
          </table:table-cell>
          <table:table-cell office:value-type="float" office:value="13.9376" calcext:value-type="float">
            <text:p>13.93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64991" calcext:value-type="float">
            <text:p>0.001764991</text:p>
          </table:table-cell>
          <table:table-cell office:value-type="float" office:value="0.01967002" calcext:value-type="float">
            <text:p>0.01967002</text:p>
          </table:table-cell>
          <table:table-cell office:value-type="float" office:value="1694.059" calcext:value-type="float">
            <text:p>1694.059</text:p>
          </table:table-cell>
          <table:table-cell office:value-type="float" office:value="0.6240684" calcext:value-type="float">
            <text:p>0.6240684</text:p>
          </table:table-cell>
          <table:table-cell office:value-type="float" office:value="0" calcext:value-type="float">
            <text:p>0</text:p>
          </table:table-cell>
          <table:table-cell office:value-type="float" office:value="0.0874472" calcext:value-type="float">
            <text:p>0.0874472</text:p>
          </table:table-cell>
          <table:table-cell office:value-type="float" office:value="0.04343477" calcext:value-type="float">
            <text:p>0.04343477</text:p>
          </table:table-cell>
          <table:table-cell office:value-type="float" office:value="0.02269588" calcext:value-type="float">
            <text:p>0.02269588</text:p>
          </table:table-cell>
          <table:table-cell office:value-type="float" office:value="0.02266116" calcext:value-type="float">
            <text:p>0.02266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2526" calcext:value-type="float">
            <text:p>41.82526</text:p>
          </table:table-cell>
          <table:table-cell office:value-type="float" office:value="42.88404" calcext:value-type="float">
            <text:p>42.884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0.5631136" calcext:value-type="float">
            <text:p>0.5631136</text:p>
          </table:table-cell>
          <table:table-cell office:value-type="float" office:value="126.7334" calcext:value-type="float">
            <text:p>126.7334</text:p>
          </table:table-cell>
          <table:table-cell office:value-type="float" office:value="5" calcext:value-type="float">
            <text:p>5</text:p>
          </table:table-cell>
          <table:table-cell office:value-type="float" office:value="-2.331635" calcext:value-type="float">
            <text:p>-2.331635</text:p>
          </table:table-cell>
          <table:table-cell office:value-type="float" office:value="13.89376" calcext:value-type="float">
            <text:p>13.893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67998" calcext:value-type="float">
            <text:p>0.001767998</text:p>
          </table:table-cell>
          <table:table-cell office:value-type="float" office:value="0.019679" calcext:value-type="float">
            <text:p>0.019679</text:p>
          </table:table-cell>
          <table:table-cell office:value-type="float" office:value="1694.056" calcext:value-type="float">
            <text:p>1694.056</text:p>
          </table:table-cell>
          <table:table-cell office:value-type="float" office:value="0.6246756" calcext:value-type="float">
            <text:p>0.6246756</text:p>
          </table:table-cell>
          <table:table-cell office:value-type="float" office:value="0" calcext:value-type="float">
            <text:p>0</text:p>
          </table:table-cell>
          <table:table-cell office:value-type="float" office:value="0.1088333" calcext:value-type="float">
            <text:p>0.1088333</text:p>
          </table:table-cell>
          <table:table-cell office:value-type="float" office:value="0.04952457" calcext:value-type="float">
            <text:p>0.04952457</text:p>
          </table:table-cell>
          <table:table-cell office:value-type="float" office:value="0.02267054" calcext:value-type="float">
            <text:p>0.02267054</text:p>
          </table:table-cell>
          <table:table-cell office:value-type="float" office:value="0.02262386" calcext:value-type="float">
            <text:p>0.0226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7737" calcext:value-type="float">
            <text:p>41.67737</text:p>
          </table:table-cell>
          <table:table-cell office:value-type="float" office:value="42.71224" calcext:value-type="float">
            <text:p>42.712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0.5651563" calcext:value-type="float">
            <text:p>0.5651563</text:p>
          </table:table-cell>
          <table:table-cell office:value-type="float" office:value="126.727" calcext:value-type="float">
            <text:p>126.727</text:p>
          </table:table-cell>
          <table:table-cell office:value-type="float" office:value="5" calcext:value-type="float">
            <text:p>5</text:p>
          </table:table-cell>
          <table:table-cell office:value-type="float" office:value="-2.383746" calcext:value-type="float">
            <text:p>-2.383746</text:p>
          </table:table-cell>
          <table:table-cell office:value-type="float" office:value="13.85038" calcext:value-type="float">
            <text:p>13.8503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71005" calcext:value-type="float">
            <text:p>0.001771005</text:p>
          </table:table-cell>
          <table:table-cell office:value-type="float" office:value="0.01968814" calcext:value-type="float">
            <text:p>0.01968814</text:p>
          </table:table-cell>
          <table:table-cell office:value-type="float" office:value="1694.053" calcext:value-type="float">
            <text:p>1694.053</text:p>
          </table:table-cell>
          <table:table-cell office:value-type="float" office:value="0.6250474" calcext:value-type="float">
            <text:p>0.6250474</text:p>
          </table:table-cell>
          <table:table-cell office:value-type="float" office:value="0" calcext:value-type="float">
            <text:p>0</text:p>
          </table:table-cell>
          <table:table-cell office:value-type="float" office:value="0.05567101" calcext:value-type="float">
            <text:p>0.05567101</text:p>
          </table:table-cell>
          <table:table-cell office:value-type="float" office:value="0.04087242" calcext:value-type="float">
            <text:p>0.04087242</text:p>
          </table:table-cell>
          <table:table-cell office:value-type="float" office:value="0.02261636" calcext:value-type="float">
            <text:p>0.02261636</text:p>
          </table:table-cell>
          <table:table-cell office:value-type="float" office:value="0.02258663" calcext:value-type="float">
            <text:p>0.02258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99" calcext:value-type="float">
            <text:p>41.5299</text:p>
          </table:table-cell>
          <table:table-cell office:value-type="float" office:value="42.54585" calcext:value-type="float">
            <text:p>42.545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0.5673198" calcext:value-type="float">
            <text:p>0.5673198</text:p>
          </table:table-cell>
          <table:table-cell office:value-type="float" office:value="126.7221" calcext:value-type="float">
            <text:p>126.7221</text:p>
          </table:table-cell>
          <table:table-cell office:value-type="float" office:value="5" calcext:value-type="float">
            <text:p>5</text:p>
          </table:table-cell>
          <table:table-cell office:value-type="float" office:value="-2.431228" calcext:value-type="float">
            <text:p>-2.431228</text:p>
          </table:table-cell>
          <table:table-cell office:value-type="float" office:value="13.80917" calcext:value-type="float">
            <text:p>13.8091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74021" calcext:value-type="float">
            <text:p>0.001774021</text:p>
          </table:table-cell>
          <table:table-cell office:value-type="float" office:value="0.01969764" calcext:value-type="float">
            <text:p>0.01969764</text:p>
          </table:table-cell>
          <table:table-cell office:value-type="float" office:value="1694.051" calcext:value-type="float">
            <text:p>1694.051</text:p>
          </table:table-cell>
          <table:table-cell office:value-type="float" office:value="0.6250818" calcext:value-type="float">
            <text:p>0.6250818</text:p>
          </table:table-cell>
          <table:table-cell office:value-type="float" office:value="0" calcext:value-type="float">
            <text:p>0</text:p>
          </table:table-cell>
          <table:table-cell office:value-type="float" office:value="0.0502012" calcext:value-type="float">
            <text:p>0.0502012</text:p>
          </table:table-cell>
          <table:table-cell office:value-type="float" office:value="0.03978137" calcext:value-type="float">
            <text:p>0.03978137</text:p>
          </table:table-cell>
          <table:table-cell office:value-type="float" office:value="0.02257779" calcext:value-type="float">
            <text:p>0.02257779</text:p>
          </table:table-cell>
          <table:table-cell office:value-type="float" office:value="0.02254954" calcext:value-type="float">
            <text:p>0.02254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0074" calcext:value-type="float">
            <text:p>41.40074</text:p>
          </table:table-cell>
          <table:table-cell office:value-type="float" office:value="42.40112" calcext:value-type="float">
            <text:p>42.401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0.5693647" calcext:value-type="float">
            <text:p>0.5693647</text:p>
          </table:table-cell>
          <table:table-cell office:value-type="float" office:value="126.7176" calcext:value-type="float">
            <text:p>126.7176</text:p>
          </table:table-cell>
          <table:table-cell office:value-type="float" office:value="5" calcext:value-type="float">
            <text:p>5</text:p>
          </table:table-cell>
          <table:table-cell office:value-type="float" office:value="-2.475745" calcext:value-type="float">
            <text:p>-2.475745</text:p>
          </table:table-cell>
          <table:table-cell office:value-type="float" office:value="13.76991" calcext:value-type="float">
            <text:p>13.7699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77038" calcext:value-type="float">
            <text:p>0.001777038</text:p>
          </table:table-cell>
          <table:table-cell office:value-type="float" office:value="0.01970766" calcext:value-type="float">
            <text:p>0.01970766</text:p>
          </table:table-cell>
          <table:table-cell office:value-type="float" office:value="1694.05" calcext:value-type="float">
            <text:p>1694.05</text:p>
          </table:table-cell>
          <table:table-cell office:value-type="float" office:value="0.6249028" calcext:value-type="float">
            <text:p>0.6249028</text:p>
          </table:table-cell>
          <table:table-cell office:value-type="float" office:value="0" calcext:value-type="float">
            <text:p>0</text:p>
          </table:table-cell>
          <table:table-cell office:value-type="float" office:value="0.04492484" calcext:value-type="float">
            <text:p>0.04492484</text:p>
          </table:table-cell>
          <table:table-cell office:value-type="float" office:value="0.04028601" calcext:value-type="float">
            <text:p>0.04028601</text:p>
          </table:table-cell>
          <table:table-cell office:value-type="float" office:value="0.02253836" calcext:value-type="float">
            <text:p>0.02253836</text:p>
          </table:table-cell>
          <table:table-cell office:value-type="float" office:value="0.02251245" calcext:value-type="float">
            <text:p>0.02251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9558" calcext:value-type="float">
            <text:p>41.29558</text:p>
          </table:table-cell>
          <table:table-cell office:value-type="float" office:value="42.27423" calcext:value-type="float">
            <text:p>42.274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0.571357" calcext:value-type="float">
            <text:p>0.571357</text:p>
          </table:table-cell>
          <table:table-cell office:value-type="float" office:value="126.7128" calcext:value-type="float">
            <text:p>126.7128</text:p>
          </table:table-cell>
          <table:table-cell office:value-type="float" office:value="5" calcext:value-type="float">
            <text:p>5</text:p>
          </table:table-cell>
          <table:table-cell office:value-type="float" office:value="-2.517435" calcext:value-type="float">
            <text:p>-2.517435</text:p>
          </table:table-cell>
          <table:table-cell office:value-type="float" office:value="13.7328" calcext:value-type="float">
            <text:p>13.732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80051" calcext:value-type="float">
            <text:p>0.001780051</text:p>
          </table:table-cell>
          <table:table-cell office:value-type="float" office:value="0.01971798" calcext:value-type="float">
            <text:p>0.01971798</text:p>
          </table:table-cell>
          <table:table-cell office:value-type="float" office:value="1694.049" calcext:value-type="float">
            <text:p>1694.049</text:p>
          </table:table-cell>
          <table:table-cell office:value-type="float" office:value="0.6240355" calcext:value-type="float">
            <text:p>0.6240355</text:p>
          </table:table-cell>
          <table:table-cell office:value-type="float" office:value="0" calcext:value-type="float">
            <text:p>0</text:p>
          </table:table-cell>
          <table:table-cell office:value-type="float" office:value="0.05425158" calcext:value-type="float">
            <text:p>0.05425158</text:p>
          </table:table-cell>
          <table:table-cell office:value-type="float" office:value="0.04058276" calcext:value-type="float">
            <text:p>0.04058276</text:p>
          </table:table-cell>
          <table:table-cell office:value-type="float" office:value="0.02250034" calcext:value-type="float">
            <text:p>0.02250034</text:p>
          </table:table-cell>
          <table:table-cell office:value-type="float" office:value="0.0224754" calcext:value-type="float">
            <text:p>0.022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253" calcext:value-type="float">
            <text:p>41.2253</text:p>
          </table:table-cell>
          <table:table-cell office:value-type="float" office:value="42.16396" calcext:value-type="float">
            <text:p>42.163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0.5733296" calcext:value-type="float">
            <text:p>0.5733296</text:p>
          </table:table-cell>
          <table:table-cell office:value-type="float" office:value="126.708" calcext:value-type="float">
            <text:p>126.708</text:p>
          </table:table-cell>
          <table:table-cell office:value-type="float" office:value="5" calcext:value-type="float">
            <text:p>5</text:p>
          </table:table-cell>
          <table:table-cell office:value-type="float" office:value="-2.556297" calcext:value-type="float">
            <text:p>-2.556297</text:p>
          </table:table-cell>
          <table:table-cell office:value-type="float" office:value="13.69776" calcext:value-type="float">
            <text:p>13.697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83049" calcext:value-type="float">
            <text:p>0.001783049</text:p>
          </table:table-cell>
          <table:table-cell office:value-type="float" office:value="0.01972778" calcext:value-type="float">
            <text:p>0.01972778</text:p>
          </table:table-cell>
          <table:table-cell office:value-type="float" office:value="1694.049" calcext:value-type="float">
            <text:p>1694.049</text:p>
          </table:table-cell>
          <table:table-cell office:value-type="float" office:value="0.6219384" calcext:value-type="float">
            <text:p>0.6219384</text:p>
          </table:table-cell>
          <table:table-cell office:value-type="float" office:value="0" calcext:value-type="float">
            <text:p>0</text:p>
          </table:table-cell>
          <table:table-cell office:value-type="float" office:value="0.072291" calcext:value-type="float">
            <text:p>0.072291</text:p>
          </table:table-cell>
          <table:table-cell office:value-type="float" office:value="0.04302114" calcext:value-type="float">
            <text:p>0.04302114</text:p>
          </table:table-cell>
          <table:table-cell office:value-type="float" office:value="0.02246305" calcext:value-type="float">
            <text:p>0.02246305</text:p>
          </table:table-cell>
          <table:table-cell office:value-type="float" office:value="0.02243844" calcext:value-type="float">
            <text:p>0.0224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8761" calcext:value-type="float">
            <text:p>41.18761</text:p>
          </table:table-cell>
          <table:table-cell office:value-type="float" office:value="42.06744" calcext:value-type="float">
            <text:p>42.067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0.5754358" calcext:value-type="float">
            <text:p>0.5754358</text:p>
          </table:table-cell>
          <table:table-cell office:value-type="float" office:value="126.7029" calcext:value-type="float">
            <text:p>126.7029</text:p>
          </table:table-cell>
          <table:table-cell office:value-type="float" office:value="5" calcext:value-type="float">
            <text:p>5</text:p>
          </table:table-cell>
          <table:table-cell office:value-type="float" office:value="-2.59302" calcext:value-type="float">
            <text:p>-2.59302</text:p>
          </table:table-cell>
          <table:table-cell office:value-type="float" office:value="13.66433" calcext:value-type="float">
            <text:p>13.6643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86024" calcext:value-type="float">
            <text:p>0.001786024</text:p>
          </table:table-cell>
          <table:table-cell office:value-type="float" office:value="0.01973747" calcext:value-type="float">
            <text:p>0.01973747</text:p>
          </table:table-cell>
          <table:table-cell office:value-type="float" office:value="1694.05" calcext:value-type="float">
            <text:p>1694.05</text:p>
          </table:table-cell>
          <table:table-cell office:value-type="float" office:value="0.6191274" calcext:value-type="float">
            <text:p>0.6191274</text:p>
          </table:table-cell>
          <table:table-cell office:value-type="float" office:value="0" calcext:value-type="float">
            <text:p>0</text:p>
          </table:table-cell>
          <table:table-cell office:value-type="float" office:value="0.06847102" calcext:value-type="float">
            <text:p>0.06847102</text:p>
          </table:table-cell>
          <table:table-cell office:value-type="float" office:value="0.04582182" calcext:value-type="float">
            <text:p>0.04582182</text:p>
          </table:table-cell>
          <table:table-cell office:value-type="float" office:value="0.02242599" calcext:value-type="float">
            <text:p>0.02242599</text:p>
          </table:table-cell>
          <table:table-cell office:value-type="float" office:value="0.02240152" calcext:value-type="float">
            <text:p>0.0224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5419" calcext:value-type="float">
            <text:p>41.15419</text:p>
          </table:table-cell>
          <table:table-cell office:value-type="float" office:value="41.98319" calcext:value-type="float">
            <text:p>41.983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0.5776045" calcext:value-type="float">
            <text:p>0.5776045</text:p>
          </table:table-cell>
          <table:table-cell office:value-type="float" office:value="126.6975" calcext:value-type="float">
            <text:p>126.6975</text:p>
          </table:table-cell>
          <table:table-cell office:value-type="float" office:value="5" calcext:value-type="float">
            <text:p>5</text:p>
          </table:table-cell>
          <table:table-cell office:value-type="float" office:value="-2.628307" calcext:value-type="float">
            <text:p>-2.628307</text:p>
          </table:table-cell>
          <table:table-cell office:value-type="float" office:value="13.63203" calcext:value-type="float">
            <text:p>13.6320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88976" calcext:value-type="float">
            <text:p>0.001788976</text:p>
          </table:table-cell>
          <table:table-cell office:value-type="float" office:value="0.01974679" calcext:value-type="float">
            <text:p>0.01974679</text:p>
          </table:table-cell>
          <table:table-cell office:value-type="float" office:value="1694.051" calcext:value-type="float">
            <text:p>1694.051</text:p>
          </table:table-cell>
          <table:table-cell office:value-type="float" office:value="0.6157317" calcext:value-type="float">
            <text:p>0.6157317</text:p>
          </table:table-cell>
          <table:table-cell office:value-type="float" office:value="0" calcext:value-type="float">
            <text:p>0</text:p>
          </table:table-cell>
          <table:table-cell office:value-type="float" office:value="0.06229803" calcext:value-type="float">
            <text:p>0.06229803</text:p>
          </table:table-cell>
          <table:table-cell office:value-type="float" office:value="0.04789099" calcext:value-type="float">
            <text:p>0.04789099</text:p>
          </table:table-cell>
          <table:table-cell office:value-type="float" office:value="0.02238898" calcext:value-type="float">
            <text:p>0.02238898</text:p>
          </table:table-cell>
          <table:table-cell office:value-type="float" office:value="0.0223647" calcext:value-type="float">
            <text:p>0.022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973" calcext:value-type="float">
            <text:p>41.11973</text:p>
          </table:table-cell>
          <table:table-cell office:value-type="float" office:value="41.9072" calcext:value-type="float">
            <text:p>41.90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0.5798728" calcext:value-type="float">
            <text:p>0.5798728</text:p>
          </table:table-cell>
          <table:table-cell office:value-type="float" office:value="126.6919" calcext:value-type="float">
            <text:p>126.6919</text:p>
          </table:table-cell>
          <table:table-cell office:value-type="float" office:value="5" calcext:value-type="float">
            <text:p>5</text:p>
          </table:table-cell>
          <table:table-cell office:value-type="float" office:value="-2.66253" calcext:value-type="float">
            <text:p>-2.66253</text:p>
          </table:table-cell>
          <table:table-cell office:value-type="float" office:value="13.60057" calcext:value-type="float">
            <text:p>13.6005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91899" calcext:value-type="float">
            <text:p>0.001791899</text:p>
          </table:table-cell>
          <table:table-cell office:value-type="float" office:value="0.01975568" calcext:value-type="float">
            <text:p>0.01975568</text:p>
          </table:table-cell>
          <table:table-cell office:value-type="float" office:value="1694.052" calcext:value-type="float">
            <text:p>1694.052</text:p>
          </table:table-cell>
          <table:table-cell office:value-type="float" office:value="0.6118215" calcext:value-type="float">
            <text:p>0.6118215</text:p>
          </table:table-cell>
          <table:table-cell office:value-type="float" office:value="0" calcext:value-type="float">
            <text:p>0</text:p>
          </table:table-cell>
          <table:table-cell office:value-type="float" office:value="0.06031683" calcext:value-type="float">
            <text:p>0.06031683</text:p>
          </table:table-cell>
          <table:table-cell office:value-type="float" office:value="0.04839116" calcext:value-type="float">
            <text:p>0.04839116</text:p>
          </table:table-cell>
          <table:table-cell office:value-type="float" office:value="0.02235199" calcext:value-type="float">
            <text:p>0.02235199</text:p>
          </table:table-cell>
          <table:table-cell office:value-type="float" office:value="0.02232788" calcext:value-type="float">
            <text:p>0.02232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8442" calcext:value-type="float">
            <text:p>41.08442</text:p>
          </table:table-cell>
          <table:table-cell office:value-type="float" office:value="41.83652" calcext:value-type="float">
            <text:p>41.836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0.5821663" calcext:value-type="float">
            <text:p>0.5821663</text:p>
          </table:table-cell>
          <table:table-cell office:value-type="float" office:value="126.6859" calcext:value-type="float">
            <text:p>126.6859</text:p>
          </table:table-cell>
          <table:table-cell office:value-type="float" office:value="5" calcext:value-type="float">
            <text:p>5</text:p>
          </table:table-cell>
          <table:table-cell office:value-type="float" office:value="-2.696208" calcext:value-type="float">
            <text:p>-2.696208</text:p>
          </table:table-cell>
          <table:table-cell office:value-type="float" office:value="13.56969" calcext:value-type="float">
            <text:p>13.56969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94801" calcext:value-type="float">
            <text:p>0.001794801</text:p>
          </table:table-cell>
          <table:table-cell office:value-type="float" office:value="0.01976418" calcext:value-type="float">
            <text:p>0.01976418</text:p>
          </table:table-cell>
          <table:table-cell office:value-type="float" office:value="1694.054" calcext:value-type="float">
            <text:p>1694.054</text:p>
          </table:table-cell>
          <table:table-cell office:value-type="float" office:value="0.6075121" calcext:value-type="float">
            <text:p>0.6075121</text:p>
          </table:table-cell>
          <table:table-cell office:value-type="float" office:value="0" calcext:value-type="float">
            <text:p>0</text:p>
          </table:table-cell>
          <table:table-cell office:value-type="float" office:value="0.07380362" calcext:value-type="float">
            <text:p>0.07380362</text:p>
          </table:table-cell>
          <table:table-cell office:value-type="float" office:value="0.05014057" calcext:value-type="float">
            <text:p>0.05014057</text:p>
          </table:table-cell>
          <table:table-cell office:value-type="float" office:value="0.02231565" calcext:value-type="float">
            <text:p>0.02231565</text:p>
          </table:table-cell>
          <table:table-cell office:value-type="float" office:value="0.02229116" calcext:value-type="float">
            <text:p>0.0222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4831" calcext:value-type="float">
            <text:p>41.04831</text:p>
          </table:table-cell>
          <table:table-cell office:value-type="float" office:value="41.76869" calcext:value-type="float">
            <text:p>41.768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0.5846816" calcext:value-type="float">
            <text:p>0.5846816</text:p>
          </table:table-cell>
          <table:table-cell office:value-type="float" office:value="126.6805" calcext:value-type="float">
            <text:p>126.6805</text:p>
          </table:table-cell>
          <table:table-cell office:value-type="float" office:value="5" calcext:value-type="float">
            <text:p>5</text:p>
          </table:table-cell>
          <table:table-cell office:value-type="float" office:value="-2.731794" calcext:value-type="float">
            <text:p>-2.731794</text:p>
          </table:table-cell>
          <table:table-cell office:value-type="float" office:value="13.53795" calcext:value-type="float">
            <text:p>13.5379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797696" calcext:value-type="float">
            <text:p>0.001797696</text:p>
          </table:table-cell>
          <table:table-cell office:value-type="float" office:value="0.01977257" calcext:value-type="float">
            <text:p>0.01977257</text:p>
          </table:table-cell>
          <table:table-cell office:value-type="float" office:value="1694.055" calcext:value-type="float">
            <text:p>1694.055</text:p>
          </table:table-cell>
          <table:table-cell office:value-type="float" office:value="0.6056072" calcext:value-type="float">
            <text:p>0.6056072</text:p>
          </table:table-cell>
          <table:table-cell office:value-type="float" office:value="0" calcext:value-type="float">
            <text:p>0</text:p>
          </table:table-cell>
          <table:table-cell office:value-type="float" office:value="0.04335152" calcext:value-type="float">
            <text:p>0.04335152</text:p>
          </table:table-cell>
          <table:table-cell office:value-type="float" office:value="0.04520193" calcext:value-type="float">
            <text:p>0.04520193</text:p>
          </table:table-cell>
          <table:table-cell office:value-type="float" office:value="0.02228073" calcext:value-type="float">
            <text:p>0.02228073</text:p>
          </table:table-cell>
          <table:table-cell office:value-type="float" office:value="0.0222545" calcext:value-type="float">
            <text:p>0.022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3434" calcext:value-type="float">
            <text:p>40.93434</text:p>
          </table:table-cell>
          <table:table-cell office:value-type="float" office:value="41.69846" calcext:value-type="float">
            <text:p>41.698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0.5870376" calcext:value-type="float">
            <text:p>0.5870376</text:p>
          </table:table-cell>
          <table:table-cell office:value-type="float" office:value="126.6752" calcext:value-type="float">
            <text:p>126.6752</text:p>
          </table:table-cell>
          <table:table-cell office:value-type="float" office:value="5" calcext:value-type="float">
            <text:p>5</text:p>
          </table:table-cell>
          <table:table-cell office:value-type="float" office:value="-2.766319" calcext:value-type="float">
            <text:p>-2.766319</text:p>
          </table:table-cell>
          <table:table-cell office:value-type="float" office:value="13.5064" calcext:value-type="float">
            <text:p>13.506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00591" calcext:value-type="float">
            <text:p>0.001800591</text:p>
          </table:table-cell>
          <table:table-cell office:value-type="float" office:value="0.01978057" calcext:value-type="float">
            <text:p>0.01978057</text:p>
          </table:table-cell>
          <table:table-cell office:value-type="float" office:value="1694.057" calcext:value-type="float">
            <text:p>1694.057</text:p>
          </table:table-cell>
          <table:table-cell office:value-type="float" office:value="0.6040299" calcext:value-type="float">
            <text:p>0.6040299</text:p>
          </table:table-cell>
          <table:table-cell office:value-type="float" office:value="0" calcext:value-type="float">
            <text:p>0</text:p>
          </table:table-cell>
          <table:table-cell office:value-type="float" office:value="0.04540169" calcext:value-type="float">
            <text:p>0.04540169</text:p>
          </table:table-cell>
          <table:table-cell office:value-type="float" office:value="0.04341666" calcext:value-type="float">
            <text:p>0.04341666</text:p>
          </table:table-cell>
          <table:table-cell office:value-type="float" office:value="0.02224178" calcext:value-type="float">
            <text:p>0.02224178</text:p>
          </table:table-cell>
          <table:table-cell office:value-type="float" office:value="0.02221791" calcext:value-type="float">
            <text:p>0.0222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8" calcext:value-type="float">
            <text:p>40.838</text:p>
          </table:table-cell>
          <table:table-cell office:value-type="float" office:value="41.62344" calcext:value-type="float">
            <text:p>41.623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0.5890878" calcext:value-type="float">
            <text:p>0.5890878</text:p>
          </table:table-cell>
          <table:table-cell office:value-type="float" office:value="126.6706" calcext:value-type="float">
            <text:p>126.6706</text:p>
          </table:table-cell>
          <table:table-cell office:value-type="float" office:value="5" calcext:value-type="float">
            <text:p>5</text:p>
          </table:table-cell>
          <table:table-cell office:value-type="float" office:value="-2.798941" calcext:value-type="float">
            <text:p>-2.798941</text:p>
          </table:table-cell>
          <table:table-cell office:value-type="float" office:value="13.47596" calcext:value-type="float">
            <text:p>13.4759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03468" calcext:value-type="float">
            <text:p>0.001803468</text:p>
          </table:table-cell>
          <table:table-cell office:value-type="float" office:value="0.01978823" calcext:value-type="float">
            <text:p>0.01978823</text:p>
          </table:table-cell>
          <table:table-cell office:value-type="float" office:value="1694.058" calcext:value-type="float">
            <text:p>1694.058</text:p>
          </table:table-cell>
          <table:table-cell office:value-type="float" office:value="0.6013349" calcext:value-type="float">
            <text:p>0.6013349</text:p>
          </table:table-cell>
          <table:table-cell office:value-type="float" office:value="0" calcext:value-type="float">
            <text:p>0</text:p>
          </table:table-cell>
          <table:table-cell office:value-type="float" office:value="0.05275717" calcext:value-type="float">
            <text:p>0.05275717</text:p>
          </table:table-cell>
          <table:table-cell office:value-type="float" office:value="0.04464466" calcext:value-type="float">
            <text:p>0.04464466</text:p>
          </table:table-cell>
          <table:table-cell office:value-type="float" office:value="0.02220473" calcext:value-type="float">
            <text:p>0.02220473</text:p>
          </table:table-cell>
          <table:table-cell office:value-type="float" office:value="0.02218135" calcext:value-type="float">
            <text:p>0.0221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0009" calcext:value-type="float">
            <text:p>40.80009</text:p>
          </table:table-cell>
          <table:table-cell office:value-type="float" office:value="41.55367" calcext:value-type="float">
            <text:p>41.553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0.5907887" calcext:value-type="float">
            <text:p>0.5907887</text:p>
          </table:table-cell>
          <table:table-cell office:value-type="float" office:value="126.6658" calcext:value-type="float">
            <text:p>126.6658</text:p>
          </table:table-cell>
          <table:table-cell office:value-type="float" office:value="5" calcext:value-type="float">
            <text:p>5</text:p>
          </table:table-cell>
          <table:table-cell office:value-type="float" office:value="-2.831328" calcext:value-type="float">
            <text:p>-2.831328</text:p>
          </table:table-cell>
          <table:table-cell office:value-type="float" office:value="13.44598" calcext:value-type="float">
            <text:p>13.4459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06321" calcext:value-type="float">
            <text:p>0.001806321</text:p>
          </table:table-cell>
          <table:table-cell office:value-type="float" office:value="0.01979518" calcext:value-type="float">
            <text:p>0.01979518</text:p>
          </table:table-cell>
          <table:table-cell office:value-type="float" office:value="1694.06" calcext:value-type="float">
            <text:p>1694.06</text:p>
          </table:table-cell>
          <table:table-cell office:value-type="float" office:value="0.5979836" calcext:value-type="float">
            <text:p>0.5979836</text:p>
          </table:table-cell>
          <table:table-cell office:value-type="float" office:value="0" calcext:value-type="float">
            <text:p>0</text:p>
          </table:table-cell>
          <table:table-cell office:value-type="float" office:value="0.04945482" calcext:value-type="float">
            <text:p>0.04945482</text:p>
          </table:table-cell>
          <table:table-cell office:value-type="float" office:value="0.04757699" calcext:value-type="float">
            <text:p>0.04757699</text:p>
          </table:table-cell>
          <table:table-cell office:value-type="float" office:value="0.02216806" calcext:value-type="float">
            <text:p>0.02216806</text:p>
          </table:table-cell>
          <table:table-cell office:value-type="float" office:value="0.02214485" calcext:value-type="float">
            <text:p>0.02214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609" calcext:value-type="float">
            <text:p>40.76609</text:p>
          </table:table-cell>
          <table:table-cell office:value-type="float" office:value="41.48668" calcext:value-type="float">
            <text:p>41.486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0.5924109" calcext:value-type="float">
            <text:p>0.5924109</text:p>
          </table:table-cell>
          <table:table-cell office:value-type="float" office:value="126.6605" calcext:value-type="float">
            <text:p>126.6605</text:p>
          </table:table-cell>
          <table:table-cell office:value-type="float" office:value="5" calcext:value-type="float">
            <text:p>5</text:p>
          </table:table-cell>
          <table:table-cell office:value-type="float" office:value="-2.863748" calcext:value-type="float">
            <text:p>-2.863748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09142" calcext:value-type="float">
            <text:p>0.001809142</text:p>
          </table:table-cell>
          <table:table-cell office:value-type="float" office:value="0.01980153" calcext:value-type="float">
            <text:p>0.01980153</text:p>
          </table:table-cell>
          <table:table-cell office:value-type="float" office:value="1694.062" calcext:value-type="float">
            <text:p>1694.062</text:p>
          </table:table-cell>
          <table:table-cell office:value-type="float" office:value="0.5942184" calcext:value-type="float">
            <text:p>0.5942184</text:p>
          </table:table-cell>
          <table:table-cell office:value-type="float" office:value="0" calcext:value-type="float">
            <text:p>0</text:p>
          </table:table-cell>
          <table:table-cell office:value-type="float" office:value="0.05126149" calcext:value-type="float">
            <text:p>0.05126149</text:p>
          </table:table-cell>
          <table:table-cell office:value-type="float" office:value="0.044661" calcext:value-type="float">
            <text:p>0.044661</text:p>
          </table:table-cell>
          <table:table-cell office:value-type="float" office:value="0.02213148" calcext:value-type="float">
            <text:p>0.02213148</text:p>
          </table:table-cell>
          <table:table-cell office:value-type="float" office:value="0.02210844" calcext:value-type="float">
            <text:p>0.0221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315" calcext:value-type="float">
            <text:p>40.7315</text:p>
          </table:table-cell>
          <table:table-cell office:value-type="float" office:value="41.42142" calcext:value-type="float">
            <text:p>41.421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0.5943699" calcext:value-type="float">
            <text:p>0.5943699</text:p>
          </table:table-cell>
          <table:table-cell office:value-type="float" office:value="126.6554" calcext:value-type="float">
            <text:p>126.6554</text:p>
          </table:table-cell>
          <table:table-cell office:value-type="float" office:value="5" calcext:value-type="float">
            <text:p>5</text:p>
          </table:table-cell>
          <table:table-cell office:value-type="float" office:value="-2.895569" calcext:value-type="float">
            <text:p>-2.895569</text:p>
          </table:table-cell>
          <table:table-cell office:value-type="float" office:value="13.38704" calcext:value-type="float">
            <text:p>13.3870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11934" calcext:value-type="float">
            <text:p>0.001811934</text:p>
          </table:table-cell>
          <table:table-cell office:value-type="float" office:value="0.01980732" calcext:value-type="float">
            <text:p>0.01980732</text:p>
          </table:table-cell>
          <table:table-cell office:value-type="float" office:value="1694.064" calcext:value-type="float">
            <text:p>1694.064</text:p>
          </table:table-cell>
          <table:table-cell office:value-type="float" office:value="0.5909345" calcext:value-type="float">
            <text:p>0.5909345</text:p>
          </table:table-cell>
          <table:table-cell office:value-type="float" office:value="0" calcext:value-type="float">
            <text:p>0</text:p>
          </table:table-cell>
          <table:table-cell office:value-type="float" office:value="0.0586255" calcext:value-type="float">
            <text:p>0.0586255</text:p>
          </table:table-cell>
          <table:table-cell office:value-type="float" office:value="0.04687229" calcext:value-type="float">
            <text:p>0.04687229</text:p>
          </table:table-cell>
          <table:table-cell office:value-type="float" office:value="0.02209526" calcext:value-type="float">
            <text:p>0.02209526</text:p>
          </table:table-cell>
          <table:table-cell office:value-type="float" office:value="0.02207209" calcext:value-type="float">
            <text:p>0.0220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9628" calcext:value-type="float">
            <text:p>40.69628</text:p>
          </table:table-cell>
          <table:table-cell office:value-type="float" office:value="41.35626" calcext:value-type="float">
            <text:p>41.356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0.596301" calcext:value-type="float">
            <text:p>0.596301</text:p>
          </table:table-cell>
          <table:table-cell office:value-type="float" office:value="126.6502" calcext:value-type="float">
            <text:p>126.6502</text:p>
          </table:table-cell>
          <table:table-cell office:value-type="float" office:value="5" calcext:value-type="float">
            <text:p>5</text:p>
          </table:table-cell>
          <table:table-cell office:value-type="float" office:value="-2.927615" calcext:value-type="float">
            <text:p>-2.927615</text:p>
          </table:table-cell>
          <table:table-cell office:value-type="float" office:value="13.35775" calcext:value-type="float">
            <text:p>13.3577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14718" calcext:value-type="float">
            <text:p>0.001814718</text:p>
          </table:table-cell>
          <table:table-cell office:value-type="float" office:value="0.0198129" calcext:value-type="float">
            <text:p>0.0198129</text:p>
          </table:table-cell>
          <table:table-cell office:value-type="float" office:value="1694.066" calcext:value-type="float">
            <text:p>1694.066</text:p>
          </table:table-cell>
          <table:table-cell office:value-type="float" office:value="0.5877898" calcext:value-type="float">
            <text:p>0.5877898</text:p>
          </table:table-cell>
          <table:table-cell office:value-type="float" office:value="0" calcext:value-type="float">
            <text:p>0</text:p>
          </table:table-cell>
          <table:table-cell office:value-type="float" office:value="0.04799568" calcext:value-type="float">
            <text:p>0.04799568</text:p>
          </table:table-cell>
          <table:table-cell office:value-type="float" office:value="0.04339162" calcext:value-type="float">
            <text:p>0.04339162</text:p>
          </table:table-cell>
          <table:table-cell office:value-type="float" office:value="0.02205866" calcext:value-type="float">
            <text:p>0.02205866</text:p>
          </table:table-cell>
          <table:table-cell office:value-type="float" office:value="0.02203576" calcext:value-type="float">
            <text:p>0.0220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914" calcext:value-type="float">
            <text:p>40.65914</text:p>
          </table:table-cell>
          <table:table-cell office:value-type="float" office:value="41.29089" calcext:value-type="float">
            <text:p>41.290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0.5981899" calcext:value-type="float">
            <text:p>0.5981899</text:p>
          </table:table-cell>
          <table:table-cell office:value-type="float" office:value="126.6453" calcext:value-type="float">
            <text:p>126.6453</text:p>
          </table:table-cell>
          <table:table-cell office:value-type="float" office:value="5" calcext:value-type="float">
            <text:p>5</text:p>
          </table:table-cell>
          <table:table-cell office:value-type="float" office:value="-2.959245" calcext:value-type="float">
            <text:p>-2.959245</text:p>
          </table:table-cell>
          <table:table-cell office:value-type="float" office:value="13.32858" calcext:value-type="float">
            <text:p>13.3285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17498" calcext:value-type="float">
            <text:p>0.001817498</text:p>
          </table:table-cell>
          <table:table-cell office:value-type="float" office:value="0.01981842" calcext:value-type="float">
            <text:p>0.01981842</text:p>
          </table:table-cell>
          <table:table-cell office:value-type="float" office:value="1694.068" calcext:value-type="float">
            <text:p>1694.068</text:p>
          </table:table-cell>
          <table:table-cell office:value-type="float" office:value="0.5852469" calcext:value-type="float">
            <text:p>0.5852469</text:p>
          </table:table-cell>
          <table:table-cell office:value-type="float" office:value="0" calcext:value-type="float">
            <text:p>0</text:p>
          </table:table-cell>
          <table:table-cell office:value-type="float" office:value="0.04859336" calcext:value-type="float">
            <text:p>0.04859336</text:p>
          </table:table-cell>
          <table:table-cell office:value-type="float" office:value="0.04334304" calcext:value-type="float">
            <text:p>0.04334304</text:p>
          </table:table-cell>
          <table:table-cell office:value-type="float" office:value="0.02202221" calcext:value-type="float">
            <text:p>0.02202221</text:p>
          </table:table-cell>
          <table:table-cell office:value-type="float" office:value="0.02199952" calcext:value-type="float">
            <text:p>0.0219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2309" calcext:value-type="float">
            <text:p>40.62309</text:p>
          </table:table-cell>
          <table:table-cell office:value-type="float" office:value="41.22533" calcext:value-type="float">
            <text:p>41.225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0.5999635" calcext:value-type="float">
            <text:p>0.5999635</text:p>
          </table:table-cell>
          <table:table-cell office:value-type="float" office:value="126.6409" calcext:value-type="float">
            <text:p>126.6409</text:p>
          </table:table-cell>
          <table:table-cell office:value-type="float" office:value="5" calcext:value-type="float">
            <text:p>5</text:p>
          </table:table-cell>
          <table:table-cell office:value-type="float" office:value="-2.990289" calcext:value-type="float">
            <text:p>-2.990289</text:p>
          </table:table-cell>
          <table:table-cell office:value-type="float" office:value="13.29956" calcext:value-type="float">
            <text:p>13.2995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20266" calcext:value-type="float">
            <text:p>0.001820266</text:p>
          </table:table-cell>
          <table:table-cell office:value-type="float" office:value="0.01982344" calcext:value-type="float">
            <text:p>0.01982344</text:p>
          </table:table-cell>
          <table:table-cell office:value-type="float" office:value="1694.069" calcext:value-type="float">
            <text:p>1694.069</text:p>
          </table:table-cell>
          <table:table-cell office:value-type="float" office:value="0.5830274" calcext:value-type="float">
            <text:p>0.5830274</text:p>
          </table:table-cell>
          <table:table-cell office:value-type="float" office:value="0" calcext:value-type="float">
            <text:p>0</text:p>
          </table:table-cell>
          <table:table-cell office:value-type="float" office:value="0.05605642" calcext:value-type="float">
            <text:p>0.05605642</text:p>
          </table:table-cell>
          <table:table-cell office:value-type="float" office:value="0.04347677" calcext:value-type="float">
            <text:p>0.04347677</text:p>
          </table:table-cell>
          <table:table-cell office:value-type="float" office:value="0.02198605" calcext:value-type="float">
            <text:p>0.02198605</text:p>
          </table:table-cell>
          <table:table-cell office:value-type="float" office:value="0.02196338" calcext:value-type="float">
            <text:p>0.02196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885" calcext:value-type="float">
            <text:p>40.5885</text:p>
          </table:table-cell>
          <table:table-cell office:value-type="float" office:value="41.15973" calcext:value-type="float">
            <text:p>41.159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0.601604" calcext:value-type="float">
            <text:p>0.601604</text:p>
          </table:table-cell>
          <table:table-cell office:value-type="float" office:value="126.6364" calcext:value-type="float">
            <text:p>126.6364</text:p>
          </table:table-cell>
          <table:table-cell office:value-type="float" office:value="5" calcext:value-type="float">
            <text:p>5</text:p>
          </table:table-cell>
          <table:table-cell office:value-type="float" office:value="-3.021329" calcext:value-type="float">
            <text:p>-3.021329</text:p>
          </table:table-cell>
          <table:table-cell office:value-type="float" office:value="13.27076" calcext:value-type="float">
            <text:p>13.270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23014" calcext:value-type="float">
            <text:p>0.001823014</text:p>
          </table:table-cell>
          <table:table-cell office:value-type="float" office:value="0.01982796" calcext:value-type="float">
            <text:p>0.01982796</text:p>
          </table:table-cell>
          <table:table-cell office:value-type="float" office:value="1694.071" calcext:value-type="float">
            <text:p>1694.071</text:p>
          </table:table-cell>
          <table:table-cell office:value-type="float" office:value="0.5808181" calcext:value-type="float">
            <text:p>0.5808181</text:p>
          </table:table-cell>
          <table:table-cell office:value-type="float" office:value="0" calcext:value-type="float">
            <text:p>0</text:p>
          </table:table-cell>
          <table:table-cell office:value-type="float" office:value="0.05049036" calcext:value-type="float">
            <text:p>0.05049036</text:p>
          </table:table-cell>
          <table:table-cell office:value-type="float" office:value="0.04166141" calcext:value-type="float">
            <text:p>0.04166141</text:p>
          </table:table-cell>
          <table:table-cell office:value-type="float" office:value="0.02194963" calcext:value-type="float">
            <text:p>0.02194963</text:p>
          </table:table-cell>
          <table:table-cell office:value-type="float" office:value="0.02192725" calcext:value-type="float">
            <text:p>0.0219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5598" calcext:value-type="float">
            <text:p>40.55598</text:p>
          </table:table-cell>
          <table:table-cell office:value-type="float" office:value="41.09443" calcext:value-type="float">
            <text:p>41.094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0.6032022" calcext:value-type="float">
            <text:p>0.6032022</text:p>
          </table:table-cell>
          <table:table-cell office:value-type="float" office:value="126.6322" calcext:value-type="float">
            <text:p>126.6322</text:p>
          </table:table-cell>
          <table:table-cell office:value-type="float" office:value="5" calcext:value-type="float">
            <text:p>5</text:p>
          </table:table-cell>
          <table:table-cell office:value-type="float" office:value="-3.051948" calcext:value-type="float">
            <text:p>-3.051948</text:p>
          </table:table-cell>
          <table:table-cell office:value-type="float" office:value="13.24211" calcext:value-type="float">
            <text:p>13.2421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25745" calcext:value-type="float">
            <text:p>0.001825745</text:p>
          </table:table-cell>
          <table:table-cell office:value-type="float" office:value="0.01983227" calcext:value-type="float">
            <text:p>0.01983227</text:p>
          </table:table-cell>
          <table:table-cell office:value-type="float" office:value="1694.073" calcext:value-type="float">
            <text:p>1694.073</text:p>
          </table:table-cell>
          <table:table-cell office:value-type="float" office:value="0.5788981" calcext:value-type="float">
            <text:p>0.5788981</text:p>
          </table:table-cell>
          <table:table-cell office:value-type="float" office:value="0" calcext:value-type="float">
            <text:p>0</text:p>
          </table:table-cell>
          <table:table-cell office:value-type="float" office:value="0.04662746" calcext:value-type="float">
            <text:p>0.04662746</text:p>
          </table:table-cell>
          <table:table-cell office:value-type="float" office:value="0.0409539" calcext:value-type="float">
            <text:p>0.0409539</text:p>
          </table:table-cell>
          <table:table-cell office:value-type="float" office:value="0.0219134" calcext:value-type="float">
            <text:p>0.0219134</text:p>
          </table:table-cell>
          <table:table-cell office:value-type="float" office:value="0.02189116" calcext:value-type="float">
            <text:p>0.0218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301" calcext:value-type="float">
            <text:p>40.52301</text:p>
          </table:table-cell>
          <table:table-cell office:value-type="float" office:value="41.02931" calcext:value-type="float">
            <text:p>41.029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0.6047146" calcext:value-type="float">
            <text:p>0.6047146</text:p>
          </table:table-cell>
          <table:table-cell office:value-type="float" office:value="126.6282" calcext:value-type="float">
            <text:p>126.6282</text:p>
          </table:table-cell>
          <table:table-cell office:value-type="float" office:value="5" calcext:value-type="float">
            <text:p>5</text:p>
          </table:table-cell>
          <table:table-cell office:value-type="float" office:value="-3.082424" calcext:value-type="float">
            <text:p>-3.082424</text:p>
          </table:table-cell>
          <table:table-cell office:value-type="float" office:value="13.21358" calcext:value-type="float">
            <text:p>13.2135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2846" calcext:value-type="float">
            <text:p>0.00182846</text:p>
          </table:table-cell>
          <table:table-cell office:value-type="float" office:value="0.01983629" calcext:value-type="float">
            <text:p>0.01983629</text:p>
          </table:table-cell>
          <table:table-cell office:value-type="float" office:value="1694.075" calcext:value-type="float">
            <text:p>1694.075</text:p>
          </table:table-cell>
          <table:table-cell office:value-type="float" office:value="0.576993" calcext:value-type="float">
            <text:p>0.576993</text:p>
          </table:table-cell>
          <table:table-cell office:value-type="float" office:value="0" calcext:value-type="float">
            <text:p>0</text:p>
          </table:table-cell>
          <table:table-cell office:value-type="float" office:value="0.0437622" calcext:value-type="float">
            <text:p>0.0437622</text:p>
          </table:table-cell>
          <table:table-cell office:value-type="float" office:value="0.04258531" calcext:value-type="float">
            <text:p>0.04258531</text:p>
          </table:table-cell>
          <table:table-cell office:value-type="float" office:value="0.02187723" calcext:value-type="float">
            <text:p>0.02187723</text:p>
          </table:table-cell>
          <table:table-cell office:value-type="float" office:value="0.02185517" calcext:value-type="float">
            <text:p>0.02185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763" calcext:value-type="float">
            <text:p>40.48763</text:p>
          </table:table-cell>
          <table:table-cell office:value-type="float" office:value="40.96432" calcext:value-type="float">
            <text:p>40.964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0.606103" calcext:value-type="float">
            <text:p>0.606103</text:p>
          </table:table-cell>
          <table:table-cell office:value-type="float" office:value="126.6236" calcext:value-type="float">
            <text:p>126.6236</text:p>
          </table:table-cell>
          <table:table-cell office:value-type="float" office:value="5" calcext:value-type="float">
            <text:p>5</text:p>
          </table:table-cell>
          <table:table-cell office:value-type="float" office:value="-3.113302" calcext:value-type="float">
            <text:p>-3.113302</text:p>
          </table:table-cell>
          <table:table-cell office:value-type="float" office:value="13.18524" calcext:value-type="float">
            <text:p>13.1852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31157" calcext:value-type="float">
            <text:p>0.001831157</text:p>
          </table:table-cell>
          <table:table-cell office:value-type="float" office:value="0.01983988" calcext:value-type="float">
            <text:p>0.01983988</text:p>
          </table:table-cell>
          <table:table-cell office:value-type="float" office:value="1694.077" calcext:value-type="float">
            <text:p>1694.077</text:p>
          </table:table-cell>
          <table:table-cell office:value-type="float" office:value="0.5746239" calcext:value-type="float">
            <text:p>0.5746239</text:p>
          </table:table-cell>
          <table:table-cell office:value-type="float" office:value="0" calcext:value-type="float">
            <text:p>0</text:p>
          </table:table-cell>
          <table:table-cell office:value-type="float" office:value="0.04333623" calcext:value-type="float">
            <text:p>0.04333623</text:p>
          </table:table-cell>
          <table:table-cell office:value-type="float" office:value="0.04405965" calcext:value-type="float">
            <text:p>0.04405965</text:p>
          </table:table-cell>
          <table:table-cell office:value-type="float" office:value="0.02184119" calcext:value-type="float">
            <text:p>0.02184119</text:p>
          </table:table-cell>
          <table:table-cell office:value-type="float" office:value="0.02181922" calcext:value-type="float">
            <text:p>0.0218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5206" calcext:value-type="float">
            <text:p>40.45206</text:p>
          </table:table-cell>
          <table:table-cell office:value-type="float" office:value="40.89999" calcext:value-type="float">
            <text:p>40.899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0.6074505" calcext:value-type="float">
            <text:p>0.6074505</text:p>
          </table:table-cell>
          <table:table-cell office:value-type="float" office:value="126.6187" calcext:value-type="float">
            <text:p>126.6187</text:p>
          </table:table-cell>
          <table:table-cell office:value-type="float" office:value="5" calcext:value-type="float">
            <text:p>5</text:p>
          </table:table-cell>
          <table:table-cell office:value-type="float" office:value="-3.144307" calcext:value-type="float">
            <text:p>-3.144307</text:p>
          </table:table-cell>
          <table:table-cell office:value-type="float" office:value="13.15713" calcext:value-type="float">
            <text:p>13.1571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33834" calcext:value-type="float">
            <text:p>0.001833834</text:p>
          </table:table-cell>
          <table:table-cell office:value-type="float" office:value="0.01984303" calcext:value-type="float">
            <text:p>0.01984303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5721152" calcext:value-type="float">
            <text:p>0.5721152</text:p>
          </table:table-cell>
          <table:table-cell office:value-type="float" office:value="0" calcext:value-type="float">
            <text:p>0</text:p>
          </table:table-cell>
          <table:table-cell office:value-type="float" office:value="0.04409938" calcext:value-type="float">
            <text:p>0.04409938</text:p>
          </table:table-cell>
          <table:table-cell office:value-type="float" office:value="0.0442749" calcext:value-type="float">
            <text:p>0.0442749</text:p>
          </table:table-cell>
          <table:table-cell office:value-type="float" office:value="0.02180517" calcext:value-type="float">
            <text:p>0.02180517</text:p>
          </table:table-cell>
          <table:table-cell office:value-type="float" office:value="0.02178335" calcext:value-type="float">
            <text:p>0.0217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1664" calcext:value-type="float">
            <text:p>40.41664</text:p>
          </table:table-cell>
          <table:table-cell office:value-type="float" office:value="40.83622" calcext:value-type="float">
            <text:p>40.836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0.6090891" calcext:value-type="float">
            <text:p>0.6090891</text:p>
          </table:table-cell>
          <table:table-cell office:value-type="float" office:value="126.6136" calcext:value-type="float">
            <text:p>126.6136</text:p>
          </table:table-cell>
          <table:table-cell office:value-type="float" office:value="5" calcext:value-type="float">
            <text:p>5</text:p>
          </table:table-cell>
          <table:table-cell office:value-type="float" office:value="-3.174951" calcext:value-type="float">
            <text:p>-3.174951</text:p>
          </table:table-cell>
          <table:table-cell office:value-type="float" office:value="13.12924" calcext:value-type="float">
            <text:p>13.1292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36497" calcext:value-type="float">
            <text:p>0.001836497</text:p>
          </table:table-cell>
          <table:table-cell office:value-type="float" office:value="0.01984587" calcext:value-type="float">
            <text:p>0.01984587</text:p>
          </table:table-cell>
          <table:table-cell office:value-type="float" office:value="1694.081" calcext:value-type="float">
            <text:p>1694.081</text:p>
          </table:table-cell>
          <table:table-cell office:value-type="float" office:value="0.5696035" calcext:value-type="float">
            <text:p>0.5696035</text:p>
          </table:table-cell>
          <table:table-cell office:value-type="float" office:value="0" calcext:value-type="float">
            <text:p>0</text:p>
          </table:table-cell>
          <table:table-cell office:value-type="float" office:value="0.04517674" calcext:value-type="float">
            <text:p>0.04517674</text:p>
          </table:table-cell>
          <table:table-cell office:value-type="float" office:value="0.04496807" calcext:value-type="float">
            <text:p>0.04496807</text:p>
          </table:table-cell>
          <table:table-cell office:value-type="float" office:value="0.02176928" calcext:value-type="float">
            <text:p>0.02176928</text:p>
          </table:table-cell>
          <table:table-cell office:value-type="float" office:value="0.0217475" calcext:value-type="float">
            <text:p>0.0217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8244" calcext:value-type="float">
            <text:p>40.38244</text:p>
          </table:table-cell>
          <table:table-cell office:value-type="float" office:value="40.77272" calcext:value-type="float">
            <text:p>40.772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0.6105383" calcext:value-type="float">
            <text:p>0.6105383</text:p>
          </table:table-cell>
          <table:table-cell office:value-type="float" office:value="126.6088" calcext:value-type="float">
            <text:p>126.6088</text:p>
          </table:table-cell>
          <table:table-cell office:value-type="float" office:value="5" calcext:value-type="float">
            <text:p>5</text:p>
          </table:table-cell>
          <table:table-cell office:value-type="float" office:value="-3.206202" calcext:value-type="float">
            <text:p>-3.206202</text:p>
          </table:table-cell>
          <table:table-cell office:value-type="float" office:value="13.10125" calcext:value-type="float">
            <text:p>13.1012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39168" calcext:value-type="float">
            <text:p>0.001839168</text:p>
          </table:table-cell>
          <table:table-cell office:value-type="float" office:value="0.01984869" calcext:value-type="float">
            <text:p>0.01984869</text:p>
          </table:table-cell>
          <table:table-cell office:value-type="float" office:value="1694.082" calcext:value-type="float">
            <text:p>1694.082</text:p>
          </table:table-cell>
          <table:table-cell office:value-type="float" office:value="0.5678735" calcext:value-type="float">
            <text:p>0.5678735</text:p>
          </table:table-cell>
          <table:table-cell office:value-type="float" office:value="0" calcext:value-type="float">
            <text:p>0</text:p>
          </table:table-cell>
          <table:table-cell office:value-type="float" office:value="0.0584756" calcext:value-type="float">
            <text:p>0.0584756</text:p>
          </table:table-cell>
          <table:table-cell office:value-type="float" office:value="0.04084473" calcext:value-type="float">
            <text:p>0.04084473</text:p>
          </table:table-cell>
          <table:table-cell office:value-type="float" office:value="0.02173379" calcext:value-type="float">
            <text:p>0.02173379</text:p>
          </table:table-cell>
          <table:table-cell office:value-type="float" office:value="0.02171172" calcext:value-type="float">
            <text:p>0.0217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4342" calcext:value-type="float">
            <text:p>40.34342</text:p>
          </table:table-cell>
          <table:table-cell office:value-type="float" office:value="40.70845" calcext:value-type="float">
            <text:p>40.708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0.6119895" calcext:value-type="float">
            <text:p>0.6119895</text:p>
          </table:table-cell>
          <table:table-cell office:value-type="float" office:value="126.6046" calcext:value-type="float">
            <text:p>126.6046</text:p>
          </table:table-cell>
          <table:table-cell office:value-type="float" office:value="5" calcext:value-type="float">
            <text:p>5</text:p>
          </table:table-cell>
          <table:table-cell office:value-type="float" office:value="-3.236566" calcext:value-type="float">
            <text:p>-3.236566</text:p>
          </table:table-cell>
          <table:table-cell office:value-type="float" office:value="13.07326" calcext:value-type="float">
            <text:p>13.0732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41852" calcext:value-type="float">
            <text:p>0.001841852</text:p>
          </table:table-cell>
          <table:table-cell office:value-type="float" office:value="0.01985169" calcext:value-type="float">
            <text:p>0.01985169</text:p>
          </table:table-cell>
          <table:table-cell office:value-type="float" office:value="1694.084" calcext:value-type="float">
            <text:p>1694.084</text:p>
          </table:table-cell>
          <table:table-cell office:value-type="float" office:value="0.5665568" calcext:value-type="float">
            <text:p>0.5665568</text:p>
          </table:table-cell>
          <table:table-cell office:value-type="float" office:value="0" calcext:value-type="float">
            <text:p>0</text:p>
          </table:table-cell>
          <table:table-cell office:value-type="float" office:value="0.04504535" calcext:value-type="float">
            <text:p>0.04504535</text:p>
          </table:table-cell>
          <table:table-cell office:value-type="float" office:value="0.04126973" calcext:value-type="float">
            <text:p>0.04126973</text:p>
          </table:table-cell>
          <table:table-cell office:value-type="float" office:value="0.02169764" calcext:value-type="float">
            <text:p>0.02169764</text:p>
          </table:table-cell>
          <table:table-cell office:value-type="float" office:value="0.02167601" calcext:value-type="float">
            <text:p>0.02167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0845" calcext:value-type="float">
            <text:p>40.30845</text:p>
          </table:table-cell>
          <table:table-cell office:value-type="float" office:value="40.64345" calcext:value-type="float">
            <text:p>40.643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0.6150101" calcext:value-type="float">
            <text:p>0.6150101</text:p>
          </table:table-cell>
          <table:table-cell office:value-type="float" office:value="126.6007" calcext:value-type="float">
            <text:p>126.6007</text:p>
          </table:table-cell>
          <table:table-cell office:value-type="float" office:value="5" calcext:value-type="float">
            <text:p>5</text:p>
          </table:table-cell>
          <table:table-cell office:value-type="float" office:value="-3.274729" calcext:value-type="float">
            <text:p>-3.274729</text:p>
          </table:table-cell>
          <table:table-cell office:value-type="float" office:value="13.04067" calcext:value-type="float">
            <text:p>13.0406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4476" calcext:value-type="float">
            <text:p>0.00184476</text:p>
          </table:table-cell>
          <table:table-cell office:value-type="float" office:value="0.01985551" calcext:value-type="float">
            <text:p>0.01985551</text:p>
          </table:table-cell>
          <table:table-cell office:value-type="float" office:value="1694.084" calcext:value-type="float">
            <text:p>1694.084</text:p>
          </table:table-cell>
          <table:table-cell office:value-type="float" office:value="0.5666397" calcext:value-type="float">
            <text:p>0.5666397</text:p>
          </table:table-cell>
          <table:table-cell office:value-type="float" office:value="0" calcext:value-type="float">
            <text:p>0</text:p>
          </table:table-cell>
          <table:table-cell office:value-type="float" office:value="0.03251883" calcext:value-type="float">
            <text:p>0.03251883</text:p>
          </table:table-cell>
          <table:table-cell office:value-type="float" office:value="0.03633577" calcext:value-type="float">
            <text:p>0.03633577</text:p>
          </table:table-cell>
          <table:table-cell office:value-type="float" office:value="0.02166608" calcext:value-type="float">
            <text:p>0.02166608</text:p>
          </table:table-cell>
          <table:table-cell office:value-type="float" office:value="0.02164035" calcext:value-type="float">
            <text:p>0.0216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5082" calcext:value-type="float">
            <text:p>40.15082</text:p>
          </table:table-cell>
          <table:table-cell office:value-type="float" office:value="40.48575" calcext:value-type="float">
            <text:p>40.485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0.6209496" calcext:value-type="float">
            <text:p>0.6209496</text:p>
          </table:table-cell>
          <table:table-cell office:value-type="float" office:value="126.5968" calcext:value-type="float">
            <text:p>126.5968</text:p>
          </table:table-cell>
          <table:table-cell office:value-type="float" office:value="5" calcext:value-type="float">
            <text:p>5</text:p>
          </table:table-cell>
          <table:table-cell office:value-type="float" office:value="-3.30748" calcext:value-type="float">
            <text:p>-3.30748</text:p>
          </table:table-cell>
          <table:table-cell office:value-type="float" office:value="13.00721" calcext:value-type="float">
            <text:p>13.0072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47536" calcext:value-type="float">
            <text:p>0.001847536</text:p>
          </table:table-cell>
          <table:table-cell office:value-type="float" office:value="0.01985971" calcext:value-type="float">
            <text:p>0.01985971</text:p>
          </table:table-cell>
          <table:table-cell office:value-type="float" office:value="1694.084" calcext:value-type="float">
            <text:p>1694.084</text:p>
          </table:table-cell>
          <table:table-cell office:value-type="float" office:value="0.5671507" calcext:value-type="float">
            <text:p>0.5671507</text:p>
          </table:table-cell>
          <table:table-cell office:value-type="float" office:value="0" calcext:value-type="float">
            <text:p>0</text:p>
          </table:table-cell>
          <table:table-cell office:value-type="float" office:value="0.03264327" calcext:value-type="float">
            <text:p>0.03264327</text:p>
          </table:table-cell>
          <table:table-cell office:value-type="float" office:value="0.0369427" calcext:value-type="float">
            <text:p>0.0369427</text:p>
          </table:table-cell>
          <table:table-cell office:value-type="float" office:value="0.02162877" calcext:value-type="float">
            <text:p>0.02162877</text:p>
          </table:table-cell>
          <table:table-cell office:value-type="float" office:value="0.02160476" calcext:value-type="float">
            <text:p>0.0216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9728" calcext:value-type="float">
            <text:p>39.99728</text:p>
          </table:table-cell>
          <table:table-cell office:value-type="float" office:value="40.32422" calcext:value-type="float">
            <text:p>40.324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0.6221174" calcext:value-type="float">
            <text:p>0.6221174</text:p>
          </table:table-cell>
          <table:table-cell office:value-type="float" office:value="126.593" calcext:value-type="float">
            <text:p>126.593</text:p>
          </table:table-cell>
          <table:table-cell office:value-type="float" office:value="5" calcext:value-type="float">
            <text:p>5</text:p>
          </table:table-cell>
          <table:table-cell office:value-type="float" office:value="-3.344991" calcext:value-type="float">
            <text:p>-3.344991</text:p>
          </table:table-cell>
          <table:table-cell office:value-type="float" office:value="12.97507" calcext:value-type="float">
            <text:p>12.9750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50367" calcext:value-type="float">
            <text:p>0.001850367</text:p>
          </table:table-cell>
          <table:table-cell office:value-type="float" office:value="0.01986462" calcext:value-type="float">
            <text:p>0.01986462</text:p>
          </table:table-cell>
          <table:table-cell office:value-type="float" office:value="1694.085" calcext:value-type="float">
            <text:p>1694.085</text:p>
          </table:table-cell>
          <table:table-cell office:value-type="float" office:value="0.5675893" calcext:value-type="float">
            <text:p>0.5675893</text:p>
          </table:table-cell>
          <table:table-cell office:value-type="float" office:value="0" calcext:value-type="float">
            <text:p>0</text:p>
          </table:table-cell>
          <table:table-cell office:value-type="float" office:value="0.033817" calcext:value-type="float">
            <text:p>0.033817</text:p>
          </table:table-cell>
          <table:table-cell office:value-type="float" office:value="0.03708943" calcext:value-type="float">
            <text:p>0.03708943</text:p>
          </table:table-cell>
          <table:table-cell office:value-type="float" office:value="0.02159506" calcext:value-type="float">
            <text:p>0.02159506</text:p>
          </table:table-cell>
          <table:table-cell office:value-type="float" office:value="0.02156919" calcext:value-type="float">
            <text:p>0.02156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6739" calcext:value-type="float">
            <text:p>39.86739</text:p>
          </table:table-cell>
          <table:table-cell office:value-type="float" office:value="40.1921" calcext:value-type="float">
            <text:p>40.19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0.6232355" calcext:value-type="float">
            <text:p>0.6232355</text:p>
          </table:table-cell>
          <table:table-cell office:value-type="float" office:value="126.5885" calcext:value-type="float">
            <text:p>126.5885</text:p>
          </table:table-cell>
          <table:table-cell office:value-type="float" office:value="5" calcext:value-type="float">
            <text:p>5</text:p>
          </table:table-cell>
          <table:table-cell office:value-type="float" office:value="-3.382576" calcext:value-type="float">
            <text:p>-3.382576</text:p>
          </table:table-cell>
          <table:table-cell office:value-type="float" office:value="12.94194" calcext:value-type="float">
            <text:p>12.9419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53226" calcext:value-type="float">
            <text:p>0.001853226</text:p>
          </table:table-cell>
          <table:table-cell office:value-type="float" office:value="0.01987055" calcext:value-type="float">
            <text:p>0.01987055</text:p>
          </table:table-cell>
          <table:table-cell office:value-type="float" office:value="1694.085" calcext:value-type="float">
            <text:p>1694.085</text:p>
          </table:table-cell>
          <table:table-cell office:value-type="float" office:value="0.5683532" calcext:value-type="float">
            <text:p>0.5683532</text:p>
          </table:table-cell>
          <table:table-cell office:value-type="float" office:value="0" calcext:value-type="float">
            <text:p>0</text:p>
          </table:table-cell>
          <table:table-cell office:value-type="float" office:value="0.03334798" calcext:value-type="float">
            <text:p>0.03334798</text:p>
          </table:table-cell>
          <table:table-cell office:value-type="float" office:value="0.03775331" calcext:value-type="float">
            <text:p>0.03775331</text:p>
          </table:table-cell>
          <table:table-cell office:value-type="float" office:value="0.02155839" calcext:value-type="float">
            <text:p>0.02155839</text:p>
          </table:table-cell>
          <table:table-cell office:value-type="float" office:value="0.02153374" calcext:value-type="float">
            <text:p>0.0215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9923" calcext:value-type="float">
            <text:p>39.69923</text:p>
          </table:table-cell>
          <table:table-cell office:value-type="float" office:value="40.01513" calcext:value-type="float">
            <text:p>40.015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0.629851" calcext:value-type="float">
            <text:p>0.629851</text:p>
          </table:table-cell>
          <table:table-cell office:value-type="float" office:value="126.5844" calcext:value-type="float">
            <text:p>126.5844</text:p>
          </table:table-cell>
          <table:table-cell office:value-type="float" office:value="5" calcext:value-type="float">
            <text:p>5</text:p>
          </table:table-cell>
          <table:table-cell office:value-type="float" office:value="-3.412524" calcext:value-type="float">
            <text:p>-3.412524</text:p>
          </table:table-cell>
          <table:table-cell office:value-type="float" office:value="12.91047" calcext:value-type="float">
            <text:p>12.9104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56125" calcext:value-type="float">
            <text:p>0.001856125</text:p>
          </table:table-cell>
          <table:table-cell office:value-type="float" office:value="0.01987685" calcext:value-type="float">
            <text:p>0.01987685</text:p>
          </table:table-cell>
          <table:table-cell office:value-type="float" office:value="1694.086" calcext:value-type="float">
            <text:p>1694.086</text:p>
          </table:table-cell>
          <table:table-cell office:value-type="float" office:value="0.5688433" calcext:value-type="float">
            <text:p>0.5688433</text:p>
          </table:table-cell>
          <table:table-cell office:value-type="float" office:value="0" calcext:value-type="float">
            <text:p>0</text:p>
          </table:table-cell>
          <table:table-cell office:value-type="float" office:value="0.03307497" calcext:value-type="float">
            <text:p>0.03307497</text:p>
          </table:table-cell>
          <table:table-cell office:value-type="float" office:value="0.03742211" calcext:value-type="float">
            <text:p>0.03742211</text:p>
          </table:table-cell>
          <table:table-cell office:value-type="float" office:value="0.0215213" calcext:value-type="float">
            <text:p>0.0215213</text:p>
          </table:table-cell>
          <table:table-cell office:value-type="float" office:value="0.02149834" calcext:value-type="float">
            <text:p>0.0214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7611" calcext:value-type="float">
            <text:p>39.57611</text:p>
          </table:table-cell>
          <table:table-cell office:value-type="float" office:value="39.88531" calcext:value-type="float">
            <text:p>39.885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0.631843" calcext:value-type="float">
            <text:p>0.631843</text:p>
          </table:table-cell>
          <table:table-cell office:value-type="float" office:value="126.5808" calcext:value-type="float">
            <text:p>126.5808</text:p>
          </table:table-cell>
          <table:table-cell office:value-type="float" office:value="5" calcext:value-type="float">
            <text:p>5</text:p>
          </table:table-cell>
          <table:table-cell office:value-type="float" office:value="-3.444235" calcext:value-type="float">
            <text:p>-3.444235</text:p>
          </table:table-cell>
          <table:table-cell office:value-type="float" office:value="12.88076" calcext:value-type="float">
            <text:p>12.880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59037" calcext:value-type="float">
            <text:p>0.001859037</text:p>
          </table:table-cell>
          <table:table-cell office:value-type="float" office:value="0.0198835" calcext:value-type="float">
            <text:p>0.0198835</text:p>
          </table:table-cell>
          <table:table-cell office:value-type="float" office:value="1694.087" calcext:value-type="float">
            <text:p>1694.087</text:p>
          </table:table-cell>
          <table:table-cell office:value-type="float" office:value="0.5687542" calcext:value-type="float">
            <text:p>0.5687542</text:p>
          </table:table-cell>
          <table:table-cell office:value-type="float" office:value="0" calcext:value-type="float">
            <text:p>0</text:p>
          </table:table-cell>
          <table:table-cell office:value-type="float" office:value="0.03322374" calcext:value-type="float">
            <text:p>0.03322374</text:p>
          </table:table-cell>
          <table:table-cell office:value-type="float" office:value="0.03720053" calcext:value-type="float">
            <text:p>0.03720053</text:p>
          </table:table-cell>
          <table:table-cell office:value-type="float" office:value="0.02148432" calcext:value-type="float">
            <text:p>0.02148432</text:p>
          </table:table-cell>
          <table:table-cell office:value-type="float" office:value="0.02146295" calcext:value-type="float">
            <text:p>0.02146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023" calcext:value-type="float">
            <text:p>39.5023</text:p>
          </table:table-cell>
          <table:table-cell office:value-type="float" office:value="39.79694" calcext:value-type="float">
            <text:p>39.796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0.6335171" calcext:value-type="float">
            <text:p>0.6335171</text:p>
          </table:table-cell>
          <table:table-cell office:value-type="float" office:value="126.5771" calcext:value-type="float">
            <text:p>126.5771</text:p>
          </table:table-cell>
          <table:table-cell office:value-type="float" office:value="5" calcext:value-type="float">
            <text:p>5</text:p>
          </table:table-cell>
          <table:table-cell office:value-type="float" office:value="-3.474643" calcext:value-type="float">
            <text:p>-3.474643</text:p>
          </table:table-cell>
          <table:table-cell office:value-type="float" office:value="12.85234" calcext:value-type="float">
            <text:p>12.8523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61931" calcext:value-type="float">
            <text:p>0.001861931</text:p>
          </table:table-cell>
          <table:table-cell office:value-type="float" office:value="0.01989011" calcext:value-type="float">
            <text:p>0.01989011</text:p>
          </table:table-cell>
          <table:table-cell office:value-type="float" office:value="1694.089" calcext:value-type="float">
            <text:p>1694.089</text:p>
          </table:table-cell>
          <table:table-cell office:value-type="float" office:value="0.5679041" calcext:value-type="float">
            <text:p>0.5679041</text:p>
          </table:table-cell>
          <table:table-cell office:value-type="float" office:value="0" calcext:value-type="float">
            <text:p>0</text:p>
          </table:table-cell>
          <table:table-cell office:value-type="float" office:value="0.0351701" calcext:value-type="float">
            <text:p>0.0351701</text:p>
          </table:table-cell>
          <table:table-cell office:value-type="float" office:value="0.03971615" calcext:value-type="float">
            <text:p>0.03971615</text:p>
          </table:table-cell>
          <table:table-cell office:value-type="float" office:value="0.02144854" calcext:value-type="float">
            <text:p>0.02144854</text:p>
          </table:table-cell>
          <table:table-cell office:value-type="float" office:value="0.02142765" calcext:value-type="float">
            <text:p>0.0214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5991" calcext:value-type="float">
            <text:p>39.45991</text:p>
          </table:table-cell>
          <table:table-cell office:value-type="float" office:value="39.72644" calcext:value-type="float">
            <text:p>39.726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0.6359169" calcext:value-type="float">
            <text:p>0.6359169</text:p>
          </table:table-cell>
          <table:table-cell office:value-type="float" office:value="126.5733" calcext:value-type="float">
            <text:p>126.5733</text:p>
          </table:table-cell>
          <table:table-cell office:value-type="float" office:value="5" calcext:value-type="float">
            <text:p>5</text:p>
          </table:table-cell>
          <table:table-cell office:value-type="float" office:value="-3.503482" calcext:value-type="float">
            <text:p>-3.503482</text:p>
          </table:table-cell>
          <table:table-cell office:value-type="float" office:value="12.82461" calcext:value-type="float">
            <text:p>12.8246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64776" calcext:value-type="float">
            <text:p>0.001864776</text:p>
          </table:table-cell>
          <table:table-cell office:value-type="float" office:value="0.01989623" calcext:value-type="float">
            <text:p>0.01989623</text:p>
          </table:table-cell>
          <table:table-cell office:value-type="float" office:value="1694.09" calcext:value-type="float">
            <text:p>1694.09</text:p>
          </table:table-cell>
          <table:table-cell office:value-type="float" office:value="0.5666651" calcext:value-type="float">
            <text:p>0.5666651</text:p>
          </table:table-cell>
          <table:table-cell office:value-type="float" office:value="0" calcext:value-type="float">
            <text:p>0</text:p>
          </table:table-cell>
          <table:table-cell office:value-type="float" office:value="0.03792124" calcext:value-type="float">
            <text:p>0.03792124</text:p>
          </table:table-cell>
          <table:table-cell office:value-type="float" office:value="0.04066213" calcext:value-type="float">
            <text:p>0.04066213</text:p>
          </table:table-cell>
          <table:table-cell office:value-type="float" office:value="0.02141317" calcext:value-type="float">
            <text:p>0.02141317</text:p>
          </table:table-cell>
          <table:table-cell office:value-type="float" office:value="0.02139243" calcext:value-type="float">
            <text:p>0.0213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2243" calcext:value-type="float">
            <text:p>39.42243</text:p>
          </table:table-cell>
          <table:table-cell office:value-type="float" office:value="39.66114" calcext:value-type="float">
            <text:p>39.66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0.641826" calcext:value-type="float">
            <text:p>0.641826</text:p>
          </table:table-cell>
          <table:table-cell office:value-type="float" office:value="126.5695" calcext:value-type="float">
            <text:p>126.5695</text:p>
          </table:table-cell>
          <table:table-cell office:value-type="float" office:value="5" calcext:value-type="float">
            <text:p>5</text:p>
          </table:table-cell>
          <table:table-cell office:value-type="float" office:value="-3.538763" calcext:value-type="float">
            <text:p>-3.538763</text:p>
          </table:table-cell>
          <table:table-cell office:value-type="float" office:value="12.79276" calcext:value-type="float">
            <text:p>12.792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68415" calcext:value-type="float">
            <text:p>0.001868415</text:p>
          </table:table-cell>
          <table:table-cell office:value-type="float" office:value="0.01990651" calcext:value-type="float">
            <text:p>0.01990651</text:p>
          </table:table-cell>
          <table:table-cell office:value-type="float" office:value="1694.091" calcext:value-type="float">
            <text:p>1694.091</text:p>
          </table:table-cell>
          <table:table-cell office:value-type="float" office:value="0.5668962" calcext:value-type="float">
            <text:p>0.5668962</text:p>
          </table:table-cell>
          <table:table-cell office:value-type="float" office:value="0" calcext:value-type="float">
            <text:p>0</text:p>
          </table:table-cell>
          <table:table-cell office:value-type="float" office:value="0.03652623" calcext:value-type="float">
            <text:p>0.03652623</text:p>
          </table:table-cell>
          <table:table-cell office:value-type="float" office:value="0.03597905" calcext:value-type="float">
            <text:p>0.03597905</text:p>
          </table:table-cell>
          <table:table-cell office:value-type="float" office:value="0.0213835" calcext:value-type="float">
            <text:p>0.0213835</text:p>
          </table:table-cell>
          <table:table-cell office:value-type="float" office:value="0.02135726" calcext:value-type="float">
            <text:p>0.0213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9649" calcext:value-type="float">
            <text:p>39.29649</text:p>
          </table:table-cell>
          <table:table-cell office:value-type="float" office:value="39.52692" calcext:value-type="float">
            <text:p>39.526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0.6451452" calcext:value-type="float">
            <text:p>0.6451452</text:p>
          </table:table-cell>
          <table:table-cell office:value-type="float" office:value="126.5659" calcext:value-type="float">
            <text:p>126.5659</text:p>
          </table:table-cell>
          <table:table-cell office:value-type="float" office:value="5" calcext:value-type="float">
            <text:p>5</text:p>
          </table:table-cell>
          <table:table-cell office:value-type="float" office:value="-3.58268" calcext:value-type="float">
            <text:p>-3.58268</text:p>
          </table:table-cell>
          <table:table-cell office:value-type="float" office:value="12.7546" calcext:value-type="float">
            <text:p>12.754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71527" calcext:value-type="float">
            <text:p>0.001871527</text:p>
          </table:table-cell>
          <table:table-cell office:value-type="float" office:value="0.01991506" calcext:value-type="float">
            <text:p>0.01991506</text:p>
          </table:table-cell>
          <table:table-cell office:value-type="float" office:value="1694.088" calcext:value-type="float">
            <text:p>1694.088</text:p>
          </table:table-cell>
          <table:table-cell office:value-type="float" office:value="0.5683228" calcext:value-type="float">
            <text:p>0.5683228</text:p>
          </table:table-cell>
          <table:table-cell office:value-type="float" office:value="0" calcext:value-type="float">
            <text:p>0</text:p>
          </table:table-cell>
          <table:table-cell office:value-type="float" office:value="0.0316904" calcext:value-type="float">
            <text:p>0.0316904</text:p>
          </table:table-cell>
          <table:table-cell office:value-type="float" office:value="0.03585931" calcext:value-type="float">
            <text:p>0.03585931</text:p>
          </table:table-cell>
          <table:table-cell office:value-type="float" office:value="0.02134675" calcext:value-type="float">
            <text:p>0.02134675</text:p>
          </table:table-cell>
          <table:table-cell office:value-type="float" office:value="0.02132211" calcext:value-type="float">
            <text:p>0.0213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3273" calcext:value-type="float">
            <text:p>39.13273</text:p>
          </table:table-cell>
          <table:table-cell office:value-type="float" office:value="39.35772" calcext:value-type="float">
            <text:p>39.357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0.6477423" calcext:value-type="float">
            <text:p>0.6477423</text:p>
          </table:table-cell>
          <table:table-cell office:value-type="float" office:value="126.5622" calcext:value-type="float">
            <text:p>126.5622</text:p>
          </table:table-cell>
          <table:table-cell office:value-type="float" office:value="5" calcext:value-type="float">
            <text:p>5</text:p>
          </table:table-cell>
          <table:table-cell office:value-type="float" office:value="-3.628988" calcext:value-type="float">
            <text:p>-3.628988</text:p>
          </table:table-cell>
          <table:table-cell office:value-type="float" office:value="12.71511" calcext:value-type="float">
            <text:p>12.7151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74458" calcext:value-type="float">
            <text:p>0.001874458</text:p>
          </table:table-cell>
          <table:table-cell office:value-type="float" office:value="0.01992223" calcext:value-type="float">
            <text:p>0.01992223</text:p>
          </table:table-cell>
          <table:table-cell office:value-type="float" office:value="1694.085" calcext:value-type="float">
            <text:p>1694.085</text:p>
          </table:table-cell>
          <table:table-cell office:value-type="float" office:value="0.5697436" calcext:value-type="float">
            <text:p>0.5697436</text:p>
          </table:table-cell>
          <table:table-cell office:value-type="float" office:value="0" calcext:value-type="float">
            <text:p>0</text:p>
          </table:table-cell>
          <table:table-cell office:value-type="float" office:value="0.03164006" calcext:value-type="float">
            <text:p>0.03164006</text:p>
          </table:table-cell>
          <table:table-cell office:value-type="float" office:value="0.03596321" calcext:value-type="float">
            <text:p>0.03596321</text:p>
          </table:table-cell>
          <table:table-cell office:value-type="float" office:value="0.02131199" calcext:value-type="float">
            <text:p>0.02131199</text:p>
          </table:table-cell>
          <table:table-cell office:value-type="float" office:value="0.02128703" calcext:value-type="float">
            <text:p>0.02128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6424" calcext:value-type="float">
            <text:p>38.96424</text:p>
          </table:table-cell>
          <table:table-cell office:value-type="float" office:value="39.1837" calcext:value-type="float">
            <text:p>39.18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0.6503269" calcext:value-type="float">
            <text:p>0.6503269</text:p>
          </table:table-cell>
          <table:table-cell office:value-type="float" office:value="126.5583" calcext:value-type="float">
            <text:p>126.5583</text:p>
          </table:table-cell>
          <table:table-cell office:value-type="float" office:value="5" calcext:value-type="float">
            <text:p>5</text:p>
          </table:table-cell>
          <table:table-cell office:value-type="float" office:value="-3.673826" calcext:value-type="float">
            <text:p>-3.673826</text:p>
          </table:table-cell>
          <table:table-cell office:value-type="float" office:value="12.6766" calcext:value-type="float">
            <text:p>12.676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77425" calcext:value-type="float">
            <text:p>0.001877425</text:p>
          </table:table-cell>
          <table:table-cell office:value-type="float" office:value="0.01993006" calcext:value-type="float">
            <text:p>0.01993006</text:p>
          </table:table-cell>
          <table:table-cell office:value-type="float" office:value="1694.081" calcext:value-type="float">
            <text:p>1694.081</text:p>
          </table:table-cell>
          <table:table-cell office:value-type="float" office:value="0.5714896" calcext:value-type="float">
            <text:p>0.5714896</text:p>
          </table:table-cell>
          <table:table-cell office:value-type="float" office:value="0" calcext:value-type="float">
            <text:p>0</text:p>
          </table:table-cell>
          <table:table-cell office:value-type="float" office:value="0.03195528" calcext:value-type="float">
            <text:p>0.03195528</text:p>
          </table:table-cell>
          <table:table-cell office:value-type="float" office:value="0.03632038" calcext:value-type="float">
            <text:p>0.03632038</text:p>
          </table:table-cell>
          <table:table-cell office:value-type="float" office:value="0.02127637" calcext:value-type="float">
            <text:p>0.02127637</text:p>
          </table:table-cell>
          <table:table-cell office:value-type="float" office:value="0.02125202" calcext:value-type="float">
            <text:p>0.02125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0421" calcext:value-type="float">
            <text:p>38.80421</text:p>
          </table:table-cell>
          <table:table-cell office:value-type="float" office:value="39.01945" calcext:value-type="float">
            <text:p>39.019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0.6600364" calcext:value-type="float">
            <text:p>0.6600364</text:p>
          </table:table-cell>
          <table:table-cell office:value-type="float" office:value="126.5543" calcext:value-type="float">
            <text:p>126.5543</text:p>
          </table:table-cell>
          <table:table-cell office:value-type="float" office:value="5" calcext:value-type="float">
            <text:p>5</text:p>
          </table:table-cell>
          <table:table-cell office:value-type="float" office:value="-3.707907" calcext:value-type="float">
            <text:p>-3.707907</text:p>
          </table:table-cell>
          <table:table-cell office:value-type="float" office:value="12.64034" calcext:value-type="float">
            <text:p>12.6403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80415" calcext:value-type="float">
            <text:p>0.001880415</text:p>
          </table:table-cell>
          <table:table-cell office:value-type="float" office:value="0.01993873" calcext:value-type="float">
            <text:p>0.01993873</text:p>
          </table:table-cell>
          <table:table-cell office:value-type="float" office:value="1694.079" calcext:value-type="float">
            <text:p>1694.079</text:p>
          </table:table-cell>
          <table:table-cell office:value-type="float" office:value="0.5731912" calcext:value-type="float">
            <text:p>0.5731912</text:p>
          </table:table-cell>
          <table:table-cell office:value-type="float" office:value="0" calcext:value-type="float">
            <text:p>0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3666237" calcext:value-type="float">
            <text:p>0.03666237</text:p>
          </table:table-cell>
          <table:table-cell office:value-type="float" office:value="0.02124072" calcext:value-type="float">
            <text:p>0.02124072</text:p>
          </table:table-cell>
          <table:table-cell office:value-type="float" office:value="0.0212171" calcext:value-type="float">
            <text:p>0.0212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6536" calcext:value-type="float">
            <text:p>38.66536</text:p>
          </table:table-cell>
          <table:table-cell office:value-type="float" office:value="38.87753" calcext:value-type="float">
            <text:p>38.877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0.6698617" calcext:value-type="float">
            <text:p>0.6698617</text:p>
          </table:table-cell>
          <table:table-cell office:value-type="float" office:value="126.5502" calcext:value-type="float">
            <text:p>126.5502</text:p>
          </table:table-cell>
          <table:table-cell office:value-type="float" office:value="5" calcext:value-type="float">
            <text:p>5</text:p>
          </table:table-cell>
          <table:table-cell office:value-type="float" office:value="-3.739036" calcext:value-type="float">
            <text:p>-3.739036</text:p>
          </table:table-cell>
          <table:table-cell office:value-type="float" office:value="12.60613" calcext:value-type="float">
            <text:p>12.6061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83432" calcext:value-type="float">
            <text:p>0.001883432</text:p>
          </table:table-cell>
          <table:table-cell office:value-type="float" office:value="0.01994782" calcext:value-type="float">
            <text:p>0.01994782</text:p>
          </table:table-cell>
          <table:table-cell office:value-type="float" office:value="1694.078" calcext:value-type="float">
            <text:p>1694.078</text:p>
          </table:table-cell>
          <table:table-cell office:value-type="float" office:value="0.5748514" calcext:value-type="float">
            <text:p>0.5748514</text:p>
          </table:table-cell>
          <table:table-cell office:value-type="float" office:value="0" calcext:value-type="float">
            <text:p>0</text:p>
          </table:table-cell>
          <table:table-cell office:value-type="float" office:value="0.03290335" calcext:value-type="float">
            <text:p>0.03290335</text:p>
          </table:table-cell>
          <table:table-cell office:value-type="float" office:value="0.0376313" calcext:value-type="float">
            <text:p>0.0376313</text:p>
          </table:table-cell>
          <table:table-cell office:value-type="float" office:value="0.02120501" calcext:value-type="float">
            <text:p>0.02120501</text:p>
          </table:table-cell>
          <table:table-cell office:value-type="float" office:value="0.02118219" calcext:value-type="float">
            <text:p>0.0211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4705" calcext:value-type="float">
            <text:p>38.54705</text:p>
          </table:table-cell>
          <table:table-cell office:value-type="float" office:value="38.75657" calcext:value-type="float">
            <text:p>38.756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0.672552" calcext:value-type="float">
            <text:p>0.672552</text:p>
          </table:table-cell>
          <table:table-cell office:value-type="float" office:value="126.5461" calcext:value-type="float">
            <text:p>126.5461</text:p>
          </table:table-cell>
          <table:table-cell office:value-type="float" office:value="5" calcext:value-type="float">
            <text:p>5</text:p>
          </table:table-cell>
          <table:table-cell office:value-type="float" office:value="-3.780274" calcext:value-type="float">
            <text:p>-3.780274</text:p>
          </table:table-cell>
          <table:table-cell office:value-type="float" office:value="12.57232" calcext:value-type="float">
            <text:p>12.5723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87279" calcext:value-type="float">
            <text:p>0.001887279</text:p>
          </table:table-cell>
          <table:table-cell office:value-type="float" office:value="0.01996073" calcext:value-type="float">
            <text:p>0.01996073</text:p>
          </table:table-cell>
          <table:table-cell office:value-type="float" office:value="1694.077" calcext:value-type="float">
            <text:p>1694.077</text:p>
          </table:table-cell>
          <table:table-cell office:value-type="float" office:value="0.5764875" calcext:value-type="float">
            <text:p>0.5764875</text:p>
          </table:table-cell>
          <table:table-cell office:value-type="float" office:value="0" calcext:value-type="float">
            <text:p>0</text:p>
          </table:table-cell>
          <table:table-cell office:value-type="float" office:value="0.03233372" calcext:value-type="float">
            <text:p>0.03233372</text:p>
          </table:table-cell>
          <table:table-cell office:value-type="float" office:value="0.03575835" calcext:value-type="float">
            <text:p>0.03575835</text:p>
          </table:table-cell>
          <table:table-cell office:value-type="float" office:value="0.02117198" calcext:value-type="float">
            <text:p>0.02117198</text:p>
          </table:table-cell>
          <table:table-cell office:value-type="float" office:value="0.02114732" calcext:value-type="float">
            <text:p>0.0211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2275" calcext:value-type="float">
            <text:p>38.42275</text:p>
          </table:table-cell>
          <table:table-cell office:value-type="float" office:value="38.63102" calcext:value-type="float">
            <text:p>38.631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0.6753749" calcext:value-type="float">
            <text:p>0.6753749</text:p>
          </table:table-cell>
          <table:table-cell office:value-type="float" office:value="126.542" calcext:value-type="float">
            <text:p>126.542</text:p>
          </table:table-cell>
          <table:table-cell office:value-type="float" office:value="5" calcext:value-type="float">
            <text:p>5</text:p>
          </table:table-cell>
          <table:table-cell office:value-type="float" office:value="-3.823413" calcext:value-type="float">
            <text:p>-3.823413</text:p>
          </table:table-cell>
          <table:table-cell office:value-type="float" office:value="12.53476" calcext:value-type="float">
            <text:p>12.5347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90414" calcext:value-type="float">
            <text:p>0.001890414</text:p>
          </table:table-cell>
          <table:table-cell office:value-type="float" office:value="0.01997037" calcext:value-type="float">
            <text:p>0.01997037</text:p>
          </table:table-cell>
          <table:table-cell office:value-type="float" office:value="1694.074" calcext:value-type="float">
            <text:p>1694.074</text:p>
          </table:table-cell>
          <table:table-cell office:value-type="float" office:value="0.5784982" calcext:value-type="float">
            <text:p>0.5784982</text:p>
          </table:table-cell>
          <table:table-cell office:value-type="float" office:value="0" calcext:value-type="float">
            <text:p>0</text:p>
          </table:table-cell>
          <table:table-cell office:value-type="float" office:value="0.03175848" calcext:value-type="float">
            <text:p>0.03175848</text:p>
          </table:table-cell>
          <table:table-cell office:value-type="float" office:value="0.03655332" calcext:value-type="float">
            <text:p>0.03655332</text:p>
          </table:table-cell>
          <table:table-cell office:value-type="float" office:value="0.02113679" calcext:value-type="float">
            <text:p>0.02113679</text:p>
          </table:table-cell>
          <table:table-cell office:value-type="float" office:value="0.02111257" calcext:value-type="float">
            <text:p>0.02111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155" calcext:value-type="float">
            <text:p>38.27155</text:p>
          </table:table-cell>
          <table:table-cell office:value-type="float" office:value="38.47768" calcext:value-type="float">
            <text:p>38.477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0.678259" calcext:value-type="float">
            <text:p>0.678259</text:p>
          </table:table-cell>
          <table:table-cell office:value-type="float" office:value="126.5378" calcext:value-type="float">
            <text:p>126.5378</text:p>
          </table:table-cell>
          <table:table-cell office:value-type="float" office:value="5" calcext:value-type="float">
            <text:p>5</text:p>
          </table:table-cell>
          <table:table-cell office:value-type="float" office:value="-3.865373" calcext:value-type="float">
            <text:p>-3.865373</text:p>
          </table:table-cell>
          <table:table-cell office:value-type="float" office:value="12.49817" calcext:value-type="float">
            <text:p>12.4981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93464" calcext:value-type="float">
            <text:p>0.001893464</text:p>
          </table:table-cell>
          <table:table-cell office:value-type="float" office:value="0.01998037" calcext:value-type="float">
            <text:p>0.01998037</text:p>
          </table:table-cell>
          <table:table-cell office:value-type="float" office:value="1694.072" calcext:value-type="float">
            <text:p>1694.072</text:p>
          </table:table-cell>
          <table:table-cell office:value-type="float" office:value="0.5805972" calcext:value-type="float">
            <text:p>0.5805972</text:p>
          </table:table-cell>
          <table:table-cell office:value-type="float" office:value="0" calcext:value-type="float">
            <text:p>0</text:p>
          </table:table-cell>
          <table:table-cell office:value-type="float" office:value="0.03205291" calcext:value-type="float">
            <text:p>0.03205291</text:p>
          </table:table-cell>
          <table:table-cell office:value-type="float" office:value="0.03703537" calcext:value-type="float">
            <text:p>0.03703537</text:p>
          </table:table-cell>
          <table:table-cell office:value-type="float" office:value="0.02110167" calcext:value-type="float">
            <text:p>0.02110167</text:p>
          </table:table-cell>
          <table:table-cell office:value-type="float" office:value="0.02107784" calcext:value-type="float">
            <text:p>0.02107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2971" calcext:value-type="float">
            <text:p>38.12971</text:p>
          </table:table-cell>
          <table:table-cell office:value-type="float" office:value="38.33447" calcext:value-type="float">
            <text:p>38.334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0.6812006" calcext:value-type="float">
            <text:p>0.6812006</text:p>
          </table:table-cell>
          <table:table-cell office:value-type="float" office:value="126.5334" calcext:value-type="float">
            <text:p>126.5334</text:p>
          </table:table-cell>
          <table:table-cell office:value-type="float" office:value="5" calcext:value-type="float">
            <text:p>5</text:p>
          </table:table-cell>
          <table:table-cell office:value-type="float" office:value="-3.905149" calcext:value-type="float">
            <text:p>-3.905149</text:p>
          </table:table-cell>
          <table:table-cell office:value-type="float" office:value="12.46315" calcext:value-type="float">
            <text:p>12.4631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96536" calcext:value-type="float">
            <text:p>0.001896536</text:p>
          </table:table-cell>
          <table:table-cell office:value-type="float" office:value="0.01999089" calcext:value-type="float">
            <text:p>0.01999089</text:p>
          </table:table-cell>
          <table:table-cell office:value-type="float" office:value="1694.07" calcext:value-type="float">
            <text:p>1694.07</text:p>
          </table:table-cell>
          <table:table-cell office:value-type="float" office:value="0.5826689" calcext:value-type="float">
            <text:p>0.5826689</text:p>
          </table:table-cell>
          <table:table-cell office:value-type="float" office:value="0" calcext:value-type="float">
            <text:p>0</text:p>
          </table:table-cell>
          <table:table-cell office:value-type="float" office:value="0.03095614" calcext:value-type="float">
            <text:p>0.03095614</text:p>
          </table:table-cell>
          <table:table-cell office:value-type="float" office:value="0.03655157" calcext:value-type="float">
            <text:p>0.03655157</text:p>
          </table:table-cell>
          <table:table-cell office:value-type="float" office:value="0.02106567" calcext:value-type="float">
            <text:p>0.02106567</text:p>
          </table:table-cell>
          <table:table-cell office:value-type="float" office:value="0.02104316" calcext:value-type="float">
            <text:p>0.0210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0343" calcext:value-type="float">
            <text:p>38.00343</text:p>
          </table:table-cell>
          <table:table-cell office:value-type="float" office:value="38.20728" calcext:value-type="float">
            <text:p>38.207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0.6841677" calcext:value-type="float">
            <text:p>0.6841677</text:p>
          </table:table-cell>
          <table:table-cell office:value-type="float" office:value="126.5292" calcext:value-type="float">
            <text:p>126.5292</text:p>
          </table:table-cell>
          <table:table-cell office:value-type="float" office:value="5" calcext:value-type="float">
            <text:p>5</text:p>
          </table:table-cell>
          <table:table-cell office:value-type="float" office:value="-3.94249" calcext:value-type="float">
            <text:p>-3.94249</text:p>
          </table:table-cell>
          <table:table-cell office:value-type="float" office:value="12.42973" calcext:value-type="float">
            <text:p>12.4297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899616" calcext:value-type="float">
            <text:p>0.001899616</text:p>
          </table:table-cell>
          <table:table-cell office:value-type="float" office:value="0.02000162" calcext:value-type="float">
            <text:p>0.02000162</text:p>
          </table:table-cell>
          <table:table-cell office:value-type="float" office:value="1694.069" calcext:value-type="float">
            <text:p>1694.069</text:p>
          </table:table-cell>
          <table:table-cell office:value-type="float" office:value="0.5845559" calcext:value-type="float">
            <text:p>0.5845559</text:p>
          </table:table-cell>
          <table:table-cell office:value-type="float" office:value="0" calcext:value-type="float">
            <text:p>0</text:p>
          </table:table-cell>
          <table:table-cell office:value-type="float" office:value="0.03272692" calcext:value-type="float">
            <text:p>0.03272692</text:p>
          </table:table-cell>
          <table:table-cell office:value-type="float" office:value="0.03714504" calcext:value-type="float">
            <text:p>0.03714504</text:p>
          </table:table-cell>
          <table:table-cell office:value-type="float" office:value="0.02103079" calcext:value-type="float">
            <text:p>0.02103079</text:p>
          </table:table-cell>
          <table:table-cell office:value-type="float" office:value="0.02100855" calcext:value-type="float">
            <text:p>0.0210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9141" calcext:value-type="float">
            <text:p>37.89141</text:p>
          </table:table-cell>
          <table:table-cell office:value-type="float" office:value="38.09586" calcext:value-type="float">
            <text:p>38.095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0.6871392" calcext:value-type="float">
            <text:p>0.6871392</text:p>
          </table:table-cell>
          <table:table-cell office:value-type="float" office:value="126.525" calcext:value-type="float">
            <text:p>126.525</text:p>
          </table:table-cell>
          <table:table-cell office:value-type="float" office:value="5" calcext:value-type="float">
            <text:p>5</text:p>
          </table:table-cell>
          <table:table-cell office:value-type="float" office:value="-3.978173" calcext:value-type="float">
            <text:p>-3.978173</text:p>
          </table:table-cell>
          <table:table-cell office:value-type="float" office:value="12.3975" calcext:value-type="float">
            <text:p>12.397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02701" calcext:value-type="float">
            <text:p>0.001902701</text:p>
          </table:table-cell>
          <table:table-cell office:value-type="float" office:value="0.02001247" calcext:value-type="float">
            <text:p>0.02001247</text:p>
          </table:table-cell>
          <table:table-cell office:value-type="float" office:value="1694.068" calcext:value-type="float">
            <text:p>1694.068</text:p>
          </table:table-cell>
          <table:table-cell office:value-type="float" office:value="0.5860524" calcext:value-type="float">
            <text:p>0.5860524</text:p>
          </table:table-cell>
          <table:table-cell office:value-type="float" office:value="0" calcext:value-type="float">
            <text:p>0</text:p>
          </table:table-cell>
          <table:table-cell office:value-type="float" office:value="0.03315184" calcext:value-type="float">
            <text:p>0.03315184</text:p>
          </table:table-cell>
          <table:table-cell office:value-type="float" office:value="0.03777388" calcext:value-type="float">
            <text:p>0.03777388</text:p>
          </table:table-cell>
          <table:table-cell office:value-type="float" office:value="0.02099549" calcext:value-type="float">
            <text:p>0.02099549</text:p>
          </table:table-cell>
          <table:table-cell office:value-type="float" office:value="0.02097396" calcext:value-type="float">
            <text:p>0.02097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9169" calcext:value-type="float">
            <text:p>37.79169</text:p>
          </table:table-cell>
          <table:table-cell office:value-type="float" office:value="37.9962" calcext:value-type="float">
            <text:p>37.99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0.6901538" calcext:value-type="float">
            <text:p>0.6901538</text:p>
          </table:table-cell>
          <table:table-cell office:value-type="float" office:value="126.5207" calcext:value-type="float">
            <text:p>126.5207</text:p>
          </table:table-cell>
          <table:table-cell office:value-type="float" office:value="5" calcext:value-type="float">
            <text:p>5</text:p>
          </table:table-cell>
          <table:table-cell office:value-type="float" office:value="-4.017369" calcext:value-type="float">
            <text:p>-4.017369</text:p>
          </table:table-cell>
          <table:table-cell office:value-type="float" office:value="12.36455" calcext:value-type="float">
            <text:p>12.3645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06268" calcext:value-type="float">
            <text:p>0.001906268</text:p>
          </table:table-cell>
          <table:table-cell office:value-type="float" office:value="0.02002566" calcext:value-type="float">
            <text:p>0.02002566</text:p>
          </table:table-cell>
          <table:table-cell office:value-type="float" office:value="1694.068" calcext:value-type="float">
            <text:p>1694.068</text:p>
          </table:table-cell>
          <table:table-cell office:value-type="float" office:value="0.5878506" calcext:value-type="float">
            <text:p>0.5878506</text:p>
          </table:table-cell>
          <table:table-cell office:value-type="float" office:value="0" calcext:value-type="float">
            <text:p>0</text:p>
          </table:table-cell>
          <table:table-cell office:value-type="float" office:value="0.02969323" calcext:value-type="float">
            <text:p>0.02969323</text:p>
          </table:table-cell>
          <table:table-cell office:value-type="float" office:value="0.03504967" calcext:value-type="float">
            <text:p>0.03504967</text:p>
          </table:table-cell>
          <table:table-cell office:value-type="float" office:value="0.02096341" calcext:value-type="float">
            <text:p>0.02096341</text:p>
          </table:table-cell>
          <table:table-cell office:value-type="float" office:value="0.02093951" calcext:value-type="float">
            <text:p>0.0209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6054" calcext:value-type="float">
            <text:p>37.66054</text:p>
          </table:table-cell>
          <table:table-cell office:value-type="float" office:value="37.86874" calcext:value-type="float">
            <text:p>37.8687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0.6936142" calcext:value-type="float">
            <text:p>0.6936142</text:p>
          </table:table-cell>
          <table:table-cell office:value-type="float" office:value="126.5171" calcext:value-type="float">
            <text:p>126.5171</text:p>
          </table:table-cell>
          <table:table-cell office:value-type="float" office:value="5" calcext:value-type="float">
            <text:p>5</text:p>
          </table:table-cell>
          <table:table-cell office:value-type="float" office:value="-4.055416" calcext:value-type="float">
            <text:p>-4.055416</text:p>
          </table:table-cell>
          <table:table-cell office:value-type="float" office:value="12.32981" calcext:value-type="float">
            <text:p>12.3298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09365" calcext:value-type="float">
            <text:p>0.001909365</text:p>
          </table:table-cell>
          <table:table-cell office:value-type="float" office:value="0.02003711" calcext:value-type="float">
            <text:p>0.02003711</text:p>
          </table:table-cell>
          <table:table-cell office:value-type="float" office:value="1694.066" calcext:value-type="float">
            <text:p>1694.066</text:p>
          </table:table-cell>
          <table:table-cell office:value-type="float" office:value="0.5894436" calcext:value-type="float">
            <text:p>0.5894436</text:p>
          </table:table-cell>
          <table:table-cell office:value-type="float" office:value="0" calcext:value-type="float">
            <text:p>0</text:p>
          </table:table-cell>
          <table:table-cell office:value-type="float" office:value="0.02958199" calcext:value-type="float">
            <text:p>0.02958199</text:p>
          </table:table-cell>
          <table:table-cell office:value-type="float" office:value="0.034476" calcext:value-type="float">
            <text:p>0.034476</text:p>
          </table:table-cell>
          <table:table-cell office:value-type="float" office:value="0.02092732" calcext:value-type="float">
            <text:p>0.02092732</text:p>
          </table:table-cell>
          <table:table-cell office:value-type="float" office:value="0.02090506" calcext:value-type="float">
            <text:p>0.02090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2372" calcext:value-type="float">
            <text:p>37.52372</text:p>
          </table:table-cell>
          <table:table-cell office:value-type="float" office:value="37.735" calcext:value-type="float">
            <text:p>37.73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0.6974825" calcext:value-type="float">
            <text:p>0.6974825</text:p>
          </table:table-cell>
          <table:table-cell office:value-type="float" office:value="126.5143" calcext:value-type="float">
            <text:p>126.5143</text:p>
          </table:table-cell>
          <table:table-cell office:value-type="float" office:value="5" calcext:value-type="float">
            <text:p>5</text:p>
          </table:table-cell>
          <table:table-cell office:value-type="float" office:value="-4.090977" calcext:value-type="float">
            <text:p>-4.090977</text:p>
          </table:table-cell>
          <table:table-cell office:value-type="float" office:value="12.29627" calcext:value-type="float">
            <text:p>12.2962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12481" calcext:value-type="float">
            <text:p>0.001912481</text:p>
          </table:table-cell>
          <table:table-cell office:value-type="float" office:value="0.02005067" calcext:value-type="float">
            <text:p>0.02005067</text:p>
          </table:table-cell>
          <table:table-cell office:value-type="float" office:value="1694.065" calcext:value-type="float">
            <text:p>1694.065</text:p>
          </table:table-cell>
          <table:table-cell office:value-type="float" office:value="0.5908473" calcext:value-type="float">
            <text:p>0.5908473</text:p>
          </table:table-cell>
          <table:table-cell office:value-type="float" office:value="0" calcext:value-type="float">
            <text:p>0</text:p>
          </table:table-cell>
          <table:table-cell office:value-type="float" office:value="0.0299858" calcext:value-type="float">
            <text:p>0.0299858</text:p>
          </table:table-cell>
          <table:table-cell office:value-type="float" office:value="0.03504933" calcext:value-type="float">
            <text:p>0.03504933</text:p>
          </table:table-cell>
          <table:table-cell office:value-type="float" office:value="0.0208921" calcext:value-type="float">
            <text:p>0.0208921</text:p>
          </table:table-cell>
          <table:table-cell office:value-type="float" office:value="0.02087065" calcext:value-type="float">
            <text:p>0.0208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1158" calcext:value-type="float">
            <text:p>37.41158</text:p>
          </table:table-cell>
          <table:table-cell office:value-type="float" office:value="37.62331" calcext:value-type="float">
            <text:p>37.623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0.7016752" calcext:value-type="float">
            <text:p>0.7016752</text:p>
          </table:table-cell>
          <table:table-cell office:value-type="float" office:value="126.511" calcext:value-type="float">
            <text:p>126.511</text:p>
          </table:table-cell>
          <table:table-cell office:value-type="float" office:value="5" calcext:value-type="float">
            <text:p>5</text:p>
          </table:table-cell>
          <table:table-cell office:value-type="float" office:value="-4.123993" calcext:value-type="float">
            <text:p>-4.123993</text:p>
          </table:table-cell>
          <table:table-cell office:value-type="float" office:value="12.26452" calcext:value-type="float">
            <text:p>12.2645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15592" calcext:value-type="float">
            <text:p>0.001915592</text:p>
          </table:table-cell>
          <table:table-cell office:value-type="float" office:value="0.02006345" calcext:value-type="float">
            <text:p>0.02006345</text:p>
          </table:table-cell>
          <table:table-cell office:value-type="float" office:value="1694.064" calcext:value-type="float">
            <text:p>1694.064</text:p>
          </table:table-cell>
          <table:table-cell office:value-type="float" office:value="0.5918609" calcext:value-type="float">
            <text:p>0.5918609</text:p>
          </table:table-cell>
          <table:table-cell office:value-type="float" office:value="0" calcext:value-type="float">
            <text:p>0</text:p>
          </table:table-cell>
          <table:table-cell office:value-type="float" office:value="0.03313062" calcext:value-type="float">
            <text:p>0.03313062</text:p>
          </table:table-cell>
          <table:table-cell office:value-type="float" office:value="0.03578052" calcext:value-type="float">
            <text:p>0.03578052</text:p>
          </table:table-cell>
          <table:table-cell office:value-type="float" office:value="0.02085673" calcext:value-type="float">
            <text:p>0.02085673</text:p>
          </table:table-cell>
          <table:table-cell office:value-type="float" office:value="0.02083634" calcext:value-type="float">
            <text:p>0.02083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2171" calcext:value-type="float">
            <text:p>37.32171</text:p>
          </table:table-cell>
          <table:table-cell office:value-type="float" office:value="37.52814" calcext:value-type="float">
            <text:p>37.528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0.7055558" calcext:value-type="float">
            <text:p>0.7055558</text:p>
          </table:table-cell>
          <table:table-cell office:value-type="float" office:value="126.5074" calcext:value-type="float">
            <text:p>126.5074</text:p>
          </table:table-cell>
          <table:table-cell office:value-type="float" office:value="5" calcext:value-type="float">
            <text:p>5</text:p>
          </table:table-cell>
          <table:table-cell office:value-type="float" office:value="-4.156324" calcext:value-type="float">
            <text:p>-4.156324</text:p>
          </table:table-cell>
          <table:table-cell office:value-type="float" office:value="12.23385" calcext:value-type="float">
            <text:p>12.2338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18868" calcext:value-type="float">
            <text:p>0.001918868</text:p>
          </table:table-cell>
          <table:table-cell office:value-type="float" office:value="0.02007842" calcext:value-type="float">
            <text:p>0.02007842</text:p>
          </table:table-cell>
          <table:table-cell office:value-type="float" office:value="1694.064" calcext:value-type="float">
            <text:p>1694.064</text:p>
          </table:table-cell>
          <table:table-cell office:value-type="float" office:value="0.5926183" calcext:value-type="float">
            <text:p>0.5926183</text:p>
          </table:table-cell>
          <table:table-cell office:value-type="float" office:value="0" calcext:value-type="float">
            <text:p>0</text:p>
          </table:table-cell>
          <table:table-cell office:value-type="float" office:value="0.03531379" calcext:value-type="float">
            <text:p>0.03531379</text:p>
          </table:table-cell>
          <table:table-cell office:value-type="float" office:value="0.03678591" calcext:value-type="float">
            <text:p>0.03678591</text:p>
          </table:table-cell>
          <table:table-cell office:value-type="float" office:value="0.02082319" calcext:value-type="float">
            <text:p>0.02082319</text:p>
          </table:table-cell>
          <table:table-cell office:value-type="float" office:value="0.02080204" calcext:value-type="float">
            <text:p>0.0208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4504" calcext:value-type="float">
            <text:p>37.24504</text:p>
          </table:table-cell>
          <table:table-cell office:value-type="float" office:value="37.4413" calcext:value-type="float">
            <text:p>37.44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0.7106449" calcext:value-type="float">
            <text:p>0.7106449</text:p>
          </table:table-cell>
          <table:table-cell office:value-type="float" office:value="126.5036" calcext:value-type="float">
            <text:p>126.5036</text:p>
          </table:table-cell>
          <table:table-cell office:value-type="float" office:value="5" calcext:value-type="float">
            <text:p>5</text:p>
          </table:table-cell>
          <table:table-cell office:value-type="float" office:value="-4.186869" calcext:value-type="float">
            <text:p>-4.186869</text:p>
          </table:table-cell>
          <table:table-cell office:value-type="float" office:value="12.20356" calcext:value-type="float">
            <text:p>12.2035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21977" calcext:value-type="float">
            <text:p>0.001921977</text:p>
          </table:table-cell>
          <table:table-cell office:value-type="float" office:value="0.02009142" calcext:value-type="float">
            <text:p>0.02009142</text:p>
          </table:table-cell>
          <table:table-cell office:value-type="float" office:value="1694.064" calcext:value-type="float">
            <text:p>1694.064</text:p>
          </table:table-cell>
          <table:table-cell office:value-type="float" office:value="0.5934325" calcext:value-type="float">
            <text:p>0.5934325</text:p>
          </table:table-cell>
          <table:table-cell office:value-type="float" office:value="0" calcext:value-type="float">
            <text:p>0</text:p>
          </table:table-cell>
          <table:table-cell office:value-type="float" office:value="0.0323405" calcext:value-type="float">
            <text:p>0.0323405</text:p>
          </table:table-cell>
          <table:table-cell office:value-type="float" office:value="0.03559452" calcext:value-type="float">
            <text:p>0.03559452</text:p>
          </table:table-cell>
          <table:table-cell office:value-type="float" office:value="0.02078787" calcext:value-type="float">
            <text:p>0.02078787</text:p>
          </table:table-cell>
          <table:table-cell office:value-type="float" office:value="0.02076783" calcext:value-type="float">
            <text:p>0.02076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6823" calcext:value-type="float">
            <text:p>37.16823</text:p>
          </table:table-cell>
          <table:table-cell office:value-type="float" office:value="37.35822" calcext:value-type="float">
            <text:p>37.358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0.7163162" calcext:value-type="float">
            <text:p>0.7163162</text:p>
          </table:table-cell>
          <table:table-cell office:value-type="float" office:value="126.5" calcext:value-type="float">
            <text:p>126.5</text:p>
          </table:table-cell>
          <table:table-cell office:value-type="float" office:value="5" calcext:value-type="float">
            <text:p>5</text:p>
          </table:table-cell>
          <table:table-cell office:value-type="float" office:value="-4.215393" calcext:value-type="float">
            <text:p>-4.215393</text:p>
          </table:table-cell>
          <table:table-cell office:value-type="float" office:value="12.17418" calcext:value-type="float">
            <text:p>12.1741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25078" calcext:value-type="float">
            <text:p>0.001925078</text:p>
          </table:table-cell>
          <table:table-cell office:value-type="float" office:value="0.02010319" calcext:value-type="float">
            <text:p>0.02010319</text:p>
          </table:table-cell>
          <table:table-cell office:value-type="float" office:value="1694.064" calcext:value-type="float">
            <text:p>1694.064</text:p>
          </table:table-cell>
          <table:table-cell office:value-type="float" office:value="0.5935353" calcext:value-type="float">
            <text:p>0.5935353</text:p>
          </table:table-cell>
          <table:table-cell office:value-type="float" office:value="0" calcext:value-type="float">
            <text:p>0</text:p>
          </table:table-cell>
          <table:table-cell office:value-type="float" office:value="0.03766716" calcext:value-type="float">
            <text:p>0.03766716</text:p>
          </table:table-cell>
          <table:table-cell office:value-type="float" office:value="0.03581823" calcext:value-type="float">
            <text:p>0.03581823</text:p>
          </table:table-cell>
          <table:table-cell office:value-type="float" office:value="0.02075313" calcext:value-type="float">
            <text:p>0.02075313</text:p>
          </table:table-cell>
          <table:table-cell office:value-type="float" office:value="0.02073366" calcext:value-type="float">
            <text:p>0.02073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081" calcext:value-type="float">
            <text:p>37.1081</text:p>
          </table:table-cell>
          <table:table-cell office:value-type="float" office:value="37.28156" calcext:value-type="float">
            <text:p>37.281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0.7222561" calcext:value-type="float">
            <text:p>0.7222561</text:p>
          </table:table-cell>
          <table:table-cell office:value-type="float" office:value="126.4963" calcext:value-type="float">
            <text:p>126.4963</text:p>
          </table:table-cell>
          <table:table-cell office:value-type="float" office:value="5" calcext:value-type="float">
            <text:p>5</text:p>
          </table:table-cell>
          <table:table-cell office:value-type="float" office:value="-4.242314" calcext:value-type="float">
            <text:p>-4.242314</text:p>
          </table:table-cell>
          <table:table-cell office:value-type="float" office:value="12.14577" calcext:value-type="float">
            <text:p>12.1457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28167" calcext:value-type="float">
            <text:p>0.001928167</text:p>
          </table:table-cell>
          <table:table-cell office:value-type="float" office:value="0.02011424" calcext:value-type="float">
            <text:p>0.02011424</text:p>
          </table:table-cell>
          <table:table-cell office:value-type="float" office:value="1694.065" calcext:value-type="float">
            <text:p>1694.065</text:p>
          </table:table-cell>
          <table:table-cell office:value-type="float" office:value="0.5928786" calcext:value-type="float">
            <text:p>0.5928786</text:p>
          </table:table-cell>
          <table:table-cell office:value-type="float" office:value="0" calcext:value-type="float">
            <text:p>0</text:p>
          </table:table-cell>
          <table:table-cell office:value-type="float" office:value="0.04493427" calcext:value-type="float">
            <text:p>0.04493427</text:p>
          </table:table-cell>
          <table:table-cell office:value-type="float" office:value="0.03811845" calcext:value-type="float">
            <text:p>0.03811845</text:p>
          </table:table-cell>
          <table:table-cell office:value-type="float" office:value="0.02071891" calcext:value-type="float">
            <text:p>0.02071891</text:p>
          </table:table-cell>
          <table:table-cell office:value-type="float" office:value="0.02069956" calcext:value-type="float">
            <text:p>0.0206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6036" calcext:value-type="float">
            <text:p>37.06036</text:p>
          </table:table-cell>
          <table:table-cell office:value-type="float" office:value="37.2104" calcext:value-type="float">
            <text:p>37.21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0.7280239" calcext:value-type="float">
            <text:p>0.7280239</text:p>
          </table:table-cell>
          <table:table-cell office:value-type="float" office:value="126.4923" calcext:value-type="float">
            <text:p>126.4923</text:p>
          </table:table-cell>
          <table:table-cell office:value-type="float" office:value="5" calcext:value-type="float">
            <text:p>5</text:p>
          </table:table-cell>
          <table:table-cell office:value-type="float" office:value="-4.269208" calcext:value-type="float">
            <text:p>-4.269208</text:p>
          </table:table-cell>
          <table:table-cell office:value-type="float" office:value="12.11805" calcext:value-type="float">
            <text:p>12.1180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31232" calcext:value-type="float">
            <text:p>0.001931232</text:p>
          </table:table-cell>
          <table:table-cell office:value-type="float" office:value="0.02012476" calcext:value-type="float">
            <text:p>0.02012476</text:p>
          </table:table-cell>
          <table:table-cell office:value-type="float" office:value="1694.066" calcext:value-type="float">
            <text:p>1694.066</text:p>
          </table:table-cell>
          <table:table-cell office:value-type="float" office:value="0.5920502" calcext:value-type="float">
            <text:p>0.5920502</text:p>
          </table:table-cell>
          <table:table-cell office:value-type="float" office:value="0" calcext:value-type="float">
            <text:p>0</text:p>
          </table:table-cell>
          <table:table-cell office:value-type="float" office:value="0.08296642" calcext:value-type="float">
            <text:p>0.08296642</text:p>
          </table:table-cell>
          <table:table-cell office:value-type="float" office:value="0.04158282" calcext:value-type="float">
            <text:p>0.04158282</text:p>
          </table:table-cell>
          <table:table-cell office:value-type="float" office:value="0.02069361" calcext:value-type="float">
            <text:p>0.02069361</text:p>
          </table:table-cell>
          <table:table-cell office:value-type="float" office:value="0.02066551" calcext:value-type="float">
            <text:p>0.020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1535" calcext:value-type="float">
            <text:p>37.01535</text:p>
          </table:table-cell>
          <table:table-cell office:value-type="float" office:value="37.1425" calcext:value-type="float">
            <text:p>37.14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0.7347709" calcext:value-type="float">
            <text:p>0.7347709</text:p>
          </table:table-cell>
          <table:table-cell office:value-type="float" office:value="126.4885" calcext:value-type="float">
            <text:p>126.4885</text:p>
          </table:table-cell>
          <table:table-cell office:value-type="float" office:value="5" calcext:value-type="float">
            <text:p>5</text:p>
          </table:table-cell>
          <table:table-cell office:value-type="float" office:value="-4.29978" calcext:value-type="float">
            <text:p>-4.29978</text:p>
          </table:table-cell>
          <table:table-cell office:value-type="float" office:value="12.08858" calcext:value-type="float">
            <text:p>12.0885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34488" calcext:value-type="float">
            <text:p>0.001934488</text:p>
          </table:table-cell>
          <table:table-cell office:value-type="float" office:value="0.02013582" calcext:value-type="float">
            <text:p>0.02013582</text:p>
          </table:table-cell>
          <table:table-cell office:value-type="float" office:value="1694.066" calcext:value-type="float">
            <text:p>1694.066</text:p>
          </table:table-cell>
          <table:table-cell office:value-type="float" office:value="0.5941364" calcext:value-type="float">
            <text:p>0.5941364</text:p>
          </table:table-cell>
          <table:table-cell office:value-type="float" office:value="0" calcext:value-type="float">
            <text:p>0</text:p>
          </table:table-cell>
          <table:table-cell office:value-type="float" office:value="0.0339692" calcext:value-type="float">
            <text:p>0.0339692</text:p>
          </table:table-cell>
          <table:table-cell office:value-type="float" office:value="0.03613694" calcext:value-type="float">
            <text:p>0.03613694</text:p>
          </table:table-cell>
          <table:table-cell office:value-type="float" office:value="0.02065934" calcext:value-type="float">
            <text:p>0.02065934</text:p>
          </table:table-cell>
          <table:table-cell office:value-type="float" office:value="0.02063153" calcext:value-type="float">
            <text:p>0.0206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8952" calcext:value-type="float">
            <text:p>36.88952</text:p>
          </table:table-cell>
          <table:table-cell office:value-type="float" office:value="37.0418" calcext:value-type="float">
            <text:p>37.04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0.7443828" calcext:value-type="float">
            <text:p>0.7443828</text:p>
          </table:table-cell>
          <table:table-cell office:value-type="float" office:value="126.4842" calcext:value-type="float">
            <text:p>126.4842</text:p>
          </table:table-cell>
          <table:table-cell office:value-type="float" office:value="5" calcext:value-type="float">
            <text:p>5</text:p>
          </table:table-cell>
          <table:table-cell office:value-type="float" office:value="-4.334228" calcext:value-type="float">
            <text:p>-4.334228</text:p>
          </table:table-cell>
          <table:table-cell office:value-type="float" office:value="12.05374" calcext:value-type="float">
            <text:p>12.0537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37743" calcext:value-type="float">
            <text:p>0.001937743</text:p>
          </table:table-cell>
          <table:table-cell office:value-type="float" office:value="0.02014717" calcext:value-type="float">
            <text:p>0.02014717</text:p>
          </table:table-cell>
          <table:table-cell office:value-type="float" office:value="1694.064" calcext:value-type="float">
            <text:p>1694.064</text:p>
          </table:table-cell>
          <table:table-cell office:value-type="float" office:value="0.5975263" calcext:value-type="float">
            <text:p>0.5975263</text:p>
          </table:table-cell>
          <table:table-cell office:value-type="float" office:value="0" calcext:value-type="float">
            <text:p>0</text:p>
          </table:table-cell>
          <table:table-cell office:value-type="float" office:value="0.02816282" calcext:value-type="float">
            <text:p>0.02816282</text:p>
          </table:table-cell>
          <table:table-cell office:value-type="float" office:value="0.03564277" calcext:value-type="float">
            <text:p>0.03564277</text:p>
          </table:table-cell>
          <table:table-cell office:value-type="float" office:value="0.02062008" calcext:value-type="float">
            <text:p>0.02062008</text:p>
          </table:table-cell>
          <table:table-cell office:value-type="float" office:value="0.02059758" calcext:value-type="float">
            <text:p>0.0205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3686" calcext:value-type="float">
            <text:p>36.73686</text:p>
          </table:table-cell>
          <table:table-cell office:value-type="float" office:value="36.88956" calcext:value-type="float">
            <text:p>36.889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0.753095" calcext:value-type="float">
            <text:p>0.753095</text:p>
          </table:table-cell>
          <table:table-cell office:value-type="float" office:value="126.48" calcext:value-type="float">
            <text:p>126.48</text:p>
          </table:table-cell>
          <table:table-cell office:value-type="float" office:value="5" calcext:value-type="float">
            <text:p>5</text:p>
          </table:table-cell>
          <table:table-cell office:value-type="float" office:value="-4.368145" calcext:value-type="float">
            <text:p>-4.368145</text:p>
          </table:table-cell>
          <table:table-cell office:value-type="float" office:value="12.0193" calcext:value-type="float">
            <text:p>12.019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40835" calcext:value-type="float">
            <text:p>0.001940835</text:p>
          </table:table-cell>
          <table:table-cell office:value-type="float" office:value="0.02016066" calcext:value-type="float">
            <text:p>0.02016066</text:p>
          </table:table-cell>
          <table:table-cell office:value-type="float" office:value="1694.062" calcext:value-type="float">
            <text:p>1694.062</text:p>
          </table:table-cell>
          <table:table-cell office:value-type="float" office:value="0.6005367" calcext:value-type="float">
            <text:p>0.6005367</text:p>
          </table:table-cell>
          <table:table-cell office:value-type="float" office:value="0" calcext:value-type="float">
            <text:p>0</text:p>
          </table:table-cell>
          <table:table-cell office:value-type="float" office:value="0.02845769" calcext:value-type="float">
            <text:p>0.02845769</text:p>
          </table:table-cell>
          <table:table-cell office:value-type="float" office:value="0.0355583" calcext:value-type="float">
            <text:p>0.0355583</text:p>
          </table:table-cell>
          <table:table-cell office:value-type="float" office:value="0.02058598" calcext:value-type="float">
            <text:p>0.02058598</text:p>
          </table:table-cell>
          <table:table-cell office:value-type="float" office:value="0.0205637" calcext:value-type="float">
            <text:p>0.0205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0175" calcext:value-type="float">
            <text:p>36.60175</text:p>
          </table:table-cell>
          <table:table-cell office:value-type="float" office:value="36.75691" calcext:value-type="float">
            <text:p>36.756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0.7635859" calcext:value-type="float">
            <text:p>0.7635859</text:p>
          </table:table-cell>
          <table:table-cell office:value-type="float" office:value="126.4757" calcext:value-type="float">
            <text:p>126.4757</text:p>
          </table:table-cell>
          <table:table-cell office:value-type="float" office:value="5" calcext:value-type="float">
            <text:p>5</text:p>
          </table:table-cell>
          <table:table-cell office:value-type="float" office:value="-4.398932" calcext:value-type="float">
            <text:p>-4.398932</text:p>
          </table:table-cell>
          <table:table-cell office:value-type="float" office:value="11.9858" calcext:value-type="float">
            <text:p>11.985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43935" calcext:value-type="float">
            <text:p>0.001943935</text:p>
          </table:table-cell>
          <table:table-cell office:value-type="float" office:value="0.02017402" calcext:value-type="float">
            <text:p>0.02017402</text:p>
          </table:table-cell>
          <table:table-cell office:value-type="float" office:value="1694.06" calcext:value-type="float">
            <text:p>1694.06</text:p>
          </table:table-cell>
          <table:table-cell office:value-type="float" office:value="0.6035687" calcext:value-type="float">
            <text:p>0.6035687</text:p>
          </table:table-cell>
          <table:table-cell office:value-type="float" office:value="0" calcext:value-type="float">
            <text:p>0</text:p>
          </table:table-cell>
          <table:table-cell office:value-type="float" office:value="0.02827589" calcext:value-type="float">
            <text:p>0.02827589</text:p>
          </table:table-cell>
          <table:table-cell office:value-type="float" office:value="0.03581486" calcext:value-type="float">
            <text:p>0.03581486</text:p>
          </table:table-cell>
          <table:table-cell office:value-type="float" office:value="0.02055155" calcext:value-type="float">
            <text:p>0.02055155</text:p>
          </table:table-cell>
          <table:table-cell office:value-type="float" office:value="0.02052988" calcext:value-type="float">
            <text:p>0.0205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7716" calcext:value-type="float">
            <text:p>36.47716</text:p>
          </table:table-cell>
          <table:table-cell office:value-type="float" office:value="36.63417" calcext:value-type="float">
            <text:p>36.634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0.7734366" calcext:value-type="float">
            <text:p>0.7734366</text:p>
          </table:table-cell>
          <table:table-cell office:value-type="float" office:value="126.4716" calcext:value-type="float">
            <text:p>126.4716</text:p>
          </table:table-cell>
          <table:table-cell office:value-type="float" office:value="5" calcext:value-type="float">
            <text:p>5</text:p>
          </table:table-cell>
          <table:table-cell office:value-type="float" office:value="-4.428482" calcext:value-type="float">
            <text:p>-4.428482</text:p>
          </table:table-cell>
          <table:table-cell office:value-type="float" office:value="11.95351" calcext:value-type="float">
            <text:p>11.9535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47051" calcext:value-type="float">
            <text:p>0.001947051</text:p>
          </table:table-cell>
          <table:table-cell office:value-type="float" office:value="0.02018783" calcext:value-type="float">
            <text:p>0.02018783</text:p>
          </table:table-cell>
          <table:table-cell office:value-type="float" office:value="1694.059" calcext:value-type="float">
            <text:p>1694.059</text:p>
          </table:table-cell>
          <table:table-cell office:value-type="float" office:value="0.6064008" calcext:value-type="float">
            <text:p>0.6064008</text:p>
          </table:table-cell>
          <table:table-cell office:value-type="float" office:value="0" calcext:value-type="float">
            <text:p>0</text:p>
          </table:table-cell>
          <table:table-cell office:value-type="float" office:value="0.02847686" calcext:value-type="float">
            <text:p>0.02847686</text:p>
          </table:table-cell>
          <table:table-cell office:value-type="float" office:value="0.0361674" calcext:value-type="float">
            <text:p>0.0361674</text:p>
          </table:table-cell>
          <table:table-cell office:value-type="float" office:value="0.02051731" calcext:value-type="float">
            <text:p>0.02051731</text:p>
          </table:table-cell>
          <table:table-cell office:value-type="float" office:value="0.02049611" calcext:value-type="float">
            <text:p>0.0204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6454" calcext:value-type="float">
            <text:p>36.36454</text:p>
          </table:table-cell>
          <table:table-cell office:value-type="float" office:value="36.52341" calcext:value-type="float">
            <text:p>36.5234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0.7822907" calcext:value-type="float">
            <text:p>0.7822907</text:p>
          </table:table-cell>
          <table:table-cell office:value-type="float" office:value="126.4677" calcext:value-type="float">
            <text:p>126.4677</text:p>
          </table:table-cell>
          <table:table-cell office:value-type="float" office:value="5" calcext:value-type="float">
            <text:p>5</text:p>
          </table:table-cell>
          <table:table-cell office:value-type="float" office:value="-4.457248" calcext:value-type="float">
            <text:p>-4.457248</text:p>
          </table:table-cell>
          <table:table-cell office:value-type="float" office:value="11.92238" calcext:value-type="float">
            <text:p>11.9223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50172" calcext:value-type="float">
            <text:p>0.001950172</text:p>
          </table:table-cell>
          <table:table-cell office:value-type="float" office:value="0.02020123" calcext:value-type="float">
            <text:p>0.02020123</text:p>
          </table:table-cell>
          <table:table-cell office:value-type="float" office:value="1694.058" calcext:value-type="float">
            <text:p>1694.058</text:p>
          </table:table-cell>
          <table:table-cell office:value-type="float" office:value="0.6082886" calcext:value-type="float">
            <text:p>0.6082886</text:p>
          </table:table-cell>
          <table:table-cell office:value-type="float" office:value="0" calcext:value-type="float">
            <text:p>0</text:p>
          </table:table-cell>
          <table:table-cell office:value-type="float" office:value="0.0307513" calcext:value-type="float">
            <text:p>0.0307513</text:p>
          </table:table-cell>
          <table:table-cell office:value-type="float" office:value="0.03494465" calcext:value-type="float">
            <text:p>0.03494465</text:p>
          </table:table-cell>
          <table:table-cell office:value-type="float" office:value="0.02048244" calcext:value-type="float">
            <text:p>0.02048244</text:p>
          </table:table-cell>
          <table:table-cell office:value-type="float" office:value="0.02046239" calcext:value-type="float">
            <text:p>0.02046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6951" calcext:value-type="float">
            <text:p>36.26951</text:p>
          </table:table-cell>
          <table:table-cell office:value-type="float" office:value="36.42471" calcext:value-type="float">
            <text:p>36.424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0.7922397" calcext:value-type="float">
            <text:p>0.7922397</text:p>
          </table:table-cell>
          <table:table-cell office:value-type="float" office:value="126.4642" calcext:value-type="float">
            <text:p>126.4642</text:p>
          </table:table-cell>
          <table:table-cell office:value-type="float" office:value="5" calcext:value-type="float">
            <text:p>5</text:p>
          </table:table-cell>
          <table:table-cell office:value-type="float" office:value="-4.486975" calcext:value-type="float">
            <text:p>-4.486975</text:p>
          </table:table-cell>
          <table:table-cell office:value-type="float" office:value="11.89102" calcext:value-type="float">
            <text:p>11.8910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53541" calcext:value-type="float">
            <text:p>0.001953541</text:p>
          </table:table-cell>
          <table:table-cell office:value-type="float" office:value="0.02021471" calcext:value-type="float">
            <text:p>0.02021471</text:p>
          </table:table-cell>
          <table:table-cell office:value-type="float" office:value="1694.057" calcext:value-type="float">
            <text:p>1694.057</text:p>
          </table:table-cell>
          <table:table-cell office:value-type="float" office:value="0.6101915" calcext:value-type="float">
            <text:p>0.6101915</text:p>
          </table:table-cell>
          <table:table-cell office:value-type="float" office:value="0" calcext:value-type="float">
            <text:p>0</text:p>
          </table:table-cell>
          <table:table-cell office:value-type="float" office:value="0.02689687" calcext:value-type="float">
            <text:p>0.02689687</text:p>
          </table:table-cell>
          <table:table-cell office:value-type="float" office:value="0.03418178" calcext:value-type="float">
            <text:p>0.03418178</text:p>
          </table:table-cell>
          <table:table-cell office:value-type="float" office:value="0.02045209" calcext:value-type="float">
            <text:p>0.02045209</text:p>
          </table:table-cell>
          <table:table-cell office:value-type="float" office:value="0.02042876" calcext:value-type="float">
            <text:p>0.02042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5728" calcext:value-type="float">
            <text:p>36.15728</text:p>
          </table:table-cell>
          <table:table-cell office:value-type="float" office:value="36.30936" calcext:value-type="float">
            <text:p>36.309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0.8034944" calcext:value-type="float">
            <text:p>0.8034944</text:p>
          </table:table-cell>
          <table:table-cell office:value-type="float" office:value="126.4602" calcext:value-type="float">
            <text:p>126.4602</text:p>
          </table:table-cell>
          <table:table-cell office:value-type="float" office:value="5" calcext:value-type="float">
            <text:p>5</text:p>
          </table:table-cell>
          <table:table-cell office:value-type="float" office:value="-4.516939" calcext:value-type="float">
            <text:p>-4.516939</text:p>
          </table:table-cell>
          <table:table-cell office:value-type="float" office:value="11.85747" calcext:value-type="float">
            <text:p>11.8574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56671" calcext:value-type="float">
            <text:p>0.001956671</text:p>
          </table:table-cell>
          <table:table-cell office:value-type="float" office:value="0.02022785" calcext:value-type="float">
            <text:p>0.02022785</text:p>
          </table:table-cell>
          <table:table-cell office:value-type="float" office:value="1694.055" calcext:value-type="float">
            <text:p>1694.055</text:p>
          </table:table-cell>
          <table:table-cell office:value-type="float" office:value="0.6137493" calcext:value-type="float">
            <text:p>0.6137493</text:p>
          </table:table-cell>
          <table:table-cell office:value-type="float" office:value="0" calcext:value-type="float">
            <text:p>0</text:p>
          </table:table-cell>
          <table:table-cell office:value-type="float" office:value="0.02633419" calcext:value-type="float">
            <text:p>0.02633419</text:p>
          </table:table-cell>
          <table:table-cell office:value-type="float" office:value="0.03562316" calcext:value-type="float">
            <text:p>0.03562316</text:p>
          </table:table-cell>
          <table:table-cell office:value-type="float" office:value="0.02041667" calcext:value-type="float">
            <text:p>0.02041667</text:p>
          </table:table-cell>
          <table:table-cell office:value-type="float" office:value="0.02039514" calcext:value-type="float">
            <text:p>0.02039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2542" calcext:value-type="float">
            <text:p>36.02542</text:p>
          </table:table-cell>
          <table:table-cell office:value-type="float" office:value="36.17941" calcext:value-type="float">
            <text:p>36.1794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0.8139745" calcext:value-type="float">
            <text:p>0.8139745</text:p>
          </table:table-cell>
          <table:table-cell office:value-type="float" office:value="126.4562" calcext:value-type="float">
            <text:p>126.4562</text:p>
          </table:table-cell>
          <table:table-cell office:value-type="float" office:value="5" calcext:value-type="float">
            <text:p>5</text:p>
          </table:table-cell>
          <table:table-cell office:value-type="float" office:value="-4.549342" calcext:value-type="float">
            <text:p>-4.549342</text:p>
          </table:table-cell>
          <table:table-cell office:value-type="float" office:value="11.8243" calcext:value-type="float">
            <text:p>11.824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59816" calcext:value-type="float">
            <text:p>0.001959816</text:p>
          </table:table-cell>
          <table:table-cell office:value-type="float" office:value="0.02024342" calcext:value-type="float">
            <text:p>0.02024342</text:p>
          </table:table-cell>
          <table:table-cell office:value-type="float" office:value="1694.053" calcext:value-type="float">
            <text:p>1694.053</text:p>
          </table:table-cell>
          <table:table-cell office:value-type="float" office:value="0.6171955" calcext:value-type="float">
            <text:p>0.6171955</text:p>
          </table:table-cell>
          <table:table-cell office:value-type="float" office:value="0" calcext:value-type="float">
            <text:p>0</text:p>
          </table:table-cell>
          <table:table-cell office:value-type="float" office:value="0.06093329" calcext:value-type="float">
            <text:p>0.06093329</text:p>
          </table:table-cell>
          <table:table-cell office:value-type="float" office:value="0.04371073" calcext:value-type="float">
            <text:p>0.04371073</text:p>
          </table:table-cell>
          <table:table-cell office:value-type="float" office:value="0.02040261" calcext:value-type="float">
            <text:p>0.02040261</text:p>
          </table:table-cell>
          <table:table-cell office:value-type="float" office:value="0.0203616" calcext:value-type="float">
            <text:p>0.020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9988" calcext:value-type="float">
            <text:p>35.89988</text:p>
          </table:table-cell>
          <table:table-cell office:value-type="float" office:value="36.05302" calcext:value-type="float">
            <text:p>36.0530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0.8217999" calcext:value-type="float">
            <text:p>0.8217999</text:p>
          </table:table-cell>
          <table:table-cell office:value-type="float" office:value="126.4526" calcext:value-type="float">
            <text:p>126.4526</text:p>
          </table:table-cell>
          <table:table-cell office:value-type="float" office:value="5" calcext:value-type="float">
            <text:p>5</text:p>
          </table:table-cell>
          <table:table-cell office:value-type="float" office:value="-4.593877" calcext:value-type="float">
            <text:p>-4.593877</text:p>
          </table:table-cell>
          <table:table-cell office:value-type="float" office:value="11.78478" calcext:value-type="float">
            <text:p>11.7847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62984" calcext:value-type="float">
            <text:p>0.001962984</text:p>
          </table:table-cell>
          <table:table-cell office:value-type="float" office:value="0.02025937" calcext:value-type="float">
            <text:p>0.02025937</text:p>
          </table:table-cell>
          <table:table-cell office:value-type="float" office:value="1694.049" calcext:value-type="float">
            <text:p>1694.049</text:p>
          </table:table-cell>
          <table:table-cell office:value-type="float" office:value="0.6200104" calcext:value-type="float">
            <text:p>0.6200104</text:p>
          </table:table-cell>
          <table:table-cell office:value-type="float" office:value="0" calcext:value-type="float">
            <text:p>0</text:p>
          </table:table-cell>
          <table:table-cell office:value-type="float" office:value="0.02791117" calcext:value-type="float">
            <text:p>0.02791117</text:p>
          </table:table-cell>
          <table:table-cell office:value-type="float" office:value="0.03352469" calcext:value-type="float">
            <text:p>0.03352469</text:p>
          </table:table-cell>
          <table:table-cell office:value-type="float" office:value="0.02035076" calcext:value-type="float">
            <text:p>0.02035076</text:p>
          </table:table-cell>
          <table:table-cell office:value-type="float" office:value="0.02032811" calcext:value-type="float">
            <text:p>0.02032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4409" calcext:value-type="float">
            <text:p>35.74409</text:p>
          </table:table-cell>
          <table:table-cell office:value-type="float" office:value="35.8922" calcext:value-type="float">
            <text:p>35.89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0.8281512" calcext:value-type="float">
            <text:p>0.8281512</text:p>
          </table:table-cell>
          <table:table-cell office:value-type="float" office:value="126.45" calcext:value-type="float">
            <text:p>126.45</text:p>
          </table:table-cell>
          <table:table-cell office:value-type="float" office:value="5" calcext:value-type="float">
            <text:p>5</text:p>
          </table:table-cell>
          <table:table-cell office:value-type="float" office:value="-4.635978" calcext:value-type="float">
            <text:p>-4.635978</text:p>
          </table:table-cell>
          <table:table-cell office:value-type="float" office:value="11.74539" calcext:value-type="float">
            <text:p>11.74539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66157" calcext:value-type="float">
            <text:p>0.001966157</text:p>
          </table:table-cell>
          <table:table-cell office:value-type="float" office:value="0.02027535" calcext:value-type="float">
            <text:p>0.02027535</text:p>
          </table:table-cell>
          <table:table-cell office:value-type="float" office:value="1694.044" calcext:value-type="float">
            <text:p>1694.044</text:p>
          </table:table-cell>
          <table:table-cell office:value-type="float" office:value="0.6223856" calcext:value-type="float">
            <text:p>0.6223856</text:p>
          </table:table-cell>
          <table:table-cell office:value-type="float" office:value="0" calcext:value-type="float">
            <text:p>0</text:p>
          </table:table-cell>
          <table:table-cell office:value-type="float" office:value="0.02780116" calcext:value-type="float">
            <text:p>0.02780116</text:p>
          </table:table-cell>
          <table:table-cell office:value-type="float" office:value="0.0330301" calcext:value-type="float">
            <text:p>0.0330301</text:p>
          </table:table-cell>
          <table:table-cell office:value-type="float" office:value="0.02031706" calcext:value-type="float">
            <text:p>0.02031706</text:p>
          </table:table-cell>
          <table:table-cell office:value-type="float" office:value="0.02029464" calcext:value-type="float">
            <text:p>0.0202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9575" calcext:value-type="float">
            <text:p>35.59575</text:p>
          </table:table-cell>
          <table:table-cell office:value-type="float" office:value="35.744" calcext:value-type="float">
            <text:p>35.7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0.8325119" calcext:value-type="float">
            <text:p>0.8325119</text:p>
          </table:table-cell>
          <table:table-cell office:value-type="float" office:value="126.4476" calcext:value-type="float">
            <text:p>126.4476</text:p>
          </table:table-cell>
          <table:table-cell office:value-type="float" office:value="5" calcext:value-type="float">
            <text:p>5</text:p>
          </table:table-cell>
          <table:table-cell office:value-type="float" office:value="-4.678495" calcext:value-type="float">
            <text:p>-4.678495</text:p>
          </table:table-cell>
          <table:table-cell office:value-type="float" office:value="11.70692" calcext:value-type="float">
            <text:p>11.7069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69331" calcext:value-type="float">
            <text:p>0.001969331</text:p>
          </table:table-cell>
          <table:table-cell office:value-type="float" office:value="0.02029125" calcext:value-type="float">
            <text:p>0.02029125</text:p>
          </table:table-cell>
          <table:table-cell office:value-type="float" office:value="1694.04" calcext:value-type="float">
            <text:p>1694.04</text:p>
          </table:table-cell>
          <table:table-cell office:value-type="float" office:value="0.6254477" calcext:value-type="float">
            <text:p>0.6254477</text:p>
          </table:table-cell>
          <table:table-cell office:value-type="float" office:value="0" calcext:value-type="float">
            <text:p>0</text:p>
          </table:table-cell>
          <table:table-cell office:value-type="float" office:value="0.02414941" calcext:value-type="float">
            <text:p>0.02414941</text:p>
          </table:table-cell>
          <table:table-cell office:value-type="float" office:value="0.03386169" calcext:value-type="float">
            <text:p>0.03386169</text:p>
          </table:table-cell>
          <table:table-cell office:value-type="float" office:value="0.02028352" calcext:value-type="float">
            <text:p>0.02028352</text:p>
          </table:table-cell>
          <table:table-cell office:value-type="float" office:value="0.02026128" calcext:value-type="float">
            <text:p>0.0202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5268" calcext:value-type="float">
            <text:p>35.45268</text:p>
          </table:table-cell>
          <table:table-cell office:value-type="float" office:value="35.60186" calcext:value-type="float">
            <text:p>35.601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0.8368713" calcext:value-type="float">
            <text:p>0.8368713</text:p>
          </table:table-cell>
          <table:table-cell office:value-type="float" office:value="126.4448" calcext:value-type="float">
            <text:p>126.4448</text:p>
          </table:table-cell>
          <table:table-cell office:value-type="float" office:value="5" calcext:value-type="float">
            <text:p>5</text:p>
          </table:table-cell>
          <table:table-cell office:value-type="float" office:value="-4.722576" calcext:value-type="float">
            <text:p>-4.722576</text:p>
          </table:table-cell>
          <table:table-cell office:value-type="float" office:value="11.6683" calcext:value-type="float">
            <text:p>11.668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72505" calcext:value-type="float">
            <text:p>0.001972505</text:p>
          </table:table-cell>
          <table:table-cell office:value-type="float" office:value="0.02030737" calcext:value-type="float">
            <text:p>0.02030737</text:p>
          </table:table-cell>
          <table:table-cell office:value-type="float" office:value="1694.036" calcext:value-type="float">
            <text:p>1694.036</text:p>
          </table:table-cell>
          <table:table-cell office:value-type="float" office:value="0.6286787" calcext:value-type="float">
            <text:p>0.6286787</text:p>
          </table:table-cell>
          <table:table-cell office:value-type="float" office:value="0" calcext:value-type="float">
            <text:p>0</text:p>
          </table:table-cell>
          <table:table-cell office:value-type="float" office:value="0.02685764" calcext:value-type="float">
            <text:p>0.02685764</text:p>
          </table:table-cell>
          <table:table-cell office:value-type="float" office:value="0.03313533" calcext:value-type="float">
            <text:p>0.03313533</text:p>
          </table:table-cell>
          <table:table-cell office:value-type="float" office:value="0.02025025" calcext:value-type="float">
            <text:p>0.02025025</text:p>
          </table:table-cell>
          <table:table-cell office:value-type="float" office:value="0.02022794" calcext:value-type="float">
            <text:p>0.02022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0885" calcext:value-type="float">
            <text:p>35.30885</text:p>
          </table:table-cell>
          <table:table-cell office:value-type="float" office:value="35.45752" calcext:value-type="float">
            <text:p>35.457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0.840795" calcext:value-type="float">
            <text:p>0.840795</text:p>
          </table:table-cell>
          <table:table-cell office:value-type="float" office:value="126.4426" calcext:value-type="float">
            <text:p>126.4426</text:p>
          </table:table-cell>
          <table:table-cell office:value-type="float" office:value="5" calcext:value-type="float">
            <text:p>5</text:p>
          </table:table-cell>
          <table:table-cell office:value-type="float" office:value="-4.764948" calcext:value-type="float">
            <text:p>-4.764948</text:p>
          </table:table-cell>
          <table:table-cell office:value-type="float" office:value="11.63018" calcext:value-type="float">
            <text:p>11.6301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75679" calcext:value-type="float">
            <text:p>0.001975679</text:p>
          </table:table-cell>
          <table:table-cell office:value-type="float" office:value="0.02032347" calcext:value-type="float">
            <text:p>0.02032347</text:p>
          </table:table-cell>
          <table:table-cell office:value-type="float" office:value="1694.031" calcext:value-type="float">
            <text:p>1694.031</text:p>
          </table:table-cell>
          <table:table-cell office:value-type="float" office:value="0.6311455" calcext:value-type="float">
            <text:p>0.6311455</text:p>
          </table:table-cell>
          <table:table-cell office:value-type="float" office:value="0" calcext:value-type="float">
            <text:p>0</text:p>
          </table:table-cell>
          <table:table-cell office:value-type="float" office:value="0.02510731" calcext:value-type="float">
            <text:p>0.02510731</text:p>
          </table:table-cell>
          <table:table-cell office:value-type="float" office:value="0.03307597" calcext:value-type="float">
            <text:p>0.03307597</text:p>
          </table:table-cell>
          <table:table-cell office:value-type="float" office:value="0.02021671" calcext:value-type="float">
            <text:p>0.02021671</text:p>
          </table:table-cell>
          <table:table-cell office:value-type="float" office:value="0.02019465" calcext:value-type="float">
            <text:p>0.0201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6821" calcext:value-type="float">
            <text:p>35.16821</text:p>
          </table:table-cell>
          <table:table-cell office:value-type="float" office:value="35.31775" calcext:value-type="float">
            <text:p>35.317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0.8447909" calcext:value-type="float">
            <text:p>0.8447909</text:p>
          </table:table-cell>
          <table:table-cell office:value-type="float" office:value="126.4404" calcext:value-type="float">
            <text:p>126.4404</text:p>
          </table:table-cell>
          <table:table-cell office:value-type="float" office:value="5" calcext:value-type="float">
            <text:p>5</text:p>
          </table:table-cell>
          <table:table-cell office:value-type="float" office:value="-4.807266" calcext:value-type="float">
            <text:p>-4.807266</text:p>
          </table:table-cell>
          <table:table-cell office:value-type="float" office:value="11.5925" calcext:value-type="float">
            <text:p>11.592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78853" calcext:value-type="float">
            <text:p>0.001978853</text:p>
          </table:table-cell>
          <table:table-cell office:value-type="float" office:value="0.02033938" calcext:value-type="float">
            <text:p>0.02033938</text:p>
          </table:table-cell>
          <table:table-cell office:value-type="float" office:value="1694.027" calcext:value-type="float">
            <text:p>1694.027</text:p>
          </table:table-cell>
          <table:table-cell office:value-type="float" office:value="0.6344152" calcext:value-type="float">
            <text:p>0.6344152</text:p>
          </table:table-cell>
          <table:table-cell office:value-type="float" office:value="0" calcext:value-type="float">
            <text:p>0</text:p>
          </table:table-cell>
          <table:table-cell office:value-type="float" office:value="0.02295483" calcext:value-type="float">
            <text:p>0.02295483</text:p>
          </table:table-cell>
          <table:table-cell office:value-type="float" office:value="0.0334993" calcext:value-type="float">
            <text:p>0.0334993</text:p>
          </table:table-cell>
          <table:table-cell office:value-type="float" office:value="0.0201836" calcext:value-type="float">
            <text:p>0.0201836</text:p>
          </table:table-cell>
          <table:table-cell office:value-type="float" office:value="0.02016144" calcext:value-type="float">
            <text:p>0.0201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2934" calcext:value-type="float">
            <text:p>35.02934</text:p>
          </table:table-cell>
          <table:table-cell office:value-type="float" office:value="35.17991" calcext:value-type="float">
            <text:p>35.1799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0.8487452" calcext:value-type="float">
            <text:p>0.8487452</text:p>
          </table:table-cell>
          <table:table-cell office:value-type="float" office:value="126.438" calcext:value-type="float">
            <text:p>126.438</text:p>
          </table:table-cell>
          <table:table-cell office:value-type="float" office:value="5" calcext:value-type="float">
            <text:p>5</text:p>
          </table:table-cell>
          <table:table-cell office:value-type="float" office:value="-4.849023" calcext:value-type="float">
            <text:p>-4.849023</text:p>
          </table:table-cell>
          <table:table-cell office:value-type="float" office:value="11.55498" calcext:value-type="float">
            <text:p>11.5549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82027" calcext:value-type="float">
            <text:p>0.001982027</text:p>
          </table:table-cell>
          <table:table-cell office:value-type="float" office:value="0.02035515" calcext:value-type="float">
            <text:p>0.02035515</text:p>
          </table:table-cell>
          <table:table-cell office:value-type="float" office:value="1694.023" calcext:value-type="float">
            <text:p>1694.023</text:p>
          </table:table-cell>
          <table:table-cell office:value-type="float" office:value="0.6378185" calcext:value-type="float">
            <text:p>0.6378185</text:p>
          </table:table-cell>
          <table:table-cell office:value-type="float" office:value="0" calcext:value-type="float">
            <text:p>0</text:p>
          </table:table-cell>
          <table:table-cell office:value-type="float" office:value="0.02472226" calcext:value-type="float">
            <text:p>0.02472226</text:p>
          </table:table-cell>
          <table:table-cell office:value-type="float" office:value="0.03117576" calcext:value-type="float">
            <text:p>0.03117576</text:p>
          </table:table-cell>
          <table:table-cell office:value-type="float" office:value="0.02015019" calcext:value-type="float">
            <text:p>0.02015019</text:p>
          </table:table-cell>
          <table:table-cell office:value-type="float" office:value="0.02012827" calcext:value-type="float">
            <text:p>0.0201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9191" calcext:value-type="float">
            <text:p>34.89191</text:p>
          </table:table-cell>
          <table:table-cell office:value-type="float" office:value="35.0439" calcext:value-type="float">
            <text:p>35.04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0.8524154" calcext:value-type="float">
            <text:p>0.8524154</text:p>
          </table:table-cell>
          <table:table-cell office:value-type="float" office:value="126.4359" calcext:value-type="float">
            <text:p>126.4359</text:p>
          </table:table-cell>
          <table:table-cell office:value-type="float" office:value="5" calcext:value-type="float">
            <text:p>5</text:p>
          </table:table-cell>
          <table:table-cell office:value-type="float" office:value="-4.88965" calcext:value-type="float">
            <text:p>-4.88965</text:p>
          </table:table-cell>
          <table:table-cell office:value-type="float" office:value="11.51822" calcext:value-type="float">
            <text:p>11.5182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85201" calcext:value-type="float">
            <text:p>0.001985201</text:p>
          </table:table-cell>
          <table:table-cell office:value-type="float" office:value="0.02037091" calcext:value-type="float">
            <text:p>0.02037091</text:p>
          </table:table-cell>
          <table:table-cell office:value-type="float" office:value="1694.02" calcext:value-type="float">
            <text:p>1694.02</text:p>
          </table:table-cell>
          <table:table-cell office:value-type="float" office:value="0.6409803" calcext:value-type="float">
            <text:p>0.6409803</text:p>
          </table:table-cell>
          <table:table-cell office:value-type="float" office:value="0" calcext:value-type="float">
            <text:p>0</text:p>
          </table:table-cell>
          <table:table-cell office:value-type="float" office:value="0.02018761" calcext:value-type="float">
            <text:p>0.02018761</text:p>
          </table:table-cell>
          <table:table-cell office:value-type="float" office:value="0.03134547" calcext:value-type="float">
            <text:p>0.03134547</text:p>
          </table:table-cell>
          <table:table-cell office:value-type="float" office:value="0.02011675" calcext:value-type="float">
            <text:p>0.02011675</text:p>
          </table:table-cell>
          <table:table-cell office:value-type="float" office:value="0.02009516" calcext:value-type="float">
            <text:p>0.0200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6038" calcext:value-type="float">
            <text:p>34.76038</text:p>
          </table:table-cell>
          <table:table-cell office:value-type="float" office:value="34.91337" calcext:value-type="float">
            <text:p>34.913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0.8560467" calcext:value-type="float">
            <text:p>0.8560467</text:p>
          </table:table-cell>
          <table:table-cell office:value-type="float" office:value="126.4335" calcext:value-type="float">
            <text:p>126.4335</text:p>
          </table:table-cell>
          <table:table-cell office:value-type="float" office:value="5" calcext:value-type="float">
            <text:p>5</text:p>
          </table:table-cell>
          <table:table-cell office:value-type="float" office:value="-4.929352" calcext:value-type="float">
            <text:p>-4.929352</text:p>
          </table:table-cell>
          <table:table-cell office:value-type="float" office:value="11.4823" calcext:value-type="float">
            <text:p>11.4823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88375" calcext:value-type="float">
            <text:p>0.001988375</text:p>
          </table:table-cell>
          <table:table-cell office:value-type="float" office:value="0.02038687" calcext:value-type="float">
            <text:p>0.02038687</text:p>
          </table:table-cell>
          <table:table-cell office:value-type="float" office:value="1694.016" calcext:value-type="float">
            <text:p>1694.016</text:p>
          </table:table-cell>
          <table:table-cell office:value-type="float" office:value="0.6449351" calcext:value-type="float">
            <text:p>0.6449351</text:p>
          </table:table-cell>
          <table:table-cell office:value-type="float" office:value="0" calcext:value-type="float">
            <text:p>0</text:p>
          </table:table-cell>
          <table:table-cell office:value-type="float" office:value="0.01647777" calcext:value-type="float">
            <text:p>0.01647777</text:p>
          </table:table-cell>
          <table:table-cell office:value-type="float" office:value="0.03209519" calcext:value-type="float">
            <text:p>0.03209519</text:p>
          </table:table-cell>
          <table:table-cell office:value-type="float" office:value="0.02008348" calcext:value-type="float">
            <text:p>0.02008348</text:p>
          </table:table-cell>
          <table:table-cell office:value-type="float" office:value="0.0200621" calcext:value-type="float">
            <text:p>0.020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438" calcext:value-type="float">
            <text:p>34.63438</text:p>
          </table:table-cell>
          <table:table-cell office:value-type="float" office:value="34.78959" calcext:value-type="float">
            <text:p>34.789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0.8596605" calcext:value-type="float">
            <text:p>0.8596605</text:p>
          </table:table-cell>
          <table:table-cell office:value-type="float" office:value="126.4307" calcext:value-type="float">
            <text:p>126.4307</text:p>
          </table:table-cell>
          <table:table-cell office:value-type="float" office:value="5" calcext:value-type="float">
            <text:p>5</text:p>
          </table:table-cell>
          <table:table-cell office:value-type="float" office:value="-4.979067" calcext:value-type="float">
            <text:p>-4.979067</text:p>
          </table:table-cell>
          <table:table-cell office:value-type="float" office:value="11.44288" calcext:value-type="float">
            <text:p>11.4428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92351" calcext:value-type="float">
            <text:p>0.001992351</text:p>
          </table:table-cell>
          <table:table-cell office:value-type="float" office:value="0.02040261" calcext:value-type="float">
            <text:p>0.02040261</text:p>
          </table:table-cell>
          <table:table-cell office:value-type="float" office:value="1694.012" calcext:value-type="float">
            <text:p>1694.012</text:p>
          </table:table-cell>
          <table:table-cell office:value-type="float" office:value="0.649092" calcext:value-type="float">
            <text:p>0.649092</text:p>
          </table:table-cell>
          <table:table-cell office:value-type="float" office:value="0" calcext:value-type="float">
            <text:p>0</text:p>
          </table:table-cell>
          <table:table-cell office:value-type="float" office:value="0.01999927" calcext:value-type="float">
            <text:p>0.01999927</text:p>
          </table:table-cell>
          <table:table-cell office:value-type="float" office:value="0.0317147" calcext:value-type="float">
            <text:p>0.0317147</text:p>
          </table:table-cell>
          <table:table-cell office:value-type="float" office:value="0.02005163" calcext:value-type="float">
            <text:p>0.02005163</text:p>
          </table:table-cell>
          <table:table-cell office:value-type="float" office:value="0.02002911" calcext:value-type="float">
            <text:p>0.0200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9047" calcext:value-type="float">
            <text:p>34.49047</text:p>
          </table:table-cell>
          <table:table-cell office:value-type="float" office:value="34.64218" calcext:value-type="float">
            <text:p>34.642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0.8632971" calcext:value-type="float">
            <text:p>0.8632971</text:p>
          </table:table-cell>
          <table:table-cell office:value-type="float" office:value="126.4277" calcext:value-type="float">
            <text:p>126.4277</text:p>
          </table:table-cell>
          <table:table-cell office:value-type="float" office:value="5" calcext:value-type="float">
            <text:p>5</text:p>
          </table:table-cell>
          <table:table-cell office:value-type="float" office:value="-5.026798" calcext:value-type="float">
            <text:p>-5.026798</text:p>
          </table:table-cell>
          <table:table-cell office:value-type="float" office:value="11.402" calcext:value-type="float">
            <text:p>11.40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95525" calcext:value-type="float">
            <text:p>0.001995525</text:p>
          </table:table-cell>
          <table:table-cell office:value-type="float" office:value="0.02041803" calcext:value-type="float">
            <text:p>0.02041803</text:p>
          </table:table-cell>
          <table:table-cell office:value-type="float" office:value="1694.007" calcext:value-type="float">
            <text:p>1694.007</text:p>
          </table:table-cell>
          <table:table-cell office:value-type="float" office:value="0.6534435" calcext:value-type="float">
            <text:p>0.6534435</text:p>
          </table:table-cell>
          <table:table-cell office:value-type="float" office:value="0" calcext:value-type="float">
            <text:p>0</text:p>
          </table:table-cell>
          <table:table-cell office:value-type="float" office:value="0.02195306" calcext:value-type="float">
            <text:p>0.02195306</text:p>
          </table:table-cell>
          <table:table-cell office:value-type="float" office:value="0.03119729" calcext:value-type="float">
            <text:p>0.03119729</text:p>
          </table:table-cell>
          <table:table-cell office:value-type="float" office:value="0.02001874" calcext:value-type="float">
            <text:p>0.02001874</text:p>
          </table:table-cell>
          <table:table-cell office:value-type="float" office:value="0.01999615" calcext:value-type="float">
            <text:p>0.0199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472" calcext:value-type="float">
            <text:p>34.34472</text:p>
          </table:table-cell>
          <table:table-cell office:value-type="float" office:value="34.49645" calcext:value-type="float">
            <text:p>34.496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0.8664435" calcext:value-type="float">
            <text:p>0.8664435</text:p>
          </table:table-cell>
          <table:table-cell office:value-type="float" office:value="126.4255" calcext:value-type="float">
            <text:p>126.4255</text:p>
          </table:table-cell>
          <table:table-cell office:value-type="float" office:value="5" calcext:value-type="float">
            <text:p>5</text:p>
          </table:table-cell>
          <table:table-cell office:value-type="float" office:value="-5.073008" calcext:value-type="float">
            <text:p>-5.073008</text:p>
          </table:table-cell>
          <table:table-cell office:value-type="float" office:value="11.36156" calcext:value-type="float">
            <text:p>11.3615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1998699" calcext:value-type="float">
            <text:p>0.001998699</text:p>
          </table:table-cell>
          <table:table-cell office:value-type="float" office:value="0.02043378" calcext:value-type="float">
            <text:p>0.02043378</text:p>
          </table:table-cell>
          <table:table-cell office:value-type="float" office:value="1694.002" calcext:value-type="float">
            <text:p>1694.002</text:p>
          </table:table-cell>
          <table:table-cell office:value-type="float" office:value="0.6561519" calcext:value-type="float">
            <text:p>0.6561519</text:p>
          </table:table-cell>
          <table:table-cell office:value-type="float" office:value="0" calcext:value-type="float">
            <text:p>0</text:p>
          </table:table-cell>
          <table:table-cell office:value-type="float" office:value="0.02515527" calcext:value-type="float">
            <text:p>0.02515527</text:p>
          </table:table-cell>
          <table:table-cell office:value-type="float" office:value="0.03042967" calcext:value-type="float">
            <text:p>0.03042967</text:p>
          </table:table-cell>
          <table:table-cell office:value-type="float" office:value="0.0199862" calcext:value-type="float">
            <text:p>0.0199862</text:p>
          </table:table-cell>
          <table:table-cell office:value-type="float" office:value="0.01996327" calcext:value-type="float">
            <text:p>0.0199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0234" calcext:value-type="float">
            <text:p>34.20234</text:p>
          </table:table-cell>
          <table:table-cell office:value-type="float" office:value="34.35412" calcext:value-type="float">
            <text:p>34.354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0.8695102" calcext:value-type="float">
            <text:p>0.8695102</text:p>
          </table:table-cell>
          <table:table-cell office:value-type="float" office:value="126.4238" calcext:value-type="float">
            <text:p>126.4238</text:p>
          </table:table-cell>
          <table:table-cell office:value-type="float" office:value="5" calcext:value-type="float">
            <text:p>5</text:p>
          </table:table-cell>
          <table:table-cell office:value-type="float" office:value="-5.115148" calcext:value-type="float">
            <text:p>-5.115148</text:p>
          </table:table-cell>
          <table:table-cell office:value-type="float" office:value="11.32174" calcext:value-type="float">
            <text:p>11.3217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01873" calcext:value-type="float">
            <text:p>0.002001873</text:p>
          </table:table-cell>
          <table:table-cell office:value-type="float" office:value="0.02044977" calcext:value-type="float">
            <text:p>0.02044977</text:p>
          </table:table-cell>
          <table:table-cell office:value-type="float" office:value="1694" calcext:value-type="float">
            <text:p>1694</text:p>
          </table:table-cell>
          <table:table-cell office:value-type="float" office:value="0.6588868" calcext:value-type="float">
            <text:p>0.6588868</text:p>
          </table:table-cell>
          <table:table-cell office:value-type="float" office:value="0" calcext:value-type="float">
            <text:p>0</text:p>
          </table:table-cell>
          <table:table-cell office:value-type="float" office:value="0.01910955" calcext:value-type="float">
            <text:p>0.01910955</text:p>
          </table:table-cell>
          <table:table-cell office:value-type="float" office:value="0.03062722" calcext:value-type="float">
            <text:p>0.03062722</text:p>
          </table:table-cell>
          <table:table-cell office:value-type="float" office:value="0.01995229" calcext:value-type="float">
            <text:p>0.01995229</text:p>
          </table:table-cell>
          <table:table-cell office:value-type="float" office:value="0.01993042" calcext:value-type="float">
            <text:p>0.0199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6399" calcext:value-type="float">
            <text:p>34.06399</text:p>
          </table:table-cell>
          <table:table-cell office:value-type="float" office:value="34.21646" calcext:value-type="float">
            <text:p>34.216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0.8728042" calcext:value-type="float">
            <text:p>0.8728042</text:p>
          </table:table-cell>
          <table:table-cell office:value-type="float" office:value="126.4219" calcext:value-type="float">
            <text:p>126.4219</text:p>
          </table:table-cell>
          <table:table-cell office:value-type="float" office:value="5" calcext:value-type="float">
            <text:p>5</text:p>
          </table:table-cell>
          <table:table-cell office:value-type="float" office:value="-5.156783" calcext:value-type="float">
            <text:p>-5.156783</text:p>
          </table:table-cell>
          <table:table-cell office:value-type="float" office:value="11.28268" calcext:value-type="float">
            <text:p>11.2826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05047" calcext:value-type="float">
            <text:p>0.002005047</text:p>
          </table:table-cell>
          <table:table-cell office:value-type="float" office:value="0.02046575" calcext:value-type="float">
            <text:p>0.02046575</text:p>
          </table:table-cell>
          <table:table-cell office:value-type="float" office:value="1693.998" calcext:value-type="float">
            <text:p>1693.998</text:p>
          </table:table-cell>
          <table:table-cell office:value-type="float" office:value="0.6626379" calcext:value-type="float">
            <text:p>0.6626379</text:p>
          </table:table-cell>
          <table:table-cell office:value-type="float" office:value="0" calcext:value-type="float">
            <text:p>0</text:p>
          </table:table-cell>
          <table:table-cell office:value-type="float" office:value="0.01466871" calcext:value-type="float">
            <text:p>0.01466871</text:p>
          </table:table-cell>
          <table:table-cell office:value-type="float" office:value="0.03101524" calcext:value-type="float">
            <text:p>0.03101524</text:p>
          </table:table-cell>
          <table:table-cell office:value-type="float" office:value="0.01991935" calcext:value-type="float">
            <text:p>0.01991935</text:p>
          </table:table-cell>
          <table:table-cell office:value-type="float" office:value="0.01989763" calcext:value-type="float">
            <text:p>0.01989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3028" calcext:value-type="float">
            <text:p>33.93028</text:p>
          </table:table-cell>
          <table:table-cell office:value-type="float" office:value="34.0845" calcext:value-type="float">
            <text:p>34.08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0.8763509" calcext:value-type="float">
            <text:p>0.8763509</text:p>
          </table:table-cell>
          <table:table-cell office:value-type="float" office:value="126.4197" calcext:value-type="float">
            <text:p>126.4197</text:p>
          </table:table-cell>
          <table:table-cell office:value-type="float" office:value="5" calcext:value-type="float">
            <text:p>5</text:p>
          </table:table-cell>
          <table:table-cell office:value-type="float" office:value="-5.198209" calcext:value-type="float">
            <text:p>-5.198209</text:p>
          </table:table-cell>
          <table:table-cell office:value-type="float" office:value="11.24396" calcext:value-type="float">
            <text:p>11.2439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08221" calcext:value-type="float">
            <text:p>0.002008221</text:p>
          </table:table-cell>
          <table:table-cell office:value-type="float" office:value="0.02048126" calcext:value-type="float">
            <text:p>0.02048126</text:p>
          </table:table-cell>
          <table:table-cell office:value-type="float" office:value="1693.997" calcext:value-type="float">
            <text:p>1693.997</text:p>
          </table:table-cell>
          <table:table-cell office:value-type="float" office:value="0.6676213" calcext:value-type="float">
            <text:p>0.6676213</text:p>
          </table:table-cell>
          <table:table-cell office:value-type="float" office:value="0" calcext:value-type="float">
            <text:p>0</text:p>
          </table:table-cell>
          <table:table-cell office:value-type="float" office:value="0.0219804" calcext:value-type="float">
            <text:p>0.0219804</text:p>
          </table:table-cell>
          <table:table-cell office:value-type="float" office:value="0.03197182" calcext:value-type="float">
            <text:p>0.03197182</text:p>
          </table:table-cell>
          <table:table-cell office:value-type="float" office:value="0.01988833" calcext:value-type="float">
            <text:p>0.01988833</text:p>
          </table:table-cell>
          <table:table-cell office:value-type="float" office:value="0.01986492" calcext:value-type="float">
            <text:p>0.0198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9823" calcext:value-type="float">
            <text:p>33.79823</text:p>
          </table:table-cell>
          <table:table-cell office:value-type="float" office:value="33.95533" calcext:value-type="float">
            <text:p>33.955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0.8795527" calcext:value-type="float">
            <text:p>0.8795527</text:p>
          </table:table-cell>
          <table:table-cell office:value-type="float" office:value="126.4167" calcext:value-type="float">
            <text:p>126.4167</text:p>
          </table:table-cell>
          <table:table-cell office:value-type="float" office:value="5" calcext:value-type="float">
            <text:p>5</text:p>
          </table:table-cell>
          <table:table-cell office:value-type="float" office:value="-5.240251" calcext:value-type="float">
            <text:p>-5.240251</text:p>
          </table:table-cell>
          <table:table-cell office:value-type="float" office:value="11.2052" calcext:value-type="float">
            <text:p>11.205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11395" calcext:value-type="float">
            <text:p>0.002011395</text:p>
          </table:table-cell>
          <table:table-cell office:value-type="float" office:value="0.02049675" calcext:value-type="float">
            <text:p>0.02049675</text:p>
          </table:table-cell>
          <table:table-cell office:value-type="float" office:value="1693.995" calcext:value-type="float">
            <text:p>1693.995</text:p>
          </table:table-cell>
          <table:table-cell office:value-type="float" office:value="0.6739318" calcext:value-type="float">
            <text:p>0.6739318</text:p>
          </table:table-cell>
          <table:table-cell office:value-type="float" office:value="0" calcext:value-type="float">
            <text:p>0</text:p>
          </table:table-cell>
          <table:table-cell office:value-type="float" office:value="0.01312569" calcext:value-type="float">
            <text:p>0.01312569</text:p>
          </table:table-cell>
          <table:table-cell office:value-type="float" office:value="0.03222715" calcext:value-type="float">
            <text:p>0.03222715</text:p>
          </table:table-cell>
          <table:table-cell office:value-type="float" office:value="0.01985411" calcext:value-type="float">
            <text:p>0.01985411</text:p>
          </table:table-cell>
          <table:table-cell office:value-type="float" office:value="0.01983224" calcext:value-type="float">
            <text:p>0.0198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661" calcext:value-type="float">
            <text:p>33.66661</text:p>
          </table:table-cell>
          <table:table-cell office:value-type="float" office:value="33.82677" calcext:value-type="float">
            <text:p>33.826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0.8826333" calcext:value-type="float">
            <text:p>0.8826333</text:p>
          </table:table-cell>
          <table:table-cell office:value-type="float" office:value="126.4136" calcext:value-type="float">
            <text:p>126.4136</text:p>
          </table:table-cell>
          <table:table-cell office:value-type="float" office:value="5" calcext:value-type="float">
            <text:p>5</text:p>
          </table:table-cell>
          <table:table-cell office:value-type="float" office:value="-5.281865" calcext:value-type="float">
            <text:p>-5.281865</text:p>
          </table:table-cell>
          <table:table-cell office:value-type="float" office:value="11.16707" calcext:value-type="float">
            <text:p>11.1670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14569" calcext:value-type="float">
            <text:p>0.002014569</text:p>
          </table:table-cell>
          <table:table-cell office:value-type="float" office:value="0.02051212" calcext:value-type="float">
            <text:p>0.02051212</text:p>
          </table:table-cell>
          <table:table-cell office:value-type="float" office:value="1693.993" calcext:value-type="float">
            <text:p>1693.993</text:p>
          </table:table-cell>
          <table:table-cell office:value-type="float" office:value="0.679854" calcext:value-type="float">
            <text:p>0.679854</text:p>
          </table:table-cell>
          <table:table-cell office:value-type="float" office:value="0" calcext:value-type="float">
            <text:p>0</text:p>
          </table:table-cell>
          <table:table-cell office:value-type="float" office:value="0.01336436" calcext:value-type="float">
            <text:p>0.01336436</text:p>
          </table:table-cell>
          <table:table-cell office:value-type="float" office:value="0.03189126" calcext:value-type="float">
            <text:p>0.03189126</text:p>
          </table:table-cell>
          <table:table-cell office:value-type="float" office:value="0.01982124" calcext:value-type="float">
            <text:p>0.01982124</text:p>
          </table:table-cell>
          <table:table-cell office:value-type="float" office:value="0.0197996" calcext:value-type="float">
            <text:p>0.019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3944" calcext:value-type="float">
            <text:p>33.53944</text:p>
          </table:table-cell>
          <table:table-cell office:value-type="float" office:value="33.70224" calcext:value-type="float">
            <text:p>33.702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3.773425" calcext:value-type="float">
            <text:p>3.773425</text:p>
          </table:table-cell>
          <table:table-cell office:value-type="float" office:value="126.4102" calcext:value-type="float">
            <text:p>126.410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13545" calcext:value-type="float">
            <text:p>11.1354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17786" calcext:value-type="float">
            <text:p>0.002017786</text:p>
          </table:table-cell>
          <table:table-cell office:value-type="float" office:value="0.02052389" calcext:value-type="float">
            <text:p>0.02052389</text:p>
          </table:table-cell>
          <table:table-cell office:value-type="float" office:value="1693.992" calcext:value-type="float">
            <text:p>1693.992</text:p>
          </table:table-cell>
          <table:table-cell office:value-type="float" office:value="0.6818491" calcext:value-type="float">
            <text:p>0.6818491</text:p>
          </table:table-cell>
          <table:table-cell office:value-type="float" office:value="0" calcext:value-type="float">
            <text:p>0</text:p>
          </table:table-cell>
          <table:table-cell office:value-type="float" office:value="0.2894514" calcext:value-type="float">
            <text:p>0.2894514</text:p>
          </table:table-cell>
          <table:table-cell office:value-type="float" office:value="0.3012973" calcext:value-type="float">
            <text:p>0.3012973</text:p>
          </table:table-cell>
          <table:table-cell office:value-type="float" office:value="0.01985913" calcext:value-type="float">
            <text:p>0.01985913</text:p>
          </table:table-cell>
          <table:table-cell office:value-type="float" office:value="0.01976705" calcext:value-type="float">
            <text:p>0.01976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8788" calcext:value-type="float">
            <text:p>32.98788</text:p>
          </table:table-cell>
          <table:table-cell office:value-type="float" office:value="33.61729" calcext:value-type="float">
            <text:p>33.617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3.769312" calcext:value-type="float">
            <text:p>3.769312</text:p>
          </table:table-cell>
          <table:table-cell office:value-type="float" office:value="126.4069" calcext:value-type="float">
            <text:p>126.406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12385" calcext:value-type="float">
            <text:p>11.1238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21049" calcext:value-type="float">
            <text:p>0.002021049</text:p>
          </table:table-cell>
          <table:table-cell office:value-type="float" office:value="0.02052813" calcext:value-type="float">
            <text:p>0.02052813</text:p>
          </table:table-cell>
          <table:table-cell office:value-type="float" office:value="1694.001" calcext:value-type="float">
            <text:p>1694.001</text:p>
          </table:table-cell>
          <table:table-cell office:value-type="float" office:value="0.6879907" calcext:value-type="float">
            <text:p>0.6879907</text:p>
          </table:table-cell>
          <table:table-cell office:value-type="float" office:value="0" calcext:value-type="float">
            <text:p>0</text:p>
          </table:table-cell>
          <table:table-cell office:value-type="float" office:value="0.4405685" calcext:value-type="float">
            <text:p>0.4405685</text:p>
          </table:table-cell>
          <table:table-cell office:value-type="float" office:value="0.4679269" calcext:value-type="float">
            <text:p>0.4679269</text:p>
          </table:table-cell>
          <table:table-cell office:value-type="float" office:value="0.01991349" calcext:value-type="float">
            <text:p>0.01991349</text:p>
          </table:table-cell>
          <table:table-cell office:value-type="float" office:value="0.0197345" calcext:value-type="float">
            <text:p>0.0197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7141" calcext:value-type="float">
            <text:p>32.97141</text:p>
          </table:table-cell>
          <table:table-cell office:value-type="float" office:value="33.59196" calcext:value-type="float">
            <text:p>33.591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3.763942" calcext:value-type="float">
            <text:p>3.763942</text:p>
          </table:table-cell>
          <table:table-cell office:value-type="float" office:value="126.4038" calcext:value-type="float">
            <text:p>126.403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11748" calcext:value-type="float">
            <text:p>11.1174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24321" calcext:value-type="float">
            <text:p>0.002024321</text:p>
          </table:table-cell>
          <table:table-cell office:value-type="float" office:value="0.02052789" calcext:value-type="float">
            <text:p>0.02052789</text:p>
          </table:table-cell>
          <table:table-cell office:value-type="float" office:value="1694.015" calcext:value-type="float">
            <text:p>1694.015</text:p>
          </table:table-cell>
          <table:table-cell office:value-type="float" office:value="0.6984023" calcext:value-type="float">
            <text:p>0.6984023</text:p>
          </table:table-cell>
          <table:table-cell office:value-type="float" office:value="0" calcext:value-type="float">
            <text:p>0</text:p>
          </table:table-cell>
          <table:table-cell office:value-type="float" office:value="0.5209243" calcext:value-type="float">
            <text:p>0.5209243</text:p>
          </table:table-cell>
          <table:table-cell office:value-type="float" office:value="0.5268122" calcext:value-type="float">
            <text:p>0.5268122</text:p>
          </table:table-cell>
          <table:table-cell office:value-type="float" office:value="0.01990432" calcext:value-type="float">
            <text:p>0.01990432</text:p>
          </table:table-cell>
          <table:table-cell office:value-type="float" office:value="0.01970199" calcext:value-type="float">
            <text:p>0.0197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7662" calcext:value-type="float">
            <text:p>32.97662</text:p>
          </table:table-cell>
          <table:table-cell office:value-type="float" office:value="33.58633" calcext:value-type="float">
            <text:p>33.586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3.758212" calcext:value-type="float">
            <text:p>3.758212</text:p>
          </table:table-cell>
          <table:table-cell office:value-type="float" office:value="126.4003" calcext:value-type="float">
            <text:p>126.400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1131" calcext:value-type="float">
            <text:p>11.113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27607" calcext:value-type="float">
            <text:p>0.002027607</text:p>
          </table:table-cell>
          <table:table-cell office:value-type="float" office:value="0.02052596" calcext:value-type="float">
            <text:p>0.02052596</text:p>
          </table:table-cell>
          <table:table-cell office:value-type="float" office:value="1694.031" calcext:value-type="float">
            <text:p>1694.031</text:p>
          </table:table-cell>
          <table:table-cell office:value-type="float" office:value="0.7073112" calcext:value-type="float">
            <text:p>0.7073112</text:p>
          </table:table-cell>
          <table:table-cell office:value-type="float" office:value="0" calcext:value-type="float">
            <text:p>0</text:p>
          </table:table-cell>
          <table:table-cell office:value-type="float" office:value="0.5355413" calcext:value-type="float">
            <text:p>0.5355413</text:p>
          </table:table-cell>
          <table:table-cell office:value-type="float" office:value="0.546165" calcext:value-type="float">
            <text:p>0.546165</text:p>
          </table:table-cell>
          <table:table-cell office:value-type="float" office:value="0.01988119" calcext:value-type="float">
            <text:p>0.01988119</text:p>
          </table:table-cell>
          <table:table-cell office:value-type="float" office:value="0.0196696" calcext:value-type="float">
            <text:p>0.019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9664" calcext:value-type="float">
            <text:p>32.99664</text:p>
          </table:table-cell>
          <table:table-cell office:value-type="float" office:value="33.59046" calcext:value-type="float">
            <text:p>33.590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3.753745" calcext:value-type="float">
            <text:p>3.753745</text:p>
          </table:table-cell>
          <table:table-cell office:value-type="float" office:value="126.3971" calcext:value-type="float">
            <text:p>126.397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10882" calcext:value-type="float">
            <text:p>11.1088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30901" calcext:value-type="float">
            <text:p>0.002030901</text:p>
          </table:table-cell>
          <table:table-cell office:value-type="float" office:value="0.02052335" calcext:value-type="float">
            <text:p>0.02052335</text:p>
          </table:table-cell>
          <table:table-cell office:value-type="float" office:value="1694.047" calcext:value-type="float">
            <text:p>1694.047</text:p>
          </table:table-cell>
          <table:table-cell office:value-type="float" office:value="0.7128668" calcext:value-type="float">
            <text:p>0.7128668</text:p>
          </table:table-cell>
          <table:table-cell office:value-type="float" office:value="0" calcext:value-type="float">
            <text:p>0</text:p>
          </table:table-cell>
          <table:table-cell office:value-type="float" office:value="0.5234909" calcext:value-type="float">
            <text:p>0.5234909</text:p>
          </table:table-cell>
          <table:table-cell office:value-type="float" office:value="0.5318691" calcext:value-type="float">
            <text:p>0.5318691</text:p>
          </table:table-cell>
          <table:table-cell office:value-type="float" office:value="0.01983622" calcext:value-type="float">
            <text:p>0.01983622</text:p>
          </table:table-cell>
          <table:table-cell office:value-type="float" office:value="0.01963722" calcext:value-type="float">
            <text:p>0.0196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249" calcext:value-type="float">
            <text:p>33.01249</text:p>
          </table:table-cell>
          <table:table-cell office:value-type="float" office:value="33.59347" calcext:value-type="float">
            <text:p>33.593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3.74926" calcext:value-type="float">
            <text:p>3.74926</text:p>
          </table:table-cell>
          <table:table-cell office:value-type="float" office:value="126.3943" calcext:value-type="float">
            <text:p>126.394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10421" calcext:value-type="float">
            <text:p>11.1042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34209" calcext:value-type="float">
            <text:p>0.002034209</text:p>
          </table:table-cell>
          <table:table-cell office:value-type="float" office:value="0.02052037" calcext:value-type="float">
            <text:p>0.02052037</text:p>
          </table:table-cell>
          <table:table-cell office:value-type="float" office:value="1694.063" calcext:value-type="float">
            <text:p>1694.063</text:p>
          </table:table-cell>
          <table:table-cell office:value-type="float" office:value="0.7188393" calcext:value-type="float">
            <text:p>0.7188393</text:p>
          </table:table-cell>
          <table:table-cell office:value-type="float" office:value="0" calcext:value-type="float">
            <text:p>0</text:p>
          </table:table-cell>
          <table:table-cell office:value-type="float" office:value="0.5304684" calcext:value-type="float">
            <text:p>0.5304684</text:p>
          </table:table-cell>
          <table:table-cell office:value-type="float" office:value="0.5270747" calcext:value-type="float">
            <text:p>0.5270747</text:p>
          </table:table-cell>
          <table:table-cell office:value-type="float" office:value="0.01978736" calcext:value-type="float">
            <text:p>0.01978736</text:p>
          </table:table-cell>
          <table:table-cell office:value-type="float" office:value="0.0196049" calcext:value-type="float">
            <text:p>0.019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2592" calcext:value-type="float">
            <text:p>33.02592</text:p>
          </table:table-cell>
          <table:table-cell office:value-type="float" office:value="33.59443" calcext:value-type="float">
            <text:p>33.594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3.744113" calcext:value-type="float">
            <text:p>3.744113</text:p>
          </table:table-cell>
          <table:table-cell office:value-type="float" office:value="126.3916" calcext:value-type="float">
            <text:p>126.391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9966" calcext:value-type="float">
            <text:p>11.0996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37517" calcext:value-type="float">
            <text:p>0.002037517</text:p>
          </table:table-cell>
          <table:table-cell office:value-type="float" office:value="0.02051745" calcext:value-type="float">
            <text:p>0.02051745</text:p>
          </table:table-cell>
          <table:table-cell office:value-type="float" office:value="1694.079" calcext:value-type="float">
            <text:p>1694.079</text:p>
          </table:table-cell>
          <table:table-cell office:value-type="float" office:value="0.7264097" calcext:value-type="float">
            <text:p>0.7264097</text:p>
          </table:table-cell>
          <table:table-cell office:value-type="float" office:value="0" calcext:value-type="float">
            <text:p>0</text:p>
          </table:table-cell>
          <table:table-cell office:value-type="float" office:value="0.5405442" calcext:value-type="float">
            <text:p>0.5405442</text:p>
          </table:table-cell>
          <table:table-cell office:value-type="float" office:value="0.5371115" calcext:value-type="float">
            <text:p>0.5371115</text:p>
          </table:table-cell>
          <table:table-cell office:value-type="float" office:value="0.01975396" calcext:value-type="float">
            <text:p>0.01975396</text:p>
          </table:table-cell>
          <table:table-cell office:value-type="float" office:value="0.01957265" calcext:value-type="float">
            <text:p>0.01957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4076" calcext:value-type="float">
            <text:p>33.04076</text:p>
          </table:table-cell>
          <table:table-cell office:value-type="float" office:value="33.59631" calcext:value-type="float">
            <text:p>33.596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3.738879" calcext:value-type="float">
            <text:p>3.738879</text:p>
          </table:table-cell>
          <table:table-cell office:value-type="float" office:value="126.3888" calcext:value-type="float">
            <text:p>126.388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954" calcext:value-type="float">
            <text:p>11.095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40825" calcext:value-type="float">
            <text:p>0.002040825</text:p>
          </table:table-cell>
          <table:table-cell office:value-type="float" office:value="0.0205145" calcext:value-type="float">
            <text:p>0.0205145</text:p>
          </table:table-cell>
          <table:table-cell office:value-type="float" office:value="1694.095" calcext:value-type="float">
            <text:p>1694.095</text:p>
          </table:table-cell>
          <table:table-cell office:value-type="float" office:value="0.7352917" calcext:value-type="float">
            <text:p>0.7352917</text:p>
          </table:table-cell>
          <table:table-cell office:value-type="float" office:value="0" calcext:value-type="float">
            <text:p>0</text:p>
          </table:table-cell>
          <table:table-cell office:value-type="float" office:value="0.5280972" calcext:value-type="float">
            <text:p>0.5280972</text:p>
          </table:table-cell>
          <table:table-cell office:value-type="float" office:value="0.5318098" calcext:value-type="float">
            <text:p>0.5318098</text:p>
          </table:table-cell>
          <table:table-cell office:value-type="float" office:value="0.01972674" calcext:value-type="float">
            <text:p>0.01972674</text:p>
          </table:table-cell>
          <table:table-cell office:value-type="float" office:value="0.01954042" calcext:value-type="float">
            <text:p>0.01954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5847" calcext:value-type="float">
            <text:p>33.05847</text:p>
          </table:table-cell>
          <table:table-cell office:value-type="float" office:value="33.5997" calcext:value-type="float">
            <text:p>33.59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3.733855" calcext:value-type="float">
            <text:p>3.733855</text:p>
          </table:table-cell>
          <table:table-cell office:value-type="float" office:value="126.3862" calcext:value-type="float">
            <text:p>126.386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9101" calcext:value-type="float">
            <text:p>11.0910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44133" calcext:value-type="float">
            <text:p>0.002044133</text:p>
          </table:table-cell>
          <table:table-cell office:value-type="float" office:value="0.02051164" calcext:value-type="float">
            <text:p>0.02051164</text:p>
          </table:table-cell>
          <table:table-cell office:value-type="float" office:value="1694.11" calcext:value-type="float">
            <text:p>1694.11</text:p>
          </table:table-cell>
          <table:table-cell office:value-type="float" office:value="0.7430183" calcext:value-type="float">
            <text:p>0.7430183</text:p>
          </table:table-cell>
          <table:table-cell office:value-type="float" office:value="0" calcext:value-type="float">
            <text:p>0</text:p>
          </table:table-cell>
          <table:table-cell office:value-type="float" office:value="0.5258517" calcext:value-type="float">
            <text:p>0.5258517</text:p>
          </table:table-cell>
          <table:table-cell office:value-type="float" office:value="0.5268362" calcext:value-type="float">
            <text:p>0.5268362</text:p>
          </table:table-cell>
          <table:table-cell office:value-type="float" office:value="0.0196778" calcext:value-type="float">
            <text:p>0.0196778</text:p>
          </table:table-cell>
          <table:table-cell office:value-type="float" office:value="0.01950827" calcext:value-type="float">
            <text:p>0.0195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7279" calcext:value-type="float">
            <text:p>33.07279</text:p>
          </table:table-cell>
          <table:table-cell office:value-type="float" office:value="33.60147" calcext:value-type="float">
            <text:p>33.601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3.729221" calcext:value-type="float">
            <text:p>3.729221</text:p>
          </table:table-cell>
          <table:table-cell office:value-type="float" office:value="126.3837" calcext:value-type="float">
            <text:p>126.383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8647" calcext:value-type="float">
            <text:p>11.0864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47441" calcext:value-type="float">
            <text:p>0.002047441</text:p>
          </table:table-cell>
          <table:table-cell office:value-type="float" office:value="0.02050875" calcext:value-type="float">
            <text:p>0.02050875</text:p>
          </table:table-cell>
          <table:table-cell office:value-type="float" office:value="1694.126" calcext:value-type="float">
            <text:p>1694.126</text:p>
          </table:table-cell>
          <table:table-cell office:value-type="float" office:value="0.7483978" calcext:value-type="float">
            <text:p>0.7483978</text:p>
          </table:table-cell>
          <table:table-cell office:value-type="float" office:value="0" calcext:value-type="float">
            <text:p>0</text:p>
          </table:table-cell>
          <table:table-cell office:value-type="float" office:value="0.5348819" calcext:value-type="float">
            <text:p>0.5348819</text:p>
          </table:table-cell>
          <table:table-cell office:value-type="float" office:value="0.5118874" calcext:value-type="float">
            <text:p>0.5118874</text:p>
          </table:table-cell>
          <table:table-cell office:value-type="float" office:value="0.01962028" calcext:value-type="float">
            <text:p>0.01962028</text:p>
          </table:table-cell>
          <table:table-cell office:value-type="float" office:value="0.01947618" calcext:value-type="float">
            <text:p>0.01947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8553" calcext:value-type="float">
            <text:p>33.08553</text:p>
          </table:table-cell>
          <table:table-cell office:value-type="float" office:value="33.60249" calcext:value-type="float">
            <text:p>33.602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3.725029" calcext:value-type="float">
            <text:p>3.725029</text:p>
          </table:table-cell>
          <table:table-cell office:value-type="float" office:value="126.3812" calcext:value-type="float">
            <text:p>126.381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8172" calcext:value-type="float">
            <text:p>11.0817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50749" calcext:value-type="float">
            <text:p>0.002050749</text:p>
          </table:table-cell>
          <table:table-cell office:value-type="float" office:value="0.02050587" calcext:value-type="float">
            <text:p>0.02050587</text:p>
          </table:table-cell>
          <table:table-cell office:value-type="float" office:value="1694.141" calcext:value-type="float">
            <text:p>1694.141</text:p>
          </table:table-cell>
          <table:table-cell office:value-type="float" office:value="0.7508286" calcext:value-type="float">
            <text:p>0.7508286</text:p>
          </table:table-cell>
          <table:table-cell office:value-type="float" office:value="0" calcext:value-type="float">
            <text:p>0</text:p>
          </table:table-cell>
          <table:table-cell office:value-type="float" office:value="0.5488894" calcext:value-type="float">
            <text:p>0.5488894</text:p>
          </table:table-cell>
          <table:table-cell office:value-type="float" office:value="0.4898544" calcext:value-type="float">
            <text:p>0.4898544</text:p>
          </table:table-cell>
          <table:table-cell office:value-type="float" office:value="0.01954843" calcext:value-type="float">
            <text:p>0.01954843</text:p>
          </table:table-cell>
          <table:table-cell office:value-type="float" office:value="0.01944412" calcext:value-type="float">
            <text:p>0.01944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9719" calcext:value-type="float">
            <text:p>33.09719</text:p>
          </table:table-cell>
          <table:table-cell office:value-type="float" office:value="33.60214" calcext:value-type="float">
            <text:p>33.602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3.719992" calcext:value-type="float">
            <text:p>3.719992</text:p>
          </table:table-cell>
          <table:table-cell office:value-type="float" office:value="126.3791" calcext:value-type="float">
            <text:p>126.379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7684" calcext:value-type="float">
            <text:p>11.07684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54057" calcext:value-type="float">
            <text:p>0.002054057</text:p>
          </table:table-cell>
          <table:table-cell office:value-type="float" office:value="0.02050296" calcext:value-type="float">
            <text:p>0.02050296</text:p>
          </table:table-cell>
          <table:table-cell office:value-type="float" office:value="1694.156" calcext:value-type="float">
            <text:p>1694.156</text:p>
          </table:table-cell>
          <table:table-cell office:value-type="float" office:value="0.7498232" calcext:value-type="float">
            <text:p>0.7498232</text:p>
          </table:table-cell>
          <table:table-cell office:value-type="float" office:value="0" calcext:value-type="float">
            <text:p>0</text:p>
          </table:table-cell>
          <table:table-cell office:value-type="float" office:value="0.5797616" calcext:value-type="float">
            <text:p>0.5797616</text:p>
          </table:table-cell>
          <table:table-cell office:value-type="float" office:value="0.4833786" calcext:value-type="float">
            <text:p>0.4833786</text:p>
          </table:table-cell>
          <table:table-cell office:value-type="float" office:value="0.0195046" calcext:value-type="float">
            <text:p>0.0195046</text:p>
          </table:table-cell>
          <table:table-cell office:value-type="float" office:value="0.01941214" calcext:value-type="float">
            <text:p>0.01941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0873" calcext:value-type="float">
            <text:p>33.10873</text:p>
          </table:table-cell>
          <table:table-cell office:value-type="float" office:value="33.60061" calcext:value-type="float">
            <text:p>33.600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3.714885" calcext:value-type="float">
            <text:p>3.714885</text:p>
          </table:table-cell>
          <table:table-cell office:value-type="float" office:value="126.377" calcext:value-type="float">
            <text:p>126.37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7196" calcext:value-type="float">
            <text:p>11.0719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57374" calcext:value-type="float">
            <text:p>0.002057374</text:p>
          </table:table-cell>
          <table:table-cell office:value-type="float" office:value="0.02049992" calcext:value-type="float">
            <text:p>0.02049992</text:p>
          </table:table-cell>
          <table:table-cell office:value-type="float" office:value="1694.172" calcext:value-type="float">
            <text:p>1694.172</text:p>
          </table:table-cell>
          <table:table-cell office:value-type="float" office:value="0.7486554" calcext:value-type="float">
            <text:p>0.7486554</text:p>
          </table:table-cell>
          <table:table-cell office:value-type="float" office:value="0" calcext:value-type="float">
            <text:p>0</text:p>
          </table:table-cell>
          <table:table-cell office:value-type="float" office:value="0.6174121" calcext:value-type="float">
            <text:p>0.6174121</text:p>
          </table:table-cell>
          <table:table-cell office:value-type="float" office:value="0.4823561" calcext:value-type="float">
            <text:p>0.4823561</text:p>
          </table:table-cell>
          <table:table-cell office:value-type="float" office:value="0.01946849" calcext:value-type="float">
            <text:p>0.01946849</text:p>
          </table:table-cell>
          <table:table-cell office:value-type="float" office:value="0.0193802" calcext:value-type="float">
            <text:p>0.019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2193" calcext:value-type="float">
            <text:p>33.12193</text:p>
          </table:table-cell>
          <table:table-cell office:value-type="float" office:value="33.59882" calcext:value-type="float">
            <text:p>33.5988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3.711098" calcext:value-type="float">
            <text:p>3.711098</text:p>
          </table:table-cell>
          <table:table-cell office:value-type="float" office:value="126.3747" calcext:value-type="float">
            <text:p>126.374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6708" calcext:value-type="float">
            <text:p>11.06708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60724" calcext:value-type="float">
            <text:p>0.002060724</text:p>
          </table:table-cell>
          <table:table-cell office:value-type="float" office:value="0.02049697" calcext:value-type="float">
            <text:p>0.02049697</text:p>
          </table:table-cell>
          <table:table-cell office:value-type="float" office:value="1694.187" calcext:value-type="float">
            <text:p>1694.187</text:p>
          </table:table-cell>
          <table:table-cell office:value-type="float" office:value="0.7508378" calcext:value-type="float">
            <text:p>0.7508378</text:p>
          </table:table-cell>
          <table:table-cell office:value-type="float" office:value="0" calcext:value-type="float">
            <text:p>0</text:p>
          </table:table-cell>
          <table:table-cell office:value-type="float" office:value="0.5714923" calcext:value-type="float">
            <text:p>0.5714923</text:p>
          </table:table-cell>
          <table:table-cell office:value-type="float" office:value="0.476262" calcext:value-type="float">
            <text:p>0.476262</text:p>
          </table:table-cell>
          <table:table-cell office:value-type="float" office:value="0.01943976" calcext:value-type="float">
            <text:p>0.01943976</text:p>
          </table:table-cell>
          <table:table-cell office:value-type="float" office:value="0.01934829" calcext:value-type="float">
            <text:p>0.01934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554" calcext:value-type="float">
            <text:p>33.13554</text:p>
          </table:table-cell>
          <table:table-cell office:value-type="float" office:value="33.59664" calcext:value-type="float">
            <text:p>33.5966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3.707386" calcext:value-type="float">
            <text:p>3.707386</text:p>
          </table:table-cell>
          <table:table-cell office:value-type="float" office:value="126.3727" calcext:value-type="float">
            <text:p>126.372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6201" calcext:value-type="float">
            <text:p>11.0620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64077" calcext:value-type="float">
            <text:p>0.002064077</text:p>
          </table:table-cell>
          <table:table-cell office:value-type="float" office:value="0.02049398" calcext:value-type="float">
            <text:p>0.02049398</text:p>
          </table:table-cell>
          <table:table-cell office:value-type="float" office:value="1694.202" calcext:value-type="float">
            <text:p>1694.202</text:p>
          </table:table-cell>
          <table:table-cell office:value-type="float" office:value="0.7516888" calcext:value-type="float">
            <text:p>0.7516888</text:p>
          </table:table-cell>
          <table:table-cell office:value-type="float" office:value="0" calcext:value-type="float">
            <text:p>0</text:p>
          </table:table-cell>
          <table:table-cell office:value-type="float" office:value="0.5513386" calcext:value-type="float">
            <text:p>0.5513386</text:p>
          </table:table-cell>
          <table:table-cell office:value-type="float" office:value="0.4665468" calcext:value-type="float">
            <text:p>0.4665468</text:p>
          </table:table-cell>
          <table:table-cell office:value-type="float" office:value="0.01939837" calcext:value-type="float">
            <text:p>0.01939837</text:p>
          </table:table-cell>
          <table:table-cell office:value-type="float" office:value="0.01931646" calcext:value-type="float">
            <text:p>0.0193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4539" calcext:value-type="float">
            <text:p>33.14539</text:p>
          </table:table-cell>
          <table:table-cell office:value-type="float" office:value="33.59324" calcext:value-type="float">
            <text:p>33.593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3.704336" calcext:value-type="float">
            <text:p>3.704336</text:p>
          </table:table-cell>
          <table:table-cell office:value-type="float" office:value="126.371" calcext:value-type="float">
            <text:p>126.37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5636" calcext:value-type="float">
            <text:p>11.05636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67439" calcext:value-type="float">
            <text:p>0.002067439</text:p>
          </table:table-cell>
          <table:table-cell office:value-type="float" office:value="0.02049076" calcext:value-type="float">
            <text:p>0.02049076</text:p>
          </table:table-cell>
          <table:table-cell office:value-type="float" office:value="1694.216" calcext:value-type="float">
            <text:p>1694.216</text:p>
          </table:table-cell>
          <table:table-cell office:value-type="float" office:value="0.7553686" calcext:value-type="float">
            <text:p>0.7553686</text:p>
          </table:table-cell>
          <table:table-cell office:value-type="float" office:value="0" calcext:value-type="float">
            <text:p>0</text:p>
          </table:table-cell>
          <table:table-cell office:value-type="float" office:value="0.3683276" calcext:value-type="float">
            <text:p>0.3683276</text:p>
          </table:table-cell>
          <table:table-cell office:value-type="float" office:value="0.4504496" calcext:value-type="float">
            <text:p>0.4504496</text:p>
          </table:table-cell>
          <table:table-cell office:value-type="float" office:value="0.01941076" calcext:value-type="float">
            <text:p>0.01941076</text:p>
          </table:table-cell>
          <table:table-cell office:value-type="float" office:value="0.01928468" calcext:value-type="float">
            <text:p>0.01928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594" calcext:value-type="float">
            <text:p>33.13594</text:p>
          </table:table-cell>
          <table:table-cell office:value-type="float" office:value="33.58503" calcext:value-type="float">
            <text:p>33.585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3.701921" calcext:value-type="float">
            <text:p>3.701921</text:p>
          </table:table-cell>
          <table:table-cell office:value-type="float" office:value="126.3696" calcext:value-type="float">
            <text:p>126.369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501" calcext:value-type="float">
            <text:p>11.0501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70836" calcext:value-type="float">
            <text:p>0.002070836</text:p>
          </table:table-cell>
          <table:table-cell office:value-type="float" office:value="0.02048774" calcext:value-type="float">
            <text:p>0.02048774</text:p>
          </table:table-cell>
          <table:table-cell office:value-type="float" office:value="1694.23" calcext:value-type="float">
            <text:p>1694.23</text:p>
          </table:table-cell>
          <table:table-cell office:value-type="float" office:value="0.7578536" calcext:value-type="float">
            <text:p>0.7578536</text:p>
          </table:table-cell>
          <table:table-cell office:value-type="float" office:value="0" calcext:value-type="float">
            <text:p>0</text:p>
          </table:table-cell>
          <table:table-cell office:value-type="float" office:value="0.4136919" calcext:value-type="float">
            <text:p>0.4136919</text:p>
          </table:table-cell>
          <table:table-cell office:value-type="float" office:value="0.4615399" calcext:value-type="float">
            <text:p>0.4615399</text:p>
          </table:table-cell>
          <table:table-cell office:value-type="float" office:value="0.01940063" calcext:value-type="float">
            <text:p>0.01940063</text:p>
          </table:table-cell>
          <table:table-cell office:value-type="float" office:value="0.01925296" calcext:value-type="float">
            <text:p>0.0192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2409" calcext:value-type="float">
            <text:p>33.12409</text:p>
          </table:table-cell>
          <table:table-cell office:value-type="float" office:value="33.57387" calcext:value-type="float">
            <text:p>33.573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3.699369" calcext:value-type="float">
            <text:p>3.699369</text:p>
          </table:table-cell>
          <table:table-cell office:value-type="float" office:value="126.3683" calcext:value-type="float">
            <text:p>126.368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4357" calcext:value-type="float">
            <text:p>11.04357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74233" calcext:value-type="float">
            <text:p>0.002074233</text:p>
          </table:table-cell>
          <table:table-cell office:value-type="float" office:value="0.02048504" calcext:value-type="float">
            <text:p>0.02048504</text:p>
          </table:table-cell>
          <table:table-cell office:value-type="float" office:value="1694.244" calcext:value-type="float">
            <text:p>1694.244</text:p>
          </table:table-cell>
          <table:table-cell office:value-type="float" office:value="0.7615243" calcext:value-type="float">
            <text:p>0.7615243</text:p>
          </table:table-cell>
          <table:table-cell office:value-type="float" office:value="0" calcext:value-type="float">
            <text:p>0</text:p>
          </table:table-cell>
          <table:table-cell office:value-type="float" office:value="0.3909507" calcext:value-type="float">
            <text:p>0.3909507</text:p>
          </table:table-cell>
          <table:table-cell office:value-type="float" office:value="0.4540092" calcext:value-type="float">
            <text:p>0.4540092</text:p>
          </table:table-cell>
          <table:table-cell office:value-type="float" office:value="0.01936081" calcext:value-type="float">
            <text:p>0.01936081</text:p>
          </table:table-cell>
          <table:table-cell office:value-type="float" office:value="0.01922128" calcext:value-type="float">
            <text:p>0.0192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1207" calcext:value-type="float">
            <text:p>33.11207</text:p>
          </table:table-cell>
          <table:table-cell office:value-type="float" office:value="33.56282" calcext:value-type="float">
            <text:p>33.5628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3.696624" calcext:value-type="float">
            <text:p>3.696624</text:p>
          </table:table-cell>
          <table:table-cell office:value-type="float" office:value="126.3671" calcext:value-type="float">
            <text:p>126.367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3682" calcext:value-type="float">
            <text:p>11.03682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77631" calcext:value-type="float">
            <text:p>0.002077631</text:p>
          </table:table-cell>
          <table:table-cell office:value-type="float" office:value="0.02048208" calcext:value-type="float">
            <text:p>0.02048208</text:p>
          </table:table-cell>
          <table:table-cell office:value-type="float" office:value="1694.257" calcext:value-type="float">
            <text:p>1694.257</text:p>
          </table:table-cell>
          <table:table-cell office:value-type="float" office:value="0.7672492" calcext:value-type="float">
            <text:p>0.7672492</text:p>
          </table:table-cell>
          <table:table-cell office:value-type="float" office:value="0" calcext:value-type="float">
            <text:p>0</text:p>
          </table:table-cell>
          <table:table-cell office:value-type="float" office:value="0.3638591" calcext:value-type="float">
            <text:p>0.3638591</text:p>
          </table:table-cell>
          <table:table-cell office:value-type="float" office:value="0.4454556" calcext:value-type="float">
            <text:p>0.4454556</text:p>
          </table:table-cell>
          <table:table-cell office:value-type="float" office:value="0.01932381" calcext:value-type="float">
            <text:p>0.01932381</text:p>
          </table:table-cell>
          <table:table-cell office:value-type="float" office:value="0.01918967" calcext:value-type="float">
            <text:p>0.01918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9298" calcext:value-type="float">
            <text:p>33.09298</text:p>
          </table:table-cell>
          <table:table-cell office:value-type="float" office:value="33.54964" calcext:value-type="float">
            <text:p>33.5496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3.694302" calcext:value-type="float">
            <text:p>3.694302</text:p>
          </table:table-cell>
          <table:table-cell office:value-type="float" office:value="126.3659" calcext:value-type="float">
            <text:p>126.365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3005" calcext:value-type="float">
            <text:p>11.03005</text:p>
          </table:table-cell>
          <table:table-cell office:value-type="float" office:value="0.007454882" calcext:value-type="float">
            <text:p>0.007454882</text:p>
          </table:table-cell>
          <table:table-cell office:value-type="float" office:value="0.002081028" calcext:value-type="float">
            <text:p>0.002081028</text:p>
          </table:table-cell>
          <table:table-cell office:value-type="float" office:value="0.02047922" calcext:value-type="float">
            <text:p>0.02047922</text:p>
          </table:table-cell>
          <table:table-cell office:value-type="float" office:value="1694.271" calcext:value-type="float">
            <text:p>1694.271</text:p>
          </table:table-cell>
          <table:table-cell office:value-type="float" office:value="0.7704439" calcext:value-type="float">
            <text:p>0.7704439</text:p>
          </table:table-cell>
          <table:table-cell office:value-type="float" office:value="0" calcext:value-type="float">
            <text:p>0</text:p>
          </table:table-cell>
          <table:table-cell office:value-type="float" office:value="0.3745222" calcext:value-type="float">
            <text:p>0.3745222</text:p>
          </table:table-cell>
          <table:table-cell office:value-type="float" office:value="0.4506719" calcext:value-type="float">
            <text:p>0.4506719</text:p>
          </table:table-cell>
          <table:table-cell office:value-type="float" office:value="0.01930044" calcext:value-type="float">
            <text:p>0.01930044</text:p>
          </table:table-cell>
          <table:table-cell office:value-type="float" office:value="0.0191581" calcext:value-type="float">
            <text:p>0.0191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7743" calcext:value-type="float">
            <text:p>33.07743</text:p>
          </table:table-cell>
          <table:table-cell office:value-type="float" office:value="33.53687" calcext:value-type="float">
            <text:p>33.536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3.692061" calcext:value-type="float">
            <text:p>3.692061</text:p>
          </table:table-cell>
          <table:table-cell office:value-type="float" office:value="126.365" calcext:value-type="float">
            <text:p>126.365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205" calcext:value-type="float">
            <text:p>11.020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085296" calcext:value-type="float">
            <text:p>0.002085296</text:p>
          </table:table-cell>
          <table:table-cell office:value-type="float" office:value="0.02048666" calcext:value-type="float">
            <text:p>0.02048666</text:p>
          </table:table-cell>
          <table:table-cell office:value-type="float" office:value="1694.284" calcext:value-type="float">
            <text:p>1694.284</text:p>
          </table:table-cell>
          <table:table-cell office:value-type="float" office:value="0.7737779" calcext:value-type="float">
            <text:p>0.7737779</text:p>
          </table:table-cell>
          <table:table-cell office:value-type="float" office:value="0" calcext:value-type="float">
            <text:p>0</text:p>
          </table:table-cell>
          <table:table-cell office:value-type="float" office:value="0.1802213" calcext:value-type="float">
            <text:p>0.1802213</text:p>
          </table:table-cell>
          <table:table-cell office:value-type="float" office:value="0.3319673" calcext:value-type="float">
            <text:p>0.3319673</text:p>
          </table:table-cell>
          <table:table-cell office:value-type="float" office:value="0.01921325" calcext:value-type="float">
            <text:p>0.01921325</text:p>
          </table:table-cell>
          <table:table-cell office:value-type="float" office:value="0.01912655" calcext:value-type="float">
            <text:p>0.01912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0119" calcext:value-type="float">
            <text:p>33.00119</text:p>
          </table:table-cell>
          <table:table-cell office:value-type="float" office:value="33.48992" calcext:value-type="float">
            <text:p>33.489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3.689728" calcext:value-type="float">
            <text:p>3.689728</text:p>
          </table:table-cell>
          <table:table-cell office:value-type="float" office:value="126.364" calcext:value-type="float">
            <text:p>126.36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1134" calcext:value-type="float">
            <text:p>11.0113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088693" calcext:value-type="float">
            <text:p>0.002088693</text:p>
          </table:table-cell>
          <table:table-cell office:value-type="float" office:value="0.02048252" calcext:value-type="float">
            <text:p>0.02048252</text:p>
          </table:table-cell>
          <table:table-cell office:value-type="float" office:value="1694.298" calcext:value-type="float">
            <text:p>1694.298</text:p>
          </table:table-cell>
          <table:table-cell office:value-type="float" office:value="0.7789406" calcext:value-type="float">
            <text:p>0.7789406</text:p>
          </table:table-cell>
          <table:table-cell office:value-type="float" office:value="0" calcext:value-type="float">
            <text:p>0</text:p>
          </table:table-cell>
          <table:table-cell office:value-type="float" office:value="0.3934188" calcext:value-type="float">
            <text:p>0.3934188</text:p>
          </table:table-cell>
          <table:table-cell office:value-type="float" office:value="0.4450888" calcext:value-type="float">
            <text:p>0.4450888</text:p>
          </table:table-cell>
          <table:table-cell office:value-type="float" office:value="0.01928606" calcext:value-type="float">
            <text:p>0.01928606</text:p>
          </table:table-cell>
          <table:table-cell office:value-type="float" office:value="0.01909511" calcext:value-type="float">
            <text:p>0.01909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6892" calcext:value-type="float">
            <text:p>32.96892</text:p>
          </table:table-cell>
          <table:table-cell office:value-type="float" office:value="33.46395" calcext:value-type="float">
            <text:p>33.4639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3.687111" calcext:value-type="float">
            <text:p>3.687111</text:p>
          </table:table-cell>
          <table:table-cell office:value-type="float" office:value="126.3631" calcext:value-type="float">
            <text:p>126.363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1.00266" calcext:value-type="float">
            <text:p>11.0026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092101" calcext:value-type="float">
            <text:p>0.002092101</text:p>
          </table:table-cell>
          <table:table-cell office:value-type="float" office:value="0.02047891" calcext:value-type="float">
            <text:p>0.02047891</text:p>
          </table:table-cell>
          <table:table-cell office:value-type="float" office:value="1694.312" calcext:value-type="float">
            <text:p>1694.312</text:p>
          </table:table-cell>
          <table:table-cell office:value-type="float" office:value="0.7869008" calcext:value-type="float">
            <text:p>0.7869008</text:p>
          </table:table-cell>
          <table:table-cell office:value-type="float" office:value="0" calcext:value-type="float">
            <text:p>0</text:p>
          </table:table-cell>
          <table:table-cell office:value-type="float" office:value="0.4402348" calcext:value-type="float">
            <text:p>0.4402348</text:p>
          </table:table-cell>
          <table:table-cell office:value-type="float" office:value="0.4621538" calcext:value-type="float">
            <text:p>0.4621538</text:p>
          </table:table-cell>
          <table:table-cell office:value-type="float" office:value="0.01927989" calcext:value-type="float">
            <text:p>0.01927989</text:p>
          </table:table-cell>
          <table:table-cell office:value-type="float" office:value="0.01906368" calcext:value-type="float">
            <text:p>0.01906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5952" calcext:value-type="float">
            <text:p>32.95952</text:p>
          </table:table-cell>
          <table:table-cell office:value-type="float" office:value="33.44865" calcext:value-type="float">
            <text:p>33.448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3.683796" calcext:value-type="float">
            <text:p>3.683796</text:p>
          </table:table-cell>
          <table:table-cell office:value-type="float" office:value="126.3623" calcext:value-type="float">
            <text:p>126.362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9469" calcext:value-type="float">
            <text:p>10.9946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095499" calcext:value-type="float">
            <text:p>0.002095499</text:p>
          </table:table-cell>
          <table:table-cell office:value-type="float" office:value="0.02047507" calcext:value-type="float">
            <text:p>0.02047507</text:p>
          </table:table-cell>
          <table:table-cell office:value-type="float" office:value="1694.327" calcext:value-type="float">
            <text:p>1694.327</text:p>
          </table:table-cell>
          <table:table-cell office:value-type="float" office:value="0.8011741" calcext:value-type="float">
            <text:p>0.8011741</text:p>
          </table:table-cell>
          <table:table-cell office:value-type="float" office:value="0" calcext:value-type="float">
            <text:p>0</text:p>
          </table:table-cell>
          <table:table-cell office:value-type="float" office:value="0.4248296" calcext:value-type="float">
            <text:p>0.4248296</text:p>
          </table:table-cell>
          <table:table-cell office:value-type="float" office:value="0.4760692" calcext:value-type="float">
            <text:p>0.4760692</text:p>
          </table:table-cell>
          <table:table-cell office:value-type="float" office:value="0.01926496" calcext:value-type="float">
            <text:p>0.01926496</text:p>
          </table:table-cell>
          <table:table-cell office:value-type="float" office:value="0.01903228" calcext:value-type="float">
            <text:p>0.0190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5139" calcext:value-type="float">
            <text:p>32.95139</text:p>
          </table:table-cell>
          <table:table-cell office:value-type="float" office:value="33.43521" calcext:value-type="float">
            <text:p>33.435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3.679753" calcext:value-type="float">
            <text:p>3.679753</text:p>
          </table:table-cell>
          <table:table-cell office:value-type="float" office:value="126.3618" calcext:value-type="float">
            <text:p>126.361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8708" calcext:value-type="float">
            <text:p>10.98708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098896" calcext:value-type="float">
            <text:p>0.002098896</text:p>
          </table:table-cell>
          <table:table-cell office:value-type="float" office:value="0.02047111" calcext:value-type="float">
            <text:p>0.02047111</text:p>
          </table:table-cell>
          <table:table-cell office:value-type="float" office:value="1694.342" calcext:value-type="float">
            <text:p>1694.342</text:p>
          </table:table-cell>
          <table:table-cell office:value-type="float" office:value="0.8184796" calcext:value-type="float">
            <text:p>0.8184796</text:p>
          </table:table-cell>
          <table:table-cell office:value-type="float" office:value="0" calcext:value-type="float">
            <text:p>0</text:p>
          </table:table-cell>
          <table:table-cell office:value-type="float" office:value="0.4754055" calcext:value-type="float">
            <text:p>0.4754055</text:p>
          </table:table-cell>
          <table:table-cell office:value-type="float" office:value="0.4906226" calcext:value-type="float">
            <text:p>0.4906226</text:p>
          </table:table-cell>
          <table:table-cell office:value-type="float" office:value="0.01924616" calcext:value-type="float">
            <text:p>0.01924616</text:p>
          </table:table-cell>
          <table:table-cell office:value-type="float" office:value="0.01900099" calcext:value-type="float">
            <text:p>0.0190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4902" calcext:value-type="float">
            <text:p>32.94902</text:p>
          </table:table-cell>
          <table:table-cell office:value-type="float" office:value="33.42508" calcext:value-type="float">
            <text:p>33.425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3.673622" calcext:value-type="float">
            <text:p>3.673622</text:p>
          </table:table-cell>
          <table:table-cell office:value-type="float" office:value="126.3617" calcext:value-type="float">
            <text:p>126.361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803" calcext:value-type="float">
            <text:p>10.980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102986" calcext:value-type="float">
            <text:p>0.002102986</text:p>
          </table:table-cell>
          <table:table-cell office:value-type="float" office:value="0.02047405" calcext:value-type="float">
            <text:p>0.02047405</text:p>
          </table:table-cell>
          <table:table-cell office:value-type="float" office:value="1694.358" calcext:value-type="float">
            <text:p>1694.358</text:p>
          </table:table-cell>
          <table:table-cell office:value-type="float" office:value="0.8437781" calcext:value-type="float">
            <text:p>0.8437781</text:p>
          </table:table-cell>
          <table:table-cell office:value-type="float" office:value="0" calcext:value-type="float">
            <text:p>0</text:p>
          </table:table-cell>
          <table:table-cell office:value-type="float" office:value="0.364512" calcext:value-type="float">
            <text:p>0.364512</text:p>
          </table:table-cell>
          <table:table-cell office:value-type="float" office:value="0.4229894" calcext:value-type="float">
            <text:p>0.4229894</text:p>
          </table:table-cell>
          <table:table-cell office:value-type="float" office:value="0.01917826" calcext:value-type="float">
            <text:p>0.01917826</text:p>
          </table:table-cell>
          <table:table-cell office:value-type="float" office:value="0.01896973" calcext:value-type="float">
            <text:p>0.0189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4226" calcext:value-type="float">
            <text:p>32.94226</text:p>
          </table:table-cell>
          <table:table-cell office:value-type="float" office:value="33.41363" calcext:value-type="float">
            <text:p>33.4136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.665842" calcext:value-type="float">
            <text:p>3.665842</text:p>
          </table:table-cell>
          <table:table-cell office:value-type="float" office:value="126.362" calcext:value-type="float">
            <text:p>126.36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7593" calcext:value-type="float">
            <text:p>10.9759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106386" calcext:value-type="float">
            <text:p>0.002106386</text:p>
          </table:table-cell>
          <table:table-cell office:value-type="float" office:value="0.02046988" calcext:value-type="float">
            <text:p>0.02046988</text:p>
          </table:table-cell>
          <table:table-cell office:value-type="float" office:value="1694.375" calcext:value-type="float">
            <text:p>1694.375</text:p>
          </table:table-cell>
          <table:table-cell office:value-type="float" office:value="0.8666089" calcext:value-type="float">
            <text:p>0.8666089</text:p>
          </table:table-cell>
          <table:table-cell office:value-type="float" office:value="0" calcext:value-type="float">
            <text:p>0</text:p>
          </table:table-cell>
          <table:table-cell office:value-type="float" office:value="0.3604054" calcext:value-type="float">
            <text:p>0.3604054</text:p>
          </table:table-cell>
          <table:table-cell office:value-type="float" office:value="0.4274287" calcext:value-type="float">
            <text:p>0.4274287</text:p>
          </table:table-cell>
          <table:table-cell office:value-type="float" office:value="0.01911382" calcext:value-type="float">
            <text:p>0.01911382</text:p>
          </table:table-cell>
          <table:table-cell office:value-type="float" office:value="0.01893849" calcext:value-type="float">
            <text:p>0.01893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1127" calcext:value-type="float">
            <text:p>32.91127</text:p>
          </table:table-cell>
          <table:table-cell office:value-type="float" office:value="33.38777" calcext:value-type="float">
            <text:p>33.387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3.659352" calcext:value-type="float">
            <text:p>3.659352</text:p>
          </table:table-cell>
          <table:table-cell office:value-type="float" office:value="126.3616" calcext:value-type="float">
            <text:p>126.361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72" calcext:value-type="float">
            <text:p>10.97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109775" calcext:value-type="float">
            <text:p>0.002109775</text:p>
          </table:table-cell>
          <table:table-cell office:value-type="float" office:value="0.02046501" calcext:value-type="float">
            <text:p>0.02046501</text:p>
          </table:table-cell>
          <table:table-cell office:value-type="float" office:value="1694.392" calcext:value-type="float">
            <text:p>1694.392</text:p>
          </table:table-cell>
          <table:table-cell office:value-type="float" office:value="0.8852242" calcext:value-type="float">
            <text:p>0.8852242</text:p>
          </table:table-cell>
          <table:table-cell office:value-type="float" office:value="0" calcext:value-type="float">
            <text:p>0</text:p>
          </table:table-cell>
          <table:table-cell office:value-type="float" office:value="0.4120484" calcext:value-type="float">
            <text:p>0.4120484</text:p>
          </table:table-cell>
          <table:table-cell office:value-type="float" office:value="0.4757868" calcext:value-type="float">
            <text:p>0.4757868</text:p>
          </table:table-cell>
          <table:table-cell office:value-type="float" office:value="0.01912086" calcext:value-type="float">
            <text:p>0.01912086</text:p>
          </table:table-cell>
          <table:table-cell office:value-type="float" office:value="0.01890735" calcext:value-type="float">
            <text:p>0.0189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9141" calcext:value-type="float">
            <text:p>32.89141</text:p>
          </table:table-cell>
          <table:table-cell office:value-type="float" office:value="33.37136" calcext:value-type="float">
            <text:p>33.371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3.654612" calcext:value-type="float">
            <text:p>3.654612</text:p>
          </table:table-cell>
          <table:table-cell office:value-type="float" office:value="126.3607" calcext:value-type="float">
            <text:p>126.360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666" calcext:value-type="float">
            <text:p>10.966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144375" calcext:value-type="float">
            <text:p>0.002144375</text:p>
          </table:table-cell>
          <table:table-cell office:value-type="float" office:value="0.02135237" calcext:value-type="float">
            <text:p>0.02135237</text:p>
          </table:table-cell>
          <table:table-cell office:value-type="float" office:value="1694.409" calcext:value-type="float">
            <text:p>1694.409</text:p>
          </table:table-cell>
          <table:table-cell office:value-type="float" office:value="0.8923438" calcext:value-type="float">
            <text:p>0.8923438</text:p>
          </table:table-cell>
          <table:table-cell office:value-type="float" office:value="0" calcext:value-type="float">
            <text:p>0</text:p>
          </table:table-cell>
          <table:table-cell office:value-type="float" office:value="0.4222824" calcext:value-type="float">
            <text:p>0.4222824</text:p>
          </table:table-cell>
          <table:table-cell office:value-type="float" office:value="0.4733672" calcext:value-type="float">
            <text:p>0.4733672</text:p>
          </table:table-cell>
          <table:table-cell office:value-type="float" office:value="0.01909097" calcext:value-type="float">
            <text:p>0.01909097</text:p>
          </table:table-cell>
          <table:table-cell office:value-type="float" office:value="0.01887623" calcext:value-type="float">
            <text:p>0.01887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8174" calcext:value-type="float">
            <text:p>32.88174</text:p>
          </table:table-cell>
          <table:table-cell office:value-type="float" office:value="33.36009" calcext:value-type="float">
            <text:p>33.360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3.649935" calcext:value-type="float">
            <text:p>3.649935</text:p>
          </table:table-cell>
          <table:table-cell office:value-type="float" office:value="126.3603" calcext:value-type="float">
            <text:p>126.360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6019" calcext:value-type="float">
            <text:p>10.9601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190018" calcext:value-type="float">
            <text:p>0.002190018</text:p>
          </table:table-cell>
          <table:table-cell office:value-type="float" office:value="0.02254536" calcext:value-type="float">
            <text:p>0.02254536</text:p>
          </table:table-cell>
          <table:table-cell office:value-type="float" office:value="1694.426" calcext:value-type="float">
            <text:p>1694.426</text:p>
          </table:table-cell>
          <table:table-cell office:value-type="float" office:value="0.9036964" calcext:value-type="float">
            <text:p>0.9036964</text:p>
          </table:table-cell>
          <table:table-cell office:value-type="float" office:value="0" calcext:value-type="float">
            <text:p>0</text:p>
          </table:table-cell>
          <table:table-cell office:value-type="float" office:value="0.4571122" calcext:value-type="float">
            <text:p>0.4571122</text:p>
          </table:table-cell>
          <table:table-cell office:value-type="float" office:value="0.4924179" calcext:value-type="float">
            <text:p>0.4924179</text:p>
          </table:table-cell>
          <table:table-cell office:value-type="float" office:value="0.01909179" calcext:value-type="float">
            <text:p>0.01909179</text:p>
          </table:table-cell>
          <table:table-cell office:value-type="float" office:value="0.01884515" calcext:value-type="float">
            <text:p>0.01884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7809" calcext:value-type="float">
            <text:p>32.87809</text:p>
          </table:table-cell>
          <table:table-cell office:value-type="float" office:value="33.35187" calcext:value-type="float">
            <text:p>33.3518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3.64456" calcext:value-type="float">
            <text:p>3.64456</text:p>
          </table:table-cell>
          <table:table-cell office:value-type="float" office:value="126.3601" calcext:value-type="float">
            <text:p>126.360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5389" calcext:value-type="float">
            <text:p>10.9538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232351" calcext:value-type="float">
            <text:p>0.002232351</text:p>
          </table:table-cell>
          <table:table-cell office:value-type="float" office:value="0.02358339" calcext:value-type="float">
            <text:p>0.02358339</text:p>
          </table:table-cell>
          <table:table-cell office:value-type="float" office:value="1694.442" calcext:value-type="float">
            <text:p>1694.442</text:p>
          </table:table-cell>
          <table:table-cell office:value-type="float" office:value="0.9221041" calcext:value-type="float">
            <text:p>0.9221041</text:p>
          </table:table-cell>
          <table:table-cell office:value-type="float" office:value="0" calcext:value-type="float">
            <text:p>0</text:p>
          </table:table-cell>
          <table:table-cell office:value-type="float" office:value="0.4396742" calcext:value-type="float">
            <text:p>0.4396742</text:p>
          </table:table-cell>
          <table:table-cell office:value-type="float" office:value="0.4944051" calcext:value-type="float">
            <text:p>0.4944051</text:p>
          </table:table-cell>
          <table:table-cell office:value-type="float" office:value="0.01904273" calcext:value-type="float">
            <text:p>0.01904273</text:p>
          </table:table-cell>
          <table:table-cell office:value-type="float" office:value="0.01881417" calcext:value-type="float">
            <text:p>0.01881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7671" calcext:value-type="float">
            <text:p>32.87671</text:p>
          </table:table-cell>
          <table:table-cell office:value-type="float" office:value="33.3445" calcext:value-type="float">
            <text:p>33.34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3.639456" calcext:value-type="float">
            <text:p>3.639456</text:p>
          </table:table-cell>
          <table:table-cell office:value-type="float" office:value="126.3598" calcext:value-type="float">
            <text:p>126.359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4785" calcext:value-type="float">
            <text:p>10.9478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264858" calcext:value-type="float">
            <text:p>0.002264858</text:p>
          </table:table-cell>
          <table:table-cell office:value-type="float" office:value="0.02436338" calcext:value-type="float">
            <text:p>0.02436338</text:p>
          </table:table-cell>
          <table:table-cell office:value-type="float" office:value="1694.458" calcext:value-type="float">
            <text:p>1694.458</text:p>
          </table:table-cell>
          <table:table-cell office:value-type="float" office:value="0.9366735" calcext:value-type="float">
            <text:p>0.9366735</text:p>
          </table:table-cell>
          <table:table-cell office:value-type="float" office:value="0" calcext:value-type="float">
            <text:p>0</text:p>
          </table:table-cell>
          <table:table-cell office:value-type="float" office:value="0.4287563" calcext:value-type="float">
            <text:p>0.4287563</text:p>
          </table:table-cell>
          <table:table-cell office:value-type="float" office:value="0.4880804" calcext:value-type="float">
            <text:p>0.4880804</text:p>
          </table:table-cell>
          <table:table-cell office:value-type="float" office:value="0.01899331" calcext:value-type="float">
            <text:p>0.01899331</text:p>
          </table:table-cell>
          <table:table-cell office:value-type="float" office:value="0.0187832" calcext:value-type="float">
            <text:p>0.018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7146" calcext:value-type="float">
            <text:p>32.87146</text:p>
          </table:table-cell>
          <table:table-cell office:value-type="float" office:value="33.33726" calcext:value-type="float">
            <text:p>33.337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3.634086" calcext:value-type="float">
            <text:p>3.634086</text:p>
          </table:table-cell>
          <table:table-cell office:value-type="float" office:value="126.3599" calcext:value-type="float">
            <text:p>126.359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4185" calcext:value-type="float">
            <text:p>10.9418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285504" calcext:value-type="float">
            <text:p>0.002285504</text:p>
          </table:table-cell>
          <table:table-cell office:value-type="float" office:value="0.0248128" calcext:value-type="float">
            <text:p>0.0248128</text:p>
          </table:table-cell>
          <table:table-cell office:value-type="float" office:value="1694.474" calcext:value-type="float">
            <text:p>1694.474</text:p>
          </table:table-cell>
          <table:table-cell office:value-type="float" office:value="0.956054" calcext:value-type="float">
            <text:p>0.956054</text:p>
          </table:table-cell>
          <table:table-cell office:value-type="float" office:value="0" calcext:value-type="float">
            <text:p>0</text:p>
          </table:table-cell>
          <table:table-cell office:value-type="float" office:value="0.4297114" calcext:value-type="float">
            <text:p>0.4297114</text:p>
          </table:table-cell>
          <table:table-cell office:value-type="float" office:value="0.4925905" calcext:value-type="float">
            <text:p>0.4925905</text:p>
          </table:table-cell>
          <table:table-cell office:value-type="float" office:value="0.01896206" calcext:value-type="float">
            <text:p>0.01896206</text:p>
          </table:table-cell>
          <table:table-cell office:value-type="float" office:value="0.01875229" calcext:value-type="float">
            <text:p>0.01875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6603" calcext:value-type="float">
            <text:p>32.86603</text:p>
          </table:table-cell>
          <table:table-cell office:value-type="float" office:value="33.33028" calcext:value-type="float">
            <text:p>33.330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3.629242" calcext:value-type="float">
            <text:p>3.629242</text:p>
          </table:table-cell>
          <table:table-cell office:value-type="float" office:value="126.3596" calcext:value-type="float">
            <text:p>126.359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358" calcext:value-type="float">
            <text:p>10.9358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29921" calcext:value-type="float">
            <text:p>0.00229921</text:p>
          </table:table-cell>
          <table:table-cell office:value-type="float" office:value="0.02507704" calcext:value-type="float">
            <text:p>0.02507704</text:p>
          </table:table-cell>
          <table:table-cell office:value-type="float" office:value="1694.49" calcext:value-type="float">
            <text:p>1694.49</text:p>
          </table:table-cell>
          <table:table-cell office:value-type="float" office:value="0.9666298" calcext:value-type="float">
            <text:p>0.9666298</text:p>
          </table:table-cell>
          <table:table-cell office:value-type="float" office:value="0" calcext:value-type="float">
            <text:p>0</text:p>
          </table:table-cell>
          <table:table-cell office:value-type="float" office:value="0.4274817" calcext:value-type="float">
            <text:p>0.4274817</text:p>
          </table:table-cell>
          <table:table-cell office:value-type="float" office:value="0.4762428" calcext:value-type="float">
            <text:p>0.4762428</text:p>
          </table:table-cell>
          <table:table-cell office:value-type="float" office:value="0.01891523" calcext:value-type="float">
            <text:p>0.01891523</text:p>
          </table:table-cell>
          <table:table-cell office:value-type="float" office:value="0.01872144" calcext:value-type="float">
            <text:p>0.0187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5969" calcext:value-type="float">
            <text:p>32.85969</text:p>
          </table:table-cell>
          <table:table-cell office:value-type="float" office:value="33.32204" calcext:value-type="float">
            <text:p>33.322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3.62519" calcext:value-type="float">
            <text:p>3.62519</text:p>
          </table:table-cell>
          <table:table-cell office:value-type="float" office:value="126.3592" calcext:value-type="float">
            <text:p>126.359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2948" calcext:value-type="float">
            <text:p>10.92948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09638" calcext:value-type="float">
            <text:p>0.002309638</text:p>
          </table:table-cell>
          <table:table-cell office:value-type="float" office:value="0.02526315" calcext:value-type="float">
            <text:p>0.02526315</text:p>
          </table:table-cell>
          <table:table-cell office:value-type="float" office:value="1694.506" calcext:value-type="float">
            <text:p>1694.506</text:p>
          </table:table-cell>
          <table:table-cell office:value-type="float" office:value="0.9733099" calcext:value-type="float">
            <text:p>0.9733099</text:p>
          </table:table-cell>
          <table:table-cell office:value-type="float" office:value="0" calcext:value-type="float">
            <text:p>0</text:p>
          </table:table-cell>
          <table:table-cell office:value-type="float" office:value="0.4136726" calcext:value-type="float">
            <text:p>0.4136726</text:p>
          </table:table-cell>
          <table:table-cell office:value-type="float" office:value="0.4621977" calcext:value-type="float">
            <text:p>0.4621977</text:p>
          </table:table-cell>
          <table:table-cell office:value-type="float" office:value="0.01887214" calcext:value-type="float">
            <text:p>0.01887214</text:p>
          </table:table-cell>
          <table:table-cell office:value-type="float" office:value="0.01869064" calcext:value-type="float">
            <text:p>0.0186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512" calcext:value-type="float">
            <text:p>32.8512</text:p>
          </table:table-cell>
          <table:table-cell office:value-type="float" office:value="33.31116" calcext:value-type="float">
            <text:p>33.311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3.621605" calcext:value-type="float">
            <text:p>3.621605</text:p>
          </table:table-cell>
          <table:table-cell office:value-type="float" office:value="126.3588" calcext:value-type="float">
            <text:p>126.358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229" calcext:value-type="float">
            <text:p>10.922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16444" calcext:value-type="float">
            <text:p>0.002316444</text:p>
          </table:table-cell>
          <table:table-cell office:value-type="float" office:value="0.02534324" calcext:value-type="float">
            <text:p>0.02534324</text:p>
          </table:table-cell>
          <table:table-cell office:value-type="float" office:value="1694.521" calcext:value-type="float">
            <text:p>1694.521</text:p>
          </table:table-cell>
          <table:table-cell office:value-type="float" office:value="0.9808208" calcext:value-type="float">
            <text:p>0.9808208</text:p>
          </table:table-cell>
          <table:table-cell office:value-type="float" office:value="0" calcext:value-type="float">
            <text:p>0</text:p>
          </table:table-cell>
          <table:table-cell office:value-type="float" office:value="0.4503723" calcext:value-type="float">
            <text:p>0.4503723</text:p>
          </table:table-cell>
          <table:table-cell office:value-type="float" office:value="0.4672343" calcext:value-type="float">
            <text:p>0.4672343</text:p>
          </table:table-cell>
          <table:table-cell office:value-type="float" office:value="0.01884837" calcext:value-type="float">
            <text:p>0.01884837</text:p>
          </table:table-cell>
          <table:table-cell office:value-type="float" office:value="0.01865988" calcext:value-type="float">
            <text:p>0.0186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4423" calcext:value-type="float">
            <text:p>32.84423</text:p>
          </table:table-cell>
          <table:table-cell office:value-type="float" office:value="33.29983" calcext:value-type="float">
            <text:p>33.2998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3.618854" calcext:value-type="float">
            <text:p>3.618854</text:p>
          </table:table-cell>
          <table:table-cell office:value-type="float" office:value="126.3582" calcext:value-type="float">
            <text:p>126.358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1613" calcext:value-type="float">
            <text:p>10.9161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22522" calcext:value-type="float">
            <text:p>0.002322522</text:p>
          </table:table-cell>
          <table:table-cell office:value-type="float" office:value="0.02540312" calcext:value-type="float">
            <text:p>0.02540312</text:p>
          </table:table-cell>
          <table:table-cell office:value-type="float" office:value="1694.536" calcext:value-type="float">
            <text:p>1694.536</text:p>
          </table:table-cell>
          <table:table-cell office:value-type="float" office:value="0.9813625" calcext:value-type="float">
            <text:p>0.9813625</text:p>
          </table:table-cell>
          <table:table-cell office:value-type="float" office:value="0" calcext:value-type="float">
            <text:p>0</text:p>
          </table:table-cell>
          <table:table-cell office:value-type="float" office:value="0.523971" calcext:value-type="float">
            <text:p>0.523971</text:p>
          </table:table-cell>
          <table:table-cell office:value-type="float" office:value="0.4329719" calcext:value-type="float">
            <text:p>0.4329719</text:p>
          </table:table-cell>
          <table:table-cell office:value-type="float" office:value="0.0187476" calcext:value-type="float">
            <text:p>0.0187476</text:p>
          </table:table-cell>
          <table:table-cell office:value-type="float" office:value="0.01862918" calcext:value-type="float">
            <text:p>0.0186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4552" calcext:value-type="float">
            <text:p>32.84552</text:p>
          </table:table-cell>
          <table:table-cell office:value-type="float" office:value="33.28798" calcext:value-type="float">
            <text:p>33.2879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3.616731" calcext:value-type="float">
            <text:p>3.616731</text:p>
          </table:table-cell>
          <table:table-cell office:value-type="float" office:value="126.3578" calcext:value-type="float">
            <text:p>126.357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0915" calcext:value-type="float">
            <text:p>10.9091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28098" calcext:value-type="float">
            <text:p>0.002328098</text:p>
          </table:table-cell>
          <table:table-cell office:value-type="float" office:value="0.0254504" calcext:value-type="float">
            <text:p>0.0254504</text:p>
          </table:table-cell>
          <table:table-cell office:value-type="float" office:value="1694.551" calcext:value-type="float">
            <text:p>1694.551</text:p>
          </table:table-cell>
          <table:table-cell office:value-type="float" office:value="0.9816785" calcext:value-type="float">
            <text:p>0.9816785</text:p>
          </table:table-cell>
          <table:table-cell office:value-type="float" office:value="0" calcext:value-type="float">
            <text:p>0</text:p>
          </table:table-cell>
          <table:table-cell office:value-type="float" office:value="0.5025055" calcext:value-type="float">
            <text:p>0.5025055</text:p>
          </table:table-cell>
          <table:table-cell office:value-type="float" office:value="0.4493623" calcext:value-type="float">
            <text:p>0.4493623</text:p>
          </table:table-cell>
          <table:table-cell office:value-type="float" office:value="0.01870433" calcext:value-type="float">
            <text:p>0.01870433</text:p>
          </table:table-cell>
          <table:table-cell office:value-type="float" office:value="0.01859854" calcext:value-type="float">
            <text:p>0.01859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4561" calcext:value-type="float">
            <text:p>32.84561</text:p>
          </table:table-cell>
          <table:table-cell office:value-type="float" office:value="33.2799" calcext:value-type="float">
            <text:p>33.27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3.614918" calcext:value-type="float">
            <text:p>3.614918</text:p>
          </table:table-cell>
          <table:table-cell office:value-type="float" office:value="126.3574" calcext:value-type="float">
            <text:p>126.357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90217" calcext:value-type="float">
            <text:p>10.90217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32769" calcext:value-type="float">
            <text:p>0.002332769</text:p>
          </table:table-cell>
          <table:table-cell office:value-type="float" office:value="0.02547202" calcext:value-type="float">
            <text:p>0.02547202</text:p>
          </table:table-cell>
          <table:table-cell office:value-type="float" office:value="1694.566" calcext:value-type="float">
            <text:p>1694.566</text:p>
          </table:table-cell>
          <table:table-cell office:value-type="float" office:value="0.9817482" calcext:value-type="float">
            <text:p>0.9817482</text:p>
          </table:table-cell>
          <table:table-cell office:value-type="float" office:value="0" calcext:value-type="float">
            <text:p>0</text:p>
          </table:table-cell>
          <table:table-cell office:value-type="float" office:value="0.4164233" calcext:value-type="float">
            <text:p>0.4164233</text:p>
          </table:table-cell>
          <table:table-cell office:value-type="float" office:value="0.4796861" calcext:value-type="float">
            <text:p>0.4796861</text:p>
          </table:table-cell>
          <table:table-cell office:value-type="float" office:value="0.01866731" calcext:value-type="float">
            <text:p>0.01866731</text:p>
          </table:table-cell>
          <table:table-cell office:value-type="float" office:value="0.01856788" calcext:value-type="float">
            <text:p>0.01856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4517" calcext:value-type="float">
            <text:p>32.84517</text:p>
          </table:table-cell>
          <table:table-cell office:value-type="float" office:value="33.27974" calcext:value-type="float">
            <text:p>33.2797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3.612303" calcext:value-type="float">
            <text:p>3.612303</text:p>
          </table:table-cell>
          <table:table-cell office:value-type="float" office:value="126.3574" calcext:value-type="float">
            <text:p>126.357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9489" calcext:value-type="float">
            <text:p>10.8948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3696" calcext:value-type="float">
            <text:p>0.00233696</text:p>
          </table:table-cell>
          <table:table-cell office:value-type="float" office:value="0.02548135" calcext:value-type="float">
            <text:p>0.02548135</text:p>
          </table:table-cell>
          <table:table-cell office:value-type="float" office:value="1694.58" calcext:value-type="float">
            <text:p>1694.58</text:p>
          </table:table-cell>
          <table:table-cell office:value-type="float" office:value="0.9816785" calcext:value-type="float">
            <text:p>0.9816785</text:p>
          </table:table-cell>
          <table:table-cell office:value-type="float" office:value="0" calcext:value-type="float">
            <text:p>0</text:p>
          </table:table-cell>
          <table:table-cell office:value-type="float" office:value="0.3916647" calcext:value-type="float">
            <text:p>0.3916647</text:p>
          </table:table-cell>
          <table:table-cell office:value-type="float" office:value="0.411737" calcext:value-type="float">
            <text:p>0.411737</text:p>
          </table:table-cell>
          <table:table-cell office:value-type="float" office:value="0.01864473" calcext:value-type="float">
            <text:p>0.01864473</text:p>
          </table:table-cell>
          <table:table-cell office:value-type="float" office:value="0.01853727" calcext:value-type="float">
            <text:p>0.0185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373" calcext:value-type="float">
            <text:p>32.8373</text:p>
          </table:table-cell>
          <table:table-cell office:value-type="float" office:value="33.2697" calcext:value-type="float">
            <text:p>33.26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3.609505" calcext:value-type="float">
            <text:p>3.609505</text:p>
          </table:table-cell>
          <table:table-cell office:value-type="float" office:value="126.3575" calcext:value-type="float">
            <text:p>126.3575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8739" calcext:value-type="float">
            <text:p>10.8873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41101" calcext:value-type="float">
            <text:p>0.002341101</text:p>
          </table:table-cell>
          <table:table-cell office:value-type="float" office:value="0.02548872" calcext:value-type="float">
            <text:p>0.02548872</text:p>
          </table:table-cell>
          <table:table-cell office:value-type="float" office:value="1694.594" calcext:value-type="float">
            <text:p>1694.594</text:p>
          </table:table-cell>
          <table:table-cell office:value-type="float" office:value="0.9822308" calcext:value-type="float">
            <text:p>0.9822308</text:p>
          </table:table-cell>
          <table:table-cell office:value-type="float" office:value="0" calcext:value-type="float">
            <text:p>0</text:p>
          </table:table-cell>
          <table:table-cell office:value-type="float" office:value="0.4005564" calcext:value-type="float">
            <text:p>0.4005564</text:p>
          </table:table-cell>
          <table:table-cell office:value-type="float" office:value="0.3911772" calcext:value-type="float">
            <text:p>0.3911772</text:p>
          </table:table-cell>
          <table:table-cell office:value-type="float" office:value="0.01862095" calcext:value-type="float">
            <text:p>0.01862095</text:p>
          </table:table-cell>
          <table:table-cell office:value-type="float" office:value="0.01850677" calcext:value-type="float">
            <text:p>0.01850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2888" calcext:value-type="float">
            <text:p>32.82888</text:p>
          </table:table-cell>
          <table:table-cell office:value-type="float" office:value="33.24871" calcext:value-type="float">
            <text:p>33.2487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3.606656" calcext:value-type="float">
            <text:p>3.606656</text:p>
          </table:table-cell>
          <table:table-cell office:value-type="float" office:value="126.3576" calcext:value-type="float">
            <text:p>126.357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7982" calcext:value-type="float">
            <text:p>10.8798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45246" calcext:value-type="float">
            <text:p>0.002345246</text:p>
          </table:table-cell>
          <table:table-cell office:value-type="float" office:value="0.02549628" calcext:value-type="float">
            <text:p>0.02549628</text:p>
          </table:table-cell>
          <table:table-cell office:value-type="float" office:value="1694.609" calcext:value-type="float">
            <text:p>1694.609</text:p>
          </table:table-cell>
          <table:table-cell office:value-type="float" office:value="0.9833105" calcext:value-type="float">
            <text:p>0.9833105</text:p>
          </table:table-cell>
          <table:table-cell office:value-type="float" office:value="0" calcext:value-type="float">
            <text:p>0</text:p>
          </table:table-cell>
          <table:table-cell office:value-type="float" office:value="0.3989848" calcext:value-type="float">
            <text:p>0.3989848</text:p>
          </table:table-cell>
          <table:table-cell office:value-type="float" office:value="0.3858706" calcext:value-type="float">
            <text:p>0.3858706</text:p>
          </table:table-cell>
          <table:table-cell office:value-type="float" office:value="0.01859657" calcext:value-type="float">
            <text:p>0.01859657</text:p>
          </table:table-cell>
          <table:table-cell office:value-type="float" office:value="0.01847633" calcext:value-type="float">
            <text:p>0.01847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2074" calcext:value-type="float">
            <text:p>32.82074</text:p>
          </table:table-cell>
          <table:table-cell office:value-type="float" office:value="33.22473" calcext:value-type="float">
            <text:p>33.2247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3.603706" calcext:value-type="float">
            <text:p>3.603706</text:p>
          </table:table-cell>
          <table:table-cell office:value-type="float" office:value="126.3577" calcext:value-type="float">
            <text:p>126.357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7232" calcext:value-type="float">
            <text:p>10.8723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49464" calcext:value-type="float">
            <text:p>0.002349464</text:p>
          </table:table-cell>
          <table:table-cell office:value-type="float" office:value="0.02550475" calcext:value-type="float">
            <text:p>0.02550475</text:p>
          </table:table-cell>
          <table:table-cell office:value-type="float" office:value="1694.624" calcext:value-type="float">
            <text:p>1694.624</text:p>
          </table:table-cell>
          <table:table-cell office:value-type="float" office:value="0.9855171" calcext:value-type="float">
            <text:p>0.9855171</text:p>
          </table:table-cell>
          <table:table-cell office:value-type="float" office:value="0" calcext:value-type="float">
            <text:p>0</text:p>
          </table:table-cell>
          <table:table-cell office:value-type="float" office:value="0.4192862" calcext:value-type="float">
            <text:p>0.4192862</text:p>
          </table:table-cell>
          <table:table-cell office:value-type="float" office:value="0.4182395" calcext:value-type="float">
            <text:p>0.4182395</text:p>
          </table:table-cell>
          <table:table-cell office:value-type="float" office:value="0.01858058" calcext:value-type="float">
            <text:p>0.01858058</text:p>
          </table:table-cell>
          <table:table-cell office:value-type="float" office:value="0.01844596" calcext:value-type="float">
            <text:p>0.0184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374" calcext:value-type="float">
            <text:p>32.81374</text:p>
          </table:table-cell>
          <table:table-cell office:value-type="float" office:value="33.20206" calcext:value-type="float">
            <text:p>33.202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3.600573" calcext:value-type="float">
            <text:p>3.600573</text:p>
          </table:table-cell>
          <table:table-cell office:value-type="float" office:value="126.3579" calcext:value-type="float">
            <text:p>126.357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6506" calcext:value-type="float">
            <text:p>10.8650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53951" calcext:value-type="float">
            <text:p>0.002353951</text:p>
          </table:table-cell>
          <table:table-cell office:value-type="float" office:value="0.02551981" calcext:value-type="float">
            <text:p>0.02551981</text:p>
          </table:table-cell>
          <table:table-cell office:value-type="float" office:value="1694.639" calcext:value-type="float">
            <text:p>1694.639</text:p>
          </table:table-cell>
          <table:table-cell office:value-type="float" office:value="0.9897839" calcext:value-type="float">
            <text:p>0.9897839</text:p>
          </table:table-cell>
          <table:table-cell office:value-type="float" office:value="0" calcext:value-type="float">
            <text:p>0</text:p>
          </table:table-cell>
          <table:table-cell office:value-type="float" office:value="0.4189047" calcext:value-type="float">
            <text:p>0.4189047</text:p>
          </table:table-cell>
          <table:table-cell office:value-type="float" office:value="0.4478898" calcext:value-type="float">
            <text:p>0.4478898</text:p>
          </table:table-cell>
          <table:table-cell office:value-type="float" office:value="0.01857787" calcext:value-type="float">
            <text:p>0.01857787</text:p>
          </table:table-cell>
          <table:table-cell office:value-type="float" office:value="0.01841565" calcext:value-type="float">
            <text:p>0.01841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0741" calcext:value-type="float">
            <text:p>32.80741</text:p>
          </table:table-cell>
          <table:table-cell office:value-type="float" office:value="33.18699" calcext:value-type="float">
            <text:p>33.186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3.59748" calcext:value-type="float">
            <text:p>3.59748</text:p>
          </table:table-cell>
          <table:table-cell office:value-type="float" office:value="126.3581" calcext:value-type="float">
            <text:p>126.358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5792" calcext:value-type="float">
            <text:p>10.8579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58743" calcext:value-type="float">
            <text:p>0.002358743</text:p>
          </table:table-cell>
          <table:table-cell office:value-type="float" office:value="0.02554325" calcext:value-type="float">
            <text:p>0.02554325</text:p>
          </table:table-cell>
          <table:table-cell office:value-type="float" office:value="1694.653" calcext:value-type="float">
            <text:p>1694.653</text:p>
          </table:table-cell>
          <table:table-cell office:value-type="float" office:value="0.9975356" calcext:value-type="float">
            <text:p>0.9975356</text:p>
          </table:table-cell>
          <table:table-cell office:value-type="float" office:value="0" calcext:value-type="float">
            <text:p>0</text:p>
          </table:table-cell>
          <table:table-cell office:value-type="float" office:value="0.413404" calcext:value-type="float">
            <text:p>0.413404</text:p>
          </table:table-cell>
          <table:table-cell office:value-type="float" office:value="0.4582332" calcext:value-type="float">
            <text:p>0.4582332</text:p>
          </table:table-cell>
          <table:table-cell office:value-type="float" office:value="0.01856487" calcext:value-type="float">
            <text:p>0.01856487</text:p>
          </table:table-cell>
          <table:table-cell office:value-type="float" office:value="0.01838535" calcext:value-type="float">
            <text:p>0.01838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9967" calcext:value-type="float">
            <text:p>32.79967</text:p>
          </table:table-cell>
          <table:table-cell office:value-type="float" office:value="33.17505" calcext:value-type="float">
            <text:p>33.175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3.594523" calcext:value-type="float">
            <text:p>3.594523</text:p>
          </table:table-cell>
          <table:table-cell office:value-type="float" office:value="126.3584" calcext:value-type="float">
            <text:p>126.358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5077" calcext:value-type="float">
            <text:p>10.85077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6323" calcext:value-type="float">
            <text:p>0.00236323</text:p>
          </table:table-cell>
          <table:table-cell office:value-type="float" office:value="0.02555784" calcext:value-type="float">
            <text:p>0.02555784</text:p>
          </table:table-cell>
          <table:table-cell office:value-type="float" office:value="1694.668" calcext:value-type="float">
            <text:p>1694.668</text:p>
          </table:table-cell>
          <table:table-cell office:value-type="float" office:value="1.007836" calcext:value-type="float">
            <text:p>1.007836</text:p>
          </table:table-cell>
          <table:table-cell office:value-type="float" office:value="0" calcext:value-type="float">
            <text:p>0</text:p>
          </table:table-cell>
          <table:table-cell office:value-type="float" office:value="0.3817819" calcext:value-type="float">
            <text:p>0.3817819</text:p>
          </table:table-cell>
          <table:table-cell office:value-type="float" office:value="0.4476413" calcext:value-type="float">
            <text:p>0.4476413</text:p>
          </table:table-cell>
          <table:table-cell office:value-type="float" office:value="0.01852396" calcext:value-type="float">
            <text:p>0.01852396</text:p>
          </table:table-cell>
          <table:table-cell office:value-type="float" office:value="0.01835508" calcext:value-type="float">
            <text:p>0.0183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8641" calcext:value-type="float">
            <text:p>32.78641</text:p>
          </table:table-cell>
          <table:table-cell office:value-type="float" office:value="33.16207" calcext:value-type="float">
            <text:p>33.162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3.591663" calcext:value-type="float">
            <text:p>3.591663</text:p>
          </table:table-cell>
          <table:table-cell office:value-type="float" office:value="126.3587" calcext:value-type="float">
            <text:p>126.358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4354" calcext:value-type="float">
            <text:p>10.8435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67447" calcext:value-type="float">
            <text:p>0.002367447</text:p>
          </table:table-cell>
          <table:table-cell office:value-type="float" office:value="0.02556487" calcext:value-type="float">
            <text:p>0.02556487</text:p>
          </table:table-cell>
          <table:table-cell office:value-type="float" office:value="1694.682" calcext:value-type="float">
            <text:p>1694.682</text:p>
          </table:table-cell>
          <table:table-cell office:value-type="float" office:value="1.017819" calcext:value-type="float">
            <text:p>1.017819</text:p>
          </table:table-cell>
          <table:table-cell office:value-type="float" office:value="0" calcext:value-type="float">
            <text:p>0</text:p>
          </table:table-cell>
          <table:table-cell office:value-type="float" office:value="0.3655442" calcext:value-type="float">
            <text:p>0.3655442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0184919" calcext:value-type="float">
            <text:p>0.0184919</text:p>
          </table:table-cell>
          <table:table-cell office:value-type="float" office:value="0.01832491" calcext:value-type="float">
            <text:p>0.0183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6678" calcext:value-type="float">
            <text:p>32.76678</text:p>
          </table:table-cell>
          <table:table-cell office:value-type="float" office:value="33.14733" calcext:value-type="float">
            <text:p>33.147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3.588847" calcext:value-type="float">
            <text:p>3.588847</text:p>
          </table:table-cell>
          <table:table-cell office:value-type="float" office:value="126.359" calcext:value-type="float">
            <text:p>126.35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363" calcext:value-type="float">
            <text:p>10.836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71495" calcext:value-type="float">
            <text:p>0.002371495</text:p>
          </table:table-cell>
          <table:table-cell office:value-type="float" office:value="0.02556832" calcext:value-type="float">
            <text:p>0.02556832</text:p>
          </table:table-cell>
          <table:table-cell office:value-type="float" office:value="1694.696" calcext:value-type="float">
            <text:p>1694.696</text:p>
          </table:table-cell>
          <table:table-cell office:value-type="float" office:value="1.027675" calcext:value-type="float">
            <text:p>1.027675</text:p>
          </table:table-cell>
          <table:table-cell office:value-type="float" office:value="0" calcext:value-type="float">
            <text:p>0</text:p>
          </table:table-cell>
          <table:table-cell office:value-type="float" office:value="0.3581346" calcext:value-type="float">
            <text:p>0.3581346</text:p>
          </table:table-cell>
          <table:table-cell office:value-type="float" office:value="0.4415186" calcext:value-type="float">
            <text:p>0.4415186</text:p>
          </table:table-cell>
          <table:table-cell office:value-type="float" office:value="0.01846231" calcext:value-type="float">
            <text:p>0.01846231</text:p>
          </table:table-cell>
          <table:table-cell office:value-type="float" office:value="0.01829475" calcext:value-type="float">
            <text:p>0.0182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4462" calcext:value-type="float">
            <text:p>32.74462</text:p>
          </table:table-cell>
          <table:table-cell office:value-type="float" office:value="33.13212" calcext:value-type="float">
            <text:p>33.132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3.586034" calcext:value-type="float">
            <text:p>3.586034</text:p>
          </table:table-cell>
          <table:table-cell office:value-type="float" office:value="126.3594" calcext:value-type="float">
            <text:p>126.359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2905" calcext:value-type="float">
            <text:p>10.8290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75474" calcext:value-type="float">
            <text:p>0.002375474</text:p>
          </table:table-cell>
          <table:table-cell office:value-type="float" office:value="0.02557041" calcext:value-type="float">
            <text:p>0.02557041</text:p>
          </table:table-cell>
          <table:table-cell office:value-type="float" office:value="1694.709" calcext:value-type="float">
            <text:p>1694.709</text:p>
          </table:table-cell>
          <table:table-cell office:value-type="float" office:value="1.037986" calcext:value-type="float">
            <text:p>1.037986</text:p>
          </table:table-cell>
          <table:table-cell office:value-type="float" office:value="0" calcext:value-type="float">
            <text:p>0</text:p>
          </table:table-cell>
          <table:table-cell office:value-type="float" office:value="0.3516965" calcext:value-type="float">
            <text:p>0.3516965</text:p>
          </table:table-cell>
          <table:table-cell office:value-type="float" office:value="0.4404509" calcext:value-type="float">
            <text:p>0.4404509</text:p>
          </table:table-cell>
          <table:table-cell office:value-type="float" office:value="0.01843259" calcext:value-type="float">
            <text:p>0.01843259</text:p>
          </table:table-cell>
          <table:table-cell office:value-type="float" office:value="0.01826462" calcext:value-type="float">
            <text:p>0.01826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207" calcext:value-type="float">
            <text:p>32.7207</text:p>
          </table:table-cell>
          <table:table-cell office:value-type="float" office:value="33.11665" calcext:value-type="float">
            <text:p>33.116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3.583219" calcext:value-type="float">
            <text:p>3.583219</text:p>
          </table:table-cell>
          <table:table-cell office:value-type="float" office:value="126.3598" calcext:value-type="float">
            <text:p>126.359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2179" calcext:value-type="float">
            <text:p>10.8217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79394" calcext:value-type="float">
            <text:p>0.002379394</text:p>
          </table:table-cell>
          <table:table-cell office:value-type="float" office:value="0.02557149" calcext:value-type="float">
            <text:p>0.02557149</text:p>
          </table:table-cell>
          <table:table-cell office:value-type="float" office:value="1694.72" calcext:value-type="float">
            <text:p>1694.72</text:p>
          </table:table-cell>
          <table:table-cell office:value-type="float" office:value="1.048524" calcext:value-type="float">
            <text:p>1.048524</text:p>
          </table:table-cell>
          <table:table-cell office:value-type="float" office:value="0" calcext:value-type="float">
            <text:p>0</text:p>
          </table:table-cell>
          <table:table-cell office:value-type="float" office:value="0.3471898" calcext:value-type="float">
            <text:p>0.3471898</text:p>
          </table:table-cell>
          <table:table-cell office:value-type="float" office:value="0.4402363" calcext:value-type="float">
            <text:p>0.4402363</text:p>
          </table:table-cell>
          <table:table-cell office:value-type="float" office:value="0.01840387" calcext:value-type="float">
            <text:p>0.01840387</text:p>
          </table:table-cell>
          <table:table-cell office:value-type="float" office:value="0.0182346" calcext:value-type="float">
            <text:p>0.018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9616" calcext:value-type="float">
            <text:p>32.69616</text:p>
          </table:table-cell>
          <table:table-cell office:value-type="float" office:value="33.10103" calcext:value-type="float">
            <text:p>33.10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3.579977" calcext:value-type="float">
            <text:p>3.579977</text:p>
          </table:table-cell>
          <table:table-cell office:value-type="float" office:value="126.3605" calcext:value-type="float">
            <text:p>126.3605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1264" calcext:value-type="float">
            <text:p>10.8126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39268" calcext:value-type="float">
            <text:p>0.00239268</text:p>
          </table:table-cell>
          <table:table-cell office:value-type="float" office:value="0.02576369" calcext:value-type="float">
            <text:p>0.02576369</text:p>
          </table:table-cell>
          <table:table-cell office:value-type="float" office:value="1694.729" calcext:value-type="float">
            <text:p>1694.729</text:p>
          </table:table-cell>
          <table:table-cell office:value-type="float" office:value="1.063147" calcext:value-type="float">
            <text:p>1.063147</text:p>
          </table:table-cell>
          <table:table-cell office:value-type="float" office:value="0" calcext:value-type="float">
            <text:p>0</text:p>
          </table:table-cell>
          <table:table-cell office:value-type="float" office:value="0.1277131" calcext:value-type="float">
            <text:p>0.1277131</text:p>
          </table:table-cell>
          <table:table-cell office:value-type="float" office:value="0.2380846" calcext:value-type="float">
            <text:p>0.2380846</text:p>
          </table:table-cell>
          <table:table-cell office:value-type="float" office:value="0.01828391" calcext:value-type="float">
            <text:p>0.01828391</text:p>
          </table:table-cell>
          <table:table-cell office:value-type="float" office:value="0.01820458" calcext:value-type="float">
            <text:p>0.0182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2327" calcext:value-type="float">
            <text:p>32.62327</text:p>
          </table:table-cell>
          <table:table-cell office:value-type="float" office:value="33.05469" calcext:value-type="float">
            <text:p>33.0546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3.577007" calcext:value-type="float">
            <text:p>3.577007</text:p>
          </table:table-cell>
          <table:table-cell office:value-type="float" office:value="126.3612" calcext:value-type="float">
            <text:p>126.361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80387" calcext:value-type="float">
            <text:p>10.80387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430134" calcext:value-type="float">
            <text:p>0.002430134</text:p>
          </table:table-cell>
          <table:table-cell office:value-type="float" office:value="0.026713" calcext:value-type="float">
            <text:p>0.026713</text:p>
          </table:table-cell>
          <table:table-cell office:value-type="float" office:value="1694.739" calcext:value-type="float">
            <text:p>1694.739</text:p>
          </table:table-cell>
          <table:table-cell office:value-type="float" office:value="1.078044" calcext:value-type="float">
            <text:p>1.078044</text:p>
          </table:table-cell>
          <table:table-cell office:value-type="float" office:value="0" calcext:value-type="float">
            <text:p>0</text:p>
          </table:table-cell>
          <table:table-cell office:value-type="float" office:value="0.264063" calcext:value-type="float">
            <text:p>0.264063</text:p>
          </table:table-cell>
          <table:table-cell office:value-type="float" office:value="0.3932143" calcext:value-type="float">
            <text:p>0.3932143</text:p>
          </table:table-cell>
          <table:table-cell office:value-type="float" office:value="0.01833414" calcext:value-type="float">
            <text:p>0.01833414</text:p>
          </table:table-cell>
          <table:table-cell office:value-type="float" office:value="0.01817461" calcext:value-type="float">
            <text:p>0.0181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5102" calcext:value-type="float">
            <text:p>32.55102</text:p>
          </table:table-cell>
          <table:table-cell office:value-type="float" office:value="33.00853" calcext:value-type="float">
            <text:p>33.0085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3.5741" calcext:value-type="float">
            <text:p>3.5741</text:p>
          </table:table-cell>
          <table:table-cell office:value-type="float" office:value="126.3617" calcext:value-type="float">
            <text:p>126.361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9643" calcext:value-type="float">
            <text:p>10.7964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458772" calcext:value-type="float">
            <text:p>0.002458772</text:p>
          </table:table-cell>
          <table:table-cell office:value-type="float" office:value="0.02744872" calcext:value-type="float">
            <text:p>0.02744872</text:p>
          </table:table-cell>
          <table:table-cell office:value-type="float" office:value="1694.75" calcext:value-type="float">
            <text:p>1694.75</text:p>
          </table:table-cell>
          <table:table-cell office:value-type="float" office:value="1.089397" calcext:value-type="float">
            <text:p>1.089397</text:p>
          </table:table-cell>
          <table:table-cell office:value-type="float" office:value="0" calcext:value-type="float">
            <text:p>0</text:p>
          </table:table-cell>
          <table:table-cell office:value-type="float" office:value="0.3161693" calcext:value-type="float">
            <text:p>0.3161693</text:p>
          </table:table-cell>
          <table:table-cell office:value-type="float" office:value="0.429861" calcext:value-type="float">
            <text:p>0.429861</text:p>
          </table:table-cell>
          <table:table-cell office:value-type="float" office:value="0.01832431" calcext:value-type="float">
            <text:p>0.01832431</text:p>
          </table:table-cell>
          <table:table-cell office:value-type="float" office:value="0.01814473" calcext:value-type="float">
            <text:p>0.0181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1002" calcext:value-type="float">
            <text:p>32.51002</text:p>
          </table:table-cell>
          <table:table-cell office:value-type="float" office:value="32.98577" calcext:value-type="float">
            <text:p>32.985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3.571101" calcext:value-type="float">
            <text:p>3.571101</text:p>
          </table:table-cell>
          <table:table-cell office:value-type="float" office:value="126.3624" calcext:value-type="float">
            <text:p>126.362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8915" calcext:value-type="float">
            <text:p>10.7891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479616" calcext:value-type="float">
            <text:p>0.002479616</text:p>
          </table:table-cell>
          <table:table-cell office:value-type="float" office:value="0.02794876" calcext:value-type="float">
            <text:p>0.02794876</text:p>
          </table:table-cell>
          <table:table-cell office:value-type="float" office:value="1694.76" calcext:value-type="float">
            <text:p>1694.76</text:p>
          </table:table-cell>
          <table:table-cell office:value-type="float" office:value="1.103632" calcext:value-type="float">
            <text:p>1.103632</text:p>
          </table:table-cell>
          <table:table-cell office:value-type="float" office:value="0" calcext:value-type="float">
            <text:p>0</text:p>
          </table:table-cell>
          <table:table-cell office:value-type="float" office:value="0.3119047" calcext:value-type="float">
            <text:p>0.3119047</text:p>
          </table:table-cell>
          <table:table-cell office:value-type="float" office:value="0.4387966" calcext:value-type="float">
            <text:p>0.4387966</text:p>
          </table:table-cell>
          <table:table-cell office:value-type="float" office:value="0.01829579" calcext:value-type="float">
            <text:p>0.01829579</text:p>
          </table:table-cell>
          <table:table-cell office:value-type="float" office:value="0.01811486" calcext:value-type="float">
            <text:p>0.0181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758" calcext:value-type="float">
            <text:p>32.4758</text:p>
          </table:table-cell>
          <table:table-cell office:value-type="float" office:value="32.96799" calcext:value-type="float">
            <text:p>32.9679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3.567999" calcext:value-type="float">
            <text:p>3.567999</text:p>
          </table:table-cell>
          <table:table-cell office:value-type="float" office:value="126.3633" calcext:value-type="float">
            <text:p>126.363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8187" calcext:value-type="float">
            <text:p>10.78187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494252" calcext:value-type="float">
            <text:p>0.002494252</text:p>
          </table:table-cell>
          <table:table-cell office:value-type="float" office:value="0.02825596" calcext:value-type="float">
            <text:p>0.02825596</text:p>
          </table:table-cell>
          <table:table-cell office:value-type="float" office:value="1694.77" calcext:value-type="float">
            <text:p>1694.77</text:p>
          </table:table-cell>
          <table:table-cell office:value-type="float" office:value="1.121505" calcext:value-type="float">
            <text:p>1.121505</text:p>
          </table:table-cell>
          <table:table-cell office:value-type="float" office:value="0" calcext:value-type="float">
            <text:p>0</text:p>
          </table:table-cell>
          <table:table-cell office:value-type="float" office:value="0.2940564" calcext:value-type="float">
            <text:p>0.2940564</text:p>
          </table:table-cell>
          <table:table-cell office:value-type="float" office:value="0.441637" calcext:value-type="float">
            <text:p>0.441637</text:p>
          </table:table-cell>
          <table:table-cell office:value-type="float" office:value="0.01826551" calcext:value-type="float">
            <text:p>0.01826551</text:p>
          </table:table-cell>
          <table:table-cell office:value-type="float" office:value="0.01808504" calcext:value-type="float">
            <text:p>0.0180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3801" calcext:value-type="float">
            <text:p>32.43801</text:p>
          </table:table-cell>
          <table:table-cell office:value-type="float" office:value="32.95202" calcext:value-type="float">
            <text:p>32.952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.564824" calcext:value-type="float">
            <text:p>3.564824</text:p>
          </table:table-cell>
          <table:table-cell office:value-type="float" office:value="126.3643" calcext:value-type="float">
            <text:p>126.364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7461" calcext:value-type="float">
            <text:p>10.77461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04518" calcext:value-type="float">
            <text:p>0.002504518</text:p>
          </table:table-cell>
          <table:table-cell office:value-type="float" office:value="0.02843492" calcext:value-type="float">
            <text:p>0.02843492</text:p>
          </table:table-cell>
          <table:table-cell office:value-type="float" office:value="1694.78" calcext:value-type="float">
            <text:p>1694.78</text:p>
          </table:table-cell>
          <table:table-cell office:value-type="float" office:value="1.138726" calcext:value-type="float">
            <text:p>1.138726</text:p>
          </table:table-cell>
          <table:table-cell office:value-type="float" office:value="0" calcext:value-type="float">
            <text:p>0</text:p>
          </table:table-cell>
          <table:table-cell office:value-type="float" office:value="0.2893243" calcext:value-type="float">
            <text:p>0.2893243</text:p>
          </table:table-cell>
          <table:table-cell office:value-type="float" office:value="0.4415821" calcext:value-type="float">
            <text:p>0.4415821</text:p>
          </table:table-cell>
          <table:table-cell office:value-type="float" office:value="0.01823472" calcext:value-type="float">
            <text:p>0.01823472</text:p>
          </table:table-cell>
          <table:table-cell office:value-type="float" office:value="0.0180553" calcext:value-type="float">
            <text:p>0.0180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9871" calcext:value-type="float">
            <text:p>32.39871</text:p>
          </table:table-cell>
          <table:table-cell office:value-type="float" office:value="32.93651" calcext:value-type="float">
            <text:p>32.936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3.561616" calcext:value-type="float">
            <text:p>3.561616</text:p>
          </table:table-cell>
          <table:table-cell office:value-type="float" office:value="126.3654" calcext:value-type="float">
            <text:p>126.365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6734" calcext:value-type="float">
            <text:p>10.7673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12162" calcext:value-type="float">
            <text:p>0.002512162</text:p>
          </table:table-cell>
          <table:table-cell office:value-type="float" office:value="0.02853849" calcext:value-type="float">
            <text:p>0.02853849</text:p>
          </table:table-cell>
          <table:table-cell office:value-type="float" office:value="1694.79" calcext:value-type="float">
            <text:p>1694.79</text:p>
          </table:table-cell>
          <table:table-cell office:value-type="float" office:value="1.155885" calcext:value-type="float">
            <text:p>1.155885</text:p>
          </table:table-cell>
          <table:table-cell office:value-type="float" office:value="0" calcext:value-type="float">
            <text:p>0</text:p>
          </table:table-cell>
          <table:table-cell office:value-type="float" office:value="0.2860354" calcext:value-type="float">
            <text:p>0.2860354</text:p>
          </table:table-cell>
          <table:table-cell office:value-type="float" office:value="0.4410797" calcext:value-type="float">
            <text:p>0.4410797</text:p>
          </table:table-cell>
          <table:table-cell office:value-type="float" office:value="0.01820453" calcext:value-type="float">
            <text:p>0.01820453</text:p>
          </table:table-cell>
          <table:table-cell office:value-type="float" office:value="0.01802559" calcext:value-type="float">
            <text:p>0.01802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5903" calcext:value-type="float">
            <text:p>32.35903</text:p>
          </table:table-cell>
          <table:table-cell office:value-type="float" office:value="32.92105" calcext:value-type="float">
            <text:p>32.921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3.558406" calcext:value-type="float">
            <text:p>3.558406</text:p>
          </table:table-cell>
          <table:table-cell office:value-type="float" office:value="126.3664" calcext:value-type="float">
            <text:p>126.366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6007" calcext:value-type="float">
            <text:p>10.76007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18319" calcext:value-type="float">
            <text:p>0.002518319</text:p>
          </table:table-cell>
          <table:table-cell office:value-type="float" office:value="0.02859994" calcext:value-type="float">
            <text:p>0.02859994</text:p>
          </table:table-cell>
          <table:table-cell office:value-type="float" office:value="1694.8" calcext:value-type="float">
            <text:p>1694.8</text:p>
          </table:table-cell>
          <table:table-cell office:value-type="float" office:value="1.172253" calcext:value-type="float">
            <text:p>1.172253</text:p>
          </table:table-cell>
          <table:table-cell office:value-type="float" office:value="0" calcext:value-type="float">
            <text:p>0</text:p>
          </table:table-cell>
          <table:table-cell office:value-type="float" office:value="0.2871773" calcext:value-type="float">
            <text:p>0.2871773</text:p>
          </table:table-cell>
          <table:table-cell office:value-type="float" office:value="0.4401799" calcext:value-type="float">
            <text:p>0.4401799</text:p>
          </table:table-cell>
          <table:table-cell office:value-type="float" office:value="0.01817477" calcext:value-type="float">
            <text:p>0.01817477</text:p>
          </table:table-cell>
          <table:table-cell office:value-type="float" office:value="0.01799593" calcext:value-type="float">
            <text:p>0.0179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1959" calcext:value-type="float">
            <text:p>32.31959</text:p>
          </table:table-cell>
          <table:table-cell office:value-type="float" office:value="32.90547" calcext:value-type="float">
            <text:p>32.905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3.555176" calcext:value-type="float">
            <text:p>3.555176</text:p>
          </table:table-cell>
          <table:table-cell office:value-type="float" office:value="126.3674" calcext:value-type="float">
            <text:p>126.367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5279" calcext:value-type="float">
            <text:p>10.7527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23279" calcext:value-type="float">
            <text:p>0.002523279</text:p>
          </table:table-cell>
          <table:table-cell office:value-type="float" office:value="0.02862609" calcext:value-type="float">
            <text:p>0.02862609</text:p>
          </table:table-cell>
          <table:table-cell office:value-type="float" office:value="1694.81" calcext:value-type="float">
            <text:p>1694.81</text:p>
          </table:table-cell>
          <table:table-cell office:value-type="float" office:value="1.189301" calcext:value-type="float">
            <text:p>1.189301</text:p>
          </table:table-cell>
          <table:table-cell office:value-type="float" office:value="0" calcext:value-type="float">
            <text:p>0</text:p>
          </table:table-cell>
          <table:table-cell office:value-type="float" office:value="0.2800175" calcext:value-type="float">
            <text:p>0.2800175</text:p>
          </table:table-cell>
          <table:table-cell office:value-type="float" office:value="0.4396314" calcext:value-type="float">
            <text:p>0.4396314</text:p>
          </table:table-cell>
          <table:table-cell office:value-type="float" office:value="0.01814554" calcext:value-type="float">
            <text:p>0.01814554</text:p>
          </table:table-cell>
          <table:table-cell office:value-type="float" office:value="0.01796632" calcext:value-type="float">
            <text:p>0.0179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7993" calcext:value-type="float">
            <text:p>32.27993</text:p>
          </table:table-cell>
          <table:table-cell office:value-type="float" office:value="32.88969" calcext:value-type="float">
            <text:p>32.8896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3.551936" calcext:value-type="float">
            <text:p>3.551936</text:p>
          </table:table-cell>
          <table:table-cell office:value-type="float" office:value="126.3687" calcext:value-type="float">
            <text:p>126.368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4545" calcext:value-type="float">
            <text:p>10.7454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27881" calcext:value-type="float">
            <text:p>0.002527881</text:p>
          </table:table-cell>
          <table:table-cell office:value-type="float" office:value="0.02864299" calcext:value-type="float">
            <text:p>0.02864299</text:p>
          </table:table-cell>
          <table:table-cell office:value-type="float" office:value="1694.82" calcext:value-type="float">
            <text:p>1694.82</text:p>
          </table:table-cell>
          <table:table-cell office:value-type="float" office:value="1.208569" calcext:value-type="float">
            <text:p>1.208569</text:p>
          </table:table-cell>
          <table:table-cell office:value-type="float" office:value="0" calcext:value-type="float">
            <text:p>0</text:p>
          </table:table-cell>
          <table:table-cell office:value-type="float" office:value="0.2547155" calcext:value-type="float">
            <text:p>0.2547155</text:p>
          </table:table-cell>
          <table:table-cell office:value-type="float" office:value="0.434545" calcext:value-type="float">
            <text:p>0.434545</text:p>
          </table:table-cell>
          <table:table-cell office:value-type="float" office:value="0.01811265" calcext:value-type="float">
            <text:p>0.01811265</text:p>
          </table:table-cell>
          <table:table-cell office:value-type="float" office:value="0.01793677" calcext:value-type="float">
            <text:p>0.01793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3541" calcext:value-type="float">
            <text:p>32.23541</text:p>
          </table:table-cell>
          <table:table-cell office:value-type="float" office:value="32.87362" calcext:value-type="float">
            <text:p>32.8736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3.54874" calcext:value-type="float">
            <text:p>3.54874</text:p>
          </table:table-cell>
          <table:table-cell office:value-type="float" office:value="126.37" calcext:value-type="float">
            <text:p>126.3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3802" calcext:value-type="float">
            <text:p>10.7380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33412" calcext:value-type="float">
            <text:p>0.002533412</text:p>
          </table:table-cell>
          <table:table-cell office:value-type="float" office:value="0.02868836" calcext:value-type="float">
            <text:p>0.02868836</text:p>
          </table:table-cell>
          <table:table-cell office:value-type="float" office:value="1694.83" calcext:value-type="float">
            <text:p>1694.83</text:p>
          </table:table-cell>
          <table:table-cell office:value-type="float" office:value="1.226565" calcext:value-type="float">
            <text:p>1.226565</text:p>
          </table:table-cell>
          <table:table-cell office:value-type="float" office:value="0" calcext:value-type="float">
            <text:p>0</text:p>
          </table:table-cell>
          <table:table-cell office:value-type="float" office:value="0.249587" calcext:value-type="float">
            <text:p>0.249587</text:p>
          </table:table-cell>
          <table:table-cell office:value-type="float" office:value="0.4307759" calcext:value-type="float">
            <text:p>0.4307759</text:p>
          </table:table-cell>
          <table:table-cell office:value-type="float" office:value="0.01808085" calcext:value-type="float">
            <text:p>0.01808085</text:p>
          </table:table-cell>
          <table:table-cell office:value-type="float" office:value="0.01790725" calcext:value-type="float">
            <text:p>0.0179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8691" calcext:value-type="float">
            <text:p>32.18691</text:p>
          </table:table-cell>
          <table:table-cell office:value-type="float" office:value="32.85625" calcext:value-type="float">
            <text:p>32.856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3.545557" calcext:value-type="float">
            <text:p>3.545557</text:p>
          </table:table-cell>
          <table:table-cell office:value-type="float" office:value="126.3713" calcext:value-type="float">
            <text:p>126.371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3056" calcext:value-type="float">
            <text:p>10.7305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39884" calcext:value-type="float">
            <text:p>0.002539884</text:p>
          </table:table-cell>
          <table:table-cell office:value-type="float" office:value="0.02876176" calcext:value-type="float">
            <text:p>0.02876176</text:p>
          </table:table-cell>
          <table:table-cell office:value-type="float" office:value="1694.84" calcext:value-type="float">
            <text:p>1694.84</text:p>
          </table:table-cell>
          <table:table-cell office:value-type="float" office:value="1.244475" calcext:value-type="float">
            <text:p>1.244475</text:p>
          </table:table-cell>
          <table:table-cell office:value-type="float" office:value="0" calcext:value-type="float">
            <text:p>0</text:p>
          </table:table-cell>
          <table:table-cell office:value-type="float" office:value="0.2402353" calcext:value-type="float">
            <text:p>0.2402353</text:p>
          </table:table-cell>
          <table:table-cell office:value-type="float" office:value="0.4265078" calcext:value-type="float">
            <text:p>0.4265078</text:p>
          </table:table-cell>
          <table:table-cell office:value-type="float" office:value="0.01804852" calcext:value-type="float">
            <text:p>0.01804852</text:p>
          </table:table-cell>
          <table:table-cell office:value-type="float" office:value="0.01787777" calcext:value-type="float">
            <text:p>0.01787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3747" calcext:value-type="float">
            <text:p>32.13747</text:p>
          </table:table-cell>
          <table:table-cell office:value-type="float" office:value="32.8383" calcext:value-type="float">
            <text:p>32.838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3.542405" calcext:value-type="float">
            <text:p>3.542405</text:p>
          </table:table-cell>
          <table:table-cell office:value-type="float" office:value="126.3727" calcext:value-type="float">
            <text:p>126.372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2307" calcext:value-type="float">
            <text:p>10.72307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46425" calcext:value-type="float">
            <text:p>0.002546425</text:p>
          </table:table-cell>
          <table:table-cell office:value-type="float" office:value="0.02883946" calcext:value-type="float">
            <text:p>0.02883946</text:p>
          </table:table-cell>
          <table:table-cell office:value-type="float" office:value="1694.849" calcext:value-type="float">
            <text:p>1694.849</text:p>
          </table:table-cell>
          <table:table-cell office:value-type="float" office:value="1.263414" calcext:value-type="float">
            <text:p>1.263414</text:p>
          </table:table-cell>
          <table:table-cell office:value-type="float" office:value="0" calcext:value-type="float">
            <text:p>0</text:p>
          </table:table-cell>
          <table:table-cell office:value-type="float" office:value="0.2315568" calcext:value-type="float">
            <text:p>0.2315568</text:p>
          </table:table-cell>
          <table:table-cell office:value-type="float" office:value="0.4312777" calcext:value-type="float">
            <text:p>0.4312777</text:p>
          </table:table-cell>
          <table:table-cell office:value-type="float" office:value="0.01802392" calcext:value-type="float">
            <text:p>0.01802392</text:p>
          </table:table-cell>
          <table:table-cell office:value-type="float" office:value="0.01784837" calcext:value-type="float">
            <text:p>0.01784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8548" calcext:value-type="float">
            <text:p>32.08548</text:p>
          </table:table-cell>
          <table:table-cell office:value-type="float" office:value="32.82015" calcext:value-type="float">
            <text:p>32.820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3.539349" calcext:value-type="float">
            <text:p>3.539349</text:p>
          </table:table-cell>
          <table:table-cell office:value-type="float" office:value="126.3739" calcext:value-type="float">
            <text:p>126.373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156" calcext:value-type="float">
            <text:p>10.715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51092" calcext:value-type="float">
            <text:p>0.002551092</text:p>
          </table:table-cell>
          <table:table-cell office:value-type="float" office:value="0.02886106" calcext:value-type="float">
            <text:p>0.02886106</text:p>
          </table:table-cell>
          <table:table-cell office:value-type="float" office:value="1694.859" calcext:value-type="float">
            <text:p>1694.859</text:p>
          </table:table-cell>
          <table:table-cell office:value-type="float" office:value="1.278983" calcext:value-type="float">
            <text:p>1.278983</text:p>
          </table:table-cell>
          <table:table-cell office:value-type="float" office:value="0" calcext:value-type="float">
            <text:p>0</text:p>
          </table:table-cell>
          <table:table-cell office:value-type="float" office:value="0.2539738" calcext:value-type="float">
            <text:p>0.2539738</text:p>
          </table:table-cell>
          <table:table-cell office:value-type="float" office:value="0.4330049" calcext:value-type="float">
            <text:p>0.4330049</text:p>
          </table:table-cell>
          <table:table-cell office:value-type="float" office:value="0.01799806" calcext:value-type="float">
            <text:p>0.01799806</text:p>
          </table:table-cell>
          <table:table-cell office:value-type="float" office:value="0.017819" calcext:value-type="float">
            <text:p>0.01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3563" calcext:value-type="float">
            <text:p>32.03563</text:p>
          </table:table-cell>
          <table:table-cell office:value-type="float" office:value="32.8028" calcext:value-type="float">
            <text:p>32.80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3.536337" calcext:value-type="float">
            <text:p>3.536337</text:p>
          </table:table-cell>
          <table:table-cell office:value-type="float" office:value="126.3752" calcext:value-type="float">
            <text:p>126.375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0813" calcext:value-type="float">
            <text:p>10.7081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55305" calcext:value-type="float">
            <text:p>0.002555305</text:p>
          </table:table-cell>
          <table:table-cell office:value-type="float" office:value="0.02886903" calcext:value-type="float">
            <text:p>0.02886903</text:p>
          </table:table-cell>
          <table:table-cell office:value-type="float" office:value="1694.869" calcext:value-type="float">
            <text:p>1694.869</text:p>
          </table:table-cell>
          <table:table-cell office:value-type="float" office:value="1.294094" calcext:value-type="float">
            <text:p>1.294094</text:p>
          </table:table-cell>
          <table:table-cell office:value-type="float" office:value="0" calcext:value-type="float">
            <text:p>0</text:p>
          </table:table-cell>
          <table:table-cell office:value-type="float" office:value="0.2609937" calcext:value-type="float">
            <text:p>0.2609937</text:p>
          </table:table-cell>
          <table:table-cell office:value-type="float" office:value="0.4334789" calcext:value-type="float">
            <text:p>0.4334789</text:p>
          </table:table-cell>
          <table:table-cell office:value-type="float" office:value="0.01797041" calcext:value-type="float">
            <text:p>0.01797041</text:p>
          </table:table-cell>
          <table:table-cell office:value-type="float" office:value="0.01778967" calcext:value-type="float">
            <text:p>0.01778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9051" calcext:value-type="float">
            <text:p>31.99051</text:p>
          </table:table-cell>
          <table:table-cell office:value-type="float" office:value="32.78563" calcext:value-type="float">
            <text:p>32.7856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3.533378" calcext:value-type="float">
            <text:p>3.533378</text:p>
          </table:table-cell>
          <table:table-cell office:value-type="float" office:value="126.3766" calcext:value-type="float">
            <text:p>126.376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70061" calcext:value-type="float">
            <text:p>10.70061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59492" calcext:value-type="float">
            <text:p>0.002559492</text:p>
          </table:table-cell>
          <table:table-cell office:value-type="float" office:value="0.02887641" calcext:value-type="float">
            <text:p>0.02887641</text:p>
          </table:table-cell>
          <table:table-cell office:value-type="float" office:value="1694.878" calcext:value-type="float">
            <text:p>1694.878</text:p>
          </table:table-cell>
          <table:table-cell office:value-type="float" office:value="1.310069" calcext:value-type="float">
            <text:p>1.310069</text:p>
          </table:table-cell>
          <table:table-cell office:value-type="float" office:value="0" calcext:value-type="float">
            <text:p>0</text:p>
          </table:table-cell>
          <table:table-cell office:value-type="float" office:value="0.2477659" calcext:value-type="float">
            <text:p>0.2477659</text:p>
          </table:table-cell>
          <table:table-cell office:value-type="float" office:value="0.4323669" calcext:value-type="float">
            <text:p>0.4323669</text:p>
          </table:table-cell>
          <table:table-cell office:value-type="float" office:value="0.01794077" calcext:value-type="float">
            <text:p>0.01794077</text:p>
          </table:table-cell>
          <table:table-cell office:value-type="float" office:value="0.01776041" calcext:value-type="float">
            <text:p>0.01776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443" calcext:value-type="float">
            <text:p>31.9443</text:p>
          </table:table-cell>
          <table:table-cell office:value-type="float" office:value="32.76849" calcext:value-type="float">
            <text:p>32.768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3.530435" calcext:value-type="float">
            <text:p>3.530435</text:p>
          </table:table-cell>
          <table:table-cell office:value-type="float" office:value="126.3782" calcext:value-type="float">
            <text:p>126.378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9303" calcext:value-type="float">
            <text:p>10.6930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6364" calcext:value-type="float">
            <text:p>0.00256364</text:p>
          </table:table-cell>
          <table:table-cell office:value-type="float" office:value="0.02888339" calcext:value-type="float">
            <text:p>0.02888339</text:p>
          </table:table-cell>
          <table:table-cell office:value-type="float" office:value="1694.888" calcext:value-type="float">
            <text:p>1694.888</text:p>
          </table:table-cell>
          <table:table-cell office:value-type="float" office:value="1.32813" calcext:value-type="float">
            <text:p>1.32813</text:p>
          </table:table-cell>
          <table:table-cell office:value-type="float" office:value="0" calcext:value-type="float">
            <text:p>0</text:p>
          </table:table-cell>
          <table:table-cell office:value-type="float" office:value="0.2137254" calcext:value-type="float">
            <text:p>0.2137254</text:p>
          </table:table-cell>
          <table:table-cell office:value-type="float" office:value="0.4313046" calcext:value-type="float">
            <text:p>0.4313046</text:p>
          </table:table-cell>
          <table:table-cell office:value-type="float" office:value="0.01791115" calcext:value-type="float">
            <text:p>0.01791115</text:p>
          </table:table-cell>
          <table:table-cell office:value-type="float" office:value="0.01773122" calcext:value-type="float">
            <text:p>0.01773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9301" calcext:value-type="float">
            <text:p>31.89301</text:p>
          </table:table-cell>
          <table:table-cell office:value-type="float" office:value="32.75097" calcext:value-type="float">
            <text:p>32.7509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3.527651" calcext:value-type="float">
            <text:p>3.527651</text:p>
          </table:table-cell>
          <table:table-cell office:value-type="float" office:value="126.3801" calcext:value-type="float">
            <text:p>126.380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8531" calcext:value-type="float">
            <text:p>10.68531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67786" calcext:value-type="float">
            <text:p>0.002567786</text:p>
          </table:table-cell>
          <table:table-cell office:value-type="float" office:value="0.02889026" calcext:value-type="float">
            <text:p>0.02889026</text:p>
          </table:table-cell>
          <table:table-cell office:value-type="float" office:value="1694.897" calcext:value-type="float">
            <text:p>1694.897</text:p>
          </table:table-cell>
          <table:table-cell office:value-type="float" office:value="1.350977" calcext:value-type="float">
            <text:p>1.350977</text:p>
          </table:table-cell>
          <table:table-cell office:value-type="float" office:value="0" calcext:value-type="float">
            <text:p>0</text:p>
          </table:table-cell>
          <table:table-cell office:value-type="float" office:value="0.14088" calcext:value-type="float">
            <text:p>0.14088</text:p>
          </table:table-cell>
          <table:table-cell office:value-type="float" office:value="0.4296059" calcext:value-type="float">
            <text:p>0.4296059</text:p>
          </table:table-cell>
          <table:table-cell office:value-type="float" office:value="0.01788169" calcext:value-type="float">
            <text:p>0.01788169</text:p>
          </table:table-cell>
          <table:table-cell office:value-type="float" office:value="0.01770203" calcext:value-type="float">
            <text:p>0.0177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753" calcext:value-type="float">
            <text:p>31.82753</text:p>
          </table:table-cell>
          <table:table-cell office:value-type="float" office:value="32.73348" calcext:value-type="float">
            <text:p>32.733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3.524963" calcext:value-type="float">
            <text:p>3.524963</text:p>
          </table:table-cell>
          <table:table-cell office:value-type="float" office:value="126.3819" calcext:value-type="float">
            <text:p>126.381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7744" calcext:value-type="float">
            <text:p>10.6774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72114" calcext:value-type="float">
            <text:p>0.002572114</text:p>
          </table:table-cell>
          <table:table-cell office:value-type="float" office:value="0.02890223" calcext:value-type="float">
            <text:p>0.02890223</text:p>
          </table:table-cell>
          <table:table-cell office:value-type="float" office:value="1694.906" calcext:value-type="float">
            <text:p>1694.906</text:p>
          </table:table-cell>
          <table:table-cell office:value-type="float" office:value="1.373509" calcext:value-type="float">
            <text:p>1.373509</text:p>
          </table:table-cell>
          <table:table-cell office:value-type="float" office:value="0" calcext:value-type="float">
            <text:p>0</text:p>
          </table:table-cell>
          <table:table-cell office:value-type="float" office:value="0.1164291" calcext:value-type="float">
            <text:p>0.1164291</text:p>
          </table:table-cell>
          <table:table-cell office:value-type="float" office:value="0.4288929" calcext:value-type="float">
            <text:p>0.4288929</text:p>
          </table:table-cell>
          <table:table-cell office:value-type="float" office:value="0.01785317" calcext:value-type="float">
            <text:p>0.01785317</text:p>
          </table:table-cell>
          <table:table-cell office:value-type="float" office:value="0.0176729" calcext:value-type="float">
            <text:p>0.017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4734" calcext:value-type="float">
            <text:p>31.74734</text:p>
          </table:table-cell>
          <table:table-cell office:value-type="float" office:value="32.71558" calcext:value-type="float">
            <text:p>32.715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3.522261" calcext:value-type="float">
            <text:p>3.522261</text:p>
          </table:table-cell>
          <table:table-cell office:value-type="float" office:value="126.3835" calcext:value-type="float">
            <text:p>126.3835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6969" calcext:value-type="float">
            <text:p>10.6696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76271" calcext:value-type="float">
            <text:p>0.002576271</text:p>
          </table:table-cell>
          <table:table-cell office:value-type="float" office:value="0.02890942" calcext:value-type="float">
            <text:p>0.02890942</text:p>
          </table:table-cell>
          <table:table-cell office:value-type="float" office:value="1694.916" calcext:value-type="float">
            <text:p>1694.916</text:p>
          </table:table-cell>
          <table:table-cell office:value-type="float" office:value="1.389544" calcext:value-type="float">
            <text:p>1.389544</text:p>
          </table:table-cell>
          <table:table-cell office:value-type="float" office:value="0" calcext:value-type="float">
            <text:p>0</text:p>
          </table:table-cell>
          <table:table-cell office:value-type="float" office:value="0.1812456" calcext:value-type="float">
            <text:p>0.1812456</text:p>
          </table:table-cell>
          <table:table-cell office:value-type="float" office:value="0.4302543" calcext:value-type="float">
            <text:p>0.4302543</text:p>
          </table:table-cell>
          <table:table-cell office:value-type="float" office:value="0.01782691" calcext:value-type="float">
            <text:p>0.01782691</text:p>
          </table:table-cell>
          <table:table-cell office:value-type="float" office:value="0.01764385" calcext:value-type="float">
            <text:p>0.0176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783" calcext:value-type="float">
            <text:p>31.6783</text:p>
          </table:table-cell>
          <table:table-cell office:value-type="float" office:value="32.69786" calcext:value-type="float">
            <text:p>32.697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3.51957" calcext:value-type="float">
            <text:p>3.51957</text:p>
          </table:table-cell>
          <table:table-cell office:value-type="float" office:value="126.3852" calcext:value-type="float">
            <text:p>126.3852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6205" calcext:value-type="float">
            <text:p>10.6620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80689" calcext:value-type="float">
            <text:p>0.002580689</text:p>
          </table:table-cell>
          <table:table-cell office:value-type="float" office:value="0.02892175" calcext:value-type="float">
            <text:p>0.02892175</text:p>
          </table:table-cell>
          <table:table-cell office:value-type="float" office:value="1694.926" calcext:value-type="float">
            <text:p>1694.926</text:p>
          </table:table-cell>
          <table:table-cell office:value-type="float" office:value="1.406674" calcext:value-type="float">
            <text:p>1.406674</text:p>
          </table:table-cell>
          <table:table-cell office:value-type="float" office:value="0" calcext:value-type="float">
            <text:p>0</text:p>
          </table:table-cell>
          <table:table-cell office:value-type="float" office:value="0.2143844" calcext:value-type="float">
            <text:p>0.2143844</text:p>
          </table:table-cell>
          <table:table-cell office:value-type="float" office:value="0.4364336" calcext:value-type="float">
            <text:p>0.4364336</text:p>
          </table:table-cell>
          <table:table-cell office:value-type="float" office:value="0.01780316" calcext:value-type="float">
            <text:p>0.01780316</text:p>
          </table:table-cell>
          <table:table-cell office:value-type="float" office:value="0.0176148" calcext:value-type="float">
            <text:p>0.017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2227" calcext:value-type="float">
            <text:p>31.62227</text:p>
          </table:table-cell>
          <table:table-cell office:value-type="float" office:value="32.68093" calcext:value-type="float">
            <text:p>32.6809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.516975" calcext:value-type="float">
            <text:p>3.516975</text:p>
          </table:table-cell>
          <table:table-cell office:value-type="float" office:value="126.387" calcext:value-type="float">
            <text:p>126.38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5432" calcext:value-type="float">
            <text:p>10.6543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85235" calcext:value-type="float">
            <text:p>0.002585235</text:p>
          </table:table-cell>
          <table:table-cell office:value-type="float" office:value="0.0289371" calcext:value-type="float">
            <text:p>0.0289371</text:p>
          </table:table-cell>
          <table:table-cell office:value-type="float" office:value="1694.935" calcext:value-type="float">
            <text:p>1694.935</text:p>
          </table:table-cell>
          <table:table-cell office:value-type="float" office:value="1.426592" calcext:value-type="float">
            <text:p>1.426592</text:p>
          </table:table-cell>
          <table:table-cell office:value-type="float" office:value="0" calcext:value-type="float">
            <text:p>0</text:p>
          </table:table-cell>
          <table:table-cell office:value-type="float" office:value="0.1466565" calcext:value-type="float">
            <text:p>0.1466565</text:p>
          </table:table-cell>
          <table:table-cell office:value-type="float" office:value="0.4286867" calcext:value-type="float">
            <text:p>0.4286867</text:p>
          </table:table-cell>
          <table:table-cell office:value-type="float" office:value="0.01776617" calcext:value-type="float">
            <text:p>0.01776617</text:p>
          </table:table-cell>
          <table:table-cell office:value-type="float" office:value="0.0175858" calcext:value-type="float">
            <text:p>0.0175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6047" calcext:value-type="float">
            <text:p>31.56047</text:p>
          </table:table-cell>
          <table:table-cell office:value-type="float" office:value="32.66446" calcext:value-type="float">
            <text:p>32.664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3.514377" calcext:value-type="float">
            <text:p>3.514377</text:p>
          </table:table-cell>
          <table:table-cell office:value-type="float" office:value="126.3889" calcext:value-type="float">
            <text:p>126.388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4639" calcext:value-type="float">
            <text:p>10.6463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89458" calcext:value-type="float">
            <text:p>0.002589458</text:p>
          </table:table-cell>
          <table:table-cell office:value-type="float" office:value="0.02894441" calcext:value-type="float">
            <text:p>0.02894441</text:p>
          </table:table-cell>
          <table:table-cell office:value-type="float" office:value="1694.944" calcext:value-type="float">
            <text:p>1694.944</text:p>
          </table:table-cell>
          <table:table-cell office:value-type="float" office:value="1.447079" calcext:value-type="float">
            <text:p>1.447079</text:p>
          </table:table-cell>
          <table:table-cell office:value-type="float" office:value="0" calcext:value-type="float">
            <text:p>0</text:p>
          </table:table-cell>
          <table:table-cell office:value-type="float" office:value="0.1136829" calcext:value-type="float">
            <text:p>0.1136829</text:p>
          </table:table-cell>
          <table:table-cell office:value-type="float" office:value="0.4198588" calcext:value-type="float">
            <text:p>0.4198588</text:p>
          </table:table-cell>
          <table:table-cell office:value-type="float" office:value="0.0177309" calcext:value-type="float">
            <text:p>0.0177309</text:p>
          </table:table-cell>
          <table:table-cell office:value-type="float" office:value="0.01755689" calcext:value-type="float">
            <text:p>0.0175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8444" calcext:value-type="float">
            <text:p>31.48444</text:p>
          </table:table-cell>
          <table:table-cell office:value-type="float" office:value="32.64555" calcext:value-type="float">
            <text:p>32.645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3.511591" calcext:value-type="float">
            <text:p>3.511591</text:p>
          </table:table-cell>
          <table:table-cell office:value-type="float" office:value="126.3909" calcext:value-type="float">
            <text:p>126.390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3842" calcext:value-type="float">
            <text:p>10.6384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93528" calcext:value-type="float">
            <text:p>0.002593528</text:p>
          </table:table-cell>
          <table:table-cell office:value-type="float" office:value="0.02894836" calcext:value-type="float">
            <text:p>0.02894836</text:p>
          </table:table-cell>
          <table:table-cell office:value-type="float" office:value="1694.953" calcext:value-type="float">
            <text:p>1694.953</text:p>
          </table:table-cell>
          <table:table-cell office:value-type="float" office:value="1.469415" calcext:value-type="float">
            <text:p>1.469415</text:p>
          </table:table-cell>
          <table:table-cell office:value-type="float" office:value="0" calcext:value-type="float">
            <text:p>0</text:p>
          </table:table-cell>
          <table:table-cell office:value-type="float" office:value="0.1033777" calcext:value-type="float">
            <text:p>0.1033777</text:p>
          </table:table-cell>
          <table:table-cell office:value-type="float" office:value="0.4156239" calcext:value-type="float">
            <text:p>0.4156239</text:p>
          </table:table-cell>
          <table:table-cell office:value-type="float" office:value="0.01770093" calcext:value-type="float">
            <text:p>0.01770093</text:p>
          </table:table-cell>
          <table:table-cell office:value-type="float" office:value="0.01752798" calcext:value-type="float">
            <text:p>0.01752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0367" calcext:value-type="float">
            <text:p>31.40367</text:p>
          </table:table-cell>
          <table:table-cell office:value-type="float" office:value="32.62585" calcext:value-type="float">
            <text:p>32.625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3.508394" calcext:value-type="float">
            <text:p>3.508394</text:p>
          </table:table-cell>
          <table:table-cell office:value-type="float" office:value="126.3933" calcext:value-type="float">
            <text:p>126.3933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3044" calcext:value-type="float">
            <text:p>10.6304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597597" calcext:value-type="float">
            <text:p>0.002597597</text:p>
          </table:table-cell>
          <table:table-cell office:value-type="float" office:value="0.02895286" calcext:value-type="float">
            <text:p>0.02895286</text:p>
          </table:table-cell>
          <table:table-cell office:value-type="float" office:value="1694.963" calcext:value-type="float">
            <text:p>1694.963</text:p>
          </table:table-cell>
          <table:table-cell office:value-type="float" office:value="1.495684" calcext:value-type="float">
            <text:p>1.495684</text:p>
          </table:table-cell>
          <table:table-cell office:value-type="float" office:value="0" calcext:value-type="float">
            <text:p>0</text:p>
          </table:table-cell>
          <table:table-cell office:value-type="float" office:value="0.1038287" calcext:value-type="float">
            <text:p>0.1038287</text:p>
          </table:table-cell>
          <table:table-cell office:value-type="float" office:value="0.4157146" calcext:value-type="float">
            <text:p>0.4157146</text:p>
          </table:table-cell>
          <table:table-cell office:value-type="float" office:value="0.01767334" calcext:value-type="float">
            <text:p>0.01767334</text:p>
          </table:table-cell>
          <table:table-cell office:value-type="float" office:value="0.01749912" calcext:value-type="float">
            <text:p>0.01749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2139" calcext:value-type="float">
            <text:p>31.32139</text:p>
          </table:table-cell>
          <table:table-cell office:value-type="float" office:value="32.60522" calcext:value-type="float">
            <text:p>32.605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3.505214" calcext:value-type="float">
            <text:p>3.505214</text:p>
          </table:table-cell>
          <table:table-cell office:value-type="float" office:value="126.3956" calcext:value-type="float">
            <text:p>126.395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2256" calcext:value-type="float">
            <text:p>10.6225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0244" calcext:value-type="float">
            <text:p>0.00260244</text:p>
          </table:table-cell>
          <table:table-cell office:value-type="float" office:value="0.0289798" calcext:value-type="float">
            <text:p>0.0289798</text:p>
          </table:table-cell>
          <table:table-cell office:value-type="float" office:value="1694.97" calcext:value-type="float">
            <text:p>1694.97</text:p>
          </table:table-cell>
          <table:table-cell office:value-type="float" office:value="1.520083" calcext:value-type="float">
            <text:p>1.520083</text:p>
          </table:table-cell>
          <table:table-cell office:value-type="float" office:value="0" calcext:value-type="float">
            <text:p>0</text:p>
          </table:table-cell>
          <table:table-cell office:value-type="float" office:value="0.1009927" calcext:value-type="float">
            <text:p>0.1009927</text:p>
          </table:table-cell>
          <table:table-cell office:value-type="float" office:value="0.4251049" calcext:value-type="float">
            <text:p>0.4251049</text:p>
          </table:table-cell>
          <table:table-cell office:value-type="float" office:value="0.01765294" calcext:value-type="float">
            <text:p>0.01765294</text:p>
          </table:table-cell>
          <table:table-cell office:value-type="float" office:value="0.01747035" calcext:value-type="float">
            <text:p>0.0174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4076" calcext:value-type="float">
            <text:p>31.24076</text:p>
          </table:table-cell>
          <table:table-cell office:value-type="float" office:value="32.58588" calcext:value-type="float">
            <text:p>32.585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3.502335" calcext:value-type="float">
            <text:p>3.502335</text:p>
          </table:table-cell>
          <table:table-cell office:value-type="float" office:value="126.3977" calcext:value-type="float">
            <text:p>126.397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1474" calcext:value-type="float">
            <text:p>10.61474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0696" calcext:value-type="float">
            <text:p>0.00260696</text:p>
          </table:table-cell>
          <table:table-cell office:value-type="float" office:value="0.02899694" calcext:value-type="float">
            <text:p>0.02899694</text:p>
          </table:table-cell>
          <table:table-cell office:value-type="float" office:value="1694.977" calcext:value-type="float">
            <text:p>1694.977</text:p>
          </table:table-cell>
          <table:table-cell office:value-type="float" office:value="1.53976" calcext:value-type="float">
            <text:p>1.53976</text:p>
          </table:table-cell>
          <table:table-cell office:value-type="float" office:value="0" calcext:value-type="float">
            <text:p>0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0.4271986" calcext:value-type="float">
            <text:p>0.4271986</text:p>
          </table:table-cell>
          <table:table-cell office:value-type="float" office:value="0.01762715" calcext:value-type="float">
            <text:p>0.01762715</text:p>
          </table:table-cell>
          <table:table-cell office:value-type="float" office:value="0.01744159" calcext:value-type="float">
            <text:p>0.0174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6183" calcext:value-type="float">
            <text:p>31.16183</text:p>
          </table:table-cell>
          <table:table-cell office:value-type="float" office:value="32.56771" calcext:value-type="float">
            <text:p>32.5677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3.499847" calcext:value-type="float">
            <text:p>3.499847</text:p>
          </table:table-cell>
          <table:table-cell office:value-type="float" office:value="126.3997" calcext:value-type="float">
            <text:p>126.3997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6069" calcext:value-type="float">
            <text:p>10.606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1115" calcext:value-type="float">
            <text:p>0.00261115</text:p>
          </table:table-cell>
          <table:table-cell office:value-type="float" office:value="0.02900347" calcext:value-type="float">
            <text:p>0.02900347</text:p>
          </table:table-cell>
          <table:table-cell office:value-type="float" office:value="1694.985" calcext:value-type="float">
            <text:p>1694.985</text:p>
          </table:table-cell>
          <table:table-cell office:value-type="float" office:value="1.555997" calcext:value-type="float">
            <text:p>1.555997</text:p>
          </table:table-cell>
          <table:table-cell office:value-type="float" office:value="0" calcext:value-type="float">
            <text:p>0</text:p>
          </table:table-cell>
          <table:table-cell office:value-type="float" office:value="0.1176222" calcext:value-type="float">
            <text:p>0.1176222</text:p>
          </table:table-cell>
          <table:table-cell office:value-type="float" office:value="0.4296484" calcext:value-type="float">
            <text:p>0.4296484</text:p>
          </table:table-cell>
          <table:table-cell office:value-type="float" office:value="0.01760313" calcext:value-type="float">
            <text:p>0.01760313</text:p>
          </table:table-cell>
          <table:table-cell office:value-type="float" office:value="0.01741288" calcext:value-type="float">
            <text:p>0.0174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8601" calcext:value-type="float">
            <text:p>31.08601</text:p>
          </table:table-cell>
          <table:table-cell office:value-type="float" office:value="32.54999" calcext:value-type="float">
            <text:p>32.5499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3.497091" calcext:value-type="float">
            <text:p>3.497091</text:p>
          </table:table-cell>
          <table:table-cell office:value-type="float" office:value="126.4018" calcext:value-type="float">
            <text:p>126.4018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9916" calcext:value-type="float">
            <text:p>10.59916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15938" calcext:value-type="float">
            <text:p>0.002615938</text:p>
          </table:table-cell>
          <table:table-cell office:value-type="float" office:value="0.02902307" calcext:value-type="float">
            <text:p>0.02902307</text:p>
          </table:table-cell>
          <table:table-cell office:value-type="float" office:value="1694.991" calcext:value-type="float">
            <text:p>1694.991</text:p>
          </table:table-cell>
          <table:table-cell office:value-type="float" office:value="1.571038" calcext:value-type="float">
            <text:p>1.571038</text:p>
          </table:table-cell>
          <table:table-cell office:value-type="float" office:value="0" calcext:value-type="float">
            <text:p>0</text:p>
          </table:table-cell>
          <table:table-cell office:value-type="float" office:value="0.1969619" calcext:value-type="float">
            <text:p>0.1969619</text:p>
          </table:table-cell>
          <table:table-cell office:value-type="float" office:value="0.4348975" calcext:value-type="float">
            <text:p>0.4348975</text:p>
          </table:table-cell>
          <table:table-cell office:value-type="float" office:value="0.01757142" calcext:value-type="float">
            <text:p>0.01757142</text:p>
          </table:table-cell>
          <table:table-cell office:value-type="float" office:value="0.01738423" calcext:value-type="float">
            <text:p>0.0173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2093" calcext:value-type="float">
            <text:p>31.02093</text:p>
          </table:table-cell>
          <table:table-cell office:value-type="float" office:value="32.53354" calcext:value-type="float">
            <text:p>32.5335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3.493467" calcext:value-type="float">
            <text:p>3.493467</text:p>
          </table:table-cell>
          <table:table-cell office:value-type="float" office:value="126.4039" calcext:value-type="float">
            <text:p>126.403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9172" calcext:value-type="float">
            <text:p>10.5917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21358" calcext:value-type="float">
            <text:p>0.002621358</text:p>
          </table:table-cell>
          <table:table-cell office:value-type="float" office:value="0.02905765" calcext:value-type="float">
            <text:p>0.02905765</text:p>
          </table:table-cell>
          <table:table-cell office:value-type="float" office:value="1694.998" calcext:value-type="float">
            <text:p>1694.998</text:p>
          </table:table-cell>
          <table:table-cell office:value-type="float" office:value="1.583206" calcext:value-type="float">
            <text:p>1.583206</text:p>
          </table:table-cell>
          <table:table-cell office:value-type="float" office:value="0" calcext:value-type="float">
            <text:p>0</text:p>
          </table:table-cell>
          <table:table-cell office:value-type="float" office:value="0.2938871" calcext:value-type="float">
            <text:p>0.2938871</text:p>
          </table:table-cell>
          <table:table-cell office:value-type="float" office:value="0.4423793" calcext:value-type="float">
            <text:p>0.4423793</text:p>
          </table:table-cell>
          <table:table-cell office:value-type="float" office:value="0.01754204" calcext:value-type="float">
            <text:p>0.01754204</text:p>
          </table:table-cell>
          <table:table-cell office:value-type="float" office:value="0.01735564" calcext:value-type="float">
            <text:p>0.0173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8299" calcext:value-type="float">
            <text:p>30.98299</text:p>
          </table:table-cell>
          <table:table-cell office:value-type="float" office:value="32.51904" calcext:value-type="float">
            <text:p>32.519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3.489571" calcext:value-type="float">
            <text:p>3.489571</text:p>
          </table:table-cell>
          <table:table-cell office:value-type="float" office:value="126.4061" calcext:value-type="float">
            <text:p>126.4061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8449" calcext:value-type="float">
            <text:p>10.5844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26905" calcext:value-type="float">
            <text:p>0.002626905</text:p>
          </table:table-cell>
          <table:table-cell office:value-type="float" office:value="0.02909472" calcext:value-type="float">
            <text:p>0.02909472</text:p>
          </table:table-cell>
          <table:table-cell office:value-type="float" office:value="1695.005" calcext:value-type="float">
            <text:p>1695.005</text:p>
          </table:table-cell>
          <table:table-cell office:value-type="float" office:value="1.595006" calcext:value-type="float">
            <text:p>1.595006</text:p>
          </table:table-cell>
          <table:table-cell office:value-type="float" office:value="0" calcext:value-type="float">
            <text:p>0</text:p>
          </table:table-cell>
          <table:table-cell office:value-type="float" office:value="0.3210844" calcext:value-type="float">
            <text:p>0.3210844</text:p>
          </table:table-cell>
          <table:table-cell office:value-type="float" office:value="0.4460457" calcext:value-type="float">
            <text:p>0.4460457</text:p>
          </table:table-cell>
          <table:table-cell office:value-type="float" office:value="0.0175149" calcext:value-type="float">
            <text:p>0.0175149</text:p>
          </table:table-cell>
          <table:table-cell office:value-type="float" office:value="0.01732707" calcext:value-type="float">
            <text:p>0.01732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587" calcext:value-type="float">
            <text:p>30.9587</text:p>
          </table:table-cell>
          <table:table-cell office:value-type="float" office:value="32.50589" calcext:value-type="float">
            <text:p>32.505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3.485747" calcext:value-type="float">
            <text:p>3.485747</text:p>
          </table:table-cell>
          <table:table-cell office:value-type="float" office:value="126.4084" calcext:value-type="float">
            <text:p>126.408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773" calcext:value-type="float">
            <text:p>10.5773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32041" calcext:value-type="float">
            <text:p>0.002632041</text:p>
          </table:table-cell>
          <table:table-cell office:value-type="float" office:value="0.02912161" calcext:value-type="float">
            <text:p>0.02912161</text:p>
          </table:table-cell>
          <table:table-cell office:value-type="float" office:value="1695.012" calcext:value-type="float">
            <text:p>1695.012</text:p>
          </table:table-cell>
          <table:table-cell office:value-type="float" office:value="1.608237" calcext:value-type="float">
            <text:p>1.608237</text:p>
          </table:table-cell>
          <table:table-cell office:value-type="float" office:value="0" calcext:value-type="float">
            <text:p>0</text:p>
          </table:table-cell>
          <table:table-cell office:value-type="float" office:value="0.2987447" calcext:value-type="float">
            <text:p>0.2987447</text:p>
          </table:table-cell>
          <table:table-cell office:value-type="float" office:value="0.4454082" calcext:value-type="float">
            <text:p>0.4454082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1729857" calcext:value-type="float">
            <text:p>0.0172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341" calcext:value-type="float">
            <text:p>30.9341</text:p>
          </table:table-cell>
          <table:table-cell office:value-type="float" office:value="32.49293" calcext:value-type="float">
            <text:p>32.4929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3.481913" calcext:value-type="float">
            <text:p>3.481913</text:p>
          </table:table-cell>
          <table:table-cell office:value-type="float" office:value="126.4106" calcext:value-type="float">
            <text:p>126.4106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7009" calcext:value-type="float">
            <text:p>10.57009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36757" calcext:value-type="float">
            <text:p>0.002636757</text:p>
          </table:table-cell>
          <table:table-cell office:value-type="float" office:value="0.02913753" calcext:value-type="float">
            <text:p>0.02913753</text:p>
          </table:table-cell>
          <table:table-cell office:value-type="float" office:value="1695.019" calcext:value-type="float">
            <text:p>1695.019</text:p>
          </table:table-cell>
          <table:table-cell office:value-type="float" office:value="1.619048" calcext:value-type="float">
            <text:p>1.619048</text:p>
          </table:table-cell>
          <table:table-cell office:value-type="float" office:value="0" calcext:value-type="float">
            <text:p>0</text:p>
          </table:table-cell>
          <table:table-cell office:value-type="float" office:value="0.3182381" calcext:value-type="float">
            <text:p>0.3182381</text:p>
          </table:table-cell>
          <table:table-cell office:value-type="float" office:value="0.4420147" calcext:value-type="float">
            <text:p>0.4420147</text:p>
          </table:table-cell>
          <table:table-cell office:value-type="float" office:value="0.01745084" calcext:value-type="float">
            <text:p>0.01745084</text:p>
          </table:table-cell>
          <table:table-cell office:value-type="float" office:value="0.01727012" calcext:value-type="float">
            <text:p>0.0172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0609" calcext:value-type="float">
            <text:p>30.90609</text:p>
          </table:table-cell>
          <table:table-cell office:value-type="float" office:value="32.47948" calcext:value-type="float">
            <text:p>32.479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3.477288" calcext:value-type="float">
            <text:p>3.477288</text:p>
          </table:table-cell>
          <table:table-cell office:value-type="float" office:value="126.4125" calcext:value-type="float">
            <text:p>126.4125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6305" calcext:value-type="float">
            <text:p>10.56305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41765" calcext:value-type="float">
            <text:p>0.002641765</text:p>
          </table:table-cell>
          <table:table-cell office:value-type="float" office:value="0.02915962" calcext:value-type="float">
            <text:p>0.02915962</text:p>
          </table:table-cell>
          <table:table-cell office:value-type="float" office:value="1695.026" calcext:value-type="float">
            <text:p>1695.026</text:p>
          </table:table-cell>
          <table:table-cell office:value-type="float" office:value="1.62372" calcext:value-type="float">
            <text:p>1.62372</text:p>
          </table:table-cell>
          <table:table-cell office:value-type="float" office:value="0" calcext:value-type="float">
            <text:p>0</text:p>
          </table:table-cell>
          <table:table-cell office:value-type="float" office:value="0.3816797" calcext:value-type="float">
            <text:p>0.3816797</text:p>
          </table:table-cell>
          <table:table-cell office:value-type="float" office:value="0.4434417" calcext:value-type="float">
            <text:p>0.4434417</text:p>
          </table:table-cell>
          <table:table-cell office:value-type="float" office:value="0.01741265" calcext:value-type="float">
            <text:p>0.01741265</text:p>
          </table:table-cell>
          <table:table-cell office:value-type="float" office:value="0.01724169" calcext:value-type="float">
            <text:p>0.01724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9233" calcext:value-type="float">
            <text:p>30.89233</text:p>
          </table:table-cell>
          <table:table-cell office:value-type="float" office:value="32.46685" calcext:value-type="float">
            <text:p>32.466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3.472035" calcext:value-type="float">
            <text:p>3.472035</text:p>
          </table:table-cell>
          <table:table-cell office:value-type="float" office:value="126.4144" calcext:value-type="float">
            <text:p>126.4144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5612" calcext:value-type="float">
            <text:p>10.55612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47081" calcext:value-type="float">
            <text:p>0.002647081</text:p>
          </table:table-cell>
          <table:table-cell office:value-type="float" office:value="0.02918967" calcext:value-type="float">
            <text:p>0.02918967</text:p>
          </table:table-cell>
          <table:table-cell office:value-type="float" office:value="1695.034" calcext:value-type="float">
            <text:p>1695.034</text:p>
          </table:table-cell>
          <table:table-cell office:value-type="float" office:value="1.625082" calcext:value-type="float">
            <text:p>1.625082</text:p>
          </table:table-cell>
          <table:table-cell office:value-type="float" office:value="0" calcext:value-type="float">
            <text:p>0</text:p>
          </table:table-cell>
          <table:table-cell office:value-type="float" office:value="0.4185824" calcext:value-type="float">
            <text:p>0.4185824</text:p>
          </table:table-cell>
          <table:table-cell office:value-type="float" office:value="0.4439391" calcext:value-type="float">
            <text:p>0.4439391</text:p>
          </table:table-cell>
          <table:table-cell office:value-type="float" office:value="0.01738033" calcext:value-type="float">
            <text:p>0.01738033</text:p>
          </table:table-cell>
          <table:table-cell office:value-type="float" office:value="0.01721331" calcext:value-type="float">
            <text:p>0.0172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773" calcext:value-type="float">
            <text:p>30.88773</text:p>
          </table:table-cell>
          <table:table-cell office:value-type="float" office:value="32.45504" calcext:value-type="float">
            <text:p>32.455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3.466819" calcext:value-type="float">
            <text:p>3.466819</text:p>
          </table:table-cell>
          <table:table-cell office:value-type="float" office:value="126.4159" calcext:value-type="float">
            <text:p>126.4159</text:p>
          </table:table-cell>
          <table:table-cell office:value-type="float" office:value="5" calcext:value-type="float">
            <text:p>5</text:p>
          </table:table-cell>
          <table:table-cell office:value-type="float" office:value="-2.408874" calcext:value-type="float">
            <text:p>-2.408874</text:p>
          </table:table-cell>
          <table:table-cell office:value-type="float" office:value="10.54928" calcext:value-type="float">
            <text:p>10.54928</text:p>
          </table:table-cell>
          <table:table-cell office:value-type="float" office:value="0.007530249" calcext:value-type="float">
            <text:p>0.007530249</text:p>
          </table:table-cell>
          <table:table-cell office:value-type="float" office:value="0.002652225" calcext:value-type="float">
            <text:p>0.002652225</text:p>
          </table:table-cell>
          <table:table-cell office:value-type="float" office:value="0.02921549" calcext:value-type="float">
            <text:p>0.02921549</text:p>
          </table:table-cell>
          <table:table-cell office:value-type="float" office:value="1695.042" calcext:value-type="float">
            <text:p>1695.042</text:p>
          </table:table-cell>
          <table:table-cell office:value-type="float" office:value="1.62429" calcext:value-type="float">
            <text:p>1.62429</text:p>
          </table:table-cell>
          <table:table-cell office:value-type="float" office:value="0" calcext:value-type="float">
            <text:p>0</text:p>
          </table:table-cell>
          <table:table-cell office:value-type="float" office:value="0.4481228" calcext:value-type="float">
            <text:p>0.4481228</text:p>
          </table:table-cell>
          <table:table-cell office:value-type="float" office:value="0.4374713" calcext:value-type="float">
            <text:p>0.4374713</text:p>
          </table:table-cell>
          <table:table-cell office:value-type="float" office:value="0.01734064" calcext:value-type="float">
            <text:p>0.01734064</text:p>
          </table:table-cell>
          <table:table-cell office:value-type="float" office:value="0.017185" calcext:value-type="float">
            <text:p>0.01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828" calcext:value-type="float">
            <text:p>30.88828</text:p>
          </table:table-cell>
          <table:table-cell office:value-type="float" office:value="32.44345" calcext:value-type="float">
            <text:p>32.44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5:39.778020656</dc:date>
    <meta:editing-duration>PT9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